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304.22pt" svg:height="402.07pt" svg:x="55.39pt" svg:y="27289.08pt">
            <loext:p draw:notify-on-update-of-ranges="Sheet1.C2:Sheet1.C21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98.72pt" svg:height="536.85pt" svg:x="51.51pt" svg:y="99.38pt">
            <loext:p draw:notify-on-update-of-ranges="Sheet1.B2:Sheet1.B21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2731266022" calcext:value-type="float">
            <text:p>0.0312731266</text:p>
          </table:table-cell>
          <table:table-cell table:formula="of:=VAR([.B2:.B100])" office:value-type="float" office:value="0.0000138778085629403" calcext:value-type="float">
            <text:p>1.3877808562940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330947876" calcext:value-type="float">
            <text:p>0.0263309479</text:p>
          </table:table-cell>
          <table:table-cell table:formula="of:=VAR([.B3:.B101])" office:value-type="float" office:value="0.0000131334872218405" calcext:value-type="float">
            <text:p>1.3133487221840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134967804" calcext:value-type="float">
            <text:p>0.0261349678</text:p>
          </table:table-cell>
          <table:table-cell table:formula="of:=VAR([.B4:.B102])" office:value-type="float" office:value="0.0000130573123170431" calcext:value-type="float">
            <text:p>1.3057312317043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5300483704" calcext:value-type="float">
            <text:p>0.0295300484</text:p>
          </table:table-cell>
          <table:table-cell table:formula="of:=VAR([.B5:.B103])" office:value-type="float" office:value="0.000012924677937457" calcext:value-type="float">
            <text:p>1.292467793745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7628898621" calcext:value-type="float">
            <text:p>0.0277628899</text:p>
          </table:table-cell>
          <table:table-cell table:formula="of:=VAR([.B6:.B104])" office:value-type="float" office:value="0.0000125121411164146" calcext:value-type="float">
            <text:p>1.2512141116414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4020271301" calcext:value-type="float">
            <text:p>0.0194020271</text:p>
          </table:table-cell>
          <table:table-cell table:formula="of:=VAR([.B7:.B105])" office:value-type="float" office:value="0.0000122395007786657" calcext:value-type="float">
            <text:p>1.2239500778665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5920162201" calcext:value-type="float">
            <text:p>0.0265920162</text:p>
          </table:table-cell>
          <table:table-cell table:formula="of:=VAR([.B8:.B106])" office:value-type="float" office:value="0.0000121812401370128" calcext:value-type="float">
            <text:p>1.2181240137012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70238018036" calcext:value-type="float">
            <text:p>0.0170238018</text:p>
          </table:table-cell>
          <table:table-cell table:formula="of:=VAR([.B9:.B107])" office:value-type="float" office:value="0.0000120057424292751" calcext:value-type="float">
            <text:p>1.2005742429275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1820392609" calcext:value-type="float">
            <text:p>0.0181820393</text:p>
          </table:table-cell>
          <table:table-cell table:formula="of:=VAR([.B10:.B108])" office:value-type="float" office:value="0.0000117116454447886" calcext:value-type="float">
            <text:p>1.1711645444788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0220813751" calcext:value-type="float">
            <text:p>0.0210220814</text:p>
          </table:table-cell>
          <table:table-cell table:formula="of:=VAR([.B11:.B109])" office:value-type="float" office:value="0.0000119918456624438" calcext:value-type="float">
            <text:p>1.1991845662443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6158885956" calcext:value-type="float">
            <text:p>0.0196158886</text:p>
          </table:table-cell>
          <table:table-cell table:formula="of:=VAR([.B12:.B110])" office:value-type="float" office:value="0.0000120279557413233" calcext:value-type="float">
            <text:p>0.0000120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9210643768" calcext:value-type="float">
            <text:p>0.0199210644</text:p>
          </table:table-cell>
          <table:table-cell table:formula="of:=VAR([.B13:.B111])" office:value-type="float" office:value="0.000011964957260227" calcext:value-type="float">
            <text:p>0.00001196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8340320587" calcext:value-type="float">
            <text:p>0.0298340321</text:p>
          </table:table-cell>
          <table:table-cell table:formula="of:=VAR([.B14:.B112])" office:value-type="float" office:value="0.0000118978348157696" calcext:value-type="float">
            <text:p>1.1897834815769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79550647736" calcext:value-type="float">
            <text:p>0.0179550648</text:p>
          </table:table-cell>
          <table:table-cell table:formula="of:=VAR([.B15:.B113])" office:value-type="float" office:value="0.0000113838149562409" calcext:value-type="float">
            <text:p>1.1383814956240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5360183716" calcext:value-type="float">
            <text:p>0.0195360184</text:p>
          </table:table-cell>
          <table:table-cell table:formula="of:=VAR([.B16:.B114])" office:value-type="float" office:value="0.0000112420980053765" calcext:value-type="float">
            <text:p>1.1242098005376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0926399230957" calcext:value-type="float">
            <text:p>0.0092639923</text:p>
          </table:table-cell>
          <table:table-cell table:formula="of:=VAR([.B17:.B115])" office:value-type="float" office:value="0.0000111489850289789" calcext:value-type="float">
            <text:p>0.00001114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4599533081" calcext:value-type="float">
            <text:p>0.0294599533</text:p>
          </table:table-cell>
          <table:table-cell table:formula="of:=VAR([.B18:.B116])" office:value-type="float" office:value="0.00000932486172262808" calcext:value-type="float">
            <text:p>9.32486172262808E-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2839374542" calcext:value-type="float">
            <text:p>0.0202839375</text:p>
          </table:table-cell>
          <table:table-cell table:formula="of:=VAR([.B19:.B117])" office:value-type="float" office:value="0.00000888344803322951" calcext:value-type="float">
            <text:p>8.88344803322951E-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5968570709" calcext:value-type="float">
            <text:p>0.0255968571</text:p>
          </table:table-cell>
          <table:table-cell table:formula="of:=VAR([.B20:.B118])" office:value-type="float" office:value="0.00000890657918704145" calcext:value-type="float">
            <text:p>8.90657918704145E-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0631523132" calcext:value-type="float">
            <text:p>0.0300631523</text:p>
          </table:table-cell>
          <table:table-cell table:formula="of:=VAR([.B21:.B119])" office:value-type="float" office:value="0.00000884288826262746" calcext:value-type="float">
            <text:p>8.84288826262746E-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9031524658" calcext:value-type="float">
            <text:p>0.0269031525</text:p>
          </table:table-cell>
          <table:table-cell table:formula="of:=VAR([.B22:.B120])" office:value-type="float" office:value="0.00000839338144720002" calcext:value-type="float">
            <text:p>8.39338144720002E-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2039222717" calcext:value-type="float">
            <text:p>0.0222039223</text:p>
          </table:table-cell>
          <table:table-cell table:formula="of:=VAR([.B23:.B121])" office:value-type="float" office:value="0.00000820131867749372" calcext:value-type="float">
            <text:p>8.20131867749372E-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1309566498" calcext:value-type="float">
            <text:p>0.0321309566</text:p>
          </table:table-cell>
          <table:table-cell table:formula="of:=VAR([.B24:.B122])" office:value-type="float" office:value="0.00000872720423190934" calcext:value-type="float">
            <text:p>8.72720423190934E-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9640731812" calcext:value-type="float">
            <text:p>0.0219640732</text:p>
          </table:table-cell>
          <table:table-cell table:formula="of:=VAR([.B25:.B123])" office:value-type="float" office:value="0.0000081366859875801" calcext:value-type="float">
            <text:p>8.1366859875801E-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8849182129" calcext:value-type="float">
            <text:p>0.0218849182</text:p>
          </table:table-cell>
          <table:table-cell table:formula="of:=VAR([.B26:.B124])" office:value-type="float" office:value="0.00000819304389195508" calcext:value-type="float">
            <text:p>0.00000819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4370136261" calcext:value-type="float">
            <text:p>0.0334370136</text:p>
          </table:table-cell>
          <table:table-cell table:formula="of:=VAR([.B27:.B125])" office:value-type="float" office:value="0.00000823754352025" calcext:value-type="float">
            <text:p>8.23754352025E-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5800533295" calcext:value-type="float">
            <text:p>0.0205800533</text:p>
          </table:table-cell>
          <table:table-cell table:formula="of:=VAR([.B28:.B126])" office:value-type="float" office:value="0.00000702848023039615" calcext:value-type="float">
            <text:p>7.02848023039615E-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3660469055" calcext:value-type="float">
            <text:p>0.0223660469</text:p>
          </table:table-cell>
          <table:table-cell table:formula="of:=VAR([.B29:.B127])" office:value-type="float" office:value="0.00000701742988617559" calcext:value-type="float">
            <text:p>7.01742988617559E-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6910839081" calcext:value-type="float">
            <text:p>0.0216910839</text:p>
          </table:table-cell>
          <table:table-cell table:formula="of:=VAR([.B30:.B128])" office:value-type="float" office:value="0.0000074854309868044" calcext:value-type="float">
            <text:p>7.4854309868044E-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9349136353" calcext:value-type="float">
            <text:p>0.0229349136</text:p>
          </table:table-cell>
          <table:table-cell table:formula="of:=VAR([.B31:.B129])" office:value-type="float" office:value="0.0000075996279753693" calcext:value-type="float">
            <text:p>7.5996279753693E-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495010376" calcext:value-type="float">
            <text:p>0.0194950104</text:p>
          </table:table-cell>
          <table:table-cell table:formula="of:=VAR([.B32:.B130])" office:value-type="float" office:value="0.00000790905488197184" calcext:value-type="float">
            <text:p>7.90905488197184E-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9690074921" calcext:value-type="float">
            <text:p>0.0229690075</text:p>
          </table:table-cell>
          <table:table-cell table:formula="of:=VAR([.B33:.B131])" office:value-type="float" office:value="0.00000794562519933876" calcext:value-type="float">
            <text:p>7.94562519933876E-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2971439362" calcext:value-type="float">
            <text:p>0.0222971439</text:p>
          </table:table-cell>
          <table:table-cell table:formula="of:=VAR([.B34:.B132])" office:value-type="float" office:value="0.00000802815709872441" calcext:value-type="float">
            <text:p>8.02815709872441E-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7810401917" calcext:value-type="float">
            <text:p>0.0207810402</text:p>
          </table:table-cell>
          <table:table-cell table:formula="of:=VAR([.B35:.B133])" office:value-type="float" office:value="0.00000830805671872937" calcext:value-type="float">
            <text:p>8.30805671872937E-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644115448" calcext:value-type="float">
            <text:p>0.0216441154</text:p>
          </table:table-cell>
          <table:table-cell table:formula="of:=VAR([.B36:.B134])" office:value-type="float" office:value="0.00000916583301546913" calcext:value-type="float">
            <text:p>9.16583301546913E-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3099975586" calcext:value-type="float">
            <text:p>0.0193099976</text:p>
          </table:table-cell>
          <table:table-cell table:formula="of:=VAR([.B37:.B135])" office:value-type="float" office:value="0.00000916880842857023" calcext:value-type="float">
            <text:p>9.16880842857023E-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2690525055" calcext:value-type="float">
            <text:p>0.0282690525</text:p>
          </table:table-cell>
          <table:table-cell table:formula="of:=VAR([.B38:.B136])" office:value-type="float" office:value="0.00000912342089386704" calcext:value-type="float">
            <text:p>9.12342089386704E-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8400440216" calcext:value-type="float">
            <text:p>0.025840044</text:p>
          </table:table-cell>
          <table:table-cell table:formula="of:=VAR([.B39:.B137])" office:value-type="float" office:value="0.0000174762218685885" calcext:value-type="float">
            <text:p>1.7476221868588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0590362549" calcext:value-type="float">
            <text:p>0.0210590363</text:p>
          </table:table-cell>
          <table:table-cell table:formula="of:=VAR([.B40:.B138])" office:value-type="float" office:value="0.0000178380309389741" calcext:value-type="float">
            <text:p>0.00001783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7288990021" calcext:value-type="float">
            <text:p>0.019728899</text:p>
          </table:table-cell>
          <table:table-cell table:formula="of:=VAR([.B41:.B139])" office:value-type="float" office:value="0.0000179162918139307" calcext:value-type="float">
            <text:p>1.7916291813930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6408500671" calcext:value-type="float">
            <text:p>0.0206408501</text:p>
          </table:table-cell>
          <table:table-cell table:formula="of:=VAR([.B42:.B140])" office:value-type="float" office:value="0.000018515374403556" calcext:value-type="float">
            <text:p>1.851537440355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7850933075" calcext:value-type="float">
            <text:p>0.0207850933</text:p>
          </table:table-cell>
          <table:table-cell table:formula="of:=VAR([.B43:.B141])" office:value-type="float" office:value="0.0000185578523038018" calcext:value-type="float">
            <text:p>1.8557852303801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9208679199" calcext:value-type="float">
            <text:p>0.0259208679</text:p>
          </table:table-cell>
          <table:table-cell table:formula="of:=VAR([.B44:.B142])" office:value-type="float" office:value="0.0000185801240941463" calcext:value-type="float">
            <text:p>1.8580124094146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6400108337" calcext:value-type="float">
            <text:p>0.0256400108</text:p>
          </table:table-cell>
          <table:table-cell table:formula="of:=VAR([.B45:.B143])" office:value-type="float" office:value="0.0000190504632253881" calcext:value-type="float">
            <text:p>1.9050463225388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003080368" calcext:value-type="float">
            <text:p>0.0200030804</text:p>
          </table:table-cell>
          <table:table-cell table:formula="of:=VAR([.B46:.B144])" office:value-type="float" office:value="0.0000197833428367972" calcext:value-type="float">
            <text:p>1.978334283679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3549861908" calcext:value-type="float">
            <text:p>0.0203549862</text:p>
          </table:table-cell>
          <table:table-cell table:formula="of:=VAR([.B47:.B145])" office:value-type="float" office:value="0.0000198562337240456" calcext:value-type="float">
            <text:p>1.9856233724045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9689350128" calcext:value-type="float">
            <text:p>0.023968935</text:p>
          </table:table-cell>
          <table:table-cell table:formula="of:=VAR([.B48:.B146])" office:value-type="float" office:value="0.0000198913514647086" calcext:value-type="float">
            <text:p>1.9891351464708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0492305756" calcext:value-type="float">
            <text:p>0.0280492306</text:p>
          </table:table-cell>
          <table:table-cell table:formula="of:=VAR([.B49:.B147])" office:value-type="float" office:value="0.0000198915463412441" calcext:value-type="float">
            <text:p>1.9891546341244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3560123444" calcext:value-type="float">
            <text:p>0.0193560123</text:p>
          </table:table-cell>
          <table:table-cell table:formula="of:=VAR([.B50:.B148])" office:value-type="float" office:value="0.0000196671163950481" calcext:value-type="float">
            <text:p>1.9667116395048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2379436493" calcext:value-type="float">
            <text:p>0.0232379436</text:p>
          </table:table-cell>
          <table:table-cell table:formula="of:=VAR([.B51:.B149])" office:value-type="float" office:value="0.0000195351384396132" calcext:value-type="float">
            <text:p>1.9535138439613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1959609985" calcext:value-type="float">
            <text:p>0.020195961</text:p>
          </table:table-cell>
          <table:table-cell table:formula="of:=VAR([.B52:.B150])" office:value-type="float" office:value="0.0000195825559823035" calcext:value-type="float">
            <text:p>1.9582555982303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8359489441" calcext:value-type="float">
            <text:p>0.0198359489</text:p>
          </table:table-cell>
          <table:table-cell table:formula="of:=VAR([.B53:.B151])" office:value-type="float" office:value="0.0000203442691594699" calcext:value-type="float">
            <text:p>2.0344269159469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9030170441" calcext:value-type="float">
            <text:p>0.018903017</text:p>
          </table:table-cell>
          <table:table-cell table:formula="of:=VAR([.B54:.B152])" office:value-type="float" office:value="0.0000202833033387448" calcext:value-type="float">
            <text:p>2.0283303338744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0508575439" calcext:value-type="float">
            <text:p>0.0220508575</text:p>
          </table:table-cell>
          <table:table-cell table:formula="of:=VAR([.B55:.B153])" office:value-type="float" office:value="0.0000201685944563556" calcext:value-type="float">
            <text:p>2.0168594456355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1069583893" calcext:value-type="float">
            <text:p>0.0211069584</text:p>
          </table:table-cell>
          <table:table-cell table:formula="of:=VAR([.B56:.B154])" office:value-type="float" office:value="0.0000203674496505785" calcext:value-type="float">
            <text:p>2.0367449650578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6859111786" calcext:value-type="float">
            <text:p>0.0206859112</text:p>
          </table:table-cell>
          <table:table-cell table:formula="of:=VAR([.B57:.B155])" office:value-type="float" office:value="0.0000203391735647432" calcext:value-type="float">
            <text:p>2.0339173564743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2668647766" calcext:value-type="float">
            <text:p>0.0222668648</text:p>
          </table:table-cell>
          <table:table-cell table:formula="of:=VAR([.B58:.B156])" office:value-type="float" office:value="0.0000202793371983507" calcext:value-type="float">
            <text:p>2.0279337198350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9269733429" calcext:value-type="float">
            <text:p>0.0239269733</text:p>
          </table:table-cell>
          <table:table-cell table:formula="of:=VAR([.B59:.B157])" office:value-type="float" office:value="0.0000203571199049288" calcext:value-type="float">
            <text:p>2.0357119904928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9601860046" calcext:value-type="float">
            <text:p>0.022960186</text:p>
          </table:table-cell>
          <table:table-cell table:formula="of:=VAR([.B60:.B158])" office:value-type="float" office:value="0.0000204019531491446" calcext:value-type="float">
            <text:p>0.0000204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1248397827" calcext:value-type="float">
            <text:p>0.0211248398</text:p>
          </table:table-cell>
          <table:table-cell table:formula="of:=VAR([.B61:.B159])" office:value-type="float" office:value="0.0000212593574604643" calcext:value-type="float">
            <text:p>2.1259357460464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332025528" calcext:value-type="float">
            <text:p>0.0213320255</text:p>
          </table:table-cell>
          <table:table-cell table:formula="of:=VAR([.B62:.B160])" office:value-type="float" office:value="0.0000213983453961979" calcext:value-type="float">
            <text:p>2.1398345396197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4630317688" calcext:value-type="float">
            <text:p>0.0264630318</text:p>
          </table:table-cell>
          <table:table-cell table:formula="of:=VAR([.B63:.B161])" office:value-type="float" office:value="0.0000213619008029179" calcext:value-type="float">
            <text:p>2.1361900802917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4290618896" calcext:value-type="float">
            <text:p>0.0214290619</text:p>
          </table:table-cell>
          <table:table-cell table:formula="of:=VAR([.B64:.B162])" office:value-type="float" office:value="0.0000213019955303025" calcext:value-type="float">
            <text:p>0.0000213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9029445648" calcext:value-type="float">
            <text:p>0.0199029446</text:p>
          </table:table-cell>
          <table:table-cell table:formula="of:=VAR([.B65:.B163])" office:value-type="float" office:value="0.0000223724938011028" calcext:value-type="float">
            <text:p>2.2372493801102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6159820557" calcext:value-type="float">
            <text:p>0.0216159821</text:p>
          </table:table-cell>
          <table:table-cell table:formula="of:=VAR([.B66:.B164])" office:value-type="float" office:value="0.0000224345731304916" calcext:value-type="float">
            <text:p>2.2434573130491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1749076843" calcext:value-type="float">
            <text:p>0.0211749077</text:p>
          </table:table-cell>
          <table:table-cell table:formula="of:=VAR([.B67:.B165])" office:value-type="float" office:value="0.00002242897475934" calcext:value-type="float">
            <text:p>0.0000224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5090770721" calcext:value-type="float">
            <text:p>0.0195090771</text:p>
          </table:table-cell>
          <table:table-cell table:formula="of:=VAR([.B68:.B166])" office:value-type="float" office:value="0.0000227058477890551" calcext:value-type="float">
            <text:p>2.2705847789055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3999958038" calcext:value-type="float">
            <text:p>0.0243999958</text:p>
          </table:table-cell>
          <table:table-cell table:formula="of:=VAR([.B69:.B167])" office:value-type="float" office:value="0.0000224713070053872" calcext:value-type="float">
            <text:p>2.247130700538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183013916" calcext:value-type="float">
            <text:p>0.0211830139</text:p>
          </table:table-cell>
          <table:table-cell table:formula="of:=VAR([.B70:.B168])" office:value-type="float" office:value="0.0000224716257934397" calcext:value-type="float">
            <text:p>2.2471625793439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9050388336" calcext:value-type="float">
            <text:p>0.0239050388</text:p>
          </table:table-cell>
          <table:table-cell table:formula="of:=VAR([.B71:.B169])" office:value-type="float" office:value="0.0000225386356025693" calcext:value-type="float">
            <text:p>2.2538635602569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3290195465" calcext:value-type="float">
            <text:p>0.0233290195</text:p>
          </table:table-cell>
          <table:table-cell table:formula="of:=VAR([.B72:.B170])" office:value-type="float" office:value="0.0000225627863643231" calcext:value-type="float">
            <text:p>2.2562786364323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7149982452" calcext:value-type="float">
            <text:p>0.0207149982</text:p>
          </table:table-cell>
          <table:table-cell table:formula="of:=VAR([.B73:.B171])" office:value-type="float" office:value="0.0000226885895347081" calcext:value-type="float">
            <text:p>2.2688589534708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623922348" calcext:value-type="float">
            <text:p>0.0206239223</text:p>
          </table:table-cell>
          <table:table-cell table:formula="of:=VAR([.B74:.B172])" office:value-type="float" office:value="0.0000226988892365381" calcext:value-type="float">
            <text:p>2.2698889236538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5109539032" calcext:value-type="float">
            <text:p>0.0265109539</text:p>
          </table:table-cell>
          <table:table-cell table:formula="of:=VAR([.B75:.B173])" office:value-type="float" office:value="0.0000226265742046975" calcext:value-type="float">
            <text:p>2.2626574204697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035982132" calcext:value-type="float">
            <text:p>0.0200359821</text:p>
          </table:table-cell>
          <table:table-cell table:formula="of:=VAR([.B76:.B174])" office:value-type="float" office:value="0.000023074612288955" calcext:value-type="float">
            <text:p>2.307461228895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3502178192" calcext:value-type="float">
            <text:p>0.0203502178</text:p>
          </table:table-cell>
          <table:table-cell table:formula="of:=VAR([.B77:.B175])" office:value-type="float" office:value="0.0000228681566494942" calcext:value-type="float">
            <text:p>2.2868156649494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1411457062" calcext:value-type="float">
            <text:p>0.0231411457</text:p>
          </table:table-cell>
          <table:table-cell table:formula="of:=VAR([.B78:.B176])" office:value-type="float" office:value="0.0000233299755861758" calcext:value-type="float">
            <text:p>0.0000233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8008289337" calcext:value-type="float">
            <text:p>0.0208008289</text:p>
          </table:table-cell>
          <table:table-cell table:formula="of:=VAR([.B79:.B177])" office:value-type="float" office:value="0.0000233732549875555" calcext:value-type="float">
            <text:p>2.3373254987555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4291343689" calcext:value-type="float">
            <text:p>0.0204291344</text:p>
          </table:table-cell>
          <table:table-cell table:formula="of:=VAR([.B80:.B178])" office:value-type="float" office:value="0.0000232235911501156" calcext:value-type="float">
            <text:p>2.3223591150115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24102211" calcext:value-type="float">
            <text:p>0.0202410221</text:p>
          </table:table-cell>
          <table:table-cell table:formula="of:=VAR([.B81:.B179])" office:value-type="float" office:value="0.0000230471163791778" calcext:value-type="float">
            <text:p>2.3047116379177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0239887238" calcext:value-type="float">
            <text:p>0.0210239887</text:p>
          </table:table-cell>
          <table:table-cell table:formula="of:=VAR([.B82:.B180])" office:value-type="float" office:value="0.0000228729832872946" calcext:value-type="float">
            <text:p>0.00002287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6859321594" calcext:value-type="float">
            <text:p>0.0236859322</text:p>
          </table:table-cell>
          <table:table-cell table:formula="of:=VAR([.B83:.B181])" office:value-type="float" office:value="0.000022824087087945" calcext:value-type="float">
            <text:p>2.282408708794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1460285187" calcext:value-type="float">
            <text:p>0.0281460285</text:p>
          </table:table-cell>
          <table:table-cell table:formula="of:=VAR([.B84:.B182])" office:value-type="float" office:value="0.0000230176530450382" calcext:value-type="float">
            <text:p>2.3017653045038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6528434753" calcext:value-type="float">
            <text:p>0.0196528435</text:p>
          </table:table-cell>
          <table:table-cell table:formula="of:=VAR([.B85:.B183])" office:value-type="float" office:value="0.0000234862255677926" calcext:value-type="float">
            <text:p>2.3486225567792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2190151215" calcext:value-type="float">
            <text:p>0.0212190151</text:p>
          </table:table-cell>
          <table:table-cell table:formula="of:=VAR([.B86:.B184])" office:value-type="float" office:value="0.0000232125820900099" calcext:value-type="float">
            <text:p>2.3212582090009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9519863129" calcext:value-type="float">
            <text:p>0.0209519863</text:p>
          </table:table-cell>
          <table:table-cell table:formula="of:=VAR([.B87:.B185])" office:value-type="float" office:value="0.0000231531025492385" calcext:value-type="float">
            <text:p>2.3153102549238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6500968933" calcext:value-type="float">
            <text:p>0.0246500969</text:p>
          </table:table-cell>
          <table:table-cell table:formula="of:=VAR([.B88:.B186])" office:value-type="float" office:value="0.0000229868590263079" calcext:value-type="float">
            <text:p>2.2986859026307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7378864288" calcext:value-type="float">
            <text:p>0.0207378864</text:p>
          </table:table-cell>
          <table:table-cell table:formula="of:=VAR([.B89:.B187])" office:value-type="float" office:value="0.000023076190863744" calcext:value-type="float">
            <text:p>2.307619086374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5981216431" calcext:value-type="float">
            <text:p>0.0245981216</text:p>
          </table:table-cell>
          <table:table-cell table:formula="of:=VAR([.B90:.B188])" office:value-type="float" office:value="0.0000229041169514805" calcext:value-type="float">
            <text:p>2.2904116951480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7080841064" calcext:value-type="float">
            <text:p>0.0207080841</text:p>
          </table:table-cell>
          <table:table-cell table:formula="of:=VAR([.B91:.B189])" office:value-type="float" office:value="0.0000229035378375961" calcext:value-type="float">
            <text:p>2.2903537837596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3389396667" calcext:value-type="float">
            <text:p>0.0213389397</text:p>
          </table:table-cell>
          <table:table-cell table:formula="of:=VAR([.B92:.B190])" office:value-type="float" office:value="0.0000227258073036054" calcext:value-type="float">
            <text:p>2.2725807303605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4790267944" calcext:value-type="float">
            <text:p>0.0294790268</text:p>
          </table:table-cell>
          <table:table-cell table:formula="of:=VAR([.B93:.B191])" office:value-type="float" office:value="0.0000226179398019932" calcext:value-type="float">
            <text:p>2.2617939801993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4390029907" calcext:value-type="float">
            <text:p>0.022439003</text:p>
          </table:table-cell>
          <table:table-cell table:formula="of:=VAR([.B94:.B192])" office:value-type="float" office:value="0.0000225600083336613" calcext:value-type="float">
            <text:p>0.0000225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8759937286" calcext:value-type="float">
            <text:p>0.0298759937</text:p>
          </table:table-cell>
          <table:table-cell table:formula="of:=VAR([.B95:.B193])" office:value-type="float" office:value="0.0000225562127344876" calcext:value-type="float">
            <text:p>2.2556212734487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5820331573" calcext:value-type="float">
            <text:p>0.0195820332</text:p>
          </table:table-cell>
          <table:table-cell table:formula="of:=VAR([.B96:.B194])" office:value-type="float" office:value="0.0000225501725141297" calcext:value-type="float">
            <text:p>2.2550172514129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2901363373" calcext:value-type="float">
            <text:p>0.0202901363</text:p>
          </table:table-cell>
          <table:table-cell table:formula="of:=VAR([.B97:.B195])" office:value-type="float" office:value="0.000023281708363594" calcext:value-type="float">
            <text:p>2.328170836359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1419334412" calcext:value-type="float">
            <text:p>0.0221419334</text:p>
          </table:table-cell>
          <table:table-cell table:formula="of:=VAR([.B98:.B196])" office:value-type="float" office:value="0.0000230395322692853" calcext:value-type="float">
            <text:p>2.3039532269285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9791660309" calcext:value-type="float">
            <text:p>0.020979166</text:p>
          </table:table-cell>
          <table:table-cell table:formula="of:=VAR([.B99:.B197])" office:value-type="float" office:value="0.0000230960119397163" calcext:value-type="float">
            <text:p>0.0000230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8808860779" calcext:value-type="float">
            <text:p>0.0248808861</text:p>
          </table:table-cell>
          <table:table-cell table:formula="of:=VAR([.B100:.B198])" office:value-type="float" office:value="0.0000243663044454842" calcext:value-type="float">
            <text:p>2.4366304445484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418094635" calcext:value-type="float">
            <text:p>0.0214180946</text:p>
          </table:table-cell>
          <table:table-cell table:formula="of:=VAR([.B101:.B199])" office:value-type="float" office:value="0.0000243924677349476" calcext:value-type="float">
            <text:p>2.4392467734947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9680328369" calcext:value-type="float">
            <text:p>0.0199680328</text:p>
          </table:table-cell>
          <table:table-cell table:formula="of:=VAR([.B102:.B200])" office:value-type="float" office:value="0.0000242481607698013" calcext:value-type="float">
            <text:p>2.4248160769801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8490829468" calcext:value-type="float">
            <text:p>0.0228490829</text:p>
          </table:table-cell>
          <table:table-cell table:formula="of:=VAR([.B103:.B201])" office:value-type="float" office:value="0.0000239552629625704" calcext:value-type="float">
            <text:p>2.3955262962570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5289077759" calcext:value-type="float">
            <text:p>0.0255289078</text:p>
          </table:table-cell>
          <table:table-cell table:formula="of:=VAR([.B104:.B202])" office:value-type="float" office:value="0.0000238944139679242" calcext:value-type="float">
            <text:p>2.3894413967924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7209796906" calcext:value-type="float">
            <text:p>0.0237209797</text:p>
          </table:table-cell>
          <table:table-cell table:formula="of:=VAR([.B105:.B203])" office:value-type="float" office:value="0.0000240103467018996" calcext:value-type="float">
            <text:p>2.4010346701899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5750465393" calcext:value-type="float">
            <text:p>0.0205750465</text:p>
          </table:table-cell>
          <table:table-cell table:formula="of:=VAR([.B106:.B204])" office:value-type="float" office:value="0.0000239766182047837" calcext:value-type="float">
            <text:p>2.3976618204783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8207836151" calcext:value-type="float">
            <text:p>0.0218207836</text:p>
          </table:table-cell>
          <table:table-cell table:formula="of:=VAR([.B107:.B205])" office:value-type="float" office:value="0.0000237281765139391" calcext:value-type="float">
            <text:p>2.3728176513939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0329761505" calcext:value-type="float">
            <text:p>0.0220329762</text:p>
          </table:table-cell>
          <table:table-cell table:formula="of:=VAR([.B108:.B206])" office:value-type="float" office:value="0.0000235776252294504" calcext:value-type="float">
            <text:p>2.3577625229450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2680263519" calcext:value-type="float">
            <text:p>0.0292680264</text:p>
          </table:table-cell>
          <table:table-cell table:formula="of:=VAR([.B109:.B207])" office:value-type="float" office:value="0.0000234926209352521" calcext:value-type="float">
            <text:p>2.3492620935252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122051239" calcext:value-type="float">
            <text:p>0.0201220512</text:p>
          </table:table-cell>
          <table:table-cell table:formula="of:=VAR([.B110:.B208])" office:value-type="float" office:value="0.0000233679354033086" calcext:value-type="float">
            <text:p>2.3367935403308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9980010986" calcext:value-type="float">
            <text:p>0.0209980011</text:p>
          </table:table-cell>
          <table:table-cell table:formula="of:=VAR([.B111:.B209])" office:value-type="float" office:value="0.0000230533578751258" calcext:value-type="float">
            <text:p>2.3053357875125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2019424438" calcext:value-type="float">
            <text:p>0.0232019424</text:p>
          </table:table-cell>
          <table:table-cell table:formula="of:=VAR([.B112:.B210])" office:value-type="float" office:value="0.0000228315196790208" calcext:value-type="float">
            <text:p>2.2831519679020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1811275482" calcext:value-type="float">
            <text:p>0.0241811275</text:p>
          </table:table-cell>
          <table:table-cell table:formula="of:=VAR([.B113:.B211])" office:value-type="float" office:value="0.0000228265221583285" calcext:value-type="float">
            <text:p>2.2826522158328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8740959167" calcext:value-type="float">
            <text:p>0.0198740959</text:p>
          </table:table-cell>
          <table:table-cell table:formula="of:=VAR([.B114:.B212])" office:value-type="float" office:value="0.0000228364925655824" calcext:value-type="float">
            <text:p>2.2836492565582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6640701294" calcext:value-type="float">
            <text:p>0.0226640701</text:p>
          </table:table-cell>
          <table:table-cell table:formula="of:=VAR([.B115:.B213])" office:value-type="float" office:value="0.0000227012975169058" calcext:value-type="float">
            <text:p>2.2701297516905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2480297089" calcext:value-type="float">
            <text:p>0.0222480297</text:p>
          </table:table-cell>
          <table:table-cell table:formula="of:=VAR([.B116:.B214])" office:value-type="float" office:value="0.0000225877925174261" calcext:value-type="float">
            <text:p>2.2587792517426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3270397186" calcext:value-type="float">
            <text:p>0.0243270397</text:p>
          </table:table-cell>
          <table:table-cell table:formula="of:=VAR([.B117:.B215])" office:value-type="float" office:value="0.0000224419344621511" calcext:value-type="float">
            <text:p>2.2441934462151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5100727081" calcext:value-type="float">
            <text:p>0.0255100727</text:p>
          </table:table-cell>
          <table:table-cell table:formula="of:=VAR([.B118:.B216])" office:value-type="float" office:value="0.0000224112312143202" calcext:value-type="float">
            <text:p>2.2411231214320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1870670319" calcext:value-type="float">
            <text:p>0.021187067</text:p>
          </table:table-cell>
          <table:table-cell table:formula="of:=VAR([.B119:.B217])" office:value-type="float" office:value="0.0000224874415917972" calcext:value-type="float">
            <text:p>2.248744159179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210100174" calcext:value-type="float">
            <text:p>0.0192101002</text:p>
          </table:table-cell>
          <table:table-cell table:formula="of:=VAR([.B120:.B218])" office:value-type="float" office:value="0.0000222558819140152" calcext:value-type="float">
            <text:p>2.2255881914015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0588912964" calcext:value-type="float">
            <text:p>0.0230588913</text:p>
          </table:table-cell>
          <table:table-cell table:formula="of:=VAR([.B121:.B219])" office:value-type="float" office:value="0.0000217637089250587" calcext:value-type="float">
            <text:p>2.1763708925058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7389030457" calcext:value-type="float">
            <text:p>0.029738903</text:p>
          </table:table-cell>
          <table:table-cell table:formula="of:=VAR([.B122:.B220])" office:value-type="float" office:value="0.0000219975978185316" calcext:value-type="float">
            <text:p>2.1997597818531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361082077" calcext:value-type="float">
            <text:p>0.0283610821</text:p>
          </table:table-cell>
          <table:table-cell table:formula="of:=VAR([.B123:.B221])" office:value-type="float" office:value="0.0000218993806385392" calcext:value-type="float">
            <text:p>2.1899380638539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122051239" calcext:value-type="float">
            <text:p>0.0201220512</text:p>
          </table:table-cell>
          <table:table-cell table:formula="of:=VAR([.B124:.B222])" office:value-type="float" office:value="0.000021850957068944" calcext:value-type="float">
            <text:p>0.0000218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3409194946" calcext:value-type="float">
            <text:p>0.0203409195</text:p>
          </table:table-cell>
          <table:table-cell table:formula="of:=VAR([.B125:.B223])" office:value-type="float" office:value="0.0000214874106428473" calcext:value-type="float">
            <text:p>2.1487410642847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99609375" calcext:value-type="float">
            <text:p>0.0209960938</text:p>
          </table:table-cell>
          <table:table-cell table:formula="of:=VAR([.B126:.B224])" office:value-type="float" office:value="0.0000211388961832389" calcext:value-type="float">
            <text:p>2.1138896183238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9119529724" calcext:value-type="float">
            <text:p>0.023911953</text:p>
          </table:table-cell>
          <table:table-cell table:formula="of:=VAR([.B127:.B225])" office:value-type="float" office:value="0.00002086047630725" calcext:value-type="float">
            <text:p>2.08604763072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2329788208" calcext:value-type="float">
            <text:p>0.0292329788</text:p>
          </table:table-cell>
          <table:table-cell table:formula="of:=VAR([.B128:.B226])" office:value-type="float" office:value="0.0000208658981624665" calcext:value-type="float">
            <text:p>2.0865898162466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0439224243" calcext:value-type="float">
            <text:p>0.0190439224</text:p>
          </table:table-cell>
          <table:table-cell table:formula="of:=VAR([.B129:.B227])" office:value-type="float" office:value="0.0000215707179049196" calcext:value-type="float">
            <text:p>2.1570717904919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0179977417" calcext:value-type="float">
            <text:p>0.0280179977</text:p>
          </table:table-cell>
          <table:table-cell table:formula="of:=VAR([.B130:.B228])" office:value-type="float" office:value="0.0000213957631190725" calcext:value-type="float">
            <text:p>2.1395763119072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9509391785" calcext:value-type="float">
            <text:p>0.0189509392</text:p>
          </table:table-cell>
          <table:table-cell table:formula="of:=VAR([.B131:.B229])" office:value-type="float" office:value="0.0000219331240274719" calcext:value-type="float">
            <text:p>2.1933124027471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6139812469" calcext:value-type="float">
            <text:p>0.0196139812</text:p>
          </table:table-cell>
          <table:table-cell table:formula="of:=VAR([.B132:.B230])" office:value-type="float" office:value="0.0000214216438060399" calcext:value-type="float">
            <text:p>2.1421643806039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7490615845" calcext:value-type="float">
            <text:p>0.0277490616</text:p>
          </table:table-cell>
          <table:table-cell table:formula="of:=VAR([.B133:.B231])" office:value-type="float" office:value="0.0000209921439889184" calcext:value-type="float">
            <text:p>2.0992143988918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9368839264" calcext:value-type="float">
            <text:p>0.0319368839</text:p>
          </table:table-cell>
          <table:table-cell table:formula="of:=VAR([.B134:.B232])" office:value-type="float" office:value="0.0000209846475387391" calcext:value-type="float">
            <text:p>2.0984647538739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5079784393" calcext:value-type="float">
            <text:p>0.0215079784</text:p>
          </table:table-cell>
          <table:table-cell table:formula="of:=VAR([.B135:.B233])" office:value-type="float" office:value="0.000020750595834562" calcext:value-type="float">
            <text:p>2.075059583456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0600624084" calcext:value-type="float">
            <text:p>0.0200600624</text:p>
          </table:table-cell>
          <table:table-cell table:formula="of:=VAR([.B136:.B234])" office:value-type="float" office:value="0.0000206874532073059" calcext:value-type="float">
            <text:p>2.0687453207305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519070625305" calcext:value-type="float">
            <text:p>0.0519070625</text:p>
          </table:table-cell>
          <table:table-cell table:formula="of:=VAR([.B137:.B235])" office:value-type="float" office:value="0.0000208952564033901" calcext:value-type="float">
            <text:p>2.0895256403390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5472145081" calcext:value-type="float">
            <text:p>0.0295472145</text:p>
          </table:table-cell>
          <table:table-cell table:formula="of:=VAR([.B138:.B236])" office:value-type="float" office:value="0.0000142800665104427" calcext:value-type="float">
            <text:p>1.4280066510442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3137817383" calcext:value-type="float">
            <text:p>0.0263137817</text:p>
          </table:table-cell>
          <table:table-cell table:formula="of:=VAR([.B139:.B237])" office:value-type="float" office:value="0.0000142070330234986" calcext:value-type="float">
            <text:p>0.00001420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3899517059" calcext:value-type="float">
            <text:p>0.0313899517</text:p>
          </table:table-cell>
          <table:table-cell table:formula="of:=VAR([.B140:.B238])" office:value-type="float" office:value="0.0000144308803269839" calcext:value-type="float">
            <text:p>1.4430880326983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3481140137" calcext:value-type="float">
            <text:p>0.026348114</text:p>
          </table:table-cell>
          <table:table-cell table:formula="of:=VAR([.B141:.B239])" office:value-type="float" office:value="0.0000141085018124089" calcext:value-type="float">
            <text:p>1.4108501812408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0031223297" calcext:value-type="float">
            <text:p>0.0260031223</text:p>
          </table:table-cell>
          <table:table-cell table:formula="of:=VAR([.B142:.B240])" office:value-type="float" office:value="0.0000141258619088169" calcext:value-type="float">
            <text:p>1.4125861908816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5359363556" calcext:value-type="float">
            <text:p>0.0305359364</text:p>
          </table:table-cell>
          <table:table-cell table:formula="of:=VAR([.B143:.B241])" office:value-type="float" office:value="0.0000141645241157105" calcext:value-type="float">
            <text:p>1.4164524115710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084941864" calcext:value-type="float">
            <text:p>0.0320849419</text:p>
          </table:table-cell>
          <table:table-cell table:formula="of:=VAR([.B144:.B242])" office:value-type="float" office:value="0.0000139435046614189" calcext:value-type="float">
            <text:p>1.3943504661418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6539325714" calcext:value-type="float">
            <text:p>0.0276539326</text:p>
          </table:table-cell>
          <table:table-cell table:formula="of:=VAR([.B145:.B243])" office:value-type="float" office:value="0.0000135285425633976" calcext:value-type="float">
            <text:p>1.3528542563397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8340415955" calcext:value-type="float">
            <text:p>0.0198340416</text:p>
          </table:table-cell>
          <table:table-cell table:formula="of:=VAR([.B146:.B244])" office:value-type="float" office:value="0.0000135596146971393" calcext:value-type="float">
            <text:p>1.3559614697139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7930545807" calcext:value-type="float">
            <text:p>0.0227930546</text:p>
          </table:table-cell>
          <table:table-cell table:formula="of:=VAR([.B147:.B245])" office:value-type="float" office:value="0.0000132531158254897" calcext:value-type="float">
            <text:p>1.3253115825489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3449935913" calcext:value-type="float">
            <text:p>0.0233449936</text:p>
          </table:table-cell>
          <table:table-cell table:formula="of:=VAR([.B148:.B246])" office:value-type="float" office:value="0.0000134238429879588" calcext:value-type="float">
            <text:p>1.3423842987958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1359939575" calcext:value-type="float">
            <text:p>0.025135994</text:p>
          </table:table-cell>
          <table:table-cell table:formula="of:=VAR([.B149:.B247])" office:value-type="float" office:value="0.0000133848509701002" calcext:value-type="float">
            <text:p>1.3384850970100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5680084229" calcext:value-type="float">
            <text:p>0.0255680084</text:p>
          </table:table-cell>
          <table:table-cell table:formula="of:=VAR([.B150:.B248])" office:value-type="float" office:value="0.0000134024933309231" calcext:value-type="float">
            <text:p>1.3402493330923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7241420746" calcext:value-type="float">
            <text:p>0.0327241421</text:p>
          </table:table-cell>
          <table:table-cell table:formula="of:=VAR([.B151:.B249])" office:value-type="float" office:value="0.0000134020662369173" calcext:value-type="float">
            <text:p>1.3402066236917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4098644257" calcext:value-type="float">
            <text:p>0.0264098644</text:p>
          </table:table-cell>
          <table:table-cell table:formula="of:=VAR([.B152:.B250])" office:value-type="float" office:value="0.0000130308984785438" calcext:value-type="float">
            <text:p>1.3030898478543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0140171051" calcext:value-type="float">
            <text:p>0.0270140171</text:p>
          </table:table-cell>
          <table:table-cell table:formula="of:=VAR([.B153:.B251])" office:value-type="float" office:value="0.0000130316926004749" calcext:value-type="float">
            <text:p>1.3031692600474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4459590912" calcext:value-type="float">
            <text:p>0.0284459591</text:p>
          </table:table-cell>
          <table:table-cell table:formula="of:=VAR([.B154:.B252])" office:value-type="float" office:value="0.0000130176335029232" calcext:value-type="float">
            <text:p>1.3017633502923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6941833496" calcext:value-type="float">
            <text:p>0.0216941833</text:p>
          </table:table-cell>
          <table:table-cell table:formula="of:=VAR([.B155:.B253])" office:value-type="float" office:value="0.0000131867805058977" calcext:value-type="float">
            <text:p>1.3186780505897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7279872894" calcext:value-type="float">
            <text:p>0.0257279873</text:p>
          </table:table-cell>
          <table:table-cell table:formula="of:=VAR([.B156:.B254])" office:value-type="float" office:value="0.0000130612783259017" calcext:value-type="float">
            <text:p>1.3061278325901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644903183" calcext:value-type="float">
            <text:p>0.0206449032</text:p>
          </table:table-cell>
          <table:table-cell table:formula="of:=VAR([.B157:.B255])" office:value-type="float" office:value="0.0000136631834358223" calcext:value-type="float">
            <text:p>1.3663183435822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9070396423" calcext:value-type="float">
            <text:p>0.0259070396</text:p>
          </table:table-cell>
          <table:table-cell table:formula="of:=VAR([.B158:.B256])" office:value-type="float" office:value="0.0000136153690189956" calcext:value-type="float">
            <text:p>1.3615369018995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0801010132" calcext:value-type="float">
            <text:p>0.033080101</text:p>
          </table:table-cell>
          <table:table-cell table:formula="of:=VAR([.B159:.B257])" office:value-type="float" office:value="0.0000136178838672291" calcext:value-type="float">
            <text:p>1.3617883867229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6099910736" calcext:value-type="float">
            <text:p>0.0286099911</text:p>
          </table:table-cell>
          <table:table-cell table:formula="of:=VAR([.B160:.B258])" office:value-type="float" office:value="0.0000134940067871808" calcext:value-type="float">
            <text:p>0.0000134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9280204773" calcext:value-type="float">
            <text:p>0.0259280205</text:p>
          </table:table-cell>
          <table:table-cell table:formula="of:=VAR([.B161:.B259])" office:value-type="float" office:value="0.0000134193972515699" calcext:value-type="float">
            <text:p>1.3419397251569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7889289856" calcext:value-type="float">
            <text:p>0.023788929</text:p>
          </table:table-cell>
          <table:table-cell table:formula="of:=VAR([.B162:.B260])" office:value-type="float" office:value="0.0000136548560839861" calcext:value-type="float">
            <text:p>1.3654856083986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46620082855" calcext:value-type="float">
            <text:p>0.0346620083</text:p>
          </table:table-cell>
          <table:table-cell table:formula="of:=VAR([.B163:.B261])" office:value-type="float" office:value="0.0000140273455519934" calcext:value-type="float">
            <text:p>1.4027345551993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2379951477" calcext:value-type="float">
            <text:p>0.0192379951</text:p>
          </table:table-cell>
          <table:table-cell table:formula="of:=VAR([.B164:.B262])" office:value-type="float" office:value="0.0000132891990661807" calcext:value-type="float">
            <text:p>1.3289199066180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6079902649" calcext:value-type="float">
            <text:p>0.0266079903</text:p>
          </table:table-cell>
          <table:table-cell table:formula="of:=VAR([.B165:.B263])" office:value-type="float" office:value="0.0000133929972723035" calcext:value-type="float">
            <text:p>0.00001339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2810668945" calcext:value-type="float">
            <text:p>0.0302810669</text:p>
          </table:table-cell>
          <table:table-cell table:formula="of:=VAR([.B166:.B264])" office:value-type="float" office:value="0.0000134769956552254" calcext:value-type="float">
            <text:p>0.0000134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1107940674" calcext:value-type="float">
            <text:p>0.0241107941</text:p>
          </table:table-cell>
          <table:table-cell table:formula="of:=VAR([.B167:.B265])" office:value-type="float" office:value="0.0000137376178468066" calcext:value-type="float">
            <text:p>1.3737617846806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1389274597" calcext:value-type="float">
            <text:p>0.0241389275</text:p>
          </table:table-cell>
          <table:table-cell table:formula="of:=VAR([.B168:.B266])" office:value-type="float" office:value="0.0000137866029285367" calcext:value-type="float">
            <text:p>1.3786602928536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450012207" calcext:value-type="float">
            <text:p>0.0284500122</text:p>
          </table:table-cell>
          <table:table-cell table:formula="of:=VAR([.B169:.B267])" office:value-type="float" office:value="0.0000137639389972753" calcext:value-type="float">
            <text:p>1.3763938997275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0319709778" calcext:value-type="float">
            <text:p>0.026031971</text:p>
          </table:table-cell>
          <table:table-cell table:formula="of:=VAR([.B170:.B268])" office:value-type="float" office:value="0.0000137128900770127" calcext:value-type="float">
            <text:p>1.3712890077012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7359790802" calcext:value-type="float">
            <text:p>0.0207359791</text:p>
          </table:table-cell>
          <table:table-cell table:formula="of:=VAR([.B171:.B269])" office:value-type="float" office:value="0.0000138386185441081" calcext:value-type="float">
            <text:p>1.3838618544108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2881259918" calcext:value-type="float">
            <text:p>0.028288126</text:p>
          </table:table-cell>
          <table:table-cell table:formula="of:=VAR([.B172:.B270])" office:value-type="float" office:value="0.0000154208422924665" calcext:value-type="float">
            <text:p>1.5420842292466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6908454895" calcext:value-type="float">
            <text:p>0.0216908455</text:p>
          </table:table-cell>
          <table:table-cell table:formula="of:=VAR([.B173:.B271])" office:value-type="float" office:value="0.0000153616081222312" calcext:value-type="float">
            <text:p>1.5361608122231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4309597015" calcext:value-type="float">
            <text:p>0.0314309597</text:p>
          </table:table-cell>
          <table:table-cell table:formula="of:=VAR([.B174:.B272])" office:value-type="float" office:value="0.0000154125932962416" calcext:value-type="float">
            <text:p>1.5412593296241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1270065308" calcext:value-type="float">
            <text:p>0.0241270065</text:p>
          </table:table-cell>
          <table:table-cell table:formula="of:=VAR([.B175:.B273])" office:value-type="float" office:value="0.0000151817635066174" calcext:value-type="float">
            <text:p>1.5181763506617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613992691" calcext:value-type="float">
            <text:p>0.0326139927</text:p>
          </table:table-cell>
          <table:table-cell table:formula="of:=VAR([.B176:.B274])" office:value-type="float" office:value="0.0000151565930774353" calcext:value-type="float">
            <text:p>1.5156593077435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3149013519" calcext:value-type="float">
            <text:p>0.0273149014</text:p>
          </table:table-cell>
          <table:table-cell table:formula="of:=VAR([.B177:.B275])" office:value-type="float" office:value="0.0000147023614179132" calcext:value-type="float">
            <text:p>1.4702361417913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7679481506" calcext:value-type="float">
            <text:p>0.0237679482</text:p>
          </table:table-cell>
          <table:table-cell table:formula="of:=VAR([.B178:.B276])" office:value-type="float" office:value="0.0000147726037074517" calcext:value-type="float">
            <text:p>1.4772603707451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4858989716" calcext:value-type="float">
            <text:p>0.023485899</text:p>
          </table:table-cell>
          <table:table-cell table:formula="of:=VAR([.B179:.B277])" office:value-type="float" office:value="0.0000147632374011987" calcext:value-type="float">
            <text:p>1.4763237401198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851228714" calcext:value-type="float">
            <text:p>0.0228512287</text:p>
          </table:table-cell>
          <table:table-cell table:formula="of:=VAR([.B180:.B278])" office:value-type="float" office:value="0.0000147433509832" calcext:value-type="float">
            <text:p>1.4743350983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7161178589" calcext:value-type="float">
            <text:p>0.0217161179</text:p>
          </table:table-cell>
          <table:table-cell table:formula="of:=VAR([.B181:.B279])" office:value-type="float" office:value="0.0000146688244357702" calcext:value-type="float">
            <text:p>1.4668824435770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318031311" calcext:value-type="float">
            <text:p>0.0203180313</text:p>
          </table:table-cell>
          <table:table-cell table:formula="of:=VAR([.B182:.B280])" office:value-type="float" office:value="0.0000147352461225492" calcext:value-type="float">
            <text:p>1.4735246122549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3700904846" calcext:value-type="float">
            <text:p>0.0323700905</text:p>
          </table:table-cell>
          <table:table-cell table:formula="of:=VAR([.B183:.B281])" office:value-type="float" office:value="0.0000144267612134792" calcext:value-type="float">
            <text:p>1.4426761213479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5360603333" calcext:value-type="float">
            <text:p>0.0255360603</text:p>
          </table:table-cell>
          <table:table-cell table:formula="of:=VAR([.B184:.B282])" office:value-type="float" office:value="0.0000141797894863451" calcext:value-type="float">
            <text:p>1.4179789486345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7628898621" calcext:value-type="float">
            <text:p>0.0277628899</text:p>
          </table:table-cell>
          <table:table-cell table:formula="of:=VAR([.B185:.B283])" office:value-type="float" office:value="0.0000149753716127322" calcext:value-type="float">
            <text:p>1.4975371612732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8990058899" calcext:value-type="float">
            <text:p>0.0248990059</text:p>
          </table:table-cell>
          <table:table-cell table:formula="of:=VAR([.B186:.B284])" office:value-type="float" office:value="0.0000153482479874469" calcext:value-type="float">
            <text:p>1.5348247987446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0170021057" calcext:value-type="float">
            <text:p>0.0220170021</text:p>
          </table:table-cell>
          <table:table-cell table:formula="of:=VAR([.B187:.B285])" office:value-type="float" office:value="0.0000153427288509571" calcext:value-type="float">
            <text:p>1.5342728850957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8630771637" calcext:value-type="float">
            <text:p>0.0238630772</text:p>
          </table:table-cell>
          <table:table-cell table:formula="of:=VAR([.B188:.B286])" office:value-type="float" office:value="0.0000152885146430568" calcext:value-type="float">
            <text:p>1.5288514643056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6729850769" calcext:value-type="float">
            <text:p>0.0246729851</text:p>
          </table:table-cell>
          <table:table-cell table:formula="of:=VAR([.B189:.B287])" office:value-type="float" office:value="0.0000153136778108821" calcext:value-type="float">
            <text:p>1.5313677810882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2141227722" calcext:value-type="float">
            <text:p>0.0262141228</text:p>
          </table:table-cell>
          <table:table-cell table:formula="of:=VAR([.B190:.B288])" office:value-type="float" office:value="0.0000159764299885877" calcext:value-type="float">
            <text:p>1.5976429988587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98802948" calcext:value-type="float">
            <text:p>0.0269880295</text:p>
          </table:table-cell>
          <table:table-cell table:formula="of:=VAR([.B191:.B289])" office:value-type="float" office:value="0.0000159827453823692" calcext:value-type="float">
            <text:p>1.5982745382369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3971138" calcext:value-type="float">
            <text:p>0.0213971138</text:p>
          </table:table-cell>
          <table:table-cell table:formula="of:=VAR([.B192:.B290])" office:value-type="float" office:value="0.0000165017407241166" calcext:value-type="float">
            <text:p>1.6501740724116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6339054108" calcext:value-type="float">
            <text:p>0.0276339054</text:p>
          </table:table-cell>
          <table:table-cell table:formula="of:=VAR([.B193:.B291])" office:value-type="float" office:value="0.000016307731136372" calcext:value-type="float">
            <text:p>1.63077311363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2858448029" calcext:value-type="float">
            <text:p>0.0202858448</text:p>
          </table:table-cell>
          <table:table-cell table:formula="of:=VAR([.B194:.B292])" office:value-type="float" office:value="0.0000163474798518536" calcext:value-type="float">
            <text:p>1.6347479851853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51760387421" calcext:value-type="float">
            <text:p>0.0351760387</text:p>
          </table:table-cell>
          <table:table-cell table:formula="of:=VAR([.B195:.B293])" office:value-type="float" office:value="0.0000159862115319626" calcext:value-type="float">
            <text:p>1.5986211531962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7418880463" calcext:value-type="float">
            <text:p>0.024741888</text:p>
          </table:table-cell>
          <table:table-cell table:formula="of:=VAR([.B196:.B294])" office:value-type="float" office:value="0.0000153236742002915" calcext:value-type="float">
            <text:p>1.5323674200291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1290283203" calcext:value-type="float">
            <text:p>0.0291290283</text:p>
          </table:table-cell>
          <table:table-cell table:formula="of:=VAR([.B197:.B295])" office:value-type="float" office:value="0.0000161438443804216" calcext:value-type="float">
            <text:p>1.6143844380421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73430252075" calcext:value-type="float">
            <text:p>0.0373430252</text:p>
          </table:table-cell>
          <table:table-cell table:formula="of:=VAR([.B198:.B296])" office:value-type="float" office:value="0.0000160591853870055" calcext:value-type="float">
            <text:p>1.6059185387005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7400531769" calcext:value-type="float">
            <text:p>0.0237400532</text:p>
          </table:table-cell>
          <table:table-cell table:formula="of:=VAR([.B199:.B297])" office:value-type="float" office:value="0.0000148209461106537" calcext:value-type="float">
            <text:p>1.4820946110653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0111351013" calcext:value-type="float">
            <text:p>0.0240111351</text:p>
          </table:table-cell>
          <table:table-cell table:formula="of:=VAR([.B200:.B298])" office:value-type="float" office:value="0.0000150168637624916" calcext:value-type="float">
            <text:p>1.5016863762491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1978168488" calcext:value-type="float">
            <text:p>0.0241978168</text:p>
          </table:table-cell>
          <table:table-cell table:formula="of:=VAR([.B201:.B299])" office:value-type="float" office:value="0.0000150329884018537" calcext:value-type="float">
            <text:p>0.00001503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5889167786" calcext:value-type="float">
            <text:p>0.0265889168</text:p>
          </table:table-cell>
          <table:table-cell table:formula="of:=VAR([.B202:.B300])" office:value-type="float" office:value="0.0000153475686108661" calcext:value-type="float">
            <text:p>1.5347568610866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923034668" calcext:value-type="float">
            <text:p>0.0289230347</text:p>
          </table:table-cell>
          <table:table-cell table:formula="of:=VAR([.B203:.B301])" office:value-type="float" office:value="0.0000153985774250571" calcext:value-type="float">
            <text:p>1.5398577425057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2039432526" calcext:value-type="float">
            <text:p>0.0252039433</text:p>
          </table:table-cell>
          <table:table-cell table:formula="of:=VAR([.B204:.B302])" office:value-type="float" office:value="0.000015363548098484" calcext:value-type="float">
            <text:p>1.536354809848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6418457031" calcext:value-type="float">
            <text:p>0.0266418457</text:p>
          </table:table-cell>
          <table:table-cell table:formula="of:=VAR([.B205:.B303])" office:value-type="float" office:value="0.0000156694564266783" calcext:value-type="float">
            <text:p>1.5669456426678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8440971375" calcext:value-type="float">
            <text:p>0.0258440971</text:p>
          </table:table-cell>
          <table:table-cell table:formula="of:=VAR([.B206:.B304])" office:value-type="float" office:value="0.0000157670052251449" calcext:value-type="float">
            <text:p>0.00001576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0051231384" calcext:value-type="float">
            <text:p>0.0280051231</text:p>
          </table:table-cell>
          <table:table-cell table:formula="of:=VAR([.B207:.B305])" office:value-type="float" office:value="0.0000158579622271172" calcext:value-type="float">
            <text:p>0.00001585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2680053711" calcext:value-type="float">
            <text:p>0.0262680054</text:p>
          </table:table-cell>
          <table:table-cell table:formula="of:=VAR([.B208:.B306])" office:value-type="float" office:value="0.000015909069182579" calcext:value-type="float">
            <text:p>1.590906918257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8818397522" calcext:value-type="float">
            <text:p>0.0248818398</text:p>
          </table:table-cell>
          <table:table-cell table:formula="of:=VAR([.B209:.B307])" office:value-type="float" office:value="0.0000163472864150667" calcext:value-type="float">
            <text:p>1.6347286415066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918888092" calcext:value-type="float">
            <text:p>0.0269188881</text:p>
          </table:table-cell>
          <table:table-cell table:formula="of:=VAR([.B210:.B308])" office:value-type="float" office:value="0.0000163896152446683" calcext:value-type="float">
            <text:p>1.6389615244668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4049510956" calcext:value-type="float">
            <text:p>0.0284049511</text:p>
          </table:table-cell>
          <table:table-cell table:formula="of:=VAR([.B211:.B309])" office:value-type="float" office:value="0.0000166971413169777" calcext:value-type="float">
            <text:p>1.6697141316977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913860321" calcext:value-type="float">
            <text:p>0.0239138603</text:p>
          </table:table-cell>
          <table:table-cell table:formula="of:=VAR([.B212:.B310])" office:value-type="float" office:value="0.0000168059836269861" calcext:value-type="float">
            <text:p>0.0000168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7679176331" calcext:value-type="float">
            <text:p>0.0307679176</text:p>
          </table:table-cell>
          <table:table-cell table:formula="of:=VAR([.B213:.B311])" office:value-type="float" office:value="0.0000170952837969004" calcext:value-type="float">
            <text:p>1.7095283796900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908946991" calcext:value-type="float">
            <text:p>0.025908947</text:p>
          </table:table-cell>
          <table:table-cell table:formula="of:=VAR([.B214:.B312])" office:value-type="float" office:value="0.0000168417560978412" calcext:value-type="float">
            <text:p>1.6841756097841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8190631866" calcext:value-type="float">
            <text:p>0.0258190632</text:p>
          </table:table-cell>
          <table:table-cell table:formula="of:=VAR([.B215:.B313])" office:value-type="float" office:value="0.000016917023029807" calcext:value-type="float">
            <text:p>0.00001691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0889530182" calcext:value-type="float">
            <text:p>0.026088953</text:p>
          </table:table-cell>
          <table:table-cell table:formula="of:=VAR([.B216:.B314])" office:value-type="float" office:value="0.0000171651211778468" calcext:value-type="float">
            <text:p>1.7165121177846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881072998" calcext:value-type="float">
            <text:p>0.028881073</text:p>
          </table:table-cell>
          <table:table-cell table:formula="of:=VAR([.B217:.B315])" office:value-type="float" office:value="0.0000171655881029418" calcext:value-type="float">
            <text:p>1.7165588102941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829864502" calcext:value-type="float">
            <text:p>0.0248298645</text:p>
          </table:table-cell>
          <table:table-cell table:formula="of:=VAR([.B218:.B316])" office:value-type="float" office:value="0.0000173038164951596" calcext:value-type="float">
            <text:p>1.7303816495159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6588459015" calcext:value-type="float">
            <text:p>0.0256588459</text:p>
          </table:table-cell>
          <table:table-cell table:formula="of:=VAR([.B219:.B317])" office:value-type="float" office:value="0.0000175419697923429" calcext:value-type="float">
            <text:p>0.00001754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4710960388" calcext:value-type="float">
            <text:p>0.020471096</text:p>
          </table:table-cell>
          <table:table-cell table:formula="of:=VAR([.B220:.B318])" office:value-type="float" office:value="0.0000175949196034043" calcext:value-type="float">
            <text:p>1.7594919603404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3561267853" calcext:value-type="float">
            <text:p>0.0243561268</text:p>
          </table:table-cell>
          <table:table-cell table:formula="of:=VAR([.B221:.B319])" office:value-type="float" office:value="0.0000174645394163083" calcext:value-type="float">
            <text:p>1.7464539416308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5529880524" calcext:value-type="float">
            <text:p>0.0255529881</text:p>
          </table:table-cell>
          <table:table-cell table:formula="of:=VAR([.B222:.B320])" office:value-type="float" office:value="0.0000174522632819834" calcext:value-type="float">
            <text:p>1.7452263281983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8311500549" calcext:value-type="float">
            <text:p>0.0268311501</text:p>
          </table:table-cell>
          <table:table-cell table:formula="of:=VAR([.B223:.B321])" office:value-type="float" office:value="0.0000174714355199397" calcext:value-type="float">
            <text:p>1.7471435519939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8779525757" calcext:value-type="float">
            <text:p>0.0258779526</text:p>
          </table:table-cell>
          <table:table-cell table:formula="of:=VAR([.B224:.B322])" office:value-type="float" office:value="0.00001793370534032" calcext:value-type="float">
            <text:p>1.79337053403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7251262665" calcext:value-type="float">
            <text:p>0.0257251263</text:p>
          </table:table-cell>
          <table:table-cell table:formula="of:=VAR([.B225:.B323])" office:value-type="float" office:value="0.0000179575208552435" calcext:value-type="float">
            <text:p>1.7957520855243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8018035889" calcext:value-type="float">
            <text:p>0.0238018036</text:p>
          </table:table-cell>
          <table:table-cell table:formula="of:=VAR([.B226:.B324])" office:value-type="float" office:value="0.0000179836728387359" calcext:value-type="float">
            <text:p>1.7983672838735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7364025116" calcext:value-type="float">
            <text:p>0.0173640251</text:p>
          </table:table-cell>
          <table:table-cell table:formula="of:=VAR([.B227:.B325])" office:value-type="float" office:value="0.0000179585980611848" calcext:value-type="float">
            <text:p>1.7958598061184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3738212585" calcext:value-type="float">
            <text:p>0.0203738213</text:p>
          </table:table-cell>
          <table:table-cell table:formula="of:=VAR([.B228:.B326])" office:value-type="float" office:value="0.0000173527395418813" calcext:value-type="float">
            <text:p>1.7352739541881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611907959" calcext:value-type="float">
            <text:p>0.018611908</text:p>
          </table:table-cell>
          <table:table-cell table:formula="of:=VAR([.B229:.B327])" office:value-type="float" office:value="0.0000171728054678974" calcext:value-type="float">
            <text:p>1.7172805467897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120973587" calcext:value-type="float">
            <text:p>0.0251209736</text:p>
          </table:table-cell>
          <table:table-cell table:formula="of:=VAR([.B230:.B328])" office:value-type="float" office:value="0.0000169753762408748" calcext:value-type="float">
            <text:p>1.6975376240874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3028869629" calcext:value-type="float">
            <text:p>0.025302887</text:p>
          </table:table-cell>
          <table:table-cell table:formula="of:=VAR([.B231:.B329])" office:value-type="float" office:value="0.0000170579528757448" calcext:value-type="float">
            <text:p>0.00001705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847984314" calcext:value-type="float">
            <text:p>0.0248479843</text:p>
          </table:table-cell>
          <table:table-cell table:formula="of:=VAR([.B232:.B330])" office:value-type="float" office:value="0.0000172740131737435" calcext:value-type="float">
            <text:p>0.0000172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794008255" calcext:value-type="float">
            <text:p>0.0227940083</text:p>
          </table:table-cell>
          <table:table-cell table:formula="of:=VAR([.B233:.B331])" office:value-type="float" office:value="0.0000173186401124533" calcext:value-type="float">
            <text:p>1.7318640112453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2461223602" calcext:value-type="float">
            <text:p>0.0222461224</text:p>
          </table:table-cell>
          <table:table-cell table:formula="of:=VAR([.B234:.B332])" office:value-type="float" office:value="0.0000172853270096037" calcext:value-type="float">
            <text:p>1.7285327009603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714056015" calcext:value-type="float">
            <text:p>0.033714056</text:p>
          </table:table-cell>
          <table:table-cell table:formula="of:=VAR([.B235:.B333])" office:value-type="float" office:value="0.000017168099945122" calcext:value-type="float">
            <text:p>1.716809994512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5930938721" calcext:value-type="float">
            <text:p>0.0215930939</text:p>
          </table:table-cell>
          <table:table-cell table:formula="of:=VAR([.B236:.B334])" office:value-type="float" office:value="0.0000165889020593261" calcext:value-type="float">
            <text:p>1.6588902059326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3540534973" calcext:value-type="float">
            <text:p>0.0233540535</text:p>
          </table:table-cell>
          <table:table-cell table:formula="of:=VAR([.B237:.B335])" office:value-type="float" office:value="0.0000164347098692474" calcext:value-type="float">
            <text:p>1.6434709869247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1050510406" calcext:value-type="float">
            <text:p>0.021105051</text:p>
          </table:table-cell>
          <table:table-cell table:formula="of:=VAR([.B238:.B336])" office:value-type="float" office:value="0.0000169667073957103" calcext:value-type="float">
            <text:p>1.6966707395710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4158973694" calcext:value-type="float">
            <text:p>0.0254158974</text:p>
          </table:table-cell>
          <table:table-cell table:formula="of:=VAR([.B239:.B337])" office:value-type="float" office:value="0.0000167641139951665" calcext:value-type="float">
            <text:p>1.6764113995166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174949646" calcext:value-type="float">
            <text:p>0.0271749496</text:p>
          </table:table-cell>
          <table:table-cell table:formula="of:=VAR([.B240:.B338])" office:value-type="float" office:value="0.0000168496419025702" calcext:value-type="float">
            <text:p>1.6849641902570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7090072632" calcext:value-type="float">
            <text:p>0.0277090073</text:p>
          </table:table-cell>
          <table:table-cell table:formula="of:=VAR([.B241:.B339])" office:value-type="float" office:value="0.0000169197661915665" calcext:value-type="float">
            <text:p>1.6919766191566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9110202789" calcext:value-type="float">
            <text:p>0.0269110203</text:p>
          </table:table-cell>
          <table:table-cell table:formula="of:=VAR([.B242:.B340])" office:value-type="float" office:value="0.0000172529155801204" calcext:value-type="float">
            <text:p>1.7252915580120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1100063324" calcext:value-type="float">
            <text:p>0.0251100063</text:p>
          </table:table-cell>
          <table:table-cell table:formula="of:=VAR([.B243:.B341])" office:value-type="float" office:value="0.0000172473029156412" calcext:value-type="float">
            <text:p>1.7247302915641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9458808899" calcext:value-type="float">
            <text:p>0.0229458809</text:p>
          </table:table-cell>
          <table:table-cell table:formula="of:=VAR([.B244:.B342])" office:value-type="float" office:value="0.0000172717616273239" calcext:value-type="float">
            <text:p>1.7271761627323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5502204895" calcext:value-type="float">
            <text:p>0.0275502205</text:p>
          </table:table-cell>
          <table:table-cell table:formula="of:=VAR([.B245:.B343])" office:value-type="float" office:value="0.0000182909733869154" calcext:value-type="float">
            <text:p>0.0000182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7459831238" calcext:value-type="float">
            <text:p>0.0307459831</text:p>
          </table:table-cell>
          <table:table-cell table:formula="of:=VAR([.B246:.B344])" office:value-type="float" office:value="0.0000184758708692912" calcext:value-type="float">
            <text:p>1.8475870869291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3399143219" calcext:value-type="float">
            <text:p>0.0243399143</text:p>
          </table:table-cell>
          <table:table-cell table:formula="of:=VAR([.B247:.B345])" office:value-type="float" office:value="0.0000184095756159165" calcext:value-type="float">
            <text:p>1.8409575615916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2419452667" calcext:value-type="float">
            <text:p>0.0272419453</text:p>
          </table:table-cell>
          <table:table-cell table:formula="of:=VAR([.B248:.B346])" office:value-type="float" office:value="0.0000184034513686131" calcext:value-type="float">
            <text:p>1.8403451368613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7041454315" calcext:value-type="float">
            <text:p>0.0257041454</text:p>
          </table:table-cell>
          <table:table-cell table:formula="of:=VAR([.B249:.B347])" office:value-type="float" office:value="0.0000185448728701101" calcext:value-type="float">
            <text:p>1.8544872870110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2291641235" calcext:value-type="float">
            <text:p>0.0292291641</text:p>
          </table:table-cell>
          <table:table-cell table:formula="of:=VAR([.B250:.B348])" office:value-type="float" office:value="0.0000187059206583918" calcext:value-type="float">
            <text:p>1.8705920658391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4668464661" calcext:value-type="float">
            <text:p>0.0264668465</text:p>
          </table:table-cell>
          <table:table-cell table:formula="of:=VAR([.B251:.B349])" office:value-type="float" office:value="0.000018601454388037" calcext:value-type="float">
            <text:p>1.860145438803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2160301208" calcext:value-type="float">
            <text:p>0.0262160301</text:p>
          </table:table-cell>
          <table:table-cell table:formula="of:=VAR([.B252:.B350])" office:value-type="float" office:value="0.0000188546026609726" calcext:value-type="float">
            <text:p>1.8854602660972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6370258331" calcext:value-type="float">
            <text:p>0.0306370258</text:p>
          </table:table-cell>
          <table:table-cell table:formula="of:=VAR([.B253:.B351])" office:value-type="float" office:value="0.0000188548192622406" calcext:value-type="float">
            <text:p>1.8854819262240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939081192" calcext:value-type="float">
            <text:p>0.0279390812</text:p>
          </table:table-cell>
          <table:table-cell table:formula="of:=VAR([.B254:.B352])" office:value-type="float" office:value="0.0000187470903999728" calcext:value-type="float">
            <text:p>1.8747090399972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5540771484" calcext:value-type="float">
            <text:p>0.0335540771</text:p>
          </table:table-cell>
          <table:table-cell table:formula="of:=VAR([.B255:.B353])" office:value-type="float" office:value="0.0000191175479439596" calcext:value-type="float">
            <text:p>1.9117547943959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1100578308" calcext:value-type="float">
            <text:p>0.0211100578</text:p>
          </table:table-cell>
          <table:table-cell table:formula="of:=VAR([.B256:.B354])" office:value-type="float" office:value="0.0000185381330912301" calcext:value-type="float">
            <text:p>1.8538133091230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4158248901" calcext:value-type="float">
            <text:p>0.0264158249</text:p>
          </table:table-cell>
          <table:table-cell table:formula="of:=VAR([.B257:.B355])" office:value-type="float" office:value="0.0000183227499496858" calcext:value-type="float">
            <text:p>1.8322749949685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5219516754" calcext:value-type="float">
            <text:p>0.0195219517</text:p>
          </table:table-cell>
          <table:table-cell table:formula="of:=VAR([.B258:.B356])" office:value-type="float" office:value="0.000018763104525354" calcext:value-type="float">
            <text:p>1.876310452535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8849391937" calcext:value-type="float">
            <text:p>0.0248849392</text:p>
          </table:table-cell>
          <table:table-cell table:formula="of:=VAR([.B259:.B357])" office:value-type="float" office:value="0.0000183612414377193" calcext:value-type="float">
            <text:p>1.8361241437719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9138393402" calcext:value-type="float">
            <text:p>0.0209138393</text:p>
          </table:table-cell>
          <table:table-cell table:formula="of:=VAR([.B260:.B358])" office:value-type="float" office:value="0.0000189793207628757" calcext:value-type="float">
            <text:p>1.8979320762875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0870876312" calcext:value-type="float">
            <text:p>0.0320870876</text:p>
          </table:table-cell>
          <table:table-cell table:formula="of:=VAR([.B261:.B359])" office:value-type="float" office:value="0.0000189336984645719" calcext:value-type="float">
            <text:p>1.8933698464571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9649543762" calcext:value-type="float">
            <text:p>0.0229649544</text:p>
          </table:table-cell>
          <table:table-cell table:formula="of:=VAR([.B262:.B360])" office:value-type="float" office:value="0.0000186122492538605" calcext:value-type="float">
            <text:p>1.8612249253860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9661369324" calcext:value-type="float">
            <text:p>0.0329661369</text:p>
          </table:table-cell>
          <table:table-cell table:formula="of:=VAR([.B263:.B361])" office:value-type="float" office:value="0.0000185384680587327" calcext:value-type="float">
            <text:p>1.8538468058732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7959156036" calcext:value-type="float">
            <text:p>0.0227959156</text:p>
          </table:table-cell>
          <table:table-cell table:formula="of:=VAR([.B264:.B362])" office:value-type="float" office:value="0.0000183021281885749" calcext:value-type="float">
            <text:p>1.8302128188574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8870429993" calcext:value-type="float">
            <text:p>0.018887043</text:p>
          </table:table-cell>
          <table:table-cell table:formula="of:=VAR([.B265:.B363])" office:value-type="float" office:value="0.0000182255496957356" calcext:value-type="float">
            <text:p>1.8225549695735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9687690735" calcext:value-type="float">
            <text:p>0.0229687691</text:p>
          </table:table-cell>
          <table:table-cell table:formula="of:=VAR([.B266:.B364])" office:value-type="float" office:value="0.0000180119026192541" calcext:value-type="float">
            <text:p>1.8011902619254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857925415" calcext:value-type="float">
            <text:p>0.0258579254</text:p>
          </table:table-cell>
          <table:table-cell table:formula="of:=VAR([.B267:.B365])" office:value-type="float" office:value="0.0000179239822010388" calcext:value-type="float">
            <text:p>0.0000179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9131450653" calcext:value-type="float">
            <text:p>0.0239131451</text:p>
          </table:table-cell>
          <table:table-cell table:formula="of:=VAR([.B268:.B366])" office:value-type="float" office:value="0.0000179405904781621" calcext:value-type="float">
            <text:p>1.7940590478162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0489501953" calcext:value-type="float">
            <text:p>0.0220489502</text:p>
          </table:table-cell>
          <table:table-cell table:formula="of:=VAR([.B269:.B367])" office:value-type="float" office:value="0.0000181644652582617" calcext:value-type="float">
            <text:p>1.8164465258261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90498638153" calcext:value-type="float">
            <text:p>0.0390498638</text:p>
          </table:table-cell>
          <table:table-cell table:formula="of:=VAR([.B270:.B368])" office:value-type="float" office:value="0.000018176433362679" calcext:value-type="float">
            <text:p>1.817643336267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8899459839" calcext:value-type="float">
            <text:p>0.024889946</text:p>
          </table:table-cell>
          <table:table-cell table:formula="of:=VAR([.B271:.B369])" office:value-type="float" office:value="0.0000164355177305958" calcext:value-type="float">
            <text:p>1.6435517730595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40599823" calcext:value-type="float">
            <text:p>0.0304059982</text:p>
          </table:table-cell>
          <table:table-cell table:formula="of:=VAR([.B272:.B370])" office:value-type="float" office:value="0.0000164321776070847" calcext:value-type="float">
            <text:p>1.6432177607084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6759910583" calcext:value-type="float">
            <text:p>0.0226759911</text:p>
          </table:table-cell>
          <table:table-cell table:formula="of:=VAR([.B273:.B371])" office:value-type="float" office:value="0.0000166322806322907" calcext:value-type="float">
            <text:p>1.6632280632290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0322093964" calcext:value-type="float">
            <text:p>0.0260322094</text:p>
          </table:table-cell>
          <table:table-cell table:formula="of:=VAR([.B274:.B372])" office:value-type="float" office:value="0.0000165528949687151" calcext:value-type="float">
            <text:p>1.6552894968715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4829864502" calcext:value-type="float">
            <text:p>0.0274829865</text:p>
          </table:table-cell>
          <table:table-cell table:formula="of:=VAR([.B275:.B373])" office:value-type="float" office:value="0.0000165828144721299" calcext:value-type="float">
            <text:p>1.6582814472129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7771224976" calcext:value-type="float">
            <text:p>0.0287771225</text:p>
          </table:table-cell>
          <table:table-cell table:formula="of:=VAR([.B276:.B374])" office:value-type="float" office:value="0.0000166496736545722" calcext:value-type="float">
            <text:p>1.6649673654572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022102356" calcext:value-type="float">
            <text:p>0.0240221024</text:p>
          </table:table-cell>
          <table:table-cell table:formula="of:=VAR([.B277:.B375])" office:value-type="float" office:value="0.0000165545808934763" calcext:value-type="float">
            <text:p>1.6554580893476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980140686" calcext:value-type="float">
            <text:p>0.0239801407</text:p>
          </table:table-cell>
          <table:table-cell table:formula="of:=VAR([.B278:.B376])" office:value-type="float" office:value="0.0000165258154137751" calcext:value-type="float">
            <text:p>1.6525815413775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7640609741" calcext:value-type="float">
            <text:p>0.024764061</text:p>
          </table:table-cell>
          <table:table-cell table:formula="of:=VAR([.B279:.B377])" office:value-type="float" office:value="0.0000165012787497486" calcext:value-type="float">
            <text:p>1.6501278749748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5619239807" calcext:value-type="float">
            <text:p>0.030561924</text:p>
          </table:table-cell>
          <table:table-cell table:formula="of:=VAR([.B280:.B378])" office:value-type="float" office:value="0.0000165205291162351" calcext:value-type="float">
            <text:p>1.6520529116235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4241695404" calcext:value-type="float">
            <text:p>0.0264241695</text:p>
          </table:table-cell>
          <table:table-cell table:formula="of:=VAR([.B281:.B379])" office:value-type="float" office:value="0.0000163270374221716" calcext:value-type="float">
            <text:p>0.0000163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5020179749" calcext:value-type="float">
            <text:p>0.021502018</text:p>
          </table:table-cell>
          <table:table-cell table:formula="of:=VAR([.B282:.B380])" office:value-type="float" office:value="0.0000163515585199583" calcext:value-type="float">
            <text:p>1.6351558519958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46479415894" calcext:value-type="float">
            <text:p>0.0346479416</text:p>
          </table:table-cell>
          <table:table-cell table:formula="of:=VAR([.B283:.B381])" office:value-type="float" office:value="0.0000161881611576734" calcext:value-type="float">
            <text:p>1.6188161157673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212972641" calcext:value-type="float">
            <text:p>0.0322129726</text:p>
          </table:table-cell>
          <table:table-cell table:formula="of:=VAR([.B284:.B382])" office:value-type="float" office:value="0.0000153727473956346" calcext:value-type="float">
            <text:p>1.5372747395634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2180099487" calcext:value-type="float">
            <text:p>0.0252180099</text:p>
          </table:table-cell>
          <table:table-cell table:formula="of:=VAR([.B285:.B383])" office:value-type="float" office:value="0.0000149319257507965" calcext:value-type="float">
            <text:p>1.4931925750796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1228294373" calcext:value-type="float">
            <text:p>0.0291228294</text:p>
          </table:table-cell>
          <table:table-cell table:formula="of:=VAR([.B286:.B384])" office:value-type="float" office:value="0.0000149537294533732" calcext:value-type="float">
            <text:p>1.4953729453373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6588668823" calcext:value-type="float">
            <text:p>0.0286588669</text:p>
          </table:table-cell>
          <table:table-cell table:formula="of:=VAR([.B287:.B385])" office:value-type="float" office:value="0.0000148999666490079" calcext:value-type="float">
            <text:p>0.000014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42569351196" calcext:value-type="float">
            <text:p>0.0342569351</text:p>
          </table:table-cell>
          <table:table-cell table:formula="of:=VAR([.B288:.B386])" office:value-type="float" office:value="0.000015098765291689" calcext:value-type="float">
            <text:p>1.509876529168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3281593323" calcext:value-type="float">
            <text:p>0.0253281593</text:p>
          </table:table-cell>
          <table:table-cell table:formula="of:=VAR([.B289:.B387])" office:value-type="float" office:value="0.000014358131791197" calcext:value-type="float">
            <text:p>1.435813179119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3290100098" calcext:value-type="float">
            <text:p>0.03332901</text:p>
          </table:table-cell>
          <table:table-cell table:formula="of:=VAR([.B290:.B388])" office:value-type="float" office:value="0.0000145656055586124" calcext:value-type="float">
            <text:p>1.4565605558612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263092041" calcext:value-type="float">
            <text:p>0.028263092</text:p>
          </table:table-cell>
          <table:table-cell table:formula="of:=VAR([.B291:.B389])" office:value-type="float" office:value="0.0000145995049754788" calcext:value-type="float">
            <text:p>1.4599504975478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8080024719" calcext:value-type="float">
            <text:p>0.0238080025</text:p>
          </table:table-cell>
          <table:table-cell table:formula="of:=VAR([.B292:.B390])" office:value-type="float" office:value="0.0000145155391717367" calcext:value-type="float">
            <text:p>1.4515539171736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5130996704" calcext:value-type="float">
            <text:p>0.0265130997</text:p>
          </table:table-cell>
          <table:table-cell table:formula="of:=VAR([.B293:.B391])" office:value-type="float" office:value="0.0000153552328822189" calcext:value-type="float">
            <text:p>1.5355232882218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2728252411" calcext:value-type="float">
            <text:p>0.0222728252</text:p>
          </table:table-cell>
          <table:table-cell table:formula="of:=VAR([.B294:.B392])" office:value-type="float" office:value="0.0000153899150892414" calcext:value-type="float">
            <text:p>1.5389915089241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52790355682" calcext:value-type="float">
            <text:p>0.0352790356</text:p>
          </table:table-cell>
          <table:table-cell table:formula="of:=VAR([.B295:.B393])" office:value-type="float" office:value="0.0000153058360188635" calcext:value-type="float">
            <text:p>1.5305836018863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5018939972" calcext:value-type="float">
            <text:p>0.026501894</text:p>
          </table:table-cell>
          <table:table-cell table:formula="of:=VAR([.B296:.B394])" office:value-type="float" office:value="0.0000148133830783502" calcext:value-type="float">
            <text:p>1.4813383078350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2118835449" calcext:value-type="float">
            <text:p>0.0242118835</text:p>
          </table:table-cell>
          <table:table-cell table:formula="of:=VAR([.B297:.B395])" office:value-type="float" office:value="0.0000151652030684767" calcext:value-type="float">
            <text:p>1.5165203068476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1179161072" calcext:value-type="float">
            <text:p>0.0311179161</text:p>
          </table:table-cell>
          <table:table-cell table:formula="of:=VAR([.B298:.B396])" office:value-type="float" office:value="0.0000152581880225607" calcext:value-type="float">
            <text:p>1.5258188022560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6709117889" calcext:value-type="float">
            <text:p>0.0236709118</text:p>
          </table:table-cell>
          <table:table-cell table:formula="of:=VAR([.B299:.B397])" office:value-type="float" office:value="0.0000149433538961055" calcext:value-type="float">
            <text:p>1.4943353896105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2589035034" calcext:value-type="float">
            <text:p>0.0202589035</text:p>
          </table:table-cell>
          <table:table-cell table:formula="of:=VAR([.B300:.B398])" office:value-type="float" office:value="0.000014919286970766" calcext:value-type="float">
            <text:p>1.491928697076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8208770752" calcext:value-type="float">
            <text:p>0.0238208771</text:p>
          </table:table-cell>
          <table:table-cell table:formula="of:=VAR([.B301:.B399])" office:value-type="float" office:value="0.0000146555778110168" calcext:value-type="float">
            <text:p>1.4655577811016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2330513" calcext:value-type="float">
            <text:p>0.0282330513</text:p>
          </table:table-cell>
          <table:table-cell table:formula="of:=VAR([.B302:.B400])" office:value-type="float" office:value="0.0000147150385290529" calcext:value-type="float">
            <text:p>0.00001471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5209255219" calcext:value-type="float">
            <text:p>0.0205209255</text:p>
          </table:table-cell>
          <table:table-cell table:formula="of:=VAR([.B303:.B401])" office:value-type="float" office:value="0.0000146731289062605" calcext:value-type="float">
            <text:p>1.4673128906260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2000770569" calcext:value-type="float">
            <text:p>0.0292000771</text:p>
          </table:table-cell>
          <table:table-cell table:formula="of:=VAR([.B304:.B402])" office:value-type="float" office:value="0.0000145976301524055" calcext:value-type="float">
            <text:p>1.4597630152405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0768146515" calcext:value-type="float">
            <text:p>0.0290768147</text:p>
          </table:table-cell>
          <table:table-cell table:formula="of:=VAR([.B305:.B403])" office:value-type="float" office:value="0.0000144742537262336" calcext:value-type="float">
            <text:p>1.4474253726233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1170654297" calcext:value-type="float">
            <text:p>0.0231170654</text:p>
          </table:table-cell>
          <table:table-cell table:formula="of:=VAR([.B306:.B404])" office:value-type="float" office:value="0.0000145488377537735" calcext:value-type="float">
            <text:p>1.4548837753773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4561481476" calcext:value-type="float">
            <text:p>0.0194561481</text:p>
          </table:table-cell>
          <table:table-cell table:formula="of:=VAR([.B307:.B405])" office:value-type="float" office:value="0.0000147226810090506" calcext:value-type="float">
            <text:p>1.4722681009050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6628055573" calcext:value-type="float">
            <text:p>0.0236628056</text:p>
          </table:table-cell>
          <table:table-cell table:formula="of:=VAR([.B308:.B406])" office:value-type="float" office:value="0.0000144370389036046" calcext:value-type="float">
            <text:p>0.0000144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357131958" calcext:value-type="float">
            <text:p>0.020357132</text:p>
          </table:table-cell>
          <table:table-cell table:formula="of:=VAR([.B309:.B407])" office:value-type="float" office:value="0.0000150002389513553" calcext:value-type="float">
            <text:p>1.5000238951355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7318534851" calcext:value-type="float">
            <text:p>0.0217318535</text:p>
          </table:table-cell>
          <table:table-cell table:formula="of:=VAR([.B310:.B408])" office:value-type="float" office:value="0.0000147062274742035" calcext:value-type="float">
            <text:p>1.4706227474203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161151886" calcext:value-type="float">
            <text:p>0.0201611519</text:p>
          </table:table-cell>
          <table:table-cell table:formula="of:=VAR([.B311:.B409])" office:value-type="float" office:value="0.0000146341735053362" calcext:value-type="float">
            <text:p>1.4634173505336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3880023956" calcext:value-type="float">
            <text:p>0.0253880024</text:p>
          </table:table-cell>
          <table:table-cell table:formula="of:=VAR([.B312:.B410])" office:value-type="float" office:value="0.0000143936406824346" calcext:value-type="float">
            <text:p>1.4393640682434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0050086975" calcext:value-type="float">
            <text:p>0.0230050087</text:p>
          </table:table-cell>
          <table:table-cell table:formula="of:=VAR([.B313:.B411])" office:value-type="float" office:value="0.000014788279453082" calcext:value-type="float">
            <text:p>1.478827945308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7540988922" calcext:value-type="float">
            <text:p>0.0207540989</text:p>
          </table:table-cell>
          <table:table-cell table:formula="of:=VAR([.B314:.B412])" office:value-type="float" office:value="0.0000149212449333929" calcext:value-type="float">
            <text:p>1.4921244933392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1741409302" calcext:value-type="float">
            <text:p>0.0251741409</text:p>
          </table:table-cell>
          <table:table-cell table:formula="of:=VAR([.B315:.B413])" office:value-type="float" office:value="0.0000146521852409464" calcext:value-type="float">
            <text:p>1.4652185240946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6868648529" calcext:value-type="float">
            <text:p>0.0206868649</text:p>
          </table:table-cell>
          <table:table-cell table:formula="of:=VAR([.B316:.B414])" office:value-type="float" office:value="0.0000147467797967269" calcext:value-type="float">
            <text:p>1.4746779796726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6639766693" calcext:value-type="float">
            <text:p>0.0206639767</text:p>
          </table:table-cell>
          <table:table-cell table:formula="of:=VAR([.B317:.B415])" office:value-type="float" office:value="0.0000144937541314929" calcext:value-type="float">
            <text:p>1.4493754131492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8191566467" calcext:value-type="float">
            <text:p>0.0278191566</text:p>
          </table:table-cell>
          <table:table-cell table:formula="of:=VAR([.B318:.B416])" office:value-type="float" office:value="0.0000143087006519667" calcext:value-type="float">
            <text:p>1.4308700651966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2620658875" calcext:value-type="float">
            <text:p>0.0292620659</text:p>
          </table:table-cell>
          <table:table-cell table:formula="of:=VAR([.B319:.B417])" office:value-type="float" office:value="0.000014460316972785" calcext:value-type="float">
            <text:p>1.446031697278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9719619751" calcext:value-type="float">
            <text:p>0.024971962</text:p>
          </table:table-cell>
          <table:table-cell table:formula="of:=VAR([.B320:.B418])" office:value-type="float" office:value="0.0000146751584868352" calcext:value-type="float">
            <text:p>1.4675158486835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2640972137" calcext:value-type="float">
            <text:p>0.0242640972</text:p>
          </table:table-cell>
          <table:table-cell table:formula="of:=VAR([.B321:.B419])" office:value-type="float" office:value="0.0000146881994537925" calcext:value-type="float">
            <text:p>1.4688199453792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7458992004" calcext:value-type="float">
            <text:p>0.0187458992</text:p>
          </table:table-cell>
          <table:table-cell table:formula="of:=VAR([.B322:.B420])" office:value-type="float" office:value="0.0000149160353290572" calcext:value-type="float">
            <text:p>0.00001491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9748954773" calcext:value-type="float">
            <text:p>0.0239748955</text:p>
          </table:table-cell>
          <table:table-cell table:formula="of:=VAR([.B323:.B421])" office:value-type="float" office:value="0.0000143451108315293" calcext:value-type="float">
            <text:p>1.4345110831529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9069461823" calcext:value-type="float">
            <text:p>0.0239069462</text:p>
          </table:table-cell>
          <table:table-cell table:formula="of:=VAR([.B324:.B422])" office:value-type="float" office:value="0.0000142975172553892" calcext:value-type="float">
            <text:p>1.4297517255389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2370109558" calcext:value-type="float">
            <text:p>0.026237011</text:p>
          </table:table-cell>
          <table:table-cell table:formula="of:=VAR([.B325:.B423])" office:value-type="float" office:value="0.0000142762687051993" calcext:value-type="float">
            <text:p>1.4276268705199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4788608551" calcext:value-type="float">
            <text:p>0.0284788609</text:p>
          </table:table-cell>
          <table:table-cell table:formula="of:=VAR([.B326:.B424])" office:value-type="float" office:value="0.0000143611072084816" calcext:value-type="float">
            <text:p>1.4361107208481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9549827576" calcext:value-type="float">
            <text:p>0.0289549828</text:p>
          </table:table-cell>
          <table:table-cell table:formula="of:=VAR([.B327:.B425])" office:value-type="float" office:value="0.0000143133114634437" calcext:value-type="float">
            <text:p>1.4313311463443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1301574707" calcext:value-type="float">
            <text:p>0.0201301575</text:p>
          </table:table-cell>
          <table:table-cell table:formula="of:=VAR([.B328:.B426])" office:value-type="float" office:value="0.0000143458768866952" calcext:value-type="float">
            <text:p>1.4345876886695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6860466003" calcext:value-type="float">
            <text:p>0.0286860466</text:p>
          </table:table-cell>
          <table:table-cell table:formula="of:=VAR([.B329:.B427])" office:value-type="float" office:value="0.0000141097020277421" calcext:value-type="float">
            <text:p>1.4109702027742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1408138275" calcext:value-type="float">
            <text:p>0.0211408138</text:p>
          </table:table-cell>
          <table:table-cell table:formula="of:=VAR([.B330:.B428])" office:value-type="float" office:value="0.0000145949096070033" calcext:value-type="float">
            <text:p>1.4594909607003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4649181366" calcext:value-type="float">
            <text:p>0.0234649181</text:p>
          </table:table-cell>
          <table:table-cell table:formula="of:=VAR([.B331:.B429])" office:value-type="float" office:value="0.0000143603693813428" calcext:value-type="float">
            <text:p>1.4360369381342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414850235" calcext:value-type="float">
            <text:p>0.0234148502</text:p>
          </table:table-cell>
          <table:table-cell table:formula="of:=VAR([.B332:.B430])" office:value-type="float" office:value="0.0000143370429580809" calcext:value-type="float">
            <text:p>0.0000143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6830921173" calcext:value-type="float">
            <text:p>0.0266830921</text:p>
          </table:table-cell>
          <table:table-cell table:formula="of:=VAR([.B333:.B431])" office:value-type="float" office:value="0.0000143796471203646" calcext:value-type="float">
            <text:p>1.4379647120364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078918457" calcext:value-type="float">
            <text:p>0.0230789185</text:p>
          </table:table-cell>
          <table:table-cell table:formula="of:=VAR([.B334:.B432])" office:value-type="float" office:value="0.0000145072352135322" calcext:value-type="float">
            <text:p>1.4507235213532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0318984985" calcext:value-type="float">
            <text:p>0.0270318985</text:p>
          </table:table-cell>
          <table:table-cell table:formula="of:=VAR([.B335:.B433])" office:value-type="float" office:value="0.0000144024286725147" calcext:value-type="float">
            <text:p>1.4402428672514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3969593048" calcext:value-type="float">
            <text:p>0.0333969593</text:p>
          </table:table-cell>
          <table:table-cell table:formula="of:=VAR([.B336:.B434])" office:value-type="float" office:value="0.0000144158724319614" calcext:value-type="float">
            <text:p>1.4415872431961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2259502411" calcext:value-type="float">
            <text:p>0.0242259502</text:p>
          </table:table-cell>
          <table:table-cell table:formula="of:=VAR([.B337:.B435])" office:value-type="float" office:value="0.000014029501111106" calcext:value-type="float">
            <text:p>1.402950111110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8112163544" calcext:value-type="float">
            <text:p>0.0288112164</text:p>
          </table:table-cell>
          <table:table-cell table:formula="of:=VAR([.B338:.B436])" office:value-type="float" office:value="0.0000140183651303004" calcext:value-type="float">
            <text:p>1.4018365130300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9489803314" calcext:value-type="float">
            <text:p>0.0229489803</text:p>
          </table:table-cell>
          <table:table-cell table:formula="of:=VAR([.B339:.B437])" office:value-type="float" office:value="0.0000143424682645215" calcext:value-type="float">
            <text:p>1.4342468264521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8758487701" calcext:value-type="float">
            <text:p>0.0318758488</text:p>
          </table:table-cell>
          <table:table-cell table:formula="of:=VAR([.B340:.B438])" office:value-type="float" office:value="0.0000145404920483676" calcext:value-type="float">
            <text:p>1.4540492048367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181055069" calcext:value-type="float">
            <text:p>0.0251810551</text:p>
          </table:table-cell>
          <table:table-cell table:formula="of:=VAR([.B341:.B439])" office:value-type="float" office:value="0.0000142334767867524" calcext:value-type="float">
            <text:p>1.4233476786752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6250839233" calcext:value-type="float">
            <text:p>0.0276250839</text:p>
          </table:table-cell>
          <table:table-cell table:formula="of:=VAR([.B342:.B440])" office:value-type="float" office:value="0.0000142753610804685" calcext:value-type="float">
            <text:p>1.4275361080468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64139080048" calcext:value-type="float">
            <text:p>0.036413908</text:p>
          </table:table-cell>
          <table:table-cell table:formula="of:=VAR([.B343:.B441])" office:value-type="float" office:value="0.0000147343610058961" calcext:value-type="float">
            <text:p>1.4734361005896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4819908142" calcext:value-type="float">
            <text:p>0.0214819908</text:p>
          </table:table-cell>
          <table:table-cell table:formula="of:=VAR([.B344:.B442])" office:value-type="float" office:value="0.0000136863343591139" calcext:value-type="float">
            <text:p>1.3686334359113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0080776215" calcext:value-type="float">
            <text:p>0.0300080776</text:p>
          </table:table-cell>
          <table:table-cell table:formula="of:=VAR([.B345:.B443])" office:value-type="float" office:value="0.000013648097434327" calcext:value-type="float">
            <text:p>1.364809743432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4398326874" calcext:value-type="float">
            <text:p>0.0274398327</text:p>
          </table:table-cell>
          <table:table-cell table:formula="of:=VAR([.B346:.B444])" office:value-type="float" office:value="0.000013613961066518" calcext:value-type="float">
            <text:p>0.00001361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0439434052" calcext:value-type="float">
            <text:p>0.0220439434</text:p>
          </table:table-cell>
          <table:table-cell table:formula="of:=VAR([.B347:.B445])" office:value-type="float" office:value="0.0000138763883797419" calcext:value-type="float">
            <text:p>1.3876388379741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9530029297" calcext:value-type="float">
            <text:p>0.0299530029</text:p>
          </table:table-cell>
          <table:table-cell table:formula="of:=VAR([.B348:.B446])" office:value-type="float" office:value="0.000013954644877323" calcext:value-type="float">
            <text:p>1.395464487732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5488624573" calcext:value-type="float">
            <text:p>0.0265488625</text:p>
          </table:table-cell>
          <table:table-cell table:formula="of:=VAR([.B349:.B447])" office:value-type="float" office:value="0.0000139649129253955" calcext:value-type="float">
            <text:p>1.3964912925395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9288597107" calcext:value-type="float">
            <text:p>0.0209288597</text:p>
          </table:table-cell>
          <table:table-cell table:formula="of:=VAR([.B350:.B448])" office:value-type="float" office:value="0.0000141566624053234" calcext:value-type="float">
            <text:p>1.4156662405323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2489318848" calcext:value-type="float">
            <text:p>0.0262489319</text:p>
          </table:table-cell>
          <table:table-cell table:formula="of:=VAR([.B351:.B449])" office:value-type="float" office:value="0.0000143898999723934" calcext:value-type="float">
            <text:p>1.4389899972393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3779678345" calcext:value-type="float">
            <text:p>0.0223779678</text:p>
          </table:table-cell>
          <table:table-cell table:formula="of:=VAR([.B352:.B450])" office:value-type="float" office:value="0.0000144484003848574" calcext:value-type="float">
            <text:p>1.4448400384857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2260856628" calcext:value-type="float">
            <text:p>0.0322260857</text:p>
          </table:table-cell>
          <table:table-cell table:formula="of:=VAR([.B353:.B451])" office:value-type="float" office:value="0.0000144521113251654" calcext:value-type="float">
            <text:p>1.4452111325165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4930000305" calcext:value-type="float">
            <text:p>0.027493</text:p>
          </table:table-cell>
          <table:table-cell table:formula="of:=VAR([.B354:.B452])" office:value-type="float" office:value="0.0000145301454654971" calcext:value-type="float">
            <text:p>1.4530145465497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7578620911" calcext:value-type="float">
            <text:p>0.0247578621</text:p>
          </table:table-cell>
          <table:table-cell table:formula="of:=VAR([.B355:.B453])" office:value-type="float" office:value="0.0000145730428067815" calcext:value-type="float">
            <text:p>0.00001457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2120075226" calcext:value-type="float">
            <text:p>0.0192120075</text:p>
          </table:table-cell>
          <table:table-cell table:formula="of:=VAR([.B356:.B454])" office:value-type="float" office:value="0.0000145742169358994" calcext:value-type="float">
            <text:p>1.4574216935899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1368751526" calcext:value-type="float">
            <text:p>0.0261368752</text:p>
          </table:table-cell>
          <table:table-cell table:formula="of:=VAR([.B357:.B455])" office:value-type="float" office:value="0.0000144221332532316" calcext:value-type="float">
            <text:p>1.4422133253231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7309837341" calcext:value-type="float">
            <text:p>0.0337309837</text:p>
          </table:table-cell>
          <table:table-cell table:formula="of:=VAR([.B358:.B456])" office:value-type="float" office:value="0.0000144557296876315" calcext:value-type="float">
            <text:p>1.4455729687631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3811397552" calcext:value-type="float">
            <text:p>0.0213811398</text:p>
          </table:table-cell>
          <table:table-cell table:formula="of:=VAR([.B359:.B457])" office:value-type="float" office:value="0.0000139719579622826" calcext:value-type="float">
            <text:p>0.00001397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2598781586" calcext:value-type="float">
            <text:p>0.0232598782</text:p>
          </table:table-cell>
          <table:table-cell table:formula="of:=VAR([.B360:.B458])" office:value-type="float" office:value="0.0000138299725157898" calcext:value-type="float">
            <text:p>0.0000138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9498825073" calcext:value-type="float">
            <text:p>0.0269498825</text:p>
          </table:table-cell>
          <table:table-cell table:formula="of:=VAR([.B361:.B459])" office:value-type="float" office:value="0.0000140513220400515" calcext:value-type="float">
            <text:p>1.4051322040051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082868576" calcext:value-type="float">
            <text:p>0.0310828686</text:p>
          </table:table-cell>
          <table:table-cell table:formula="of:=VAR([.B362:.B460])" office:value-type="float" office:value="0.0000140531570369176" calcext:value-type="float">
            <text:p>1.4053157036917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3239612579" calcext:value-type="float">
            <text:p>0.0273239613</text:p>
          </table:table-cell>
          <table:table-cell table:formula="of:=VAR([.B363:.B461])" office:value-type="float" office:value="0.0000138343505801241" calcext:value-type="float">
            <text:p>1.3834350580124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5790996552" calcext:value-type="float">
            <text:p>0.0205790997</text:p>
          </table:table-cell>
          <table:table-cell table:formula="of:=VAR([.B364:.B462])" office:value-type="float" office:value="0.0000142921385462438" calcext:value-type="float">
            <text:p>1.4292138546243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4728794098" calcext:value-type="float">
            <text:p>0.0254728794</text:p>
          </table:table-cell>
          <table:table-cell table:formula="of:=VAR([.B365:.B463])" office:value-type="float" office:value="0.0000140578380381807" calcext:value-type="float">
            <text:p>1.4057838038180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6689319611" calcext:value-type="float">
            <text:p>0.024668932</text:p>
          </table:table-cell>
          <table:table-cell table:formula="of:=VAR([.B366:.B464])" office:value-type="float" office:value="0.0000144675983625417" calcext:value-type="float">
            <text:p>1.4467598362541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8280086517" calcext:value-type="float">
            <text:p>0.0208280087</text:p>
          </table:table-cell>
          <table:table-cell table:formula="of:=VAR([.B367:.B465])" office:value-type="float" office:value="0.0000144525563666634" calcext:value-type="float">
            <text:p>1.4452556366663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8999385834" calcext:value-type="float">
            <text:p>0.0218999386</text:p>
          </table:table-cell>
          <table:table-cell table:formula="of:=VAR([.B368:.B466])" office:value-type="float" office:value="0.0000146241909532044" calcext:value-type="float">
            <text:p>1.4624190953204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7419090271" calcext:value-type="float">
            <text:p>0.027741909</text:p>
          </table:table-cell>
          <table:table-cell table:formula="of:=VAR([.B369:.B467])" office:value-type="float" office:value="0.0000145238164289488" calcext:value-type="float">
            <text:p>1.4523816428948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515007019" calcext:value-type="float">
            <text:p>0.026515007</text:p>
          </table:table-cell>
          <table:table-cell table:formula="of:=VAR([.B370:.B468])" office:value-type="float" office:value="0.0000145375179358598" calcext:value-type="float">
            <text:p>1.4537517935859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3338394165" calcext:value-type="float">
            <text:p>0.0193338394</text:p>
          </table:table-cell>
          <table:table-cell table:formula="of:=VAR([.B371:.B469])" office:value-type="float" office:value="0.0000145743609199399" calcext:value-type="float">
            <text:p>1.4574360919939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9429683685" calcext:value-type="float">
            <text:p>0.0269429684</text:p>
          </table:table-cell>
          <table:table-cell table:formula="of:=VAR([.B372:.B470])" office:value-type="float" office:value="0.0000140625828209305" calcext:value-type="float">
            <text:p>1.4062582820930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9939689636" calcext:value-type="float">
            <text:p>0.023993969</text:p>
          </table:table-cell>
          <table:table-cell table:formula="of:=VAR([.B373:.B471])" office:value-type="float" office:value="0.0000140673417705888" calcext:value-type="float">
            <text:p>1.4067341770588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8319587708" calcext:value-type="float">
            <text:p>0.0288319588</text:p>
          </table:table-cell>
          <table:table-cell table:formula="of:=VAR([.B374:.B472])" office:value-type="float" office:value="0.000014053926198366" calcext:value-type="float">
            <text:p>1.405392619836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5439281464" calcext:value-type="float">
            <text:p>0.0255439281</text:p>
          </table:table-cell>
          <table:table-cell table:formula="of:=VAR([.B375:.B473])" office:value-type="float" office:value="0.0000148058981037625" calcext:value-type="float">
            <text:p>1.4805898103762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9091854095" calcext:value-type="float">
            <text:p>0.0259091854</text:p>
          </table:table-cell>
          <table:table-cell table:formula="of:=VAR([.B376:.B474])" office:value-type="float" office:value="0.0000149094628328311" calcext:value-type="float">
            <text:p>1.4909462832831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9228477478" calcext:value-type="float">
            <text:p>0.0249228477</text:p>
          </table:table-cell>
          <table:table-cell table:formula="of:=VAR([.B377:.B475])" office:value-type="float" office:value="0.0000149371337448568" calcext:value-type="float">
            <text:p>1.4937133744856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0499973297" calcext:value-type="float">
            <text:p>0.0240499973</text:p>
          </table:table-cell>
          <table:table-cell table:formula="of:=VAR([.B378:.B476])" office:value-type="float" office:value="0.0000150882243023543" calcext:value-type="float">
            <text:p>1.5088224302354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8489589691" calcext:value-type="float">
            <text:p>0.027848959</text:p>
          </table:table-cell>
          <table:table-cell table:formula="of:=VAR([.B379:.B477])" office:value-type="float" office:value="0.0000153393510118159" calcext:value-type="float">
            <text:p>1.5339351011815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9670276642" calcext:value-type="float">
            <text:p>0.0239670277</text:p>
          </table:table-cell>
          <table:table-cell table:formula="of:=VAR([.B380:.B478])" office:value-type="float" office:value="0.0000153514822720937" calcext:value-type="float">
            <text:p>1.5351482272093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9680023193" calcext:value-type="float">
            <text:p>0.0269680023</text:p>
          </table:table-cell>
          <table:table-cell table:formula="of:=VAR([.B381:.B479])" office:value-type="float" office:value="0.0000157817685432318" calcext:value-type="float">
            <text:p>1.5781768543231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330947876" calcext:value-type="float">
            <text:p>0.0263309479</text:p>
          </table:table-cell>
          <table:table-cell table:formula="of:=VAR([.B382:.B480])" office:value-type="float" office:value="0.0000160069929862296" calcext:value-type="float">
            <text:p>0.00001600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9412059784" calcext:value-type="float">
            <text:p>0.024941206</text:p>
          </table:table-cell>
          <table:table-cell table:formula="of:=VAR([.B383:.B481])" office:value-type="float" office:value="0.000016316461355655" calcext:value-type="float">
            <text:p>1.631646135565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0619182587" calcext:value-type="float">
            <text:p>0.0240619183</text:p>
          </table:table-cell>
          <table:table-cell table:formula="of:=VAR([.B384:.B482])" office:value-type="float" office:value="0.000017093178719675" calcext:value-type="float">
            <text:p>1.709317871967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7570533752" calcext:value-type="float">
            <text:p>0.0227570534</text:p>
          </table:table-cell>
          <table:table-cell table:formula="of:=VAR([.B385:.B483])" office:value-type="float" office:value="0.0000170359331799244" calcext:value-type="float">
            <text:p>1.7035933179924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9300422668" calcext:value-type="float">
            <text:p>0.0309300423</text:p>
          </table:table-cell>
          <table:table-cell table:formula="of:=VAR([.B386:.B484])" office:value-type="float" office:value="0.0000168812679642542" calcext:value-type="float">
            <text:p>1.6881267964254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5800228119" calcext:value-type="float">
            <text:p>0.0275800228</text:p>
          </table:table-cell>
          <table:table-cell table:formula="of:=VAR([.B387:.B485])" office:value-type="float" office:value="0.0000168076610434386" calcext:value-type="float">
            <text:p>1.6807661043438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9169387817" calcext:value-type="float">
            <text:p>0.0209169388</text:p>
          </table:table-cell>
          <table:table-cell table:formula="of:=VAR([.B388:.B486])" office:value-type="float" office:value="0.0000168877798836099" calcext:value-type="float">
            <text:p>1.6887779883609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5359573364" calcext:value-type="float">
            <text:p>0.0335359573</text:p>
          </table:table-cell>
          <table:table-cell table:formula="of:=VAR([.B389:.B487])" office:value-type="float" office:value="0.0000165446458332548" calcext:value-type="float">
            <text:p>1.6544645833254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2680778503" calcext:value-type="float">
            <text:p>0.0252680779</text:p>
          </table:table-cell>
          <table:table-cell table:formula="of:=VAR([.B390:.B488])" office:value-type="float" office:value="0.0000163890569988299" calcext:value-type="float">
            <text:p>1.6389056998829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4646987915" calcext:value-type="float">
            <text:p>0.0346469879</text:p>
          </table:table-cell>
          <table:table-cell table:formula="of:=VAR([.B391:.B489])" office:value-type="float" office:value="0.0000165462743661996" calcext:value-type="float">
            <text:p>1.6546274366199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3521461487" calcext:value-type="float">
            <text:p>0.0233521461</text:p>
          </table:table-cell>
          <table:table-cell table:formula="of:=VAR([.B392:.B490])" office:value-type="float" office:value="0.0000158831992936909" calcext:value-type="float">
            <text:p>1.5883199293690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9029140472" calcext:value-type="float">
            <text:p>0.026902914</text:p>
          </table:table-cell>
          <table:table-cell table:formula="of:=VAR([.B393:.B491])" office:value-type="float" office:value="0.0000158127626236856" calcext:value-type="float">
            <text:p>1.5812762623685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3882102966" calcext:value-type="float">
            <text:p>0.0323882103</text:p>
          </table:table-cell>
          <table:table-cell table:formula="of:=VAR([.B394:.B492])" office:value-type="float" office:value="0.0000158463633770128" calcext:value-type="float">
            <text:p>1.5846363377012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4540863037" calcext:value-type="float">
            <text:p>0.0314540863</text:p>
          </table:table-cell>
          <table:table-cell table:formula="of:=VAR([.B395:.B493])" office:value-type="float" office:value="0.0000157272064532497" calcext:value-type="float">
            <text:p>1.5727206453249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2251415253" calcext:value-type="float">
            <text:p>0.0222251415</text:p>
          </table:table-cell>
          <table:table-cell table:formula="of:=VAR([.B396:.B494])" office:value-type="float" office:value="0.0000154811221106039" calcext:value-type="float">
            <text:p>1.5481122110603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435043335" calcext:value-type="float">
            <text:p>0.0244350433</text:p>
          </table:table-cell>
          <table:table-cell table:formula="of:=VAR([.B397:.B495])" office:value-type="float" office:value="0.0000153600665187819" calcext:value-type="float">
            <text:p>1.5360066518781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5630741119" calcext:value-type="float">
            <text:p>0.0245630741</text:p>
          </table:table-cell>
          <table:table-cell table:formula="of:=VAR([.B398:.B496])" office:value-type="float" office:value="0.0000153494701586805" calcext:value-type="float">
            <text:p>1.5349470158680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6461372375" calcext:value-type="float">
            <text:p>0.0266461372</text:p>
          </table:table-cell>
          <table:table-cell table:formula="of:=VAR([.B399:.B497])" office:value-type="float" office:value="0.0000153155237521217" calcext:value-type="float">
            <text:p>1.5315523752121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5601196289" calcext:value-type="float">
            <text:p>0.0225601196</text:p>
          </table:table-cell>
          <table:table-cell table:formula="of:=VAR([.B400:.B498])" office:value-type="float" office:value="0.0000154405954958065" calcext:value-type="float">
            <text:p>1.5440595495806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5960483551" calcext:value-type="float">
            <text:p>0.0235960484</text:p>
          </table:table-cell>
          <table:table-cell table:formula="of:=VAR([.B401:.B499])" office:value-type="float" office:value="0.0000152870264289548" calcext:value-type="float">
            <text:p>0.0000152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3389396667" calcext:value-type="float">
            <text:p>0.0213389397</text:p>
          </table:table-cell>
          <table:table-cell table:formula="of:=VAR([.B402:.B500])" office:value-type="float" office:value="0.0000155591177691705" calcext:value-type="float">
            <text:p>1.5559117769170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8630981445" calcext:value-type="float">
            <text:p>0.0268630981</text:p>
          </table:table-cell>
          <table:table-cell table:formula="of:=VAR([.B403:.B501])" office:value-type="float" office:value="0.0000154959927915652" calcext:value-type="float">
            <text:p>0.00001549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9711227417" calcext:value-type="float">
            <text:p>0.0299711227</text:p>
          </table:table-cell>
          <table:table-cell table:formula="of:=VAR([.B404:.B502])" office:value-type="float" office:value="0.0000156857240263668" calcext:value-type="float">
            <text:p>1.5685724026366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2329063416" calcext:value-type="float">
            <text:p>0.0302329063</text:p>
          </table:table-cell>
          <table:table-cell table:formula="of:=VAR([.B405:.B503])" office:value-type="float" office:value="0.0000158462590508926" calcext:value-type="float">
            <text:p>1.5846259050892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6037921906" calcext:value-type="float">
            <text:p>0.0286037922</text:p>
          </table:table-cell>
          <table:table-cell table:formula="of:=VAR([.B406:.B504])" office:value-type="float" office:value="0.0000157026333097183" calcext:value-type="float">
            <text:p>1.5702633309718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3468914032" calcext:value-type="float">
            <text:p>0.0333468914</text:p>
          </table:table-cell>
          <table:table-cell table:formula="of:=VAR([.B407:.B505])" office:value-type="float" office:value="0.0000158372654415158" calcext:value-type="float">
            <text:p>1.5837265441515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0210037231" calcext:value-type="float">
            <text:p>0.0260210037</text:p>
          </table:table-cell>
          <table:table-cell table:formula="of:=VAR([.B408:.B506])" office:value-type="float" office:value="0.0000154684532635534" calcext:value-type="float">
            <text:p>1.5468453263553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8741588593" calcext:value-type="float">
            <text:p>0.0288741589</text:p>
          </table:table-cell>
          <table:table-cell table:formula="of:=VAR([.B409:.B507])" office:value-type="float" office:value="0.0000156199607464819" calcext:value-type="float">
            <text:p>0.000015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8949012756" calcext:value-type="float">
            <text:p>0.0288949013</text:p>
          </table:table-cell>
          <table:table-cell table:formula="of:=VAR([.B410:.B508])" office:value-type="float" office:value="0.0000156200133600242" calcext:value-type="float">
            <text:p>0.000015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2008132935" calcext:value-type="float">
            <text:p>0.0322008133</text:p>
          </table:table-cell>
          <table:table-cell table:formula="of:=VAR([.B411:.B509])" office:value-type="float" office:value="0.0000156313454548798" calcext:value-type="float">
            <text:p>1.5631345454879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3029384613" calcext:value-type="float">
            <text:p>0.0213029385</text:p>
          </table:table-cell>
          <table:table-cell table:formula="of:=VAR([.B412:.B510])" office:value-type="float" office:value="0.0000152703075533685" calcext:value-type="float">
            <text:p>1.5270307553368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9488353729" calcext:value-type="float">
            <text:p>0.0249488354</text:p>
          </table:table-cell>
          <table:table-cell table:formula="of:=VAR([.B413:.B511])" office:value-type="float" office:value="0.0000154508416353564" calcext:value-type="float">
            <text:p>1.5450841635356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8481292725" calcext:value-type="float">
            <text:p>0.0228481293</text:p>
          </table:table-cell>
          <table:table-cell table:formula="of:=VAR([.B414:.B512])" office:value-type="float" office:value="0.0000154850829705279" calcext:value-type="float">
            <text:p>1.5485082970527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9629230499" calcext:value-type="float">
            <text:p>0.027962923</text:p>
          </table:table-cell>
          <table:table-cell table:formula="of:=VAR([.B415:.B513])" office:value-type="float" office:value="0.0000156807337816255" calcext:value-type="float">
            <text:p>1.5680733781625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7360725403" calcext:value-type="float">
            <text:p>0.0227360725</text:p>
          </table:table-cell>
          <table:table-cell table:formula="of:=VAR([.B416:.B514])" office:value-type="float" office:value="0.0000160458946935358" calcext:value-type="float">
            <text:p>1.6045894693535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3201675415" calcext:value-type="float">
            <text:p>0.0303201675</text:p>
          </table:table-cell>
          <table:table-cell table:formula="of:=VAR([.B417:.B515])" office:value-type="float" office:value="0.000015981914355819" calcext:value-type="float">
            <text:p>1.598191435581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6829681396" calcext:value-type="float">
            <text:p>0.0316829681</text:p>
          </table:table-cell>
          <table:table-cell table:formula="of:=VAR([.B418:.B516])" office:value-type="float" office:value="0.000016330435279027" calcext:value-type="float">
            <text:p>1.633043527902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5127677917" calcext:value-type="float">
            <text:p>0.0245127678</text:p>
          </table:table-cell>
          <table:table-cell table:formula="of:=VAR([.B419:.B517])" office:value-type="float" office:value="0.0000161005903152031" calcext:value-type="float">
            <text:p>1.6100590315203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2609672546" calcext:value-type="float">
            <text:p>0.0312609673</text:p>
          </table:table-cell>
          <table:table-cell table:formula="of:=VAR([.B420:.B518])" office:value-type="float" office:value="0.0000160877919968774" calcext:value-type="float">
            <text:p>1.6087791996877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7441272736" calcext:value-type="float">
            <text:p>0.0267441273</text:p>
          </table:table-cell>
          <table:table-cell table:formula="of:=VAR([.B421:.B519])" office:value-type="float" office:value="0.0000158393594387523" calcext:value-type="float">
            <text:p>1.5839359438752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4549980164" calcext:value-type="float">
            <text:p>0.025454998</text:p>
          </table:table-cell>
          <table:table-cell table:formula="of:=VAR([.B422:.B520])" office:value-type="float" office:value="0.0000158863454924937" calcext:value-type="float">
            <text:p>1.5886345492493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254032135" calcext:value-type="float">
            <text:p>0.0282540321</text:p>
          </table:table-cell>
          <table:table-cell table:formula="of:=VAR([.B423:.B521])" office:value-type="float" office:value="0.00001588683526357" calcext:value-type="float">
            <text:p>1.58868352635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4429836273" calcext:value-type="float">
            <text:p>0.0234429836</text:p>
          </table:table-cell>
          <table:table-cell table:formula="of:=VAR([.B424:.B522])" office:value-type="float" office:value="0.0000158241430101439" calcext:value-type="float">
            <text:p>1.5824143010143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5200138092" calcext:value-type="float">
            <text:p>0.0265200138</text:p>
          </table:table-cell>
          <table:table-cell table:formula="of:=VAR([.B425:.B523])" office:value-type="float" office:value="0.0000164143716597224" calcext:value-type="float">
            <text:p>1.6414371659722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0340957642" calcext:value-type="float">
            <text:p>0.0230340958</text:p>
          </table:table-cell>
          <table:table-cell table:formula="of:=VAR([.B426:.B524])" office:value-type="float" office:value="0.0000164099381063544" calcext:value-type="float">
            <text:p>1.6409938106354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469997406" calcext:value-type="float">
            <text:p>0.0224699974</text:p>
          </table:table-cell>
          <table:table-cell table:formula="of:=VAR([.B427:.B525])" office:value-type="float" office:value="0.0000163512882382119" calcext:value-type="float">
            <text:p>1.6351288238211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5850715637" calcext:value-type="float">
            <text:p>0.0335850716</text:p>
          </table:table-cell>
          <table:table-cell table:formula="of:=VAR([.B428:.B526])" office:value-type="float" office:value="0.0000162968471212571" calcext:value-type="float">
            <text:p>1.6296847121257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3549346924" calcext:value-type="float">
            <text:p>0.0243549347</text:p>
          </table:table-cell>
          <table:table-cell table:formula="of:=VAR([.B429:.B527])" office:value-type="float" office:value="0.0000156816153650802" calcext:value-type="float">
            <text:p>1.5681615365080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8438796997" calcext:value-type="float">
            <text:p>0.0288438797</text:p>
          </table:table-cell>
          <table:table-cell table:formula="of:=VAR([.B430:.B528])" office:value-type="float" office:value="0.0000157914637596477" calcext:value-type="float">
            <text:p>1.5791463759647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7808952332" calcext:value-type="float">
            <text:p>0.0227808952</text:p>
          </table:table-cell>
          <table:table-cell table:formula="of:=VAR([.B431:.B529])" office:value-type="float" office:value="0.0000160027345439762" calcext:value-type="float">
            <text:p>1.6002734543976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8180885315" calcext:value-type="float">
            <text:p>0.0228180885</text:p>
          </table:table-cell>
          <table:table-cell table:formula="of:=VAR([.B432:.B530])" office:value-type="float" office:value="0.0000159883786111118" calcext:value-type="float">
            <text:p>1.5988378611111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6509780884" calcext:value-type="float">
            <text:p>0.0256509781</text:p>
          </table:table-cell>
          <table:table-cell table:formula="of:=VAR([.B433:.B531])" office:value-type="float" office:value="0.0000158900886025879" calcext:value-type="float">
            <text:p>1.5890088602587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6989936829" calcext:value-type="float">
            <text:p>0.0276989937</text:p>
          </table:table-cell>
          <table:table-cell table:formula="of:=VAR([.B434:.B532])" office:value-type="float" office:value="0.0000158896782916747" calcext:value-type="float">
            <text:p>1.5889678291674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8488445282" calcext:value-type="float">
            <text:p>0.0228488445</text:p>
          </table:table-cell>
          <table:table-cell table:formula="of:=VAR([.B435:.B533])" office:value-type="float" office:value="0.0000159131544774248" calcext:value-type="float">
            <text:p>1.5913154477424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512052536" calcext:value-type="float">
            <text:p>0.0245120525</text:p>
          </table:table-cell>
          <table:table-cell table:formula="of:=VAR([.B436:.B534])" office:value-type="float" office:value="0.0000158229764874883" calcext:value-type="float">
            <text:p>0.00001582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035982132" calcext:value-type="float">
            <text:p>0.0200359821</text:p>
          </table:table-cell>
          <table:table-cell table:formula="of:=VAR([.B437:.B535])" office:value-type="float" office:value="0.0000159989297613761" calcext:value-type="float">
            <text:p>1.5998929761376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7159519196" calcext:value-type="float">
            <text:p>0.0207159519</text:p>
          </table:table-cell>
          <table:table-cell table:formula="of:=VAR([.B438:.B536])" office:value-type="float" office:value="0.0000157767367106245" calcext:value-type="float">
            <text:p>1.5776736710624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4138240814" calcext:value-type="float">
            <text:p>0.0244138241</text:p>
          </table:table-cell>
          <table:table-cell table:formula="of:=VAR([.B439:.B537])" office:value-type="float" office:value="0.0000155001771548698" calcext:value-type="float">
            <text:p>1.5500177154869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8661766052" calcext:value-type="float">
            <text:p>0.0238661766</text:p>
          </table:table-cell>
          <table:table-cell table:formula="of:=VAR([.B440:.B538])" office:value-type="float" office:value="0.0000154905772884325" calcext:value-type="float">
            <text:p>1.5490577288432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9818725586" calcext:value-type="float">
            <text:p>0.0329818726</text:p>
          </table:table-cell>
          <table:table-cell table:formula="of:=VAR([.B441:.B539])" office:value-type="float" office:value="0.0000154515284515858" calcext:value-type="float">
            <text:p>1.5451528451585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0599594116" calcext:value-type="float">
            <text:p>0.0280599594</text:p>
          </table:table-cell>
          <table:table-cell table:formula="of:=VAR([.B442:.B540])" office:value-type="float" office:value="0.0000150282123181825" calcext:value-type="float">
            <text:p>1.5028212318182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2758216858" calcext:value-type="float">
            <text:p>0.0302758217</text:p>
          </table:table-cell>
          <table:table-cell table:formula="of:=VAR([.B443:.B541])" office:value-type="float" office:value="0.0000150156034968814" calcext:value-type="float">
            <text:p>1.5015603496881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5491218567" calcext:value-type="float">
            <text:p>0.0295491219</text:p>
          </table:table-cell>
          <table:table-cell table:formula="of:=VAR([.B444:.B542])" office:value-type="float" office:value="0.0000149509741305325" calcext:value-type="float">
            <text:p>0.0000149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3839912415" calcext:value-type="float">
            <text:p>0.0313839912</text:p>
          </table:table-cell>
          <table:table-cell table:formula="of:=VAR([.B445:.B543])" office:value-type="float" office:value="0.0000152481035747844" calcext:value-type="float">
            <text:p>1.5248103574784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2271118164" calcext:value-type="float">
            <text:p>0.0312271118</text:p>
          </table:table-cell>
          <table:table-cell table:formula="of:=VAR([.B446:.B544])" office:value-type="float" office:value="0.0000153004169429308" calcext:value-type="float">
            <text:p>1.5300416942930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0869941711" calcext:value-type="float">
            <text:p>0.0300869942</text:p>
          </table:table-cell>
          <table:table-cell table:formula="of:=VAR([.B447:.B545])" office:value-type="float" office:value="0.0000150357689347939" calcext:value-type="float">
            <text:p>1.5035768934793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62915802" calcext:value-type="float">
            <text:p>0.030629158</text:p>
          </table:table-cell>
          <table:table-cell table:formula="of:=VAR([.B448:.B546])" office:value-type="float" office:value="0.0000150925797307372" calcext:value-type="float">
            <text:p>1.509257973073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6148738861" calcext:value-type="float">
            <text:p>0.0336148739</text:p>
          </table:table-cell>
          <table:table-cell table:formula="of:=VAR([.B449:.B547])" office:value-type="float" office:value="0.0000148373026973807" calcext:value-type="float">
            <text:p>1.4837302697380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0230560303" calcext:value-type="float">
            <text:p>0.024023056</text:p>
          </table:table-cell>
          <table:table-cell table:formula="of:=VAR([.B450:.B548])" office:value-type="float" office:value="0.0000141800533943746" calcext:value-type="float">
            <text:p>1.4180053394374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3331451416" calcext:value-type="float">
            <text:p>0.0223331451</text:p>
          </table:table-cell>
          <table:table-cell table:formula="of:=VAR([.B451:.B549])" office:value-type="float" office:value="0.0000141878644369833" calcext:value-type="float">
            <text:p>1.4187864436983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8550224304" calcext:value-type="float">
            <text:p>0.0198550224</text:p>
          </table:table-cell>
          <table:table-cell table:formula="of:=VAR([.B452:.B550])" office:value-type="float" office:value="0.0000145851556032272" calcext:value-type="float">
            <text:p>1.458515560322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8809585571" calcext:value-type="float">
            <text:p>0.0238809586</text:p>
          </table:table-cell>
          <table:table-cell table:formula="of:=VAR([.B453:.B551])" office:value-type="float" office:value="0.0000142641858994658" calcext:value-type="float">
            <text:p>1.4264185899465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8120040894" calcext:value-type="float">
            <text:p>0.0278120041</text:p>
          </table:table-cell>
          <table:table-cell table:formula="of:=VAR([.B454:.B552])" office:value-type="float" office:value="0.0000145664142552723" calcext:value-type="float">
            <text:p>1.4566414255272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3580856323" calcext:value-type="float">
            <text:p>0.0203580856</text:p>
          </table:table-cell>
          <table:table-cell table:formula="of:=VAR([.B455:.B553])" office:value-type="float" office:value="0.000015043808737667" calcext:value-type="float">
            <text:p>1.504380873766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4641304016" calcext:value-type="float">
            <text:p>0.0244641304</text:p>
          </table:table-cell>
          <table:table-cell table:formula="of:=VAR([.B456:.B554])" office:value-type="float" office:value="0.0000148430424051259" calcext:value-type="float">
            <text:p>0.0000148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1700363159" calcext:value-type="float">
            <text:p>0.0291700363</text:p>
          </table:table-cell>
          <table:table-cell table:formula="of:=VAR([.B457:.B555])" office:value-type="float" office:value="0.0000149627831555198" calcext:value-type="float">
            <text:p>1.4962783155519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12707901" calcext:value-type="float">
            <text:p>0.023127079</text:p>
          </table:table-cell>
          <table:table-cell table:formula="of:=VAR([.B458:.B556])" office:value-type="float" office:value="0.0000148180352149036" calcext:value-type="float">
            <text:p>0.00001481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848192215" calcext:value-type="float">
            <text:p>0.0318481922</text:p>
          </table:table-cell>
          <table:table-cell table:formula="of:=VAR([.B459:.B557])" office:value-type="float" office:value="0.0000147926559951665" calcext:value-type="float">
            <text:p>1.4792655995166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0819664001" calcext:value-type="float">
            <text:p>0.0270819664</text:p>
          </table:table-cell>
          <table:table-cell table:formula="of:=VAR([.B460:.B558])" office:value-type="float" office:value="0.0000143886734384108" calcext:value-type="float">
            <text:p>1.4388673438410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1321792603" calcext:value-type="float">
            <text:p>0.0251321793</text:p>
          </table:table-cell>
          <table:table-cell table:formula="of:=VAR([.B461:.B559])" office:value-type="float" office:value="0.0000143835395687701" calcext:value-type="float">
            <text:p>1.4383539568770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4501876831" calcext:value-type="float">
            <text:p>0.0194501877</text:p>
          </table:table-cell>
          <table:table-cell table:formula="of:=VAR([.B462:.B560])" office:value-type="float" office:value="0.0000145088540586136" calcext:value-type="float">
            <text:p>1.4508854058613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2529640198" calcext:value-type="float">
            <text:p>0.023252964</text:p>
          </table:table-cell>
          <table:table-cell table:formula="of:=VAR([.B463:.B561])" office:value-type="float" office:value="0.0000141494333129547" calcext:value-type="float">
            <text:p>1.4149433312954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6449871063" calcext:value-type="float">
            <text:p>0.0326449871</text:p>
          </table:table-cell>
          <table:table-cell table:formula="of:=VAR([.B464:.B562])" office:value-type="float" office:value="0.0000141133389053425" calcext:value-type="float">
            <text:p>1.4113338905342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4128913879" calcext:value-type="float">
            <text:p>0.0274128914</text:p>
          </table:table-cell>
          <table:table-cell table:formula="of:=VAR([.B465:.B563])" office:value-type="float" office:value="0.000013713313639796" calcext:value-type="float">
            <text:p>1.371331363979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2939624786" calcext:value-type="float">
            <text:p>0.0332939625</text:p>
          </table:table-cell>
          <table:table-cell table:formula="of:=VAR([.B466:.B564])" office:value-type="float" office:value="0.0000136722633756684" calcext:value-type="float">
            <text:p>1.3672263375668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8399925232" calcext:value-type="float">
            <text:p>0.0298399925</text:p>
          </table:table-cell>
          <table:table-cell table:formula="of:=VAR([.B467:.B565])" office:value-type="float" office:value="0.0000131379770431013" calcext:value-type="float">
            <text:p>0.00001313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827003479" calcext:value-type="float">
            <text:p>0.0248270035</text:p>
          </table:table-cell>
          <table:table-cell table:formula="of:=VAR([.B468:.B566])" office:value-type="float" office:value="0.0000130780889598921" calcext:value-type="float">
            <text:p>1.3078088959892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5900154114" calcext:value-type="float">
            <text:p>0.0245900154</text:p>
          </table:table-cell>
          <table:table-cell table:formula="of:=VAR([.B469:.B567])" office:value-type="float" office:value="0.0000131225173824238" calcext:value-type="float">
            <text:p>1.3122517382423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3460407257" calcext:value-type="float">
            <text:p>0.0253460407</text:p>
          </table:table-cell>
          <table:table-cell table:formula="of:=VAR([.B470:.B568])" office:value-type="float" office:value="0.0000135403498321859" calcext:value-type="float">
            <text:p>1.3540349832185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7399082184" calcext:value-type="float">
            <text:p>0.0257399082</text:p>
          </table:table-cell>
          <table:table-cell table:formula="of:=VAR([.B471:.B569])" office:value-type="float" office:value="0.000013657092228199" calcext:value-type="float">
            <text:p>1.365709222819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267911911" calcext:value-type="float">
            <text:p>0.0242679119</text:p>
          </table:table-cell>
          <table:table-cell table:formula="of:=VAR([.B472:.B570])" office:value-type="float" office:value="0.0000136852531879727" calcext:value-type="float">
            <text:p>1.3685253187972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5444021225" calcext:value-type="float">
            <text:p>0.0354440212</text:p>
          </table:table-cell>
          <table:table-cell table:formula="of:=VAR([.B473:.B571])" office:value-type="float" office:value="0.0000136945246240222" calcext:value-type="float">
            <text:p>1.3694524624022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2348442078" calcext:value-type="float">
            <text:p>0.0232348442</text:p>
          </table:table-cell>
          <table:table-cell table:formula="of:=VAR([.B474:.B572])" office:value-type="float" office:value="0.0000126175934599567" calcext:value-type="float">
            <text:p>1.2617593459956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3689498901" calcext:value-type="float">
            <text:p>0.0283689499</text:p>
          </table:table-cell>
          <table:table-cell table:formula="of:=VAR([.B475:.B573])" office:value-type="float" office:value="0.000012984961294785" calcext:value-type="float">
            <text:p>0.00001298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3948955536" calcext:value-type="float">
            <text:p>0.0223948956</text:p>
          </table:table-cell>
          <table:table-cell table:formula="of:=VAR([.B476:.B574])" office:value-type="float" office:value="0.0000129794894447788" calcext:value-type="float">
            <text:p>1.2979489444778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9999084473" calcext:value-type="float">
            <text:p>0.0209999084</text:p>
          </table:table-cell>
          <table:table-cell table:formula="of:=VAR([.B477:.B575])" office:value-type="float" office:value="0.0000129054559294624" calcext:value-type="float">
            <text:p>1.2905455929462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244972229" calcext:value-type="float">
            <text:p>0.0282449722</text:p>
          </table:table-cell>
          <table:table-cell table:formula="of:=VAR([.B478:.B576])" office:value-type="float" office:value="0.0000127682007073162" calcext:value-type="float">
            <text:p>1.2768200707316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5460319519" calcext:value-type="float">
            <text:p>0.019546032</text:p>
          </table:table-cell>
          <table:table-cell table:formula="of:=VAR([.B479:.B577])" office:value-type="float" office:value="0.0000129449564234202" calcext:value-type="float">
            <text:p>0.0000129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2438011169" calcext:value-type="float">
            <text:p>0.0312438011</text:p>
          </table:table-cell>
          <table:table-cell table:formula="of:=VAR([.B480:.B578])" office:value-type="float" office:value="0.0000127274831247148" calcext:value-type="float">
            <text:p>1.2727483124714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0880413055" calcext:value-type="float">
            <text:p>0.0320880413</text:p>
          </table:table-cell>
          <table:table-cell table:formula="of:=VAR([.B481:.B579])" office:value-type="float" office:value="0.0000125883550241996" calcext:value-type="float">
            <text:p>1.2588355024199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55501174927" calcext:value-type="float">
            <text:p>0.0355501175</text:p>
          </table:table-cell>
          <table:table-cell table:formula="of:=VAR([.B482:.B580])" office:value-type="float" office:value="0.0000121780202781596" calcext:value-type="float">
            <text:p>0.0000121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9629230499" calcext:value-type="float">
            <text:p>0.027962923</text:p>
          </table:table-cell>
          <table:table-cell table:formula="of:=VAR([.B483:.B581])" office:value-type="float" office:value="0.0000111668184204944" calcext:value-type="float">
            <text:p>1.1166818420494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7760028839" calcext:value-type="float">
            <text:p>0.0277760029</text:p>
          </table:table-cell>
          <table:table-cell table:formula="of:=VAR([.B484:.B582])" office:value-type="float" office:value="0.0000112284988702912" calcext:value-type="float">
            <text:p>1.1228498870291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5810279846" calcext:value-type="float">
            <text:p>0.023581028</text:p>
          </table:table-cell>
          <table:table-cell table:formula="of:=VAR([.B485:.B583])" office:value-type="float" office:value="0.0000112044027395275" calcext:value-type="float">
            <text:p>1.1204402739527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7739086151" calcext:value-type="float">
            <text:p>0.0237739086</text:p>
          </table:table-cell>
          <table:table-cell table:formula="of:=VAR([.B486:.B584])" office:value-type="float" office:value="0.0000114234297851622" calcext:value-type="float">
            <text:p>1.1423429785162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5688896179" calcext:value-type="float">
            <text:p>0.0265688896</text:p>
          </table:table-cell>
          <table:table-cell table:formula="of:=VAR([.B487:.B585])" office:value-type="float" office:value="0.0000114589028506048" calcext:value-type="float">
            <text:p>1.1458902850604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0518836975" calcext:value-type="float">
            <text:p>0.0210518837</text:p>
          </table:table-cell>
          <table:table-cell table:formula="of:=VAR([.B488:.B586])" office:value-type="float" office:value="0.0000114455008572467" calcext:value-type="float">
            <text:p>1.1445500857246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4590301514" calcext:value-type="float">
            <text:p>0.0224590302</text:p>
          </table:table-cell>
          <table:table-cell table:formula="of:=VAR([.B489:.B587])" office:value-type="float" office:value="0.0000113006458626489" calcext:value-type="float">
            <text:p>1.1300645862648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7530212402" calcext:value-type="float">
            <text:p>0.0257530212</text:p>
          </table:table-cell>
          <table:table-cell table:formula="of:=VAR([.B490:.B588])" office:value-type="float" office:value="0.0000113276693433348" calcext:value-type="float">
            <text:p>1.1327669343334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7588157654" calcext:value-type="float">
            <text:p>0.0247588158</text:p>
          </table:table-cell>
          <table:table-cell table:formula="of:=VAR([.B491:.B589])" office:value-type="float" office:value="0.000011483666762002" calcext:value-type="float">
            <text:p>1.148366676200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6469974518" calcext:value-type="float">
            <text:p>0.0246469975</text:p>
          </table:table-cell>
          <table:table-cell table:formula="of:=VAR([.B492:.B590])" office:value-type="float" office:value="0.0000116018517687227" calcext:value-type="float">
            <text:p>1.1601851768722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2979221344" calcext:value-type="float">
            <text:p>0.0312979221</text:p>
          </table:table-cell>
          <table:table-cell table:formula="of:=VAR([.B493:.B591])" office:value-type="float" office:value="0.0000116256011811619" calcext:value-type="float">
            <text:p>1.1625601181161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5029201508" calcext:value-type="float">
            <text:p>0.0255029202</text:p>
          </table:table-cell>
          <table:table-cell table:formula="of:=VAR([.B494:.B592])" office:value-type="float" office:value="0.0000112801979459355" calcext:value-type="float">
            <text:p>1.1280197945935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0170955658" calcext:value-type="float">
            <text:p>0.0240170956</text:p>
          </table:table-cell>
          <table:table-cell table:formula="of:=VAR([.B495:.B593])" office:value-type="float" office:value="0.000011305229010465" calcext:value-type="float">
            <text:p>1.130522901046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7130393982" calcext:value-type="float">
            <text:p>0.0247130394</text:p>
          </table:table-cell>
          <table:table-cell table:formula="of:=VAR([.B496:.B594])" office:value-type="float" office:value="0.000011808317151883" calcext:value-type="float">
            <text:p>1.180831715188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9589424133" calcext:value-type="float">
            <text:p>0.0269589424</text:p>
          </table:table-cell>
          <table:table-cell table:formula="of:=VAR([.B497:.B595])" office:value-type="float" office:value="0.0000119520472537061" calcext:value-type="float">
            <text:p>0.0000119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9890041351" calcext:value-type="float">
            <text:p>0.0299890041</text:p>
          </table:table-cell>
          <table:table-cell table:formula="of:=VAR([.B498:.B596])" office:value-type="float" office:value="0.000012129458196646" calcext:value-type="float">
            <text:p>1.212945819664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7370471954" calcext:value-type="float">
            <text:p>0.0257370472</text:p>
          </table:table-cell>
          <table:table-cell table:formula="of:=VAR([.B499:.B597])" office:value-type="float" office:value="0.0000118873371417199" calcext:value-type="float">
            <text:p>1.1887337141719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584821701" calcext:value-type="float">
            <text:p>0.0205848217</text:p>
          </table:table-cell>
          <table:table-cell table:formula="of:=VAR([.B500:.B598])" office:value-type="float" office:value="0.0000118836551685329" calcext:value-type="float">
            <text:p>1.1883655168532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9769477844" calcext:value-type="float">
            <text:p>0.0219769478</text:p>
          </table:table-cell>
          <table:table-cell table:formula="of:=VAR([.B501:.B599])" office:value-type="float" office:value="0.0000117149554637291" calcext:value-type="float">
            <text:p>0.00001171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1569538116" calcext:value-type="float">
            <text:p>0.0221569538</text:p>
          </table:table-cell>
          <table:table-cell table:formula="of:=VAR([.B502:.B600])" office:value-type="float" office:value="0.0000119895064408148" calcext:value-type="float">
            <text:p>1.1989506440814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0909843445" calcext:value-type="float">
            <text:p>0.0210909843</text:p>
          </table:table-cell>
          <table:table-cell table:formula="of:=VAR([.B503:.B601])" office:value-type="float" office:value="0.0000121927340679677" calcext:value-type="float">
            <text:p>1.2192734067967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3360271454" calcext:value-type="float">
            <text:p>0.0253360271</text:p>
          </table:table-cell>
          <table:table-cell table:formula="of:=VAR([.B504:.B602])" office:value-type="float" office:value="0.0000121062460433359" calcext:value-type="float">
            <text:p>1.2106246043335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9819545746" calcext:value-type="float">
            <text:p>0.0219819546</text:p>
          </table:table-cell>
          <table:table-cell table:formula="of:=VAR([.B505:.B603])" office:value-type="float" office:value="0.0000123361622507571" calcext:value-type="float">
            <text:p>1.2336162250757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0309658051" calcext:value-type="float">
            <text:p>0.0300309658</text:p>
          </table:table-cell>
          <table:table-cell table:formula="of:=VAR([.B506:.B604])" office:value-type="float" office:value="0.0000123045720519103" calcext:value-type="float">
            <text:p>1.2304572051910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3460197449" calcext:value-type="float">
            <text:p>0.0223460197</text:p>
          </table:table-cell>
          <table:table-cell table:formula="of:=VAR([.B507:.B605])" office:value-type="float" office:value="0.0000120882105212491" calcext:value-type="float">
            <text:p>1.2088210521249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4401226044" calcext:value-type="float">
            <text:p>0.0234401226</text:p>
          </table:table-cell>
          <table:table-cell table:formula="of:=VAR([.B508:.B606])" office:value-type="float" office:value="0.0000121372372752399" calcext:value-type="float">
            <text:p>1.2137237275239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1149196625" calcext:value-type="float">
            <text:p>0.0231149197</text:p>
          </table:table-cell>
          <table:table-cell table:formula="of:=VAR([.B509:.B607])" office:value-type="float" office:value="0.000012162432199179" calcext:value-type="float">
            <text:p>1.216243219917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3990421295" calcext:value-type="float">
            <text:p>0.0243990421</text:p>
          </table:table-cell>
          <table:table-cell table:formula="of:=VAR([.B510:.B608])" office:value-type="float" office:value="0.0000121576751927666" calcext:value-type="float">
            <text:p>1.2157675192766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690990448" calcext:value-type="float">
            <text:p>0.0196909904</text:p>
          </table:table-cell>
          <table:table-cell table:formula="of:=VAR([.B511:.B609])" office:value-type="float" office:value="0.0000122847262818327" calcext:value-type="float">
            <text:p>1.2284726281832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1009674072" calcext:value-type="float">
            <text:p>0.0281009674</text:p>
          </table:table-cell>
          <table:table-cell table:formula="of:=VAR([.B512:.B610])" office:value-type="float" office:value="0.0000119671018371326" calcext:value-type="float">
            <text:p>1.1967101837132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4779281616" calcext:value-type="float">
            <text:p>0.0314779282</text:p>
          </table:table-cell>
          <table:table-cell table:formula="of:=VAR([.B513:.B611])" office:value-type="float" office:value="0.0000120001517983357" calcext:value-type="float">
            <text:p>1.2000151798335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7751522064" calcext:value-type="float">
            <text:p>0.0197751522</text:p>
          </table:table-cell>
          <table:table-cell table:formula="of:=VAR([.B514:.B612])" office:value-type="float" office:value="0.0000116651935359397" calcext:value-type="float">
            <text:p>1.1665193535939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8959789276" calcext:value-type="float">
            <text:p>0.0238959789</text:p>
          </table:table-cell>
          <table:table-cell table:formula="of:=VAR([.B515:.B613])" office:value-type="float" office:value="0.0000113987423370795" calcext:value-type="float">
            <text:p>1.1398742337079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6779499054" calcext:value-type="float">
            <text:p>0.0186779499</text:p>
          </table:table-cell>
          <table:table-cell table:formula="of:=VAR([.B516:.B614])" office:value-type="float" office:value="0.0000114215612156721" calcext:value-type="float">
            <text:p>1.1421561215672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488117218" calcext:value-type="float">
            <text:p>0.0224881172</text:p>
          </table:table-cell>
          <table:table-cell table:formula="of:=VAR([.B517:.B615])" office:value-type="float" office:value="0.0000110248080305697" calcext:value-type="float">
            <text:p>1.1024808030569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5069007874" calcext:value-type="float">
            <text:p>0.0265069008</text:p>
          </table:table-cell>
          <table:table-cell table:formula="of:=VAR([.B518:.B616])" office:value-type="float" office:value="0.0000111800302214289" calcext:value-type="float">
            <text:p>0.0000111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1150341034" calcext:value-type="float">
            <text:p>0.0281150341</text:p>
          </table:table-cell>
          <table:table-cell table:formula="of:=VAR([.B519:.B617])" office:value-type="float" office:value="0.0000114492343204373" calcext:value-type="float">
            <text:p>1.1449234320437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4358310699" calcext:value-type="float">
            <text:p>0.0234358311</text:p>
          </table:table-cell>
          <table:table-cell table:formula="of:=VAR([.B520:.B618])" office:value-type="float" office:value="0.0000116308459444101" calcext:value-type="float">
            <text:p>1.1630845944410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386095047" calcext:value-type="float">
            <text:p>0.025386095</text:p>
          </table:table-cell>
          <table:table-cell table:formula="of:=VAR([.B521:.B619])" office:value-type="float" office:value="0.0000119268810298811" calcext:value-type="float">
            <text:p>1.1926881029881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4299640656" calcext:value-type="float">
            <text:p>0.0254299641</text:p>
          </table:table-cell>
          <table:table-cell table:formula="of:=VAR([.B522:.B620])" office:value-type="float" office:value="0.0000119391339572101" calcext:value-type="float">
            <text:p>1.1939133957210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7519645691" calcext:value-type="float">
            <text:p>0.0337519646</text:p>
          </table:table-cell>
          <table:table-cell table:formula="of:=VAR([.B523:.B621])" office:value-type="float" office:value="0.0000119417915167356" calcext:value-type="float">
            <text:p>1.1941791516735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6719589233" calcext:value-type="float">
            <text:p>0.0256719589</text:p>
          </table:table-cell>
          <table:table-cell table:formula="of:=VAR([.B524:.B622])" office:value-type="float" office:value="0.0000112324263395374" calcext:value-type="float">
            <text:p>1.1232426339537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3799686432" calcext:value-type="float">
            <text:p>0.0243799686</text:p>
          </table:table-cell>
          <table:table-cell table:formula="of:=VAR([.B525:.B623])" office:value-type="float" office:value="0.0000112315717041839" calcext:value-type="float">
            <text:p>1.1231571704183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3809947968" calcext:value-type="float">
            <text:p>0.0233809948</text:p>
          </table:table-cell>
          <table:table-cell table:formula="of:=VAR([.B526:.B624])" office:value-type="float" office:value="0.0000113013469621642" calcext:value-type="float">
            <text:p>1.1301346962164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6409645081" calcext:value-type="float">
            <text:p>0.0256409645</text:p>
          </table:table-cell>
          <table:table-cell table:formula="of:=VAR([.B527:.B625])" office:value-type="float" office:value="0.0000113111311066375" calcext:value-type="float">
            <text:p>1.1311131106637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3900966644" calcext:value-type="float">
            <text:p>0.0293900967</text:p>
          </table:table-cell>
          <table:table-cell table:formula="of:=VAR([.B528:.B626])" office:value-type="float" office:value="0.0000113737002118466" calcext:value-type="float">
            <text:p>1.1373700211846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2929153442" calcext:value-type="float">
            <text:p>0.0312929153</text:p>
          </table:table-cell>
          <table:table-cell table:formula="of:=VAR([.B529:.B627])" office:value-type="float" office:value="0.0000115658945016367" calcext:value-type="float">
            <text:p>1.1565894501636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7511348724" calcext:value-type="float">
            <text:p>0.0287511349</text:p>
          </table:table-cell>
          <table:table-cell table:formula="of:=VAR([.B530:.B628])" office:value-type="float" office:value="0.0000113782609106519" calcext:value-type="float">
            <text:p>1.1378260910651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7208347321" calcext:value-type="float">
            <text:p>0.0257208347</text:p>
          </table:table-cell>
          <table:table-cell table:formula="of:=VAR([.B531:.B629])" office:value-type="float" office:value="0.0000113711617531087" calcext:value-type="float">
            <text:p>1.1371161753108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162147522" calcext:value-type="float">
            <text:p>0.0261621475</text:p>
          </table:table-cell>
          <table:table-cell table:formula="of:=VAR([.B532:.B630])" office:value-type="float" office:value="0.0000122000820673559" calcext:value-type="float">
            <text:p>1.2200082067355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5958099365" calcext:value-type="float">
            <text:p>0.0235958099</text:p>
          </table:table-cell>
          <table:table-cell table:formula="of:=VAR([.B533:.B631])" office:value-type="float" office:value="0.0000123217419926965" calcext:value-type="float">
            <text:p>1.2321741992696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1529216766" calcext:value-type="float">
            <text:p>0.0251529217</text:p>
          </table:table-cell>
          <table:table-cell table:formula="of:=VAR([.B534:.B632])" office:value-type="float" office:value="0.0000123353205705049" calcext:value-type="float">
            <text:p>1.2335320570504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5320587158" calcext:value-type="float">
            <text:p>0.0215320587</text:p>
          </table:table-cell>
          <table:table-cell table:formula="of:=VAR([.B535:.B633])" office:value-type="float" office:value="0.000012514782440877" calcext:value-type="float">
            <text:p>1.251478244087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3410129547" calcext:value-type="float">
            <text:p>0.022341013</text:p>
          </table:table-cell>
          <table:table-cell table:formula="of:=VAR([.B536:.B634])" office:value-type="float" office:value="0.000012504848104285" calcext:value-type="float">
            <text:p>1.250484810428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5200138092" calcext:value-type="float">
            <text:p>0.0265200138</text:p>
          </table:table-cell>
          <table:table-cell table:formula="of:=VAR([.B537:.B635])" office:value-type="float" office:value="0.0000125187031041986" calcext:value-type="float">
            <text:p>1.2518703104198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2469520569" calcext:value-type="float">
            <text:p>0.0272469521</text:p>
          </table:table-cell>
          <table:table-cell table:formula="of:=VAR([.B538:.B636])" office:value-type="float" office:value="0.0000130591580407334" calcext:value-type="float">
            <text:p>1.3059158040733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1228809357" calcext:value-type="float">
            <text:p>0.0251228809</text:p>
          </table:table-cell>
          <table:table-cell table:formula="of:=VAR([.B539:.B637])" office:value-type="float" office:value="0.0000131102829956252" calcext:value-type="float">
            <text:p>1.3110282995625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2129096985" calcext:value-type="float">
            <text:p>0.0232129097</text:p>
          </table:table-cell>
          <table:table-cell table:formula="of:=VAR([.B540:.B638])" office:value-type="float" office:value="0.000013621634061908" calcext:value-type="float">
            <text:p>1.362163406190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0578651428" calcext:value-type="float">
            <text:p>0.0240578651</text:p>
          </table:table-cell>
          <table:table-cell table:formula="of:=VAR([.B541:.B639])" office:value-type="float" office:value="0.0000139628516459453" calcext:value-type="float">
            <text:p>1.3962851645945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4840335846" calcext:value-type="float">
            <text:p>0.0294840336</text:p>
          </table:table-cell>
          <table:table-cell table:formula="of:=VAR([.B542:.B640])" office:value-type="float" office:value="0.0000142072736836139" calcext:value-type="float">
            <text:p>1.4207273683613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4101448059" calcext:value-type="float">
            <text:p>0.0324101448</text:p>
          </table:table-cell>
          <table:table-cell table:formula="of:=VAR([.B543:.B641])" office:value-type="float" office:value="0.0000140733767812069" calcext:value-type="float">
            <text:p>1.4073376781206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8650360107" calcext:value-type="float">
            <text:p>0.019865036</text:p>
          </table:table-cell>
          <table:table-cell table:formula="of:=VAR([.B544:.B642])" office:value-type="float" office:value="0.0000135751866837567" calcext:value-type="float">
            <text:p>1.3575186683756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7381458282" calcext:value-type="float">
            <text:p>0.0237381458</text:p>
          </table:table-cell>
          <table:table-cell table:formula="of:=VAR([.B545:.B643])" office:value-type="float" office:value="0.0000133052022480274" calcext:value-type="float">
            <text:p>1.3305202248027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653963089" calcext:value-type="float">
            <text:p>0.0206539631</text:p>
          </table:table-cell>
          <table:table-cell table:formula="of:=VAR([.B546:.B644])" office:value-type="float" office:value="0.0000132865347467147" calcext:value-type="float">
            <text:p>1.3286534746714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9710083008" calcext:value-type="float">
            <text:p>0.0249710083</text:p>
          </table:table-cell>
          <table:table-cell table:formula="of:=VAR([.B547:.B645])" office:value-type="float" office:value="0.0000130944715576937" calcext:value-type="float">
            <text:p>1.3094471557693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5421867371" calcext:value-type="float">
            <text:p>0.0265421867</text:p>
          </table:table-cell>
          <table:table-cell table:formula="of:=VAR([.B548:.B646])" office:value-type="float" office:value="0.0000131109787795589" calcext:value-type="float">
            <text:p>0.0000131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2269248962" calcext:value-type="float">
            <text:p>0.0272269249</text:p>
          </table:table-cell>
          <table:table-cell table:formula="of:=VAR([.B549:.B647])" office:value-type="float" office:value="0.000013444955935864" calcext:value-type="float">
            <text:p>0.0000134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5039043427" calcext:value-type="float">
            <text:p>0.0185039043</text:p>
          </table:table-cell>
          <table:table-cell table:formula="of:=VAR([.B550:.B648])" office:value-type="float" office:value="0.0000134376619885929" calcext:value-type="float">
            <text:p>1.3437661988592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8000621796" calcext:value-type="float">
            <text:p>0.0248000622</text:p>
          </table:table-cell>
          <table:table-cell table:formula="of:=VAR([.B551:.B649])" office:value-type="float" office:value="0.0000129785680377029" calcext:value-type="float">
            <text:p>1.2978568037702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8309421539" calcext:value-type="float">
            <text:p>0.0198309422</text:p>
          </table:table-cell>
          <table:table-cell table:formula="of:=VAR([.B552:.B650])" office:value-type="float" office:value="0.0000129787940493862" calcext:value-type="float">
            <text:p>1.2978794049386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205165863" calcext:value-type="float">
            <text:p>0.0182051659</text:p>
          </table:table-cell>
          <table:table-cell table:formula="of:=VAR([.B553:.B651])" office:value-type="float" office:value="0.0000126763900195729" calcext:value-type="float">
            <text:p>1.2676390019572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9938030243" calcext:value-type="float">
            <text:p>0.022993803</text:p>
          </table:table-cell>
          <table:table-cell table:formula="of:=VAR([.B554:.B652])" office:value-type="float" office:value="0.0000125658320545455" calcext:value-type="float">
            <text:p>1.2565832054545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8551158905" calcext:value-type="float">
            <text:p>0.0218551159</text:p>
          </table:table-cell>
          <table:table-cell table:formula="of:=VAR([.B555:.B653])" office:value-type="float" office:value="0.000012627072531379" calcext:value-type="float">
            <text:p>1.262707253137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8159637451" calcext:value-type="float">
            <text:p>0.0258159637</text:p>
          </table:table-cell>
          <table:table-cell table:formula="of:=VAR([.B556:.B654])" office:value-type="float" office:value="0.0000125783569536596" calcext:value-type="float">
            <text:p>1.2578356953659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9911289215" calcext:value-type="float">
            <text:p>0.0269911289</text:p>
          </table:table-cell>
          <table:table-cell table:formula="of:=VAR([.B557:.B655])" office:value-type="float" office:value="0.0000127317775041835" calcext:value-type="float">
            <text:p>1.2731777504183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8940925598" calcext:value-type="float">
            <text:p>0.0268940926</text:p>
          </table:table-cell>
          <table:table-cell table:formula="of:=VAR([.B558:.B656])" office:value-type="float" office:value="0.0000128737005229971" calcext:value-type="float">
            <text:p>1.2873700522997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9300937653" calcext:value-type="float">
            <text:p>0.0269300938</text:p>
          </table:table-cell>
          <table:table-cell table:formula="of:=VAR([.B559:.B657])" office:value-type="float" office:value="0.0000134607150863867" calcext:value-type="float">
            <text:p>1.3460715086386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8801193237" calcext:value-type="float">
            <text:p>0.0288801193</text:p>
          </table:table-cell>
          <table:table-cell table:formula="of:=VAR([.B560:.B658])" office:value-type="float" office:value="0.0000135536542847987" calcext:value-type="float">
            <text:p>1.3553654284798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0660648346" calcext:value-type="float">
            <text:p>0.0260660648</text:p>
          </table:table-cell>
          <table:table-cell table:formula="of:=VAR([.B561:.B659])" office:value-type="float" office:value="0.0000134212483153164" calcext:value-type="float">
            <text:p>1.3421248315316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645898819" calcext:value-type="float">
            <text:p>0.0266458988</text:p>
          </table:table-cell>
          <table:table-cell table:formula="of:=VAR([.B562:.B660])" office:value-type="float" office:value="0.0000142328830426809" calcext:value-type="float">
            <text:p>1.4232883042680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8548774719" calcext:value-type="float">
            <text:p>0.0218548775</text:p>
          </table:table-cell>
          <table:table-cell table:formula="of:=VAR([.B563:.B661])" office:value-type="float" office:value="0.0000145665234942812" calcext:value-type="float">
            <text:p>1.4566523494281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7558822632" calcext:value-type="float">
            <text:p>0.0257558823</text:p>
          </table:table-cell>
          <table:table-cell table:formula="of:=VAR([.B564:.B662])" office:value-type="float" office:value="0.0000145714997389632" calcext:value-type="float">
            <text:p>1.4571499738963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9180583954" calcext:value-type="float">
            <text:p>0.0219180584</text:p>
          </table:table-cell>
          <table:table-cell table:formula="of:=VAR([.B565:.B663])" office:value-type="float" office:value="0.0000146243050155954" calcext:value-type="float">
            <text:p>1.4624305015595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2509632111" calcext:value-type="float">
            <text:p>0.0212509632</text:p>
          </table:table-cell>
          <table:table-cell table:formula="of:=VAR([.B566:.B664])" office:value-type="float" office:value="0.0000145671527855985" calcext:value-type="float">
            <text:p>1.4567152785598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2879600525" calcext:value-type="float">
            <text:p>0.0272879601</text:p>
          </table:table-cell>
          <table:table-cell table:formula="of:=VAR([.B567:.B665])" office:value-type="float" office:value="0.0000144288386830728" calcext:value-type="float">
            <text:p>1.4428838683072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65102005" calcext:value-type="float">
            <text:p>0.0316510201</text:p>
          </table:table-cell>
          <table:table-cell table:formula="of:=VAR([.B568:.B666])" office:value-type="float" office:value="0.0000143916978506204" calcext:value-type="float">
            <text:p>1.4391697850620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8548774719" calcext:value-type="float">
            <text:p>0.0218548775</text:p>
          </table:table-cell>
          <table:table-cell table:formula="of:=VAR([.B569:.B667])" office:value-type="float" office:value="0.000014208414280563" calcext:value-type="float">
            <text:p>1.420841428056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4661102295" calcext:value-type="float">
            <text:p>0.0234661102</text:p>
          </table:table-cell>
          <table:table-cell table:formula="of:=VAR([.B570:.B668])" office:value-type="float" office:value="0.0000144914587271205" calcext:value-type="float">
            <text:p>1.4491458727120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5500545502" calcext:value-type="float">
            <text:p>0.0265500546</text:p>
          </table:table-cell>
          <table:table-cell table:formula="of:=VAR([.B571:.B669])" office:value-type="float" office:value="0.0000145600433136715" calcext:value-type="float">
            <text:p>0.0000145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2859592438" calcext:value-type="float">
            <text:p>0.0252859592</text:p>
          </table:table-cell>
          <table:table-cell table:formula="of:=VAR([.B572:.B670])" office:value-type="float" office:value="0.0000154267625616423" calcext:value-type="float">
            <text:p>1.5426762561642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4619541168" calcext:value-type="float">
            <text:p>0.0314619541</text:p>
          </table:table-cell>
          <table:table-cell table:formula="of:=VAR([.B573:.B671])" office:value-type="float" office:value="0.0000157926391745615" calcext:value-type="float">
            <text:p>1.5792639174561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0561027527" calcext:value-type="float">
            <text:p>0.0220561028</text:p>
          </table:table-cell>
          <table:table-cell table:formula="of:=VAR([.B574:.B672])" office:value-type="float" office:value="0.0000154429015261422" calcext:value-type="float">
            <text:p>1.5442901526142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5740413666" calcext:value-type="float">
            <text:p>0.0245740414</text:p>
          </table:table-cell>
          <table:table-cell table:formula="of:=VAR([.B575:.B673])" office:value-type="float" office:value="0.000015827080340718" calcext:value-type="float">
            <text:p>1.582708034071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1840610504" calcext:value-type="float">
            <text:p>0.0231840611</text:p>
          </table:table-cell>
          <table:table-cell table:formula="of:=VAR([.B576:.B674])" office:value-type="float" office:value="0.0000161710568031498" calcext:value-type="float">
            <text:p>1.6171056803149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3540229797" calcext:value-type="float">
            <text:p>0.030354023</text:p>
          </table:table-cell>
          <table:table-cell table:formula="of:=VAR([.B577:.B675])" office:value-type="float" office:value="0.0000166284984671303" calcext:value-type="float">
            <text:p>1.6628498467130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5980701447" calcext:value-type="float">
            <text:p>0.0285980701</text:p>
          </table:table-cell>
          <table:table-cell table:formula="of:=VAR([.B578:.B676])" office:value-type="float" office:value="0.0000164751612602186" calcext:value-type="float">
            <text:p>1.6475161260218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9608707428" calcext:value-type="float">
            <text:p>0.0299608707</text:p>
          </table:table-cell>
          <table:table-cell table:formula="of:=VAR([.B579:.B677])" office:value-type="float" office:value="0.0000163539841804821" calcext:value-type="float">
            <text:p>0.0000163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6340293884" calcext:value-type="float">
            <text:p>0.0226340294</text:p>
          </table:table-cell>
          <table:table-cell table:formula="of:=VAR([.B580:.B678])" office:value-type="float" office:value="0.000016246388671199" calcext:value-type="float">
            <text:p>1.624638867119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9988822937" calcext:value-type="float">
            <text:p>0.0219988823</text:p>
          </table:table-cell>
          <table:table-cell table:formula="of:=VAR([.B581:.B679])" office:value-type="float" office:value="0.0000164890624346216" calcext:value-type="float">
            <text:p>1.6489062434621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1770534515" calcext:value-type="float">
            <text:p>0.0211770535</text:p>
          </table:table-cell>
          <table:table-cell table:formula="of:=VAR([.B582:.B680])" office:value-type="float" office:value="0.0000164100160431923" calcext:value-type="float">
            <text:p>0.0000164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3160934448" calcext:value-type="float">
            <text:p>0.0273160934</text:p>
          </table:table-cell>
          <table:table-cell table:formula="of:=VAR([.B583:.B681])" office:value-type="float" office:value="0.0000162526862722957" calcext:value-type="float">
            <text:p>1.6252686272295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855966568" calcext:value-type="float">
            <text:p>0.0298559666</text:p>
          </table:table-cell>
          <table:table-cell table:formula="of:=VAR([.B584:.B682])" office:value-type="float" office:value="0.0000162483192007467" calcext:value-type="float">
            <text:p>1.6248319200746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7839946747" calcext:value-type="float">
            <text:p>0.0227839947</text:p>
          </table:table-cell>
          <table:table-cell table:formula="of:=VAR([.B585:.B683])" office:value-type="float" office:value="0.0000163707317643434" calcext:value-type="float">
            <text:p>1.6370731764343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9698886871" calcext:value-type="float">
            <text:p>0.0239698887</text:p>
          </table:table-cell>
          <table:table-cell table:formula="of:=VAR([.B586:.B684])" office:value-type="float" office:value="0.0000166193147899528" calcext:value-type="float">
            <text:p>1.6619314789952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3071060181" calcext:value-type="float">
            <text:p>0.026307106</text:p>
          </table:table-cell>
          <table:table-cell table:formula="of:=VAR([.B587:.B685])" office:value-type="float" office:value="0.0000166664513713923" calcext:value-type="float">
            <text:p>1.6666451371392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9910144806" calcext:value-type="float">
            <text:p>0.0219910145</text:p>
          </table:table-cell>
          <table:table-cell table:formula="of:=VAR([.B588:.B686])" office:value-type="float" office:value="0.0000167659051256067" calcext:value-type="float">
            <text:p>1.6765905125606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0379524231" calcext:value-type="float">
            <text:p>0.0290379524</text:p>
          </table:table-cell>
          <table:table-cell table:formula="of:=VAR([.B589:.B687])" office:value-type="float" office:value="0.0000166968539475188" calcext:value-type="float">
            <text:p>1.6696853947518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5248756409" calcext:value-type="float">
            <text:p>0.0285248756</text:p>
          </table:table-cell>
          <table:table-cell table:formula="of:=VAR([.B590:.B688])" office:value-type="float" office:value="0.0000165398548051703" calcext:value-type="float">
            <text:p>1.6539854805170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7350673676" calcext:value-type="float">
            <text:p>0.0267350674</text:p>
          </table:table-cell>
          <table:table-cell table:formula="of:=VAR([.B591:.B689])" office:value-type="float" office:value="0.0000164534525767193" calcext:value-type="float">
            <text:p>1.6453452576719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9721069336" calcext:value-type="float">
            <text:p>0.0229721069</text:p>
          </table:table-cell>
          <table:table-cell table:formula="of:=VAR([.B592:.B690])" office:value-type="float" office:value="0.000016489945051543" calcext:value-type="float">
            <text:p>1.648994505154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4191417694" calcext:value-type="float">
            <text:p>0.0234191418</text:p>
          </table:table-cell>
          <table:table-cell table:formula="of:=VAR([.B593:.B691])" office:value-type="float" office:value="0.0000164731483320301" calcext:value-type="float">
            <text:p>1.6473148332030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1819782257" calcext:value-type="float">
            <text:p>0.0321819782</text:p>
          </table:table-cell>
          <table:table-cell table:formula="of:=VAR([.B594:.B692])" office:value-type="float" office:value="0.0000164754212912106" calcext:value-type="float">
            <text:p>1.6475421291210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3310718536" calcext:value-type="float">
            <text:p>0.0213310719</text:p>
          </table:table-cell>
          <table:table-cell table:formula="of:=VAR([.B595:.B693])" office:value-type="float" office:value="0.0000160018577231196" calcext:value-type="float">
            <text:p>1.6001857723119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6659469604" calcext:value-type="float">
            <text:p>0.029665947</text:p>
          </table:table-cell>
          <table:table-cell table:formula="of:=VAR([.B596:.B694])" office:value-type="float" office:value="0.0000162653137936718" calcext:value-type="float">
            <text:p>1.6265313793671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5899429321" calcext:value-type="float">
            <text:p>0.0255899429</text:p>
          </table:table-cell>
          <table:table-cell table:formula="of:=VAR([.B597:.B695])" office:value-type="float" office:value="0.0000160471438715942" calcext:value-type="float">
            <text:p>1.6047143871594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7650146484" calcext:value-type="float">
            <text:p>0.0247650146</text:p>
          </table:table-cell>
          <table:table-cell table:formula="of:=VAR([.B598:.B696])" office:value-type="float" office:value="0.0000162458758640949" calcext:value-type="float">
            <text:p>1.6245875864094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1719017029" calcext:value-type="float">
            <text:p>0.0231719017</text:p>
          </table:table-cell>
          <table:table-cell table:formula="of:=VAR([.B599:.B697])" office:value-type="float" office:value="0.0000163399488138264" calcext:value-type="float">
            <text:p>1.6339948813826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2051773071" calcext:value-type="float">
            <text:p>0.0312051773</text:p>
          </table:table-cell>
          <table:table-cell table:formula="of:=VAR([.B600:.B698])" office:value-type="float" office:value="0.0000168581592480031" calcext:value-type="float">
            <text:p>1.6858159248003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6370258331" calcext:value-type="float">
            <text:p>0.0306370258</text:p>
          </table:table-cell>
          <table:table-cell table:formula="of:=VAR([.B601:.B699])" office:value-type="float" office:value="0.0000165446301053481" calcext:value-type="float">
            <text:p>1.6544630105348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3448696136" calcext:value-type="float">
            <text:p>0.0283448696</text:p>
          </table:table-cell>
          <table:table-cell table:formula="of:=VAR([.B602:.B700])" office:value-type="float" office:value="0.0000162926767579146" calcext:value-type="float">
            <text:p>1.6292676757914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5678939819" calcext:value-type="float">
            <text:p>0.020567894</text:p>
          </table:table-cell>
          <table:table-cell table:formula="of:=VAR([.B603:.B701])" office:value-type="float" office:value="0.0000161653627920849" calcext:value-type="float">
            <text:p>1.6165362792084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488117218" calcext:value-type="float">
            <text:p>0.0224881172</text:p>
          </table:table-cell>
          <table:table-cell table:formula="of:=VAR([.B604:.B702])" office:value-type="float" office:value="0.0000160284723389562" calcext:value-type="float">
            <text:p>1.6028472338956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0380764008" calcext:value-type="float">
            <text:p>0.0240380764</text:p>
          </table:table-cell>
          <table:table-cell table:formula="of:=VAR([.B605:.B703])" office:value-type="float" office:value="0.0000159714604368103" calcext:value-type="float">
            <text:p>1.5971460436810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607875824" calcext:value-type="float">
            <text:p>0.0216078758</text:p>
          </table:table-cell>
          <table:table-cell table:formula="of:=VAR([.B606:.B704])" office:value-type="float" office:value="0.0000164644595286866" calcext:value-type="float">
            <text:p>1.6464459528686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8469371796" calcext:value-type="float">
            <text:p>0.0228469372</text:p>
          </table:table-cell>
          <table:table-cell table:formula="of:=VAR([.B607:.B705])" office:value-type="float" office:value="0.0000166509585527749" calcext:value-type="float">
            <text:p>0.0000166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2579193115" calcext:value-type="float">
            <text:p>0.0272579193</text:p>
          </table:table-cell>
          <table:table-cell table:formula="of:=VAR([.B608:.B706])" office:value-type="float" office:value="0.0000166311288908609" calcext:value-type="float">
            <text:p>1.6631128890860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9249420166" calcext:value-type="float">
            <text:p>0.028924942</text:p>
          </table:table-cell>
          <table:table-cell table:formula="of:=VAR([.B609:.B707])" office:value-type="float" office:value="0.000016597550358284" calcext:value-type="float">
            <text:p>1.659755035828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4901180267" calcext:value-type="float">
            <text:p>0.024490118</text:p>
          </table:table-cell>
          <table:table-cell table:formula="of:=VAR([.B610:.B708])" office:value-type="float" office:value="0.0000166207586861874" calcext:value-type="float">
            <text:p>1.6620758686187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6390781403" calcext:value-type="float">
            <text:p>0.0286390781</text:p>
          </table:table-cell>
          <table:table-cell table:formula="of:=VAR([.B611:.B709])" office:value-type="float" office:value="0.0000166203315861701" calcext:value-type="float">
            <text:p>1.6620331586170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5359153748" calcext:value-type="float">
            <text:p>0.0275359154</text:p>
          </table:table-cell>
          <table:table-cell table:formula="of:=VAR([.B612:.B710])" office:value-type="float" office:value="0.0000167416482542273" calcext:value-type="float">
            <text:p>1.6741648254227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624130249" calcext:value-type="float">
            <text:p>0.0276241302</text:p>
          </table:table-cell>
          <table:table-cell table:formula="of:=VAR([.B613:.B711])" office:value-type="float" office:value="0.00001668536366312" calcext:value-type="float">
            <text:p>1.66853636631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2789516449" calcext:value-type="float">
            <text:p>0.0232789516</text:p>
          </table:table-cell>
          <table:table-cell table:formula="of:=VAR([.B614:.B712])" office:value-type="float" office:value="0.0000166240086173998" calcext:value-type="float">
            <text:p>0.0000166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0699729919" calcext:value-type="float">
            <text:p>0.028069973</text:p>
          </table:table-cell>
          <table:table-cell table:formula="of:=VAR([.B615:.B713])" office:value-type="float" office:value="0.0000166428144709411" calcext:value-type="float">
            <text:p>1.6642814470941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565032959" calcext:value-type="float">
            <text:p>0.020565033</text:p>
          </table:table-cell>
          <table:table-cell table:formula="of:=VAR([.B616:.B714])" office:value-type="float" office:value="0.0000167512010028776" calcext:value-type="float">
            <text:p>1.6751201002877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1940536499" calcext:value-type="float">
            <text:p>0.0201940536</text:p>
          </table:table-cell>
          <table:table-cell table:formula="of:=VAR([.B617:.B715])" office:value-type="float" office:value="0.0000169806641468943" calcext:value-type="float">
            <text:p>1.6980664146894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4260253906" calcext:value-type="float">
            <text:p>0.0304260254</text:p>
          </table:table-cell>
          <table:table-cell table:formula="of:=VAR([.B618:.B716])" office:value-type="float" office:value="0.0000168021240159966" calcext:value-type="float">
            <text:p>1.6802124015996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6750164032" calcext:value-type="float">
            <text:p>0.0196750164</text:p>
          </table:table-cell>
          <table:table-cell table:formula="of:=VAR([.B619:.B717])" office:value-type="float" office:value="0.0000166133068370321" calcext:value-type="float">
            <text:p>1.6613306837032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4949798584" calcext:value-type="float">
            <text:p>0.0264949799</text:p>
          </table:table-cell>
          <table:table-cell table:formula="of:=VAR([.B620:.B718])" office:value-type="float" office:value="0.0000164213400024209" calcext:value-type="float">
            <text:p>1.6421340002420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918006897" calcext:value-type="float">
            <text:p>0.0259180069</text:p>
          </table:table-cell>
          <table:table-cell table:formula="of:=VAR([.B621:.B719])" office:value-type="float" office:value="0.0000165709301199424" calcext:value-type="float">
            <text:p>1.6570930119942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4328975677" calcext:value-type="float">
            <text:p>0.0244328976</text:p>
          </table:table-cell>
          <table:table-cell table:formula="of:=VAR([.B622:.B720])" office:value-type="float" office:value="0.0000165716822125796" calcext:value-type="float">
            <text:p>1.6571682212579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5241394043" calcext:value-type="float">
            <text:p>0.0255241394</text:p>
          </table:table-cell>
          <table:table-cell table:formula="of:=VAR([.B623:.B721])" office:value-type="float" office:value="0.0000165704131751321" calcext:value-type="float">
            <text:p>1.6570413175132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5310325623" calcext:value-type="float">
            <text:p>0.0225310326</text:p>
          </table:table-cell>
          <table:table-cell table:formula="of:=VAR([.B624:.B722])" office:value-type="float" office:value="0.000016799667220516" calcext:value-type="float">
            <text:p>1.679966722051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1449604034" calcext:value-type="float">
            <text:p>0.0231449604</text:p>
          </table:table-cell>
          <table:table-cell table:formula="of:=VAR([.B625:.B723])" office:value-type="float" office:value="0.0000168129161724469" calcext:value-type="float">
            <text:p>1.6812916172446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8029441833" calcext:value-type="float">
            <text:p>0.0278029442</text:p>
          </table:table-cell>
          <table:table-cell table:formula="of:=VAR([.B626:.B724])" office:value-type="float" office:value="0.0000168012781115667" calcext:value-type="float">
            <text:p>1.6801278111566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275188446" calcext:value-type="float">
            <text:p>0.0192751884</text:p>
          </table:table-cell>
          <table:table-cell table:formula="of:=VAR([.B627:.B725])" office:value-type="float" office:value="0.0000167181485713314" calcext:value-type="float">
            <text:p>1.6718148571331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5269489288" calcext:value-type="float">
            <text:p>0.0295269489</text:p>
          </table:table-cell>
          <table:table-cell table:formula="of:=VAR([.B628:.B726])" office:value-type="float" office:value="0.0000163894488121939" calcext:value-type="float">
            <text:p>1.6389448812193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6519527435" calcext:value-type="float">
            <text:p>0.0286519527</text:p>
          </table:table-cell>
          <table:table-cell table:formula="of:=VAR([.B629:.B727])" office:value-type="float" office:value="0.0000161796797518373" calcext:value-type="float">
            <text:p>1.6179679751837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42628955841" calcext:value-type="float">
            <text:p>0.0342628956</text:p>
          </table:table-cell>
          <table:table-cell table:formula="of:=VAR([.B630:.B728])" office:value-type="float" office:value="0.0000164972173389893" calcext:value-type="float">
            <text:p>1.6497217338989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6879844666" calcext:value-type="float">
            <text:p>0.0216879845</text:p>
          </table:table-cell>
          <table:table-cell table:formula="of:=VAR([.B631:.B729])" office:value-type="float" office:value="0.0000156596032149507" calcext:value-type="float">
            <text:p>1.5659603214950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272939682" calcext:value-type="float">
            <text:p>0.0272729397</text:p>
          </table:table-cell>
          <table:table-cell table:formula="of:=VAR([.B632:.B730])" office:value-type="float" office:value="0.0000155729237134721" calcext:value-type="float">
            <text:p>1.5572923713472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4899940491" calcext:value-type="float">
            <text:p>0.029489994</text:p>
          </table:table-cell>
          <table:table-cell table:formula="of:=VAR([.B633:.B731])" office:value-type="float" office:value="0.0000155403061359632" calcext:value-type="float">
            <text:p>1.5540306135963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6629505157" calcext:value-type="float">
            <text:p>0.0216629505</text:p>
          </table:table-cell>
          <table:table-cell table:formula="of:=VAR([.B634:.B732])" office:value-type="float" office:value="0.0000153316520804241" calcext:value-type="float">
            <text:p>1.5331652080424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1209526062" calcext:value-type="float">
            <text:p>0.0221209526</text:p>
          </table:table-cell>
          <table:table-cell table:formula="of:=VAR([.B635:.B733])" office:value-type="float" office:value="0.0000156117452915534" calcext:value-type="float">
            <text:p>1.5611745291553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7179431915" calcext:value-type="float">
            <text:p>0.0327179432</text:p>
          </table:table-cell>
          <table:table-cell table:formula="of:=VAR([.B636:.B734])" office:value-type="float" office:value="0.0000157316554284248" calcext:value-type="float">
            <text:p>1.5731655428424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4211215973" calcext:value-type="float">
            <text:p>0.0224211216</text:p>
          </table:table-cell>
          <table:table-cell table:formula="of:=VAR([.B637:.B735])" office:value-type="float" office:value="0.0000152491552878423" calcext:value-type="float">
            <text:p>1.5249155287842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2127952576" calcext:value-type="float">
            <text:p>0.0182127953</text:p>
          </table:table-cell>
          <table:table-cell table:formula="of:=VAR([.B638:.B736])" office:value-type="float" office:value="0.0000158326702802758" calcext:value-type="float">
            <text:p>1.5832670280275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1111564636" calcext:value-type="float">
            <text:p>0.0191111565</text:p>
          </table:table-cell>
          <table:table-cell table:formula="of:=VAR([.B639:.B737])" office:value-type="float" office:value="0.0000154961736420424" calcext:value-type="float">
            <text:p>1.5496173642042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2860736847" calcext:value-type="float">
            <text:p>0.0302860737</text:p>
          </table:table-cell>
          <table:table-cell table:formula="of:=VAR([.B640:.B738])" office:value-type="float" office:value="0.0000160653840433473" calcext:value-type="float">
            <text:p>1.6065384043347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0519771576" calcext:value-type="float">
            <text:p>0.0230519772</text:p>
          </table:table-cell>
          <table:table-cell table:formula="of:=VAR([.B641:.B739])" office:value-type="float" office:value="0.0000157846856711309" calcext:value-type="float">
            <text:p>1.5784685671130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2701301575" calcext:value-type="float">
            <text:p>0.0232701302</text:p>
          </table:table-cell>
          <table:table-cell table:formula="of:=VAR([.B642:.B740])" office:value-type="float" office:value="0.0000157551587519448" calcext:value-type="float">
            <text:p>1.5755158751944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3960361481" calcext:value-type="float">
            <text:p>0.0263960361</text:p>
          </table:table-cell>
          <table:table-cell table:formula="of:=VAR([.B643:.B741])" office:value-type="float" office:value="0.0000157639836335841" calcext:value-type="float">
            <text:p>0.00001576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7520675659" calcext:value-type="float">
            <text:p>0.0257520676</text:p>
          </table:table-cell>
          <table:table-cell table:formula="of:=VAR([.B644:.B742])" office:value-type="float" office:value="0.0000157592841474835" calcext:value-type="float">
            <text:p>1.5759284147483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7848758698" calcext:value-type="float">
            <text:p>0.0237848759</text:p>
          </table:table-cell>
          <table:table-cell table:formula="of:=VAR([.B645:.B743])" office:value-type="float" office:value="0.0000158394870101718" calcext:value-type="float">
            <text:p>1.5839487010171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5510082245" calcext:value-type="float">
            <text:p>0.0265510082</text:p>
          </table:table-cell>
          <table:table-cell table:formula="of:=VAR([.B646:.B744])" office:value-type="float" office:value="0.000015921021737905" calcext:value-type="float">
            <text:p>0.0000159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3490982056" calcext:value-type="float">
            <text:p>0.0193490982</text:p>
          </table:table-cell>
          <table:table-cell table:formula="of:=VAR([.B647:.B745])" office:value-type="float" office:value="0.0000159046188146553" calcext:value-type="float">
            <text:p>1.5904618814655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0438194275" calcext:value-type="float">
            <text:p>0.0270438194</text:p>
          </table:table-cell>
          <table:table-cell table:formula="of:=VAR([.B648:.B746])" office:value-type="float" office:value="0.0000155792005904051" calcext:value-type="float">
            <text:p>1.5579200590405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9881744385" calcext:value-type="float">
            <text:p>0.0249881744</text:p>
          </table:table-cell>
          <table:table-cell table:formula="of:=VAR([.B649:.B747])" office:value-type="float" office:value="0.0000158038208983613" calcext:value-type="float">
            <text:p>1.5803820898361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7759819031" calcext:value-type="float">
            <text:p>0.0247759819</text:p>
          </table:table-cell>
          <table:table-cell table:formula="of:=VAR([.B650:.B748])" office:value-type="float" office:value="0.000015828648462045" calcext:value-type="float">
            <text:p>1.582864846204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2239704132" calcext:value-type="float">
            <text:p>0.0252239704</text:p>
          </table:table-cell>
          <table:table-cell table:formula="of:=VAR([.B651:.B749])" office:value-type="float" office:value="0.0000159179036154463" calcext:value-type="float">
            <text:p>1.5917903615446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0141201019" calcext:value-type="float">
            <text:p>0.0190141201</text:p>
          </table:table-cell>
          <table:table-cell table:formula="of:=VAR([.B652:.B750])" office:value-type="float" office:value="0.0000165274524151431" calcext:value-type="float">
            <text:p>1.6527452415143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7311077118" calcext:value-type="float">
            <text:p>0.0287311077</text:p>
          </table:table-cell>
          <table:table-cell table:formula="of:=VAR([.B653:.B751])" office:value-type="float" office:value="0.000016255992924072" calcext:value-type="float">
            <text:p>0.00001625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616147995" calcext:value-type="float">
            <text:p>0.022616148</text:p>
          </table:table-cell>
          <table:table-cell table:formula="of:=VAR([.B654:.B752])" office:value-type="float" office:value="0.0000162309102822746" calcext:value-type="float">
            <text:p>1.6230910282274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4490890503" calcext:value-type="float">
            <text:p>0.0214490891</text:p>
          </table:table-cell>
          <table:table-cell table:formula="of:=VAR([.B655:.B753])" office:value-type="float" office:value="0.0000163056301813481" calcext:value-type="float">
            <text:p>1.6305630181348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2090015411" calcext:value-type="float">
            <text:p>0.0212090015</text:p>
          </table:table-cell>
          <table:table-cell table:formula="of:=VAR([.B656:.B754])" office:value-type="float" office:value="0.0000162387473626954" calcext:value-type="float">
            <text:p>1.6238747362695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0541133881" calcext:value-type="float">
            <text:p>0.0330541134</text:p>
          </table:table-cell>
          <table:table-cell table:formula="of:=VAR([.B657:.B755])" office:value-type="float" office:value="0.0000161959425496903" calcext:value-type="float">
            <text:p>1.6195942549690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8851566315" calcext:value-type="float">
            <text:p>0.0218851566</text:p>
          </table:table-cell>
          <table:table-cell table:formula="of:=VAR([.B658:.B756])" office:value-type="float" office:value="0.0000155999862032604" calcext:value-type="float">
            <text:p>0.000015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9600410461" calcext:value-type="float">
            <text:p>0.024960041</text:p>
          </table:table-cell>
          <table:table-cell table:formula="of:=VAR([.B659:.B757])" office:value-type="float" office:value="0.0000157154079624175" calcext:value-type="float">
            <text:p>1.5715407962417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42390537262" calcext:value-type="float">
            <text:p>0.0342390537</text:p>
          </table:table-cell>
          <table:table-cell table:formula="of:=VAR([.B660:.B758])" office:value-type="float" office:value="0.0000159665573812776" calcext:value-type="float">
            <text:p>1.5966557381277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4149017334" calcext:value-type="float">
            <text:p>0.0194149017</text:p>
          </table:table-cell>
          <table:table-cell table:formula="of:=VAR([.B661:.B759])" office:value-type="float" office:value="0.0000151264905300334" calcext:value-type="float">
            <text:p>1.5126490530033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795003891" calcext:value-type="float">
            <text:p>0.0287950039</text:p>
          </table:table-cell>
          <table:table-cell table:formula="of:=VAR([.B662:.B760])" office:value-type="float" office:value="0.0000148096434589361" calcext:value-type="float">
            <text:p>1.4809643458936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6479721069" calcext:value-type="float">
            <text:p>0.0276479721</text:p>
          </table:table-cell>
          <table:table-cell table:formula="of:=VAR([.B663:.B761])" office:value-type="float" office:value="0.0000146840017753238" calcext:value-type="float">
            <text:p>0.00001468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8650569916" calcext:value-type="float">
            <text:p>0.022865057</text:p>
          </table:table-cell>
          <table:table-cell table:formula="of:=VAR([.B664:.B762])" office:value-type="float" office:value="0.0000146772801602158" calcext:value-type="float">
            <text:p>1.4677280160215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5290527344" calcext:value-type="float">
            <text:p>0.0235290527</text:p>
          </table:table-cell>
          <table:table-cell table:formula="of:=VAR([.B665:.B763])" office:value-type="float" office:value="0.0000146847396388205" calcext:value-type="float">
            <text:p>1.4684739638820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5839824677" calcext:value-type="float">
            <text:p>0.0255839825</text:p>
          </table:table-cell>
          <table:table-cell table:formula="of:=VAR([.B666:.B764])" office:value-type="float" office:value="0.0000149375639875646" calcext:value-type="float">
            <text:p>1.4937563987564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5779075623" calcext:value-type="float">
            <text:p>0.0205779076</text:p>
          </table:table-cell>
          <table:table-cell table:formula="of:=VAR([.B667:.B765])" office:value-type="float" office:value="0.0000152835613959484" calcext:value-type="float">
            <text:p>1.5283561395948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9759731293" calcext:value-type="float">
            <text:p>0.0189759731</text:p>
          </table:table-cell>
          <table:table-cell table:formula="of:=VAR([.B668:.B766])" office:value-type="float" office:value="0.0000152299258722392" calcext:value-type="float">
            <text:p>1.5229925872239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0861434937" calcext:value-type="float">
            <text:p>0.0220861435</text:p>
          </table:table-cell>
          <table:table-cell table:formula="of:=VAR([.B669:.B767])" office:value-type="float" office:value="0.0000148361575232194" calcext:value-type="float">
            <text:p>1.4836157523219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45530509949" calcext:value-type="float">
            <text:p>0.034553051</text:p>
          </table:table-cell>
          <table:table-cell table:formula="of:=VAR([.B670:.B768])" office:value-type="float" office:value="0.000014922700790609" calcext:value-type="float">
            <text:p>1.492270079060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2668437958" calcext:value-type="float">
            <text:p>0.0192668438</text:p>
          </table:table-cell>
          <table:table-cell table:formula="of:=VAR([.B671:.B769])" office:value-type="float" office:value="0.0000144531336062755" calcext:value-type="float">
            <text:p>1.4453133606275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9070186615" calcext:value-type="float">
            <text:p>0.0229070187</text:p>
          </table:table-cell>
          <table:table-cell table:formula="of:=VAR([.B672:.B770])" office:value-type="float" office:value="0.0000141863973877111" calcext:value-type="float">
            <text:p>1.4186397387711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0780277252" calcext:value-type="float">
            <text:p>0.0320780277</text:p>
          </table:table-cell>
          <table:table-cell table:formula="of:=VAR([.B673:.B771])" office:value-type="float" office:value="0.0000144266355155765" calcext:value-type="float">
            <text:p>1.4426635515576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3719863892" calcext:value-type="float">
            <text:p>0.0193719864</text:p>
          </table:table-cell>
          <table:table-cell table:formula="of:=VAR([.B674:.B772])" office:value-type="float" office:value="0.0000139292237932272" calcext:value-type="float">
            <text:p>1.392922379322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1801319122" calcext:value-type="float">
            <text:p>0.0181801319</text:p>
          </table:table-cell>
          <table:table-cell table:formula="of:=VAR([.B675:.B773])" office:value-type="float" office:value="0.0000136121811730296" calcext:value-type="float">
            <text:p>1.3612181173029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6331176758" calcext:value-type="float">
            <text:p>0.0286331177</text:p>
          </table:table-cell>
          <table:table-cell table:formula="of:=VAR([.B676:.B774])" office:value-type="float" office:value="0.0000132293312305553" calcext:value-type="float">
            <text:p>1.3229331230555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4860649109" calcext:value-type="float">
            <text:p>0.0244860649</text:p>
          </table:table-cell>
          <table:table-cell table:formula="of:=VAR([.B677:.B775])" office:value-type="float" office:value="0.0000131131300619892" calcext:value-type="float">
            <text:p>1.3113130061989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3279724121" calcext:value-type="float">
            <text:p>0.0213279724</text:p>
          </table:table-cell>
          <table:table-cell table:formula="of:=VAR([.B678:.B776])" office:value-type="float" office:value="0.0000131191472556419" calcext:value-type="float">
            <text:p>1.3119147255641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4629802704" calcext:value-type="float">
            <text:p>0.0304629803</text:p>
          </table:table-cell>
          <table:table-cell table:formula="of:=VAR([.B679:.B777])" office:value-type="float" office:value="0.0000129738676603904" calcext:value-type="float">
            <text:p>1.2973867660390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4401435852" calcext:value-type="float">
            <text:p>0.0264401436</text:p>
          </table:table-cell>
          <table:table-cell table:formula="of:=VAR([.B680:.B778])" office:value-type="float" office:value="0.0000126943517435421" calcext:value-type="float">
            <text:p>1.2694351743542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6620178223" calcext:value-type="float">
            <text:p>0.0246620178</text:p>
          </table:table-cell>
          <table:table-cell table:formula="of:=VAR([.B681:.B779])" office:value-type="float" office:value="0.0000130483347216856" calcext:value-type="float">
            <text:p>1.3048334721685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2150039673" calcext:value-type="float">
            <text:p>0.027215004</text:p>
          </table:table-cell>
          <table:table-cell table:formula="of:=VAR([.B682:.B780])" office:value-type="float" office:value="0.0000130787776500709" calcext:value-type="float">
            <text:p>1.3078777650070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993938446" calcext:value-type="float">
            <text:p>0.0309939384</text:p>
          </table:table-cell>
          <table:table-cell table:formula="of:=VAR([.B683:.B781])" office:value-type="float" office:value="0.0000131057256829003" calcext:value-type="float">
            <text:p>1.3105725682900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6731090546" calcext:value-type="float">
            <text:p>0.0196731091</text:p>
          </table:table-cell>
          <table:table-cell table:formula="of:=VAR([.B684:.B782])" office:value-type="float" office:value="0.0000128835105797129" calcext:value-type="float">
            <text:p>1.2883510579712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596950531" calcext:value-type="float">
            <text:p>0.0275969505</text:p>
          </table:table-cell>
          <table:table-cell table:formula="of:=VAR([.B685:.B783])" office:value-type="float" office:value="0.0000126170676666894" calcext:value-type="float">
            <text:p>1.2617067666689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8100547791" calcext:value-type="float">
            <text:p>0.0218100548</text:p>
          </table:table-cell>
          <table:table-cell table:formula="of:=VAR([.B686:.B784])" office:value-type="float" office:value="0.000012715919346548" calcext:value-type="float">
            <text:p>1.271591934654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3759880066" calcext:value-type="float">
            <text:p>0.023375988</text:p>
          </table:table-cell>
          <table:table-cell table:formula="of:=VAR([.B687:.B785])" office:value-type="float" office:value="0.0000126359069838057" calcext:value-type="float">
            <text:p>1.2635906983805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2139568329" calcext:value-type="float">
            <text:p>0.0252139568</text:p>
          </table:table-cell>
          <table:table-cell table:formula="of:=VAR([.B688:.B786])" office:value-type="float" office:value="0.0000126145556712597" calcext:value-type="float">
            <text:p>1.2614555671259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9179344177" calcext:value-type="float">
            <text:p>0.0269179344</text:p>
          </table:table-cell>
          <table:table-cell table:formula="of:=VAR([.B689:.B787])" office:value-type="float" office:value="0.0000126295078667341" calcext:value-type="float">
            <text:p>1.2629507866734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5940895081" calcext:value-type="float">
            <text:p>0.0275940895</text:p>
          </table:table-cell>
          <table:table-cell table:formula="of:=VAR([.B690:.B788])" office:value-type="float" office:value="0.0000126600923518929" calcext:value-type="float">
            <text:p>1.2660092351892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4050750732" calcext:value-type="float">
            <text:p>0.0234050751</text:p>
          </table:table-cell>
          <table:table-cell table:formula="of:=VAR([.B691:.B789])" office:value-type="float" office:value="0.0000126425393367591" calcext:value-type="float">
            <text:p>1.2642539336759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3538150787" calcext:value-type="float">
            <text:p>0.0233538151</text:p>
          </table:table-cell>
          <table:table-cell table:formula="of:=VAR([.B692:.B790])" office:value-type="float" office:value="0.0000129527068080037" calcext:value-type="float">
            <text:p>1.2952706808003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9139328003" calcext:value-type="float">
            <text:p>0.0229139328</text:p>
          </table:table-cell>
          <table:table-cell table:formula="of:=VAR([.B693:.B791])" office:value-type="float" office:value="0.0000133655714921396" calcext:value-type="float">
            <text:p>1.3365571492139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7261104584" calcext:value-type="float">
            <text:p>0.0187261105</text:p>
          </table:table-cell>
          <table:table-cell table:formula="of:=VAR([.B694:.B792])" office:value-type="float" office:value="0.0000133216829886498" calcext:value-type="float">
            <text:p>1.3321682988649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8691310883" calcext:value-type="float">
            <text:p>0.0258691311</text:p>
          </table:table-cell>
          <table:table-cell table:formula="of:=VAR([.B695:.B793])" office:value-type="float" office:value="0.0000128915852148986" calcext:value-type="float">
            <text:p>1.2891585214898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4410552979" calcext:value-type="float">
            <text:p>0.0204410553</text:p>
          </table:table-cell>
          <table:table-cell table:formula="of:=VAR([.B696:.B794])" office:value-type="float" office:value="0.0000129032843716137" calcext:value-type="float">
            <text:p>1.2903284371613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8279361725" calcext:value-type="float">
            <text:p>0.0218279362</text:p>
          </table:table-cell>
          <table:table-cell table:formula="of:=VAR([.B697:.B795])" office:value-type="float" office:value="0.0000130734011822101" calcext:value-type="float">
            <text:p>1.3073401182210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2289466858" calcext:value-type="float">
            <text:p>0.0322289467</text:p>
          </table:table-cell>
          <table:table-cell table:formula="of:=VAR([.B698:.B796])" office:value-type="float" office:value="0.0000129769044365279" calcext:value-type="float">
            <text:p>1.2976904436527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8811035156" calcext:value-type="float">
            <text:p>0.0218811035</text:p>
          </table:table-cell>
          <table:table-cell table:formula="of:=VAR([.B699:.B797])" office:value-type="float" office:value="0.0000126699997131345" calcext:value-type="float">
            <text:p>0.0000126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8310775757" calcext:value-type="float">
            <text:p>0.0278310776</text:p>
          </table:table-cell>
          <table:table-cell table:formula="of:=VAR([.B700:.B798])" office:value-type="float" office:value="0.0000129961138223827" calcext:value-type="float">
            <text:p>1.2996113822382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5099067688" calcext:value-type="float">
            <text:p>0.0245099068</text:p>
          </table:table-cell>
          <table:table-cell table:formula="of:=VAR([.B701:.B799])" office:value-type="float" office:value="0.0000131501643263201" calcext:value-type="float">
            <text:p>1.3150164326320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960849762" calcext:value-type="float">
            <text:p>0.0269608498</text:p>
          </table:table-cell>
          <table:table-cell table:formula="of:=VAR([.B702:.B800])" office:value-type="float" office:value="0.0000132358080130812" calcext:value-type="float">
            <text:p>1.3235808013081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6999263763" calcext:value-type="float">
            <text:p>0.0246999264</text:p>
          </table:table-cell>
          <table:table-cell table:formula="of:=VAR([.B703:.B801])" office:value-type="float" office:value="0.0000134900303185203" calcext:value-type="float">
            <text:p>0.0000134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9130420685" calcext:value-type="float">
            <text:p>0.0319130421</text:p>
          </table:table-cell>
          <table:table-cell table:formula="of:=VAR([.B704:.B802])" office:value-type="float" office:value="0.0000139604780283989" calcext:value-type="float">
            <text:p>1.3960478028398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445098877" calcext:value-type="float">
            <text:p>0.0304450989</text:p>
          </table:table-cell>
          <table:table-cell table:formula="of:=VAR([.B705:.B803])" office:value-type="float" office:value="0.0000135286750225941" calcext:value-type="float">
            <text:p>1.3528675022594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3471393585" calcext:value-type="float">
            <text:p>0.0233471394</text:p>
          </table:table-cell>
          <table:table-cell table:formula="of:=VAR([.B706:.B804])" office:value-type="float" office:value="0.0000135975471142303" calcext:value-type="float">
            <text:p>1.3597547114230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3180732727" calcext:value-type="float">
            <text:p>0.0263180733</text:p>
          </table:table-cell>
          <table:table-cell table:formula="of:=VAR([.B707:.B805])" office:value-type="float" office:value="0.0000149522366512251" calcext:value-type="float">
            <text:p>1.4952236651225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2069911957" calcext:value-type="float">
            <text:p>0.0292069912</text:p>
          </table:table-cell>
          <table:table-cell table:formula="of:=VAR([.B708:.B806])" office:value-type="float" office:value="0.0000150799063131331" calcext:value-type="float">
            <text:p>1.5079906313133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5299339294" calcext:value-type="float">
            <text:p>0.0245299339</text:p>
          </table:table-cell>
          <table:table-cell table:formula="of:=VAR([.B709:.B807])" office:value-type="float" office:value="0.0000151409009253637" calcext:value-type="float">
            <text:p>1.5140900925363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0250053406" calcext:value-type="float">
            <text:p>0.0300250053</text:p>
          </table:table-cell>
          <table:table-cell table:formula="of:=VAR([.B710:.B808])" office:value-type="float" office:value="0.0000152897009195516" calcext:value-type="float">
            <text:p>1.5289700919551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1670608521" calcext:value-type="float">
            <text:p>0.0241670609</text:p>
          </table:table-cell>
          <table:table-cell table:formula="of:=VAR([.B711:.B809])" office:value-type="float" office:value="0.0000150484144939143" calcext:value-type="float">
            <text:p>1.5048414493914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0571498871" calcext:value-type="float">
            <text:p>0.0240571499</text:p>
          </table:table-cell>
          <table:table-cell table:formula="of:=VAR([.B712:.B810])" office:value-type="float" office:value="0.0000154211411926948" calcext:value-type="float">
            <text:p>1.5421141192694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803068161" calcext:value-type="float">
            <text:p>0.0228030682</text:p>
          </table:table-cell>
          <table:table-cell table:formula="of:=VAR([.B713:.B811])" office:value-type="float" office:value="0.0000155389886213006" calcext:value-type="float">
            <text:p>0.0000155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4150676727" calcext:value-type="float">
            <text:p>0.0204150677</text:p>
          </table:table-cell>
          <table:table-cell table:formula="of:=VAR([.B714:.B812])" office:value-type="float" office:value="0.0000155710043364514" calcext:value-type="float">
            <text:p>0.00001557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4128398895" calcext:value-type="float">
            <text:p>0.0314128399</text:p>
          </table:table-cell>
          <table:table-cell table:formula="of:=VAR([.B715:.B813])" office:value-type="float" office:value="0.0000153778355280955" calcext:value-type="float">
            <text:p>1.5377835528095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498960495" calcext:value-type="float">
            <text:p>0.0274989605</text:p>
          </table:table-cell>
          <table:table-cell table:formula="of:=VAR([.B716:.B814])" office:value-type="float" office:value="0.0000149972648439655" calcext:value-type="float">
            <text:p>1.4997264843965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791934967" calcext:value-type="float">
            <text:p>0.021791935</text:p>
          </table:table-cell>
          <table:table-cell table:formula="of:=VAR([.B717:.B815])" office:value-type="float" office:value="0.0000150757531230625" calcext:value-type="float">
            <text:p>1.5075753123062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1889438629" calcext:value-type="float">
            <text:p>0.0281889439</text:p>
          </table:table-cell>
          <table:table-cell table:formula="of:=VAR([.B718:.B816])" office:value-type="float" office:value="0.0000149704607215519" calcext:value-type="float">
            <text:p>1.4970460721551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9600925446" calcext:value-type="float">
            <text:p>0.0209600925</text:p>
          </table:table-cell>
          <table:table-cell table:formula="of:=VAR([.B719:.B817])" office:value-type="float" office:value="0.0000149632422063293" calcext:value-type="float">
            <text:p>1.4963242206329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0712165833" calcext:value-type="float">
            <text:p>0.0240712166</text:p>
          </table:table-cell>
          <table:table-cell table:formula="of:=VAR([.B720:.B818])" office:value-type="float" office:value="0.0000148032287452494" calcext:value-type="float">
            <text:p>1.4803228745249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4678726196" calcext:value-type="float">
            <text:p>0.0254678726</text:p>
          </table:table-cell>
          <table:table-cell table:formula="of:=VAR([.B721:.B819])" office:value-type="float" office:value="0.0000148166587031571" calcext:value-type="float">
            <text:p>1.4816658703157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2188491821" calcext:value-type="float">
            <text:p>0.0202188492</text:p>
          </table:table-cell>
          <table:table-cell table:formula="of:=VAR([.B722:.B820])" office:value-type="float" office:value="0.0000156997592241137" calcext:value-type="float">
            <text:p>1.5699759224113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2771167755" calcext:value-type="float">
            <text:p>0.0222771168</text:p>
          </table:table-cell>
          <table:table-cell table:formula="of:=VAR([.B723:.B821])" office:value-type="float" office:value="0.0000155942413972839" calcext:value-type="float">
            <text:p>1.5594241397283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4920978546" calcext:value-type="float">
            <text:p>0.0234920979</text:p>
          </table:table-cell>
          <table:table-cell table:formula="of:=VAR([.B724:.B822])" office:value-type="float" office:value="0.0000155587021106974" calcext:value-type="float">
            <text:p>1.5558702110697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9590873718" calcext:value-type="float">
            <text:p>0.0249590874</text:p>
          </table:table-cell>
          <table:table-cell table:formula="of:=VAR([.B725:.B823])" office:value-type="float" office:value="0.0000167987895107942" calcext:value-type="float">
            <text:p>1.6798789510794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6160030365" calcext:value-type="float">
            <text:p>0.024616003</text:p>
          </table:table-cell>
          <table:table-cell table:formula="of:=VAR([.B726:.B824])" office:value-type="float" office:value="0.0000169800640918685" calcext:value-type="float">
            <text:p>1.6980064091868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4369506836" calcext:value-type="float">
            <text:p>0.0244369507</text:p>
          </table:table-cell>
          <table:table-cell table:formula="of:=VAR([.B727:.B825])" office:value-type="float" office:value="0.0000171390346330609" calcext:value-type="float">
            <text:p>0.00001713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1519985199" calcext:value-type="float">
            <text:p>0.0181519985</text:p>
          </table:table-cell>
          <table:table-cell table:formula="of:=VAR([.B728:.B826])" office:value-type="float" office:value="0.0000171543736153197" calcext:value-type="float">
            <text:p>1.7154373615319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9299793243" calcext:value-type="float">
            <text:p>0.0219299793</text:p>
          </table:table-cell>
          <table:table-cell table:formula="of:=VAR([.B729:.B827])" office:value-type="float" office:value="0.0000167261535411143" calcext:value-type="float">
            <text:p>1.6726153541114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5827903748" calcext:value-type="float">
            <text:p>0.0255827904</text:p>
          </table:table-cell>
          <table:table-cell table:formula="of:=VAR([.B730:.B828])" office:value-type="float" office:value="0.0000170090922629938" calcext:value-type="float">
            <text:p>1.7009092262993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9060649872" calcext:value-type="float">
            <text:p>0.022906065</text:p>
          </table:table-cell>
          <table:table-cell table:formula="of:=VAR([.B731:.B829])" office:value-type="float" office:value="0.0000173847577116082" calcext:value-type="float">
            <text:p>1.7384757711608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3090133667" calcext:value-type="float">
            <text:p>0.0263090134</text:p>
          </table:table-cell>
          <table:table-cell table:formula="of:=VAR([.B732:.B830])" office:value-type="float" office:value="0.0000176504479768742" calcext:value-type="float">
            <text:p>1.7650447976874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7788848877" calcext:value-type="float">
            <text:p>0.0307788849</text:p>
          </table:table-cell>
          <table:table-cell table:formula="of:=VAR([.B733:.B831])" office:value-type="float" office:value="0.0000177028119605316" calcext:value-type="float">
            <text:p>1.7702811960531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4310417175" calcext:value-type="float">
            <text:p>0.0204310417</text:p>
          </table:table-cell>
          <table:table-cell table:formula="of:=VAR([.B734:.B832])" office:value-type="float" office:value="0.0000181173238139047" calcext:value-type="float">
            <text:p>1.8117323813904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8000106812" calcext:value-type="float">
            <text:p>0.0288000107</text:p>
          </table:table-cell>
          <table:table-cell table:formula="of:=VAR([.B735:.B833])" office:value-type="float" office:value="0.0000180910957349985" calcext:value-type="float">
            <text:p>1.8091095734998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6709747314" calcext:value-type="float">
            <text:p>0.0326709747</text:p>
          </table:table-cell>
          <table:table-cell table:formula="of:=VAR([.B736:.B834])" office:value-type="float" office:value="0.0000180702992979736" calcext:value-type="float">
            <text:p>1.8070299297973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204202652" calcext:value-type="float">
            <text:p>0.0282042027</text:p>
          </table:table-cell>
          <table:table-cell table:formula="of:=VAR([.B737:.B835])" office:value-type="float" office:value="0.0000175570813350272" calcext:value-type="float">
            <text:p>1.755708133502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44898700714" calcext:value-type="float">
            <text:p>0.0344898701</text:p>
          </table:table-cell>
          <table:table-cell table:formula="of:=VAR([.B738:.B836])" office:value-type="float" office:value="0.0000175822025786328" calcext:value-type="float">
            <text:p>1.7582202578632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8258113861" calcext:value-type="float">
            <text:p>0.0248258114</text:p>
          </table:table-cell>
          <table:table-cell table:formula="of:=VAR([.B739:.B837])" office:value-type="float" office:value="0.000016745123033068" calcext:value-type="float">
            <text:p>1.674512303306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0359306335" calcext:value-type="float">
            <text:p>0.0240359306</text:p>
          </table:table-cell>
          <table:table-cell table:formula="of:=VAR([.B740:.B838])" office:value-type="float" office:value="0.0000170423088655025" calcext:value-type="float">
            <text:p>1.7042308865502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03814888" calcext:value-type="float">
            <text:p>0.0230381489</text:p>
          </table:table-cell>
          <table:table-cell table:formula="of:=VAR([.B741:.B839])" office:value-type="float" office:value="0.000017050866751537" calcext:value-type="float">
            <text:p>1.705086675153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7882137299" calcext:value-type="float">
            <text:p>0.0237882137</text:p>
          </table:table-cell>
          <table:table-cell table:formula="of:=VAR([.B742:.B840])" office:value-type="float" office:value="0.0000174674808899905" calcext:value-type="float">
            <text:p>1.7467480889990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9037952423" calcext:value-type="float">
            <text:p>0.0279037952</text:p>
          </table:table-cell>
          <table:table-cell table:formula="of:=VAR([.B743:.B841])" office:value-type="float" office:value="0.0000176312824487697" calcext:value-type="float">
            <text:p>1.7631282448769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9249725342" calcext:value-type="float">
            <text:p>0.0219249725</text:p>
          </table:table-cell>
          <table:table-cell table:formula="of:=VAR([.B744:.B842])" office:value-type="float" office:value="0.000017661384070847" calcext:value-type="float">
            <text:p>1.766138407084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0550041199" calcext:value-type="float">
            <text:p>0.0240550041</text:p>
          </table:table-cell>
          <table:table-cell table:formula="of:=VAR([.B745:.B843])" office:value-type="float" office:value="0.0000175624164510853" calcext:value-type="float">
            <text:p>1.7562416451085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9378681183" calcext:value-type="float">
            <text:p>0.0249378681</text:p>
          </table:table-cell>
          <table:table-cell table:formula="of:=VAR([.B746:.B844])" office:value-type="float" office:value="0.0000175579492591645" calcext:value-type="float">
            <text:p>1.7557949259164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1420688629" calcext:value-type="float">
            <text:p>0.0301420689</text:p>
          </table:table-cell>
          <table:table-cell table:formula="of:=VAR([.B747:.B845])" office:value-type="float" office:value="0.0000175538798445971" calcext:value-type="float">
            <text:p>1.7553879844597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6261100769" calcext:value-type="float">
            <text:p>0.0266261101</text:p>
          </table:table-cell>
          <table:table-cell table:formula="of:=VAR([.B748:.B846])" office:value-type="float" office:value="0.0000173547117579143" calcext:value-type="float">
            <text:p>1.7354711757914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0880508423" calcext:value-type="float">
            <text:p>0.0220880508</text:p>
          </table:table-cell>
          <table:table-cell table:formula="of:=VAR([.B749:.B847])" office:value-type="float" office:value="0.0000173452032589829" calcext:value-type="float">
            <text:p>1.7345203258982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8140258789" calcext:value-type="float">
            <text:p>0.0328140259</text:p>
          </table:table-cell>
          <table:table-cell table:formula="of:=VAR([.B750:.B848])" office:value-type="float" office:value="0.0000174608560785494" calcext:value-type="float">
            <text:p>1.7460856078549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5310745239" calcext:value-type="float">
            <text:p>0.0285310745</text:p>
          </table:table-cell>
          <table:table-cell table:formula="of:=VAR([.B751:.B849])" office:value-type="float" office:value="0.0000169583620777759" calcext:value-type="float">
            <text:p>1.6958362077775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3620357513" calcext:value-type="float">
            <text:p>0.0283620358</text:p>
          </table:table-cell>
          <table:table-cell table:formula="of:=VAR([.B752:.B850])" office:value-type="float" office:value="0.0000168637473095014" calcext:value-type="float">
            <text:p>1.6863747309501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021024704" calcext:value-type="float">
            <text:p>0.0290210247</text:p>
          </table:table-cell>
          <table:table-cell table:formula="of:=VAR([.B753:.B851])" office:value-type="float" office:value="0.0000168088185258999" calcext:value-type="float">
            <text:p>1.6808818525899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2080173492" calcext:value-type="float">
            <text:p>0.0282080173</text:p>
          </table:table-cell>
          <table:table-cell table:formula="of:=VAR([.B754:.B852])" office:value-type="float" office:value="0.0000170025696502308" calcext:value-type="float">
            <text:p>1.7002569650230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7509269714" calcext:value-type="float">
            <text:p>0.021750927</text:p>
          </table:table-cell>
          <table:table-cell table:formula="of:=VAR([.B755:.B853])" office:value-type="float" office:value="0.0000169465348586986" calcext:value-type="float">
            <text:p>1.6946534858698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040222168" calcext:value-type="float">
            <text:p>0.0240402222</text:p>
          </table:table-cell>
          <table:table-cell table:formula="of:=VAR([.B756:.B854])" office:value-type="float" office:value="0.0000171231663017472" calcext:value-type="float">
            <text:p>1.712316630174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4939842224" calcext:value-type="float">
            <text:p>0.0204939842</text:p>
          </table:table-cell>
          <table:table-cell table:formula="of:=VAR([.B757:.B855])" office:value-type="float" office:value="0.0000171139771060919" calcext:value-type="float">
            <text:p>0.00001711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2560424805" calcext:value-type="float">
            <text:p>0.0202560425</text:p>
          </table:table-cell>
          <table:table-cell table:formula="of:=VAR([.B758:.B856])" office:value-type="float" office:value="0.0000173166205739459" calcext:value-type="float">
            <text:p>1.7316620573945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5620479584" calcext:value-type="float">
            <text:p>0.025562048</text:p>
          </table:table-cell>
          <table:table-cell table:formula="of:=VAR([.B759:.B857])" office:value-type="float" office:value="0.0000170343747597858" calcext:value-type="float">
            <text:p>1.7034374759785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4990329742" calcext:value-type="float">
            <text:p>0.026499033</text:p>
          </table:table-cell>
          <table:table-cell table:formula="of:=VAR([.B760:.B858])" office:value-type="float" office:value="0.000017102816461566" calcext:value-type="float">
            <text:p>1.710281646156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0779857635" calcext:value-type="float">
            <text:p>0.0260779858</text:p>
          </table:table-cell>
          <table:table-cell table:formula="of:=VAR([.B761:.B859])" office:value-type="float" office:value="0.0000176384569903616" calcext:value-type="float">
            <text:p>1.7638456990361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7508544922" calcext:value-type="float">
            <text:p>0.0227508545</text:p>
          </table:table-cell>
          <table:table-cell table:formula="of:=VAR([.B762:.B860])" office:value-type="float" office:value="0.0000182289537967767" calcext:value-type="float">
            <text:p>0.0000182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5530815125" calcext:value-type="float">
            <text:p>0.0275530815</text:p>
          </table:table-cell>
          <table:table-cell table:formula="of:=VAR([.B763:.B861])" office:value-type="float" office:value="0.0000181418075707049" calcext:value-type="float">
            <text:p>1.8141807570704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4369926453" calcext:value-type="float">
            <text:p>0.0304369926</text:p>
          </table:table-cell>
          <table:table-cell table:formula="of:=VAR([.B764:.B862])" office:value-type="float" office:value="0.0000181820871431833" calcext:value-type="float">
            <text:p>1.8182087143183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3569660187" calcext:value-type="float">
            <text:p>0.019356966</text:p>
          </table:table-cell>
          <table:table-cell table:formula="of:=VAR([.B765:.B863])" office:value-type="float" office:value="0.0000186854046377661" calcext:value-type="float">
            <text:p>1.8685404637766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2248725891" calcext:value-type="float">
            <text:p>0.0292248726</text:p>
          </table:table-cell>
          <table:table-cell table:formula="of:=VAR([.B766:.B864])" office:value-type="float" office:value="0.0000184808059406435" calcext:value-type="float">
            <text:p>1.8480805940643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2290496826" calcext:value-type="float">
            <text:p>0.0242290497</text:p>
          </table:table-cell>
          <table:table-cell table:formula="of:=VAR([.B767:.B865])" office:value-type="float" office:value="0.0000184190159974225" calcext:value-type="float">
            <text:p>0.00001841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9619998932" calcext:value-type="float">
            <text:p>0.0209619999</text:p>
          </table:table-cell>
          <table:table-cell table:formula="of:=VAR([.B768:.B866])" office:value-type="float" office:value="0.0000184400959076149" calcext:value-type="float">
            <text:p>1.8440095907614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7880992889" calcext:value-type="float">
            <text:p>0.0187880993</text:p>
          </table:table-cell>
          <table:table-cell table:formula="of:=VAR([.B769:.B867])" office:value-type="float" office:value="0.0000182026926671388" calcext:value-type="float">
            <text:p>1.8202692667138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2430229187" calcext:value-type="float">
            <text:p>0.0222430229</text:p>
          </table:table-cell>
          <table:table-cell table:formula="of:=VAR([.B770:.B868])" office:value-type="float" office:value="0.0000177652984464258" calcext:value-type="float">
            <text:p>1.7765298446425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8020935059" calcext:value-type="float">
            <text:p>0.0198020935</text:p>
          </table:table-cell>
          <table:table-cell table:formula="of:=VAR([.B771:.B869])" office:value-type="float" office:value="0.0000176485487340656" calcext:value-type="float">
            <text:p>1.7648548734065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1979827881" calcext:value-type="float">
            <text:p>0.0251979828</text:p>
          </table:table-cell>
          <table:table-cell table:formula="of:=VAR([.B772:.B870])" office:value-type="float" office:value="0.0000172751327870589" calcext:value-type="float">
            <text:p>1.7275132787058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8389968872" calcext:value-type="float">
            <text:p>0.0238389969</text:p>
          </table:table-cell>
          <table:table-cell table:formula="of:=VAR([.B773:.B871])" office:value-type="float" office:value="0.0000174565458024478" calcext:value-type="float">
            <text:p>1.7456545802447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5000801086" calcext:value-type="float">
            <text:p>0.0285000801</text:p>
          </table:table-cell>
          <table:table-cell table:formula="of:=VAR([.B774:.B872])" office:value-type="float" office:value="0.0000176319541106134" calcext:value-type="float">
            <text:p>0.00001763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848865509" calcext:value-type="float">
            <text:p>0.0258488655</text:p>
          </table:table-cell>
          <table:table-cell table:formula="of:=VAR([.B775:.B873])" office:value-type="float" office:value="0.0000180407061739124" calcext:value-type="float">
            <text:p>1.8040706173912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23295784" calcext:value-type="float">
            <text:p>0.0262329578</text:p>
          </table:table-cell>
          <table:table-cell table:formula="of:=VAR([.B776:.B874])" office:value-type="float" office:value="0.000018195213927917" calcext:value-type="float">
            <text:p>1.819521392791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1950492859" calcext:value-type="float">
            <text:p>0.0261950493</text:p>
          </table:table-cell>
          <table:table-cell table:formula="of:=VAR([.B777:.B875])" office:value-type="float" office:value="0.0000184400255977268" calcext:value-type="float">
            <text:p>0.0000184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4678726196" calcext:value-type="float">
            <text:p>0.0254678726</text:p>
          </table:table-cell>
          <table:table-cell table:formula="of:=VAR([.B778:.B876])" office:value-type="float" office:value="0.0000189218418346857" calcext:value-type="float">
            <text:p>1.8921841834685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2368869781" calcext:value-type="float">
            <text:p>0.031236887</text:p>
          </table:table-cell>
          <table:table-cell table:formula="of:=VAR([.B779:.B877])" office:value-type="float" office:value="0.0000191523926441334" calcext:value-type="float">
            <text:p>1.9152392644133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4189033508" calcext:value-type="float">
            <text:p>0.0234189034</text:p>
          </table:table-cell>
          <table:table-cell table:formula="of:=VAR([.B780:.B878])" office:value-type="float" office:value="0.000019789271226796" calcext:value-type="float">
            <text:p>1.978927122679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7969837189" calcext:value-type="float">
            <text:p>0.0277969837</text:p>
          </table:table-cell>
          <table:table-cell table:formula="of:=VAR([.B781:.B879])" office:value-type="float" office:value="0.0000197316354531991" calcext:value-type="float">
            <text:p>1.9731635453199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7480659485" calcext:value-type="float">
            <text:p>0.0217480659</text:p>
          </table:table-cell>
          <table:table-cell table:formula="of:=VAR([.B782:.B880])" office:value-type="float" office:value="0.000019738154250896" calcext:value-type="float">
            <text:p>1.973815425089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1540203094" calcext:value-type="float">
            <text:p>0.0231540203</text:p>
          </table:table-cell>
          <table:table-cell table:formula="of:=VAR([.B783:.B881])" office:value-type="float" office:value="0.0000195728789790746" calcext:value-type="float">
            <text:p>1.9572878979074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1899280548" calcext:value-type="float">
            <text:p>0.0211899281</text:p>
          </table:table-cell>
          <table:table-cell table:formula="of:=VAR([.B784:.B882])" office:value-type="float" office:value="0.0000196726855786702" calcext:value-type="float">
            <text:p>1.9672685578670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3509540558" calcext:value-type="float">
            <text:p>0.0233509541</text:p>
          </table:table-cell>
          <table:table-cell table:formula="of:=VAR([.B785:.B883])" office:value-type="float" office:value="0.0000194640910693981" calcext:value-type="float">
            <text:p>1.9464091069398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1681079865" calcext:value-type="float">
            <text:p>0.026168108</text:p>
          </table:table-cell>
          <table:table-cell table:formula="of:=VAR([.B786:.B884])" office:value-type="float" office:value="0.000019395474312423" calcext:value-type="float">
            <text:p>1.939547431242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3781547546" calcext:value-type="float">
            <text:p>0.0263781548</text:p>
          </table:table-cell>
          <table:table-cell table:formula="of:=VAR([.B787:.B885])" office:value-type="float" office:value="0.0000193986164000707" calcext:value-type="float">
            <text:p>1.9398616400070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6319980621" calcext:value-type="float">
            <text:p>0.0276319981</text:p>
          </table:table-cell>
          <table:table-cell table:formula="of:=VAR([.B788:.B886])" office:value-type="float" office:value="0.0000194730164308644" calcext:value-type="float">
            <text:p>0.00001947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2071361542" calcext:value-type="float">
            <text:p>0.0272071362</text:p>
          </table:table-cell>
          <table:table-cell table:formula="of:=VAR([.B789:.B887])" office:value-type="float" office:value="0.0000197747210823194" calcext:value-type="float">
            <text:p>1.9774721082319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3710327148" calcext:value-type="float">
            <text:p>0.0193710327</text:p>
          </table:table-cell>
          <table:table-cell table:formula="of:=VAR([.B790:.B888])" office:value-type="float" office:value="0.0000198956603174108" calcext:value-type="float">
            <text:p>1.9895660317410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7950248718" calcext:value-type="float">
            <text:p>0.0317950249</text:p>
          </table:table-cell>
          <table:table-cell table:formula="of:=VAR([.B791:.B889])" office:value-type="float" office:value="0.0000195326767228896" calcext:value-type="float">
            <text:p>1.9532676722889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2851715088" calcext:value-type="float">
            <text:p>0.0262851715</text:p>
          </table:table-cell>
          <table:table-cell table:formula="of:=VAR([.B792:.B890])" office:value-type="float" office:value="0.0000201173353510738" calcext:value-type="float">
            <text:p>2.0117335351073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3649482727" calcext:value-type="float">
            <text:p>0.0243649483</text:p>
          </table:table-cell>
          <table:table-cell table:formula="of:=VAR([.B793:.B891])" office:value-type="float" office:value="0.0000202611384219893" calcext:value-type="float">
            <text:p>2.0261138421989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0910053253" calcext:value-type="float">
            <text:p>0.0240910053</text:p>
          </table:table-cell>
          <table:table-cell table:formula="of:=VAR([.B794:.B892])" office:value-type="float" office:value="0.0000206013870011588" calcext:value-type="float">
            <text:p>2.0601387001158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9499855042" calcext:value-type="float">
            <text:p>0.0189499855</text:p>
          </table:table-cell>
          <table:table-cell table:formula="of:=VAR([.B795:.B893])" office:value-type="float" office:value="0.0000206018118024905" calcext:value-type="float">
            <text:p>2.0601811802490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7021446228" calcext:value-type="float">
            <text:p>0.0237021446</text:p>
          </table:table-cell>
          <table:table-cell table:formula="of:=VAR([.B796:.B894])" office:value-type="float" office:value="0.0000203040536712253" calcext:value-type="float">
            <text:p>2.0304053671225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5450687408" calcext:value-type="float">
            <text:p>0.0295450687</text:p>
          </table:table-cell>
          <table:table-cell table:formula="of:=VAR([.B797:.B895])" office:value-type="float" office:value="0.0000204516200171771" calcext:value-type="float">
            <text:p>2.0451620017177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6710357666" calcext:value-type="float">
            <text:p>0.0186710358</text:p>
          </table:table-cell>
          <table:table-cell table:formula="of:=VAR([.B798:.B896])" office:value-type="float" office:value="0.0000203264132921566" calcext:value-type="float">
            <text:p>2.0326413292156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9139022827" calcext:value-type="float">
            <text:p>0.0299139023</text:p>
          </table:table-cell>
          <table:table-cell table:formula="of:=VAR([.B799:.B897])" office:value-type="float" office:value="0.0000198917540940372" calcext:value-type="float">
            <text:p>1.989175409403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27501297" calcext:value-type="float">
            <text:p>0.028275013</text:p>
          </table:table-cell>
          <table:table-cell table:formula="of:=VAR([.B800:.B898])" office:value-type="float" office:value="0.0000201592119834594" calcext:value-type="float">
            <text:p>2.0159211983459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9890136719" calcext:value-type="float">
            <text:p>0.0199890137</text:p>
          </table:table-cell>
          <table:table-cell table:formula="of:=VAR([.B801:.B899])" office:value-type="float" office:value="0.0000202065134635446" calcext:value-type="float">
            <text:p>2.0206513463544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0770740509" calcext:value-type="float">
            <text:p>0.0320770741</text:p>
          </table:table-cell>
          <table:table-cell table:formula="of:=VAR([.B802:.B900])" office:value-type="float" office:value="0.0000198875569972865" calcext:value-type="float">
            <text:p>1.9887556997286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6001224518" calcext:value-type="float">
            <text:p>0.0266001225</text:p>
          </table:table-cell>
          <table:table-cell table:formula="of:=VAR([.B803:.B901])" office:value-type="float" office:value="0.0000195336702809531" calcext:value-type="float">
            <text:p>1.9533670280953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3300247192" calcext:value-type="float">
            <text:p>0.0193300247</text:p>
          </table:table-cell>
          <table:table-cell table:formula="of:=VAR([.B804:.B902])" office:value-type="float" office:value="0.0000196519784115231" calcext:value-type="float">
            <text:p>0.0000196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68740558624" calcext:value-type="float">
            <text:p>0.0368740559</text:p>
          </table:table-cell>
          <table:table-cell table:formula="of:=VAR([.B805:.B903])" office:value-type="float" office:value="0.0000192146499756462" calcext:value-type="float">
            <text:p>1.9214649975646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9700031281" calcext:value-type="float">
            <text:p>0.0289700031</text:p>
          </table:table-cell>
          <table:table-cell table:formula="of:=VAR([.B806:.B904])" office:value-type="float" office:value="0.0000186336962269645" calcext:value-type="float">
            <text:p>1.8633696226964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6079483032" calcext:value-type="float">
            <text:p>0.0206079483</text:p>
          </table:table-cell>
          <table:table-cell table:formula="of:=VAR([.B807:.B905])" office:value-type="float" office:value="0.0000185554773732736" calcext:value-type="float">
            <text:p>1.8555477373273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3191509247" calcext:value-type="float">
            <text:p>0.0213191509</text:p>
          </table:table-cell>
          <table:table-cell table:formula="of:=VAR([.B808:.B906])" office:value-type="float" office:value="0.0000184424038609263" calcext:value-type="float">
            <text:p>1.8442403860926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4061222076" calcext:value-type="float">
            <text:p>0.0254061222</text:p>
          </table:table-cell>
          <table:table-cell table:formula="of:=VAR([.B809:.B907])" office:value-type="float" office:value="0.0000183882445907686" calcext:value-type="float">
            <text:p>1.8388244590768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9900398254" calcext:value-type="float">
            <text:p>0.0189900398</text:p>
          </table:table-cell>
          <table:table-cell table:formula="of:=VAR([.B810:.B908])" office:value-type="float" office:value="0.0000184504060830374" calcext:value-type="float">
            <text:p>1.8450406083037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5220451355" calcext:value-type="float">
            <text:p>0.0215220451</text:p>
          </table:table-cell>
          <table:table-cell table:formula="of:=VAR([.B811:.B909])" office:value-type="float" office:value="0.0000180143223596567" calcext:value-type="float">
            <text:p>1.8014322359656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9660224915" calcext:value-type="float">
            <text:p>0.0279660225</text:p>
          </table:table-cell>
          <table:table-cell table:formula="of:=VAR([.B812:.B910])" office:value-type="float" office:value="0.0000178319176329124" calcext:value-type="float">
            <text:p>1.7831917632912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3271121979" calcext:value-type="float">
            <text:p>0.0233271122</text:p>
          </table:table-cell>
          <table:table-cell table:formula="of:=VAR([.B813:.B911])" office:value-type="float" office:value="0.0000178186532279144" calcext:value-type="float">
            <text:p>1.7818653227914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6621112823" calcext:value-type="float">
            <text:p>0.0266621113</text:p>
          </table:table-cell>
          <table:table-cell table:formula="of:=VAR([.B814:.B912])" office:value-type="float" office:value="0.0000178033141540454" calcext:value-type="float">
            <text:p>1.7803314154045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3620662689" calcext:value-type="float">
            <text:p>0.0213620663</text:p>
          </table:table-cell>
          <table:table-cell table:formula="of:=VAR([.B815:.B913])" office:value-type="float" office:value="0.0000179226335048772" calcext:value-type="float">
            <text:p>1.792263350487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5580673218" calcext:value-type="float">
            <text:p>0.0245580673</text:p>
          </table:table-cell>
          <table:table-cell table:formula="of:=VAR([.B816:.B914])" office:value-type="float" office:value="0.0000178144105244561" calcext:value-type="float">
            <text:p>1.7814410524456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0740261078" calcext:value-type="float">
            <text:p>0.0280740261</text:p>
          </table:table-cell>
          <table:table-cell table:formula="of:=VAR([.B817:.B915])" office:value-type="float" office:value="0.0000179193526975466" calcext:value-type="float">
            <text:p>1.7919352697546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9748954773" calcext:value-type="float">
            <text:p>0.0239748955</text:p>
          </table:table-cell>
          <table:table-cell table:formula="of:=VAR([.B818:.B916])" office:value-type="float" office:value="0.0000179626262367783" calcext:value-type="float">
            <text:p>1.7962626236778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6349315643" calcext:value-type="float">
            <text:p>0.0266349316</text:p>
          </table:table-cell>
          <table:table-cell table:formula="of:=VAR([.B819:.B917])" office:value-type="float" office:value="0.0000180062907865041" calcext:value-type="float">
            <text:p>1.8006290786504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4462928772" calcext:value-type="float">
            <text:p>0.0344629288</text:p>
          </table:table-cell>
          <table:table-cell table:formula="of:=VAR([.B820:.B918])" office:value-type="float" office:value="0.0000180100719683094" calcext:value-type="float">
            <text:p>1.8010071968309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3940143585" calcext:value-type="float">
            <text:p>0.0213940144</text:p>
          </table:table-cell>
          <table:table-cell table:formula="of:=VAR([.B821:.B919])" office:value-type="float" office:value="0.0000174097457929657" calcext:value-type="float">
            <text:p>1.7409745792965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9458808899" calcext:value-type="float">
            <text:p>0.0229458809</text:p>
          </table:table-cell>
          <table:table-cell table:formula="of:=VAR([.B822:.B920])" office:value-type="float" office:value="0.0000174158781493417" calcext:value-type="float">
            <text:p>1.7415878149341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64530086517" calcext:value-type="float">
            <text:p>0.0364530087</text:p>
          </table:table-cell>
          <table:table-cell table:formula="of:=VAR([.B823:.B921])" office:value-type="float" office:value="0.0000173435972241054" calcext:value-type="float">
            <text:p>1.7343597224105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0990905762" calcext:value-type="float">
            <text:p>0.0210990906</text:p>
          </table:table-cell>
          <table:table-cell table:formula="of:=VAR([.B824:.B922])" office:value-type="float" office:value="0.0000161583567400001" calcext:value-type="float">
            <text:p>1.6158356740000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2891101837" calcext:value-type="float">
            <text:p>0.0212891102</text:p>
          </table:table-cell>
          <table:table-cell table:formula="of:=VAR([.B825:.B923])" office:value-type="float" office:value="0.0000159665256485558" calcext:value-type="float">
            <text:p>1.5966525648555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7820358276" calcext:value-type="float">
            <text:p>0.0267820358</text:p>
          </table:table-cell>
          <table:table-cell table:formula="of:=VAR([.B826:.B924])" office:value-type="float" office:value="0.0000163496477361425" calcext:value-type="float">
            <text:p>1.6349647736142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4979343414" calcext:value-type="float">
            <text:p>0.0284979343</text:p>
          </table:table-cell>
          <table:table-cell table:formula="of:=VAR([.B827:.B925])" office:value-type="float" office:value="0.0000166729988963844" calcext:value-type="float">
            <text:p>0.00001667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7919254303" calcext:value-type="float">
            <text:p>0.0317919254</text:p>
          </table:table-cell>
          <table:table-cell table:formula="of:=VAR([.B828:.B926])" office:value-type="float" office:value="0.0000167415225110056" calcext:value-type="float">
            <text:p>1.6741522511005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6030979156" calcext:value-type="float">
            <text:p>0.0316030979</text:p>
          </table:table-cell>
          <table:table-cell table:formula="of:=VAR([.B829:.B927])" office:value-type="float" office:value="0.0000166476160380976" calcext:value-type="float">
            <text:p>1.6647616038097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8030471802" calcext:value-type="float">
            <text:p>0.0198030472</text:p>
          </table:table-cell>
          <table:table-cell table:formula="of:=VAR([.B830:.B928])" office:value-type="float" office:value="0.0000165827304432319" calcext:value-type="float">
            <text:p>1.6582730443231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9340744019" calcext:value-type="float">
            <text:p>0.0279340744</text:p>
          </table:table-cell>
          <table:table-cell table:formula="of:=VAR([.B831:.B929])" office:value-type="float" office:value="0.0000164368079083268" calcext:value-type="float">
            <text:p>1.6436807908326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7998867035" calcext:value-type="float">
            <text:p>0.0337998867</text:p>
          </table:table-cell>
          <table:table-cell table:formula="of:=VAR([.B832:.B930])" office:value-type="float" office:value="0.0000164396385365519" calcext:value-type="float">
            <text:p>1.6439638536551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6868648529" calcext:value-type="float">
            <text:p>0.0206868649</text:p>
          </table:table-cell>
          <table:table-cell table:formula="of:=VAR([.B833:.B931])" office:value-type="float" office:value="0.0000158701345736403" calcext:value-type="float">
            <text:p>1.5870134573640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4659862518" calcext:value-type="float">
            <text:p>0.0284659863</text:p>
          </table:table-cell>
          <table:table-cell table:formula="of:=VAR([.B834:.B932])" office:value-type="float" office:value="0.0000161814529314322" calcext:value-type="float">
            <text:p>1.6181452931432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2129306793" calcext:value-type="float">
            <text:p>0.0262129307</text:p>
          </table:table-cell>
          <table:table-cell table:formula="of:=VAR([.B835:.B933])" office:value-type="float" office:value="0.0000161577040688952" calcext:value-type="float">
            <text:p>1.6157704068895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3469734192" calcext:value-type="float">
            <text:p>0.0223469734</text:p>
          </table:table-cell>
          <table:table-cell table:formula="of:=VAR([.B836:.B934])" office:value-type="float" office:value="0.0000168349954271112" calcext:value-type="float">
            <text:p>0.00001683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0050296783" calcext:value-type="float">
            <text:p>0.0260050297</text:p>
          </table:table-cell>
          <table:table-cell table:formula="of:=VAR([.B837:.B935])" office:value-type="float" office:value="0.0000167678587527491" calcext:value-type="float">
            <text:p>1.6767858752749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827999115" calcext:value-type="float">
            <text:p>0.0308279991</text:p>
          </table:table-cell>
          <table:table-cell table:formula="of:=VAR([.B838:.B936])" office:value-type="float" office:value="0.0000167889235396627" calcext:value-type="float">
            <text:p>1.6788923539662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7619876862" calcext:value-type="float">
            <text:p>0.0237619877</text:p>
          </table:table-cell>
          <table:table-cell table:formula="of:=VAR([.B839:.B937])" office:value-type="float" office:value="0.0000166768549149144" calcext:value-type="float">
            <text:p>1.6676854914914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3138237" calcext:value-type="float">
            <text:p>0.0323138237</text:p>
          </table:table-cell>
          <table:table-cell table:formula="of:=VAR([.B840:.B938])" office:value-type="float" office:value="0.0000167159013718277" calcext:value-type="float">
            <text:p>1.6715901371827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9310684204" calcext:value-type="float">
            <text:p>0.0299310684</text:p>
          </table:table-cell>
          <table:table-cell table:formula="of:=VAR([.B841:.B939])" office:value-type="float" office:value="0.0000164857594043023" calcext:value-type="float">
            <text:p>1.6485759404302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470993042" calcext:value-type="float">
            <text:p>0.028470993</text:p>
          </table:table-cell>
          <table:table-cell table:formula="of:=VAR([.B842:.B940])" office:value-type="float" office:value="0.000016262801841833" calcext:value-type="float">
            <text:p>1.626280184183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6501693726" calcext:value-type="float">
            <text:p>0.0236501694</text:p>
          </table:table-cell>
          <table:table-cell table:formula="of:=VAR([.B843:.B941])" office:value-type="float" office:value="0.0000161573830511446" calcext:value-type="float">
            <text:p>1.6157383051144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0431041718" calcext:value-type="float">
            <text:p>0.0270431042</text:p>
          </table:table-cell>
          <table:table-cell table:formula="of:=VAR([.B844:.B942])" office:value-type="float" office:value="0.0000164916245389091" calcext:value-type="float">
            <text:p>1.6491624538909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9552001953" calcext:value-type="float">
            <text:p>0.0259552002</text:p>
          </table:table-cell>
          <table:table-cell table:formula="of:=VAR([.B845:.B943])" office:value-type="float" office:value="0.0000166725350302973" calcext:value-type="float">
            <text:p>1.6672535030297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6551036835" calcext:value-type="float">
            <text:p>0.0246551037</text:p>
          </table:table-cell>
          <table:table-cell table:formula="of:=VAR([.B846:.B944])" office:value-type="float" office:value="0.0000169159328684357" calcext:value-type="float">
            <text:p>1.6915932868435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1951217651" calcext:value-type="float">
            <text:p>0.0251951218</text:p>
          </table:table-cell>
          <table:table-cell table:formula="of:=VAR([.B847:.B945])" office:value-type="float" office:value="0.0000169563407177975" calcext:value-type="float">
            <text:p>1.6956340717797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7269191742" calcext:value-type="float">
            <text:p>0.0207269192</text:p>
          </table:table-cell>
          <table:table-cell table:formula="of:=VAR([.B848:.B946])" office:value-type="float" office:value="0.0000169559866503712" calcext:value-type="float">
            <text:p>0.00001695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5168933868" calcext:value-type="float">
            <text:p>0.0235168934</text:p>
          </table:table-cell>
          <table:table-cell table:formula="of:=VAR([.B849:.B947])" office:value-type="float" office:value="0.000016768463029992" calcext:value-type="float">
            <text:p>1.676846302999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8800983429" calcext:value-type="float">
            <text:p>0.0258800983</text:p>
          </table:table-cell>
          <table:table-cell table:formula="of:=VAR([.B850:.B948])" office:value-type="float" office:value="0.0000168337589545033" calcext:value-type="float">
            <text:p>1.6833758954503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2178649902" calcext:value-type="float">
            <text:p>0.027217865</text:p>
          </table:table-cell>
          <table:table-cell table:formula="of:=VAR([.B851:.B949])" office:value-type="float" office:value="0.0000168925976902925" calcext:value-type="float">
            <text:p>1.6892597690292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0809612274" calcext:value-type="float">
            <text:p>0.0310809612</text:p>
          </table:table-cell>
          <table:table-cell table:formula="of:=VAR([.B852:.B950])" office:value-type="float" office:value="0.0000168536113302957" calcext:value-type="float">
            <text:p>1.6853611330295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9079208374" calcext:value-type="float">
            <text:p>0.0269079208</text:p>
          </table:table-cell>
          <table:table-cell table:formula="of:=VAR([.B853:.B951])" office:value-type="float" office:value="0.0000164848378994133" calcext:value-type="float">
            <text:p>1.6484837899413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0781002045" calcext:value-type="float">
            <text:p>0.0310781002</text:p>
          </table:table-cell>
          <table:table-cell table:formula="of:=VAR([.B854:.B952])" office:value-type="float" office:value="0.000016481121184514" calcext:value-type="float">
            <text:p>1.648112118451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3799686432" calcext:value-type="float">
            <text:p>0.0243799686</text:p>
          </table:table-cell>
          <table:table-cell table:formula="of:=VAR([.B855:.B953])" office:value-type="float" office:value="0.0000163086169707914" calcext:value-type="float">
            <text:p>1.6308616970791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8050270081" calcext:value-type="float">
            <text:p>0.018805027</text:p>
          </table:table-cell>
          <table:table-cell table:formula="of:=VAR([.B856:.B954])" office:value-type="float" office:value="0.0000163908286389621" calcext:value-type="float">
            <text:p>1.6390828638962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994134903" calcext:value-type="float">
            <text:p>0.0249941349</text:p>
          </table:table-cell>
          <table:table-cell table:formula="of:=VAR([.B857:.B955])" office:value-type="float" office:value="0.0000164882079202975" calcext:value-type="float">
            <text:p>1.6488207920297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9649543762" calcext:value-type="float">
            <text:p>0.0229649544</text:p>
          </table:table-cell>
          <table:table-cell table:formula="of:=VAR([.B858:.B956])" office:value-type="float" office:value="0.0000166378916017866" calcext:value-type="float">
            <text:p>1.6637891601786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8779220581" calcext:value-type="float">
            <text:p>0.0328779221</text:p>
          </table:table-cell>
          <table:table-cell table:formula="of:=VAR([.B859:.B957])" office:value-type="float" office:value="0.0000166579980804642" calcext:value-type="float">
            <text:p>0.00001665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262014389" calcext:value-type="float">
            <text:p>0.0332620144</text:p>
          </table:table-cell>
          <table:table-cell table:formula="of:=VAR([.B860:.B958])" office:value-type="float" office:value="0.0000162477388007149" calcext:value-type="float">
            <text:p>1.6247738800714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0558128357" calcext:value-type="float">
            <text:p>0.0260558128</text:p>
          </table:table-cell>
          <table:table-cell table:formula="of:=VAR([.B861:.B959])" office:value-type="float" office:value="0.0000155873660347378" calcext:value-type="float">
            <text:p>1.5587366034737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4221172333" calcext:value-type="float">
            <text:p>0.0284221172</text:p>
          </table:table-cell>
          <table:table-cell table:formula="of:=VAR([.B862:.B960])" office:value-type="float" office:value="0.0000156052348383336" calcext:value-type="float">
            <text:p>1.5605234838333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41889858246" calcext:value-type="float">
            <text:p>0.0341889858</text:p>
          </table:table-cell>
          <table:table-cell table:formula="of:=VAR([.B863:.B961])" office:value-type="float" office:value="0.0000154971549168385" calcext:value-type="float">
            <text:p>1.5497154916838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1799144745" calcext:value-type="float">
            <text:p>0.0211799145</text:p>
          </table:table-cell>
          <table:table-cell table:formula="of:=VAR([.B864:.B962])" office:value-type="float" office:value="0.0000146696834686105" calcext:value-type="float">
            <text:p>1.4669683468610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1941890717" calcext:value-type="float">
            <text:p>0.0281941891</text:p>
          </table:table-cell>
          <table:table-cell table:formula="of:=VAR([.B865:.B963])" office:value-type="float" office:value="0.000014607118353475" calcext:value-type="float">
            <text:p>1.460711835347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6611366272" calcext:value-type="float">
            <text:p>0.0236611366</text:p>
          </table:table-cell>
          <table:table-cell table:formula="of:=VAR([.B866:.B964])" office:value-type="float" office:value="0.000014528934700708" calcext:value-type="float">
            <text:p>1.452893470070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8028507233" calcext:value-type="float">
            <text:p>0.0258028507</text:p>
          </table:table-cell>
          <table:table-cell table:formula="of:=VAR([.B867:.B965])" office:value-type="float" office:value="0.0000147641600314711" calcext:value-type="float">
            <text:p>1.4764160031471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2329368591" calcext:value-type="float">
            <text:p>0.0232329369</text:p>
          </table:table-cell>
          <table:table-cell table:formula="of:=VAR([.B868:.B966])" office:value-type="float" office:value="0.0000148089261174773" calcext:value-type="float">
            <text:p>1.4808926117477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2161960602" calcext:value-type="float">
            <text:p>0.0272161961</text:p>
          </table:table-cell>
          <table:table-cell table:formula="of:=VAR([.B869:.B967])" office:value-type="float" office:value="0.0000147919954418229" calcext:value-type="float">
            <text:p>0.00001479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98802948" calcext:value-type="float">
            <text:p>0.0269880295</text:p>
          </table:table-cell>
          <table:table-cell table:formula="of:=VAR([.B870:.B968])" office:value-type="float" office:value="0.0000148903436770614" calcext:value-type="float">
            <text:p>1.4890343677061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6751098633" calcext:value-type="float">
            <text:p>0.0216751099</text:p>
          </table:table-cell>
          <table:table-cell table:formula="of:=VAR([.B871:.B969])" office:value-type="float" office:value="0.0000148303465248804" calcext:value-type="float">
            <text:p>1.4830346524880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2860107422" calcext:value-type="float">
            <text:p>0.0212860107</text:p>
          </table:table-cell>
          <table:table-cell table:formula="of:=VAR([.B872:.B970])" office:value-type="float" office:value="0.0000147476353845233" calcext:value-type="float">
            <text:p>1.4747635384523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0138816833" calcext:value-type="float">
            <text:p>0.0190138817</text:p>
          </table:table-cell>
          <table:table-cell table:formula="of:=VAR([.B873:.B971])" office:value-type="float" office:value="0.0000157061707520054" calcext:value-type="float">
            <text:p>1.5706170752005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9089984894" calcext:value-type="float">
            <text:p>0.0219089985</text:p>
          </table:table-cell>
          <table:table-cell table:formula="of:=VAR([.B874:.B972])" office:value-type="float" office:value="0.0000155601170767692" calcext:value-type="float">
            <text:p>1.5560117076769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831823349" calcext:value-type="float">
            <text:p>0.0208318233</text:p>
          </table:table-cell>
          <table:table-cell table:formula="of:=VAR([.B875:.B973])" office:value-type="float" office:value="0.0000156188165521345" calcext:value-type="float">
            <text:p>1.5618816552134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644033432" calcext:value-type="float">
            <text:p>0.0326440334</text:p>
          </table:table-cell>
          <table:table-cell table:formula="of:=VAR([.B876:.B974])" office:value-type="float" office:value="0.0000155240002520869" calcext:value-type="float">
            <text:p>0.0000155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0058689117" calcext:value-type="float">
            <text:p>0.0210058689</text:p>
          </table:table-cell>
          <table:table-cell table:formula="of:=VAR([.B877:.B975])" office:value-type="float" office:value="0.0000149224708479247" calcext:value-type="float">
            <text:p>1.4922470847924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53760719299" calcext:value-type="float">
            <text:p>0.0353760719</text:p>
          </table:table-cell>
          <table:table-cell table:formula="of:=VAR([.B878:.B976])" office:value-type="float" office:value="0.0000153474680379427" calcext:value-type="float">
            <text:p>1.5347468037942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6650447845" calcext:value-type="float">
            <text:p>0.0256650448</text:p>
          </table:table-cell>
          <table:table-cell table:formula="of:=VAR([.B879:.B977])" office:value-type="float" office:value="0.0000142017469874915" calcext:value-type="float">
            <text:p>1.4201746987491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628950119" calcext:value-type="float">
            <text:p>0.0236289501</text:p>
          </table:table-cell>
          <table:table-cell table:formula="of:=VAR([.B880:.B978])" office:value-type="float" office:value="0.0000142451223820449" calcext:value-type="float">
            <text:p>1.4245122382044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4440307617" calcext:value-type="float">
            <text:p>0.0254440308</text:p>
          </table:table-cell>
          <table:table-cell table:formula="of:=VAR([.B881:.B979])" office:value-type="float" office:value="0.0000143501611577071" calcext:value-type="float">
            <text:p>1.4350161157707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96301651" calcext:value-type="float">
            <text:p>0.0299630165</text:p>
          </table:table-cell>
          <table:table-cell table:formula="of:=VAR([.B882:.B980])" office:value-type="float" office:value="0.0000143491570478205" calcext:value-type="float">
            <text:p>1.4349157047820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2438526154" calcext:value-type="float">
            <text:p>0.0272438526</text:p>
          </table:table-cell>
          <table:table-cell table:formula="of:=VAR([.B883:.B981])" office:value-type="float" office:value="0.0000141654553505325" calcext:value-type="float">
            <text:p>1.4165455350532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1218547821" calcext:value-type="float">
            <text:p>0.0261218548</text:p>
          </table:table-cell>
          <table:table-cell table:formula="of:=VAR([.B884:.B982])" office:value-type="float" office:value="0.0000146293139556025" calcext:value-type="float">
            <text:p>1.4629313955602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3670215607" calcext:value-type="float">
            <text:p>0.0253670216</text:p>
          </table:table-cell>
          <table:table-cell table:formula="of:=VAR([.B885:.B983])" office:value-type="float" office:value="0.0000146267268313653" calcext:value-type="float">
            <text:p>1.4626726831365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2040882111" calcext:value-type="float">
            <text:p>0.0232040882</text:p>
          </table:table-cell>
          <table:table-cell table:formula="of:=VAR([.B886:.B984])" office:value-type="float" office:value="0.0000146435077190443" calcext:value-type="float">
            <text:p>1.4643507719044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1749801636" calcext:value-type="float">
            <text:p>0.0201749802</text:p>
          </table:table-cell>
          <table:table-cell table:formula="of:=VAR([.B887:.B985])" office:value-type="float" office:value="0.0000146360502271407" calcext:value-type="float">
            <text:p>1.4636050227140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5569896698" calcext:value-type="float">
            <text:p>0.0295569897</text:p>
          </table:table-cell>
          <table:table-cell table:formula="of:=VAR([.B888:.B986])" office:value-type="float" office:value="0.0000147662859163891" calcext:value-type="float">
            <text:p>1.4766285916389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2560634613" calcext:value-type="float">
            <text:p>0.0232560635</text:p>
          </table:table-cell>
          <table:table-cell table:formula="of:=VAR([.B889:.B987])" office:value-type="float" office:value="0.000014522879921449" calcext:value-type="float">
            <text:p>1.452287992144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5505771637" calcext:value-type="float">
            <text:p>0.0355057716</text:p>
          </table:table-cell>
          <table:table-cell table:formula="of:=VAR([.B890:.B988])" office:value-type="float" office:value="0.0000145118241109326" calcext:value-type="float">
            <text:p>1.4511824110932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1569538116" calcext:value-type="float">
            <text:p>0.0221569538</text:p>
          </table:table-cell>
          <table:table-cell table:formula="of:=VAR([.B891:.B989])" office:value-type="float" office:value="0.0000133969145692887" calcext:value-type="float">
            <text:p>1.3396914569288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9321155548" calcext:value-type="float">
            <text:p>0.0319321156</text:p>
          </table:table-cell>
          <table:table-cell table:formula="of:=VAR([.B892:.B990])" office:value-type="float" office:value="0.0000133548710551763" calcext:value-type="float">
            <text:p>1.3354871055176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0800380707" calcext:value-type="float">
            <text:p>0.0240800381</text:p>
          </table:table-cell>
          <table:table-cell table:formula="of:=VAR([.B893:.B991])" office:value-type="float" office:value="0.0000128026444333071" calcext:value-type="float">
            <text:p>1.2802644433307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4719772339" calcext:value-type="float">
            <text:p>0.0214719772</text:p>
          </table:table-cell>
          <table:table-cell table:formula="of:=VAR([.B894:.B992])" office:value-type="float" office:value="0.0000128038763753786" calcext:value-type="float">
            <text:p>1.2803876375378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5559005737" calcext:value-type="float">
            <text:p>0.0215559006</text:p>
          </table:table-cell>
          <table:table-cell table:formula="of:=VAR([.B895:.B993])" office:value-type="float" office:value="0.0000131495840048926" calcext:value-type="float">
            <text:p>1.3149584004892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2280235291" calcext:value-type="float">
            <text:p>0.0252280235</text:p>
          </table:table-cell>
          <table:table-cell table:formula="of:=VAR([.B896:.B994])" office:value-type="float" office:value="0.0000132648416865987" calcext:value-type="float">
            <text:p>1.3264841686598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3259620667" calcext:value-type="float">
            <text:p>0.0293259621</text:p>
          </table:table-cell>
          <table:table-cell table:formula="of:=VAR([.B897:.B995])" office:value-type="float" office:value="0.0000132635529508855" calcext:value-type="float">
            <text:p>1.3263552950885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553899765" calcext:value-type="float">
            <text:p>0.0195538998</text:p>
          </table:table-cell>
          <table:table-cell table:formula="of:=VAR([.B898:.B996])" office:value-type="float" office:value="0.0000131307858702159" calcext:value-type="float">
            <text:p>1.3130785870215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11901474" calcext:value-type="float">
            <text:p>0.0291190147</text:p>
          </table:table-cell>
          <table:table-cell table:formula="of:=VAR([.B899:.B997])" office:value-type="float" office:value="0.0000129707495632426" calcext:value-type="float">
            <text:p>1.2970749563242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1949043274" calcext:value-type="float">
            <text:p>0.0281949043</text:p>
          </table:table-cell>
          <table:table-cell table:formula="of:=VAR([.B900:.B998])" office:value-type="float" office:value="0.0000129795897993964" calcext:value-type="float">
            <text:p>1.2979589799396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4541378021" calcext:value-type="float">
            <text:p>0.0274541378</text:p>
          </table:table-cell>
          <table:table-cell table:formula="of:=VAR([.B901:.B999])" office:value-type="float" office:value="0.0000134235985471601" calcext:value-type="float">
            <text:p>1.3423598547160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5079059601" calcext:value-type="float">
            <text:p>0.022507906</text:p>
          </table:table-cell>
          <table:table-cell table:formula="of:=VAR([.B902:.B1000])" office:value-type="float" office:value="0.0000133574266479898" calcext:value-type="float">
            <text:p>1.3357426647989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8229503632" calcext:value-type="float">
            <text:p>0.0248229504</text:p>
          </table:table-cell>
          <table:table-cell table:formula="of:=VAR([.B903:.B1001])" office:value-type="float" office:value="0.0000133534128291346" calcext:value-type="float">
            <text:p>1.3353412829134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79550647736" calcext:value-type="float">
            <text:p>0.0179550648</text:p>
          </table:table-cell>
          <table:table-cell table:formula="of:=VAR([.B904:.B1002])" office:value-type="float" office:value="0.0000133550567940769" calcext:value-type="float">
            <text:p>1.3355056794076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2269039154" calcext:value-type="float">
            <text:p>0.0242269039</text:p>
          </table:table-cell>
          <table:table-cell table:formula="of:=VAR([.B905:.B1003])" office:value-type="float" office:value="0.0000129258061515761" calcext:value-type="float">
            <text:p>1.2925806151576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8238830566" calcext:value-type="float">
            <text:p>0.0218238831</text:p>
          </table:table-cell>
          <table:table-cell table:formula="of:=VAR([.B906:.B1004])" office:value-type="float" office:value="0.0000130967485319667" calcext:value-type="float">
            <text:p>1.3096748531966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9597816467" calcext:value-type="float">
            <text:p>0.0219597816</text:p>
          </table:table-cell>
          <table:table-cell table:formula="of:=VAR([.B907:.B1005])" office:value-type="float" office:value="0.0000130386693922275" calcext:value-type="float">
            <text:p>1.3038669392227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2789516449" calcext:value-type="float">
            <text:p>0.0232789516</text:p>
          </table:table-cell>
          <table:table-cell table:formula="of:=VAR([.B908:.B1006])" office:value-type="float" office:value="0.0000129922417223342" calcext:value-type="float">
            <text:p>1.2992241722334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9219665527" calcext:value-type="float">
            <text:p>0.0239219666</text:p>
          </table:table-cell>
          <table:table-cell table:formula="of:=VAR([.B909:.B1007])" office:value-type="float" office:value="0.0000129813976544544" calcext:value-type="float">
            <text:p>1.2981397654454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9991416931" calcext:value-type="float">
            <text:p>0.0249991417</text:p>
          </table:table-cell>
          <table:table-cell table:formula="of:=VAR([.B910:.B1008])" office:value-type="float" office:value="0.0000129784246893934" calcext:value-type="float">
            <text:p>1.2978424689393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0209102631" calcext:value-type="float">
            <text:p>0.0240209103</text:p>
          </table:table-cell>
          <table:table-cell table:formula="of:=VAR([.B911:.B1009])" office:value-type="float" office:value="0.0000132227413239639" calcext:value-type="float">
            <text:p>1.3222741323963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6508846283" calcext:value-type="float">
            <text:p>0.0236508846</text:p>
          </table:table-cell>
          <table:table-cell table:formula="of:=VAR([.B912:.B1010])" office:value-type="float" office:value="0.0000133344668240806" calcext:value-type="float">
            <text:p>1.3334466824080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3459892273" calcext:value-type="float">
            <text:p>0.0293459892</text:p>
          </table:table-cell>
          <table:table-cell table:formula="of:=VAR([.B913:.B1011])" office:value-type="float" office:value="0.0000133685408420493" calcext:value-type="float">
            <text:p>1.3368540842049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0060043335" calcext:value-type="float">
            <text:p>0.0290060043</text:p>
          </table:table-cell>
          <table:table-cell table:formula="of:=VAR([.B914:.B1012])" office:value-type="float" office:value="0.000013176555785393" calcext:value-type="float">
            <text:p>1.317655578539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4270820618" calcext:value-type="float">
            <text:p>0.0224270821</text:p>
          </table:table-cell>
          <table:table-cell table:formula="of:=VAR([.B915:.B1013])" office:value-type="float" office:value="0.000013103837767459" calcext:value-type="float">
            <text:p>1.310383776745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8509902954" calcext:value-type="float">
            <text:p>0.0228509903</text:p>
          </table:table-cell>
          <table:table-cell table:formula="of:=VAR([.B916:.B1014])" office:value-type="float" office:value="0.0000131182834167364" calcext:value-type="float">
            <text:p>1.3118283416736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0538845062" calcext:value-type="float">
            <text:p>0.0230538845</text:p>
          </table:table-cell>
          <table:table-cell table:formula="of:=VAR([.B917:.B1015])" office:value-type="float" office:value="0.0000131045289651068" calcext:value-type="float">
            <text:p>1.3104528965106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8399715424" calcext:value-type="float">
            <text:p>0.0268399715</text:p>
          </table:table-cell>
          <table:table-cell table:formula="of:=VAR([.B918:.B1016])" office:value-type="float" office:value="0.0000134092384997684" calcext:value-type="float">
            <text:p>1.3409238499768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6801166534" calcext:value-type="float">
            <text:p>0.0216801167</text:p>
          </table:table-cell>
          <table:table-cell table:formula="of:=VAR([.B919:.B1017])" office:value-type="float" office:value="0.0000134228016092975" calcext:value-type="float">
            <text:p>1.3422801609297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3248729706" calcext:value-type="float">
            <text:p>0.021324873</text:p>
          </table:table-cell>
          <table:table-cell table:formula="of:=VAR([.B920:.B1018])" office:value-type="float" office:value="0.0000137191506403015" calcext:value-type="float">
            <text:p>1.3719150640301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9500274658" calcext:value-type="float">
            <text:p>0.0249500275</text:p>
          </table:table-cell>
          <table:table-cell table:formula="of:=VAR([.B921:.B1019])" office:value-type="float" office:value="0.0000137567370386074" calcext:value-type="float">
            <text:p>1.3756737038607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9408950806" calcext:value-type="float">
            <text:p>0.0259408951</text:p>
          </table:table-cell>
          <table:table-cell table:formula="of:=VAR([.B922:.B1020])" office:value-type="float" office:value="0.0000138202074010412" calcext:value-type="float">
            <text:p>1.3820207401041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3020057678" calcext:value-type="float">
            <text:p>0.0243020058</text:p>
          </table:table-cell>
          <table:table-cell table:formula="of:=VAR([.B923:.B1021])" office:value-type="float" office:value="0.0000162855844283636" calcext:value-type="float">
            <text:p>1.6285584428363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2689285278" calcext:value-type="float">
            <text:p>0.0332689285</text:p>
          </table:table-cell>
          <table:table-cell table:formula="of:=VAR([.B924:.B1022])" office:value-type="float" office:value="0.0000165195708270344" calcext:value-type="float">
            <text:p>1.6519570827034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0130939484" calcext:value-type="float">
            <text:p>0.0200130939</text:p>
          </table:table-cell>
          <table:table-cell table:formula="of:=VAR([.B925:.B1023])" office:value-type="float" office:value="0.0000157094004548724" calcext:value-type="float">
            <text:p>1.5709400454872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8350887299" calcext:value-type="float">
            <text:p>0.0218350887</text:p>
          </table:table-cell>
          <table:table-cell table:formula="of:=VAR([.B926:.B1024])" office:value-type="float" office:value="0.0000157935579935786" calcext:value-type="float">
            <text:p>1.5793557993578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1549530029" calcext:value-type="float">
            <text:p>0.020154953</text:p>
          </table:table-cell>
          <table:table-cell table:formula="of:=VAR([.B927:.B1025])" office:value-type="float" office:value="0.000016187027487863" calcext:value-type="float">
            <text:p>0.0000161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0561656952" calcext:value-type="float">
            <text:p>0.0310561657</text:p>
          </table:table-cell>
          <table:table-cell table:formula="of:=VAR([.B928:.B1026])" office:value-type="float" office:value="0.0000163707787317224" calcext:value-type="float">
            <text:p>1.6370778731722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2321281433" calcext:value-type="float">
            <text:p>0.0212321281</text:p>
          </table:table-cell>
          <table:table-cell table:formula="of:=VAR([.B929:.B1027])" office:value-type="float" office:value="0.0000159099121164873" calcext:value-type="float">
            <text:p>1.5909912116487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9910564423" calcext:value-type="float">
            <text:p>0.0279910564</text:p>
          </table:table-cell>
          <table:table-cell table:formula="of:=VAR([.B930:.B1028])" office:value-type="float" office:value="0.000016352438932184" calcext:value-type="float">
            <text:p>1.635243893218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7790603638" calcext:value-type="float">
            <text:p>0.0217790604</text:p>
          </table:table-cell>
          <table:table-cell table:formula="of:=VAR([.B931:.B1029])" office:value-type="float" office:value="0.0000168239591443297" calcext:value-type="float">
            <text:p>0.0000168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7739715576" calcext:value-type="float">
            <text:p>0.0327739716</text:p>
          </table:table-cell>
          <table:table-cell table:formula="of:=VAR([.B932:.B1030])" office:value-type="float" office:value="0.0000169859071632572" calcext:value-type="float">
            <text:p>1.698590716325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0389785767" calcext:value-type="float">
            <text:p>0.0280389786</text:p>
          </table:table-cell>
          <table:table-cell table:formula="of:=VAR([.B933:.B1031])" office:value-type="float" office:value="0.0000164505654596477" calcext:value-type="float">
            <text:p>1.6450565459647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73001289368" calcext:value-type="float">
            <text:p>0.0173001289</text:p>
          </table:table-cell>
          <table:table-cell table:formula="of:=VAR([.B934:.B1032])" office:value-type="float" office:value="0.0000164405741111086" calcext:value-type="float">
            <text:p>1.6440574111108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223110199" calcext:value-type="float">
            <text:p>0.0272231102</text:p>
          </table:table-cell>
          <table:table-cell table:formula="of:=VAR([.B935:.B1033])" office:value-type="float" office:value="0.0000163691299522769" calcext:value-type="float">
            <text:p>1.6369129952276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0159244537" calcext:value-type="float">
            <text:p>0.0270159245</text:p>
          </table:table-cell>
          <table:table-cell table:formula="of:=VAR([.B936:.B1034])" office:value-type="float" office:value="0.0000163227621386434" calcext:value-type="float">
            <text:p>1.6322762138643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2051868439" calcext:value-type="float">
            <text:p>0.0212051868</text:p>
          </table:table-cell>
          <table:table-cell table:formula="of:=VAR([.B937:.B1035])" office:value-type="float" office:value="0.0000162711808478332" calcext:value-type="float">
            <text:p>1.6271180847833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8459835052" calcext:value-type="float">
            <text:p>0.0228459835</text:p>
          </table:table-cell>
          <table:table-cell table:formula="of:=VAR([.B938:.B1036])" office:value-type="float" office:value="0.0000165175988322344" calcext:value-type="float">
            <text:p>1.6517598832234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2021598816" calcext:value-type="float">
            <text:p>0.0202021599</text:p>
          </table:table-cell>
          <table:table-cell table:formula="of:=VAR([.B939:.B1037])" office:value-type="float" office:value="0.000016608727523626" calcext:value-type="float">
            <text:p>1.660872752362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5908966064" calcext:value-type="float">
            <text:p>0.0255908966</text:p>
          </table:table-cell>
          <table:table-cell table:formula="of:=VAR([.B940:.B1038])" office:value-type="float" office:value="0.0000164443403391156" calcext:value-type="float">
            <text:p>1.6444340339115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768995285" calcext:value-type="float">
            <text:p>0.0257689953</text:p>
          </table:table-cell>
          <table:table-cell table:formula="of:=VAR([.B941:.B1039])" office:value-type="float" office:value="0.0000164383202586256" calcext:value-type="float">
            <text:p>1.6438320258625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2501544952" calcext:value-type="float">
            <text:p>0.0192501545</text:p>
          </table:table-cell>
          <table:table-cell table:formula="of:=VAR([.B942:.B1040])" office:value-type="float" office:value="0.0000171537471795135" calcext:value-type="float">
            <text:p>1.7153747179513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486831665" calcext:value-type="float">
            <text:p>0.0204868317</text:p>
          </table:table-cell>
          <table:table-cell table:formula="of:=VAR([.B943:.B1041])" office:value-type="float" office:value="0.0000169530758483524" calcext:value-type="float">
            <text:p>1.6953075848352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0879573822" calcext:value-type="float">
            <text:p>0.0200879574</text:p>
          </table:table-cell>
          <table:table-cell table:formula="of:=VAR([.B944:.B1042])" office:value-type="float" office:value="0.0000168730544882426" calcext:value-type="float">
            <text:p>1.6873054488242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9938030243" calcext:value-type="float">
            <text:p>0.022993803</text:p>
          </table:table-cell>
          <table:table-cell table:formula="of:=VAR([.B945:.B1043])" office:value-type="float" office:value="0.0000166838852728688" calcext:value-type="float">
            <text:p>1.6683885272868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9791145325" calcext:value-type="float">
            <text:p>0.0249791145</text:p>
          </table:table-cell>
          <table:table-cell table:formula="of:=VAR([.B946:.B1044])" office:value-type="float" office:value="0.0000166598936328243" calcext:value-type="float">
            <text:p>1.6659893632824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3939628601" calcext:value-type="float">
            <text:p>0.0253939629</text:p>
          </table:table-cell>
          <table:table-cell table:formula="of:=VAR([.B947:.B1045])" office:value-type="float" office:value="0.0000168047138329489" calcext:value-type="float">
            <text:p>1.6804713832948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0899581909" calcext:value-type="float">
            <text:p>0.0220899582</text:p>
          </table:table-cell>
          <table:table-cell table:formula="of:=VAR([.B948:.B1046])" office:value-type="float" office:value="0.0000168376091400673" calcext:value-type="float">
            <text:p>1.6837609140067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4709510803" calcext:value-type="float">
            <text:p>0.0224709511</text:p>
          </table:table-cell>
          <table:table-cell table:formula="of:=VAR([.B949:.B1047])" office:value-type="float" office:value="0.0000168813016723844" calcext:value-type="float">
            <text:p>1.6881301672384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0500907898" calcext:value-type="float">
            <text:p>0.0260500908</text:p>
          </table:table-cell>
          <table:table-cell table:formula="of:=VAR([.B950:.B1048])" office:value-type="float" office:value="0.0000168684704432298" calcext:value-type="float">
            <text:p>1.6868470443229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0810852051" calcext:value-type="float">
            <text:p>0.0260810852</text:p>
          </table:table-cell>
          <table:table-cell table:formula="of:=VAR([.B951:.B1049])" office:value-type="float" office:value="0.0000168570605855939" calcext:value-type="float">
            <text:p>1.6857060585593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8130302429" calcext:value-type="float">
            <text:p>0.0268130302</text:p>
          </table:table-cell>
          <table:table-cell table:formula="of:=VAR([.B952:.B1050])" office:value-type="float" office:value="0.0000168613666066336" calcext:value-type="float">
            <text:p>1.6861366606633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5000076294" calcext:value-type="float">
            <text:p>0.0295000076</text:p>
          </table:table-cell>
          <table:table-cell table:formula="of:=VAR([.B953:.B1051])" office:value-type="float" office:value="0.0000171245771785634" calcext:value-type="float">
            <text:p>1.7124577178563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0248699188" calcext:value-type="float">
            <text:p>0.0220248699</text:p>
          </table:table-cell>
          <table:table-cell table:formula="of:=VAR([.B954:.B1052])" office:value-type="float" office:value="0.0000169657225244861" calcext:value-type="float">
            <text:p>1.6965722524486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8598747253" calcext:value-type="float">
            <text:p>0.0318598747</text:p>
          </table:table-cell>
          <table:table-cell table:formula="of:=VAR([.B955:.B1053])" office:value-type="float" office:value="0.0000169214985183529" calcext:value-type="float">
            <text:p>1.6921498518352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8829803467" calcext:value-type="float">
            <text:p>0.0288829803</text:p>
          </table:table-cell>
          <table:table-cell table:formula="of:=VAR([.B956:.B1054])" office:value-type="float" office:value="0.0000164208286306867" calcext:value-type="float">
            <text:p>1.6420828630686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5398540497" calcext:value-type="float">
            <text:p>0.022539854</text:p>
          </table:table-cell>
          <table:table-cell table:formula="of:=VAR([.B957:.B1055])" office:value-type="float" office:value="0.0000163567114988961" calcext:value-type="float">
            <text:p>1.6356711498896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3371047974" calcext:value-type="float">
            <text:p>0.0203371048</text:p>
          </table:table-cell>
          <table:table-cell table:formula="of:=VAR([.B958:.B1056])" office:value-type="float" office:value="0.0000163226975632132" calcext:value-type="float">
            <text:p>1.6322697563213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153968811" calcext:value-type="float">
            <text:p>0.0271539688</text:p>
          </table:table-cell>
          <table:table-cell table:formula="of:=VAR([.B959:.B1057])" office:value-type="float" office:value="0.0000164717412246467" calcext:value-type="float">
            <text:p>1.6471741224646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0839252472" calcext:value-type="float">
            <text:p>0.0230839252</text:p>
          </table:table-cell>
          <table:table-cell table:formula="of:=VAR([.B960:.B1058])" office:value-type="float" office:value="0.0000169278757377086" calcext:value-type="float">
            <text:p>1.6927875737708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2880115509" calcext:value-type="float">
            <text:p>0.0232880116</text:p>
          </table:table-cell>
          <table:table-cell table:formula="of:=VAR([.B961:.B1059])" office:value-type="float" office:value="0.0000171334055503334" calcext:value-type="float">
            <text:p>1.7133405550333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8579769135" calcext:value-type="float">
            <text:p>0.0218579769</text:p>
          </table:table-cell>
          <table:table-cell table:formula="of:=VAR([.B962:.B1060])" office:value-type="float" office:value="0.0000173358235567852" calcext:value-type="float">
            <text:p>1.7335823556785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2070217133" calcext:value-type="float">
            <text:p>0.0222070217</text:p>
          </table:table-cell>
          <table:table-cell table:formula="of:=VAR([.B963:.B1061])" office:value-type="float" office:value="0.0000173136659809144" calcext:value-type="float">
            <text:p>1.7313665980914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4480628967" calcext:value-type="float">
            <text:p>0.0224480629</text:p>
          </table:table-cell>
          <table:table-cell table:formula="of:=VAR([.B964:.B1062])" office:value-type="float" office:value="0.0000172698077728929" calcext:value-type="float">
            <text:p>1.7269807772892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7122097015" calcext:value-type="float">
            <text:p>0.0197122097</text:p>
          </table:table-cell>
          <table:table-cell table:formula="of:=VAR([.B965:.B1063])" office:value-type="float" office:value="0.0000172230537035765" calcext:value-type="float">
            <text:p>1.7223053703576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1350193024" calcext:value-type="float">
            <text:p>0.0221350193</text:p>
          </table:table-cell>
          <table:table-cell table:formula="of:=VAR([.B966:.B1064])" office:value-type="float" office:value="0.0000169814055986605" calcext:value-type="float">
            <text:p>1.6981405598660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2619514465" calcext:value-type="float">
            <text:p>0.0242619514</text:p>
          </table:table-cell>
          <table:table-cell table:formula="of:=VAR([.B967:.B1065])" office:value-type="float" office:value="0.0000170373101987858" calcext:value-type="float">
            <text:p>1.7037310198785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6478996277" calcext:value-type="float">
            <text:p>0.0286478996</text:p>
          </table:table-cell>
          <table:table-cell table:formula="of:=VAR([.B968:.B1066])" office:value-type="float" office:value="0.0000170933156087401" calcext:value-type="float">
            <text:p>1.7093315608740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4450569153" calcext:value-type="float">
            <text:p>0.0244450569</text:p>
          </table:table-cell>
          <table:table-cell table:formula="of:=VAR([.B969:.B1067])" office:value-type="float" office:value="0.0000170004784791683" calcext:value-type="float">
            <text:p>1.7000478479168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0950584412" calcext:value-type="float">
            <text:p>0.0240950584</text:p>
          </table:table-cell>
          <table:table-cell table:formula="of:=VAR([.B970:.B1068])" office:value-type="float" office:value="0.0000170688273996331" calcext:value-type="float">
            <text:p>1.7068827399633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48970890045" calcext:value-type="float">
            <text:p>0.034897089</text:p>
          </table:table-cell>
          <table:table-cell table:formula="of:=VAR([.B971:.B1069])" office:value-type="float" office:value="0.0000171113264706834" calcext:value-type="float">
            <text:p>1.7111326470683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0858745575" calcext:value-type="float">
            <text:p>0.0290858746</text:p>
          </table:table-cell>
          <table:table-cell table:formula="of:=VAR([.B972:.B1070])" office:value-type="float" office:value="0.0000160453475769572" calcext:value-type="float">
            <text:p>1.604534757695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0452079773" calcext:value-type="float">
            <text:p>0.021045208</text:p>
          </table:table-cell>
          <table:table-cell table:formula="of:=VAR([.B973:.B1071])" office:value-type="float" office:value="0.000016002024058369" calcext:value-type="float">
            <text:p>0.0000160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2539901733" calcext:value-type="float">
            <text:p>0.0222539902</text:p>
          </table:table-cell>
          <table:table-cell table:formula="of:=VAR([.B974:.B1072])" office:value-type="float" office:value="0.0000159346470094042" calcext:value-type="float">
            <text:p>1.5934647009404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0140686035" calcext:value-type="float">
            <text:p>0.0230140686</text:p>
          </table:table-cell>
          <table:table-cell table:formula="of:=VAR([.B975:.B1073])" office:value-type="float" office:value="0.0000166645271760833" calcext:value-type="float">
            <text:p>1.6664527176083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2508811951" calcext:value-type="float">
            <text:p>0.0322508812</text:p>
          </table:table-cell>
          <table:table-cell table:formula="of:=VAR([.B976:.B1074])" office:value-type="float" office:value="0.0000166340272677899" calcext:value-type="float">
            <text:p>0.00001663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6570110321" calcext:value-type="float">
            <text:p>0.024657011</text:p>
          </table:table-cell>
          <table:table-cell table:formula="of:=VAR([.B977:.B1075])" office:value-type="float" office:value="0.0000160641932218108" calcext:value-type="float">
            <text:p>1.6064193221810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4359035492" calcext:value-type="float">
            <text:p>0.0224359035</text:p>
          </table:table-cell>
          <table:table-cell table:formula="of:=VAR([.B978:.B1076])" office:value-type="float" office:value="0.0000160728848545414" calcext:value-type="float">
            <text:p>1.6072884854541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1021595001" calcext:value-type="float">
            <text:p>0.0281021595</text:p>
          </table:table-cell>
          <table:table-cell table:formula="of:=VAR([.B979:.B1077])" office:value-type="float" office:value="0.0000166489690963647" calcext:value-type="float">
            <text:p>0.00001664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090051651" calcext:value-type="float">
            <text:p>0.0240900517</text:p>
          </table:table-cell>
          <table:table-cell table:formula="of:=VAR([.B980:.B1078])" office:value-type="float" office:value="0.0000166889898767271" calcext:value-type="float">
            <text:p>0.0000166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5358734131" calcext:value-type="float">
            <text:p>0.0215358734</text:p>
          </table:table-cell>
          <table:table-cell table:formula="of:=VAR([.B981:.B1079])" office:value-type="float" office:value="0.0000166835542740135" calcext:value-type="float">
            <text:p>1.6683554274013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8818092346" calcext:value-type="float">
            <text:p>0.0318818092</text:p>
          </table:table-cell>
          <table:table-cell table:formula="of:=VAR([.B982:.B1080])" office:value-type="float" office:value="0.0000166235174582889" calcext:value-type="float">
            <text:p>1.6623517458288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3111381531" calcext:value-type="float">
            <text:p>0.0233111382</text:p>
          </table:table-cell>
          <table:table-cell table:formula="of:=VAR([.B983:.B1081])" office:value-type="float" office:value="0.0000164103838885472" calcext:value-type="float">
            <text:p>1.641038388854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1750011444" calcext:value-type="float">
            <text:p>0.0231750011</text:p>
          </table:table-cell>
          <table:table-cell table:formula="of:=VAR([.B984:.B1082])" office:value-type="float" office:value="0.0000165587079792295" calcext:value-type="float">
            <text:p>1.6558707979229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8121490479" calcext:value-type="float">
            <text:p>0.025812149</text:p>
          </table:table-cell>
          <table:table-cell table:formula="of:=VAR([.B985:.B1083])" office:value-type="float" office:value="0.0000166662729789967" calcext:value-type="float">
            <text:p>1.6666272978996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9249515533" calcext:value-type="float">
            <text:p>0.0189249516</text:p>
          </table:table-cell>
          <table:table-cell table:formula="of:=VAR([.B986:.B1084])" office:value-type="float" office:value="0.0000166737678794019" calcext:value-type="float">
            <text:p>1.6673767879401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2969264984" calcext:value-type="float">
            <text:p>0.0252969265</text:p>
          </table:table-cell>
          <table:table-cell table:formula="of:=VAR([.B987:.B1085])" office:value-type="float" office:value="0.0000163310366520247" calcext:value-type="float">
            <text:p>0.0000163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4938602448" calcext:value-type="float">
            <text:p>0.0254938602</text:p>
          </table:table-cell>
          <table:table-cell table:formula="of:=VAR([.B988:.B1086])" office:value-type="float" office:value="0.0000164036620757642" calcext:value-type="float">
            <text:p>1.6403662075764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2972164154" calcext:value-type="float">
            <text:p>0.0212972164</text:p>
          </table:table-cell>
          <table:table-cell table:formula="of:=VAR([.B989:.B1087])" office:value-type="float" office:value="0.0000164759862210053" calcext:value-type="float">
            <text:p>0.00001647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3390331268" calcext:value-type="float">
            <text:p>0.0233390331</text:p>
          </table:table-cell>
          <table:table-cell table:formula="of:=VAR([.B990:.B1088])" office:value-type="float" office:value="0.0000164238046110183" calcext:value-type="float">
            <text:p>1.6423804611018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7430076599" calcext:value-type="float">
            <text:p>0.0257430077</text:p>
          </table:table-cell>
          <table:table-cell table:formula="of:=VAR([.B991:.B1089])" office:value-type="float" office:value="0.0000165473601274434" calcext:value-type="float">
            <text:p>1.6547360127443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9378681183" calcext:value-type="float">
            <text:p>0.0249378681</text:p>
          </table:table-cell>
          <table:table-cell table:formula="of:=VAR([.B992:.B1090])" office:value-type="float" office:value="0.0000165668937238766" calcext:value-type="float">
            <text:p>1.6566893723876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78980827332" calcext:value-type="float">
            <text:p>0.0178980827</text:p>
          </table:table-cell>
          <table:table-cell table:formula="of:=VAR([.B993:.B1091])" office:value-type="float" office:value="0.000016624118295674" calcext:value-type="float">
            <text:p>1.662411829567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996881485" calcext:value-type="float">
            <text:p>0.0199968815</text:p>
          </table:table-cell>
          <table:table-cell table:formula="of:=VAR([.B994:.B1092])" office:value-type="float" office:value="0.0000163563530745703" calcext:value-type="float">
            <text:p>1.6356353074570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1488685608" calcext:value-type="float">
            <text:p>0.0251488686</text:p>
          </table:table-cell>
          <table:table-cell table:formula="of:=VAR([.B995:.B1093])" office:value-type="float" office:value="0.0000160989056613325" calcext:value-type="float">
            <text:p>1.6098905661332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7628898621" calcext:value-type="float">
            <text:p>0.0277628899</text:p>
          </table:table-cell>
          <table:table-cell table:formula="of:=VAR([.B996:.B1094])" office:value-type="float" office:value="0.0000167976383536958" calcext:value-type="float">
            <text:p>1.6797638353695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6181278229" calcext:value-type="float">
            <text:p>0.0216181278</text:p>
          </table:table-cell>
          <table:table-cell table:formula="of:=VAR([.B997:.B1095])" office:value-type="float" office:value="0.0000168861845011821" calcext:value-type="float">
            <text:p>1.6886184501182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2098522186" calcext:value-type="float">
            <text:p>0.0292098522</text:p>
          </table:table-cell>
          <table:table-cell table:formula="of:=VAR([.B998:.B1096])" office:value-type="float" office:value="0.0000168042807547853" calcext:value-type="float">
            <text:p>1.6804280754785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0179462433" calcext:value-type="float">
            <text:p>0.0320179462</text:p>
          </table:table-cell>
          <table:table-cell table:formula="of:=VAR([.B999:.B1097])" office:value-type="float" office:value="0.0000166519196947219" calcext:value-type="float">
            <text:p>1.6651919694721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0629653931" calcext:value-type="float">
            <text:p>0.0260629654</text:p>
          </table:table-cell>
          <table:table-cell table:formula="of:=VAR([.B1000:.B1098])" office:value-type="float" office:value="0.0000165065522283215" calcext:value-type="float">
            <text:p>1.6506552228321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2670516968" calcext:value-type="float">
            <text:p>0.0262670517</text:p>
          </table:table-cell>
          <table:table-cell table:formula="of:=VAR([.B1001:.B1099])" office:value-type="float" office:value="0.0000165012084594732" calcext:value-type="float">
            <text:p>1.6501208459473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9090919495" calcext:value-type="float">
            <text:p>0.0239090919</text:p>
          </table:table-cell>
          <table:table-cell table:formula="of:=VAR([.B1002:.B1100])" office:value-type="float" office:value="0.0000164909244869424" calcext:value-type="float">
            <text:p>1.6490924486942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2559185028" calcext:value-type="float">
            <text:p>0.0252559185</text:p>
          </table:table-cell>
          <table:table-cell table:formula="of:=VAR([.B1003:.B1101])" office:value-type="float" office:value="0.0000167274042241417" calcext:value-type="float">
            <text:p>1.6727404224141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6509990692" calcext:value-type="float">
            <text:p>0.0286509991</text:p>
          </table:table-cell>
          <table:table-cell table:formula="of:=VAR([.B1004:.B1102])" office:value-type="float" office:value="0.0000170370138610635" calcext:value-type="float">
            <text:p>0.0000170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2050418854" calcext:value-type="float">
            <text:p>0.0232050419</text:p>
          </table:table-cell>
          <table:table-cell table:formula="of:=VAR([.B1005:.B1103])" office:value-type="float" office:value="0.0000180132955136738" calcext:value-type="float">
            <text:p>1.8013295513673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0529308319" calcext:value-type="float">
            <text:p>0.0230529308</text:p>
          </table:table-cell>
          <table:table-cell table:formula="of:=VAR([.B1006:.B1104])" office:value-type="float" office:value="0.0000181461750670411" calcext:value-type="float">
            <text:p>1.8146175067041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4361629486" calcext:value-type="float">
            <text:p>0.0254361629</text:p>
          </table:table-cell>
          <table:table-cell table:formula="of:=VAR([.B1007:.B1105])" office:value-type="float" office:value="0.0000182362739480453" calcext:value-type="float">
            <text:p>1.8236273948045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0639915466" calcext:value-type="float">
            <text:p>0.0250639915</text:p>
          </table:table-cell>
          <table:table-cell table:formula="of:=VAR([.B1008:.B1106])" office:value-type="float" office:value="0.0000183268406752415" calcext:value-type="float">
            <text:p>1.8326840675241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6900367737" calcext:value-type="float">
            <text:p>0.0196900368</text:p>
          </table:table-cell>
          <table:table-cell table:formula="of:=VAR([.B1009:.B1107])" office:value-type="float" office:value="0.0000184230929281207" calcext:value-type="float">
            <text:p>1.8423092928120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2061405182" calcext:value-type="float">
            <text:p>0.0212061405</text:p>
          </table:table-cell>
          <table:table-cell table:formula="of:=VAR([.B1010:.B1108])" office:value-type="float" office:value="0.0000185974397293625" calcext:value-type="float">
            <text:p>1.8597439729362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5069522858" calcext:value-type="float">
            <text:p>0.0225069523</text:p>
          </table:table-cell>
          <table:table-cell table:formula="of:=VAR([.B1011:.B1109])" office:value-type="float" office:value="0.0000184312081268963" calcext:value-type="float">
            <text:p>1.8431208126896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636838913" calcext:value-type="float">
            <text:p>0.0266368389</text:p>
          </table:table-cell>
          <table:table-cell table:formula="of:=VAR([.B1012:.B1110])" office:value-type="float" office:value="0.0000185447522041391" calcext:value-type="float">
            <text:p>1.8544752204139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7889080048" calcext:value-type="float">
            <text:p>0.020788908</text:p>
          </table:table-cell>
          <table:table-cell table:formula="of:=VAR([.B1013:.B1111])" office:value-type="float" office:value="0.0000185285335756547" calcext:value-type="float">
            <text:p>1.8528533575654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0990180969" calcext:value-type="float">
            <text:p>0.0220990181</text:p>
          </table:table-cell>
          <table:table-cell table:formula="of:=VAR([.B1014:.B1112])" office:value-type="float" office:value="0.000018685889869293" calcext:value-type="float">
            <text:p>1.868588986929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3638286591" calcext:value-type="float">
            <text:p>0.0233638287</text:p>
          </table:table-cell>
          <table:table-cell table:formula="of:=VAR([.B1015:.B1113])" office:value-type="float" office:value="0.0000187569350637724" calcext:value-type="float">
            <text:p>1.8756935063772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7740325928" calcext:value-type="float">
            <text:p>0.0187740326</text:p>
          </table:table-cell>
          <table:table-cell table:formula="of:=VAR([.B1016:.B1114])" office:value-type="float" office:value="0.0000191584319437909" calcext:value-type="float">
            <text:p>1.9158431943790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6147899628" calcext:value-type="float">
            <text:p>0.02161479</text:p>
          </table:table-cell>
          <table:table-cell table:formula="of:=VAR([.B1017:.B1115])" office:value-type="float" office:value="0.0000188484995302481" calcext:value-type="float">
            <text:p>1.8848499530248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3141231537" calcext:value-type="float">
            <text:p>0.0183141232</text:p>
          </table:table-cell>
          <table:table-cell table:formula="of:=VAR([.B1018:.B1116])" office:value-type="float" office:value="0.0000188762037764854" calcext:value-type="float">
            <text:p>1.8876203776485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7581520081" calcext:value-type="float">
            <text:p>0.020758152</text:p>
          </table:table-cell>
          <table:table-cell table:formula="of:=VAR([.B1019:.B1117])" office:value-type="float" office:value="0.0000184553267892802" calcext:value-type="float">
            <text:p>1.8455326789280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8759727478" calcext:value-type="float">
            <text:p>0.0268759727</text:p>
          </table:table-cell>
          <table:table-cell table:formula="of:=VAR([.B1020:.B1118])" office:value-type="float" office:value="0.0000182224342943306" calcext:value-type="float">
            <text:p>1.8222434294330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400009155273" calcext:value-type="float">
            <text:p>0.0400009155</text:p>
          </table:table-cell>
          <table:table-cell table:formula="of:=VAR([.B1021:.B1119])" office:value-type="float" office:value="0.0000182159448080583" calcext:value-type="float">
            <text:p>1.8215944808058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6361541748" calcext:value-type="float">
            <text:p>0.0196361542</text:p>
          </table:table-cell>
          <table:table-cell table:formula="of:=VAR([.B1022:.B1120])" office:value-type="float" office:value="0.0000163179771493589" calcext:value-type="float">
            <text:p>0.00001631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1949558258" calcext:value-type="float">
            <text:p>0.0241949558</text:p>
          </table:table-cell>
          <table:table-cell table:formula="of:=VAR([.B1023:.B1121])" office:value-type="float" office:value="0.0000160496780406056" calcext:value-type="float">
            <text:p>1.6049678040605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1411972046" calcext:value-type="float">
            <text:p>0.0191411972</text:p>
          </table:table-cell>
          <table:table-cell table:formula="of:=VAR([.B1024:.B1122])" office:value-type="float" office:value="0.0000160755944287862" calcext:value-type="float">
            <text:p>1.6075594428786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76069736481" calcext:value-type="float">
            <text:p>0.0176069736</text:p>
          </table:table-cell>
          <table:table-cell table:formula="of:=VAR([.B1025:.B1123])" office:value-type="float" office:value="0.0000157053204608688" calcext:value-type="float">
            <text:p>1.5705320460868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2500724792" calcext:value-type="float">
            <text:p>0.0302500725</text:p>
          </table:table-cell>
          <table:table-cell table:formula="of:=VAR([.B1026:.B1124])" office:value-type="float" office:value="0.0000152715066696691" calcext:value-type="float">
            <text:p>1.5271506669669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6260166168" calcext:value-type="float">
            <text:p>0.0246260166</text:p>
          </table:table-cell>
          <table:table-cell table:formula="of:=VAR([.B1027:.B1125])" office:value-type="float" office:value="0.0000150541251314069" calcext:value-type="float">
            <text:p>1.5054125131406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6350460052" calcext:value-type="float">
            <text:p>0.031635046</text:p>
          </table:table-cell>
          <table:table-cell table:formula="of:=VAR([.B1028:.B1126])" office:value-type="float" office:value="0.000015235213500745" calcext:value-type="float">
            <text:p>1.523521350074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0999622345" calcext:value-type="float">
            <text:p>0.0320999622</text:p>
          </table:table-cell>
          <table:table-cell table:formula="of:=VAR([.B1029:.B1127])" office:value-type="float" office:value="0.0000150764788660744" calcext:value-type="float">
            <text:p>1.5076478866074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2949676514" calcext:value-type="float">
            <text:p>0.0292949677</text:p>
          </table:table-cell>
          <table:table-cell table:formula="of:=VAR([.B1030:.B1128])" office:value-type="float" office:value="0.0000146897060596124" calcext:value-type="float">
            <text:p>1.4689706059612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3678607941" calcext:value-type="float">
            <text:p>0.0203678608</text:p>
          </table:table-cell>
          <table:table-cell table:formula="of:=VAR([.B1031:.B1129])" office:value-type="float" office:value="0.0000147565301062386" calcext:value-type="float">
            <text:p>1.4756530106238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9021263123" calcext:value-type="float">
            <text:p>0.0279021263</text:p>
          </table:table-cell>
          <table:table-cell table:formula="of:=VAR([.B1032:.B1130])" office:value-type="float" office:value="0.0000146213341154926" calcext:value-type="float">
            <text:p>1.4621334115492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78120136261" calcext:value-type="float">
            <text:p>0.0178120136</text:p>
          </table:table-cell>
          <table:table-cell table:formula="of:=VAR([.B1033:.B1131])" office:value-type="float" office:value="0.0000149671386546086" calcext:value-type="float">
            <text:p>1.4967138654608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4828720093" calcext:value-type="float">
            <text:p>0.022482872</text:p>
          </table:table-cell>
          <table:table-cell table:formula="of:=VAR([.B1034:.B1132])" office:value-type="float" office:value="0.0000146832257779075" calcext:value-type="float">
            <text:p>1.4683225777907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7880687714" calcext:value-type="float">
            <text:p>0.0257880688</text:p>
          </table:table-cell>
          <table:table-cell table:formula="of:=VAR([.B1035:.B1133])" office:value-type="float" office:value="0.0000146385781632861" calcext:value-type="float">
            <text:p>1.4638578163286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2350521088" calcext:value-type="float">
            <text:p>0.0302350521</text:p>
          </table:table-cell>
          <table:table-cell table:formula="of:=VAR([.B1036:.B1134])" office:value-type="float" office:value="0.0000147984481238908" calcext:value-type="float">
            <text:p>1.4798448123890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0421085358" calcext:value-type="float">
            <text:p>0.0210421085</text:p>
          </table:table-cell>
          <table:table-cell table:formula="of:=VAR([.B1037:.B1135])" office:value-type="float" office:value="0.0000146587284139825" calcext:value-type="float">
            <text:p>1.4658728413982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7940292358" calcext:value-type="float">
            <text:p>0.0257940292</text:p>
          </table:table-cell>
          <table:table-cell table:formula="of:=VAR([.B1038:.B1136])" office:value-type="float" office:value="0.0000144607854496405" calcext:value-type="float">
            <text:p>1.4460785449640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288105011" calcext:value-type="float">
            <text:p>0.025288105</text:p>
          </table:table-cell>
          <table:table-cell table:formula="of:=VAR([.B1039:.B1137])" office:value-type="float" office:value="0.0000145835357884381" calcext:value-type="float">
            <text:p>1.4583535788438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9689979553" calcext:value-type="float">
            <text:p>0.032968998</text:p>
          </table:table-cell>
          <table:table-cell table:formula="of:=VAR([.B1040:.B1138])" office:value-type="float" office:value="0.0000146361429633777" calcext:value-type="float">
            <text:p>1.4636142963377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5318622589" calcext:value-type="float">
            <text:p>0.0275318623</text:p>
          </table:table-cell>
          <table:table-cell table:formula="of:=VAR([.B1041:.B1139])" office:value-type="float" office:value="0.0000141544140568611" calcext:value-type="float">
            <text:p>1.4154414056861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5780735016" calcext:value-type="float">
            <text:p>0.0215780735</text:p>
          </table:table-cell>
          <table:table-cell table:formula="of:=VAR([.B1042:.B1140])" office:value-type="float" office:value="0.0000142235106896011" calcext:value-type="float">
            <text:p>1.4223510689601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1490135193" calcext:value-type="float">
            <text:p>0.0231490135</text:p>
          </table:table-cell>
          <table:table-cell table:formula="of:=VAR([.B1043:.B1141])" office:value-type="float" office:value="0.0000140592603310329" calcext:value-type="float">
            <text:p>1.4059260331032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3610610962" calcext:value-type="float">
            <text:p>0.0253610611</text:p>
          </table:table-cell>
          <table:table-cell table:formula="of:=VAR([.B1044:.B1142])" office:value-type="float" office:value="0.0000140067342385129" calcext:value-type="float">
            <text:p>1.4006734238512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8849906921" calcext:value-type="float">
            <text:p>0.0208849907</text:p>
          </table:table-cell>
          <table:table-cell table:formula="of:=VAR([.B1045:.B1143])" office:value-type="float" office:value="0.0000143892129137697" calcext:value-type="float">
            <text:p>1.4389212913769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6800441742" calcext:value-type="float">
            <text:p>0.0226800442</text:p>
          </table:table-cell>
          <table:table-cell table:formula="of:=VAR([.B1046:.B1144])" office:value-type="float" office:value="0.0000142046445442279" calcext:value-type="float">
            <text:p>1.4204644544227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9359817505" calcext:value-type="float">
            <text:p>0.0279359818</text:p>
          </table:table-cell>
          <table:table-cell table:formula="of:=VAR([.B1047:.B1145])" office:value-type="float" office:value="0.0000144533972226118" calcext:value-type="float">
            <text:p>1.4453397222611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7770805359" calcext:value-type="float">
            <text:p>0.0227770805</text:p>
          </table:table-cell>
          <table:table-cell table:formula="of:=VAR([.B1048:.B1146])" office:value-type="float" office:value="0.0000149985482378039" calcext:value-type="float">
            <text:p>1.4998548237803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5529880524" calcext:value-type="float">
            <text:p>0.0255529881</text:p>
          </table:table-cell>
          <table:table-cell table:formula="of:=VAR([.B1049:.B1147])" office:value-type="float" office:value="0.0000149529307581685" calcext:value-type="float">
            <text:p>1.4952930758168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0960845947" calcext:value-type="float">
            <text:p>0.0230960846</text:p>
          </table:table-cell>
          <table:table-cell table:formula="of:=VAR([.B1050:.B1148])" office:value-type="float" office:value="0.0000150482038462828" calcext:value-type="float">
            <text:p>1.5048203846282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0670490265" calcext:value-type="float">
            <text:p>0.019067049</text:p>
          </table:table-cell>
          <table:table-cell table:formula="of:=VAR([.B1051:.B1149])" office:value-type="float" office:value="0.000015372152255444" calcext:value-type="float">
            <text:p>1.537215225544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4960575104" calcext:value-type="float">
            <text:p>0.0214960575</text:p>
          </table:table-cell>
          <table:table-cell table:formula="of:=VAR([.B1052:.B1150])" office:value-type="float" office:value="0.0000150802124512336" calcext:value-type="float">
            <text:p>1.5080212451233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1690406799" calcext:value-type="float">
            <text:p>0.0231690407</text:p>
          </table:table-cell>
          <table:table-cell table:formula="of:=VAR([.B1053:.B1151])" office:value-type="float" office:value="0.000014906854349049" calcext:value-type="float">
            <text:p>1.490685434904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8220901489" calcext:value-type="float">
            <text:p>0.0268220901</text:p>
          </table:table-cell>
          <table:table-cell table:formula="of:=VAR([.B1054:.B1152])" office:value-type="float" office:value="0.0000148883719777072" calcext:value-type="float">
            <text:p>1.488837197770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693063736" calcext:value-type="float">
            <text:p>0.0206930637</text:p>
          </table:table-cell>
          <table:table-cell table:formula="of:=VAR([.B1055:.B1153])" office:value-type="float" office:value="0.0000149585305840508" calcext:value-type="float">
            <text:p>1.4958530584050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2240428925" calcext:value-type="float">
            <text:p>0.0242240429</text:p>
          </table:table-cell>
          <table:table-cell table:formula="of:=VAR([.B1056:.B1154])" office:value-type="float" office:value="0.0000150899937026044" calcext:value-type="float">
            <text:p>0.0000150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0281047821" calcext:value-type="float">
            <text:p>0.0300281048</text:p>
          </table:table-cell>
          <table:table-cell table:formula="of:=VAR([.B1057:.B1155])" office:value-type="float" office:value="0.0000151504737490397" calcext:value-type="float">
            <text:p>1.5150473749039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6939353943" calcext:value-type="float">
            <text:p>0.0316939354</text:p>
          </table:table-cell>
          <table:table-cell table:formula="of:=VAR([.B1058:.B1156])" office:value-type="float" office:value="0.0000149820346530259" calcext:value-type="float">
            <text:p>0.00001498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2780399323" calcext:value-type="float">
            <text:p>0.0292780399</text:p>
          </table:table-cell>
          <table:table-cell table:formula="of:=VAR([.B1059:.B1157])" office:value-type="float" office:value="0.0000146514340894198" calcext:value-type="float">
            <text:p>1.4651434089419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9348926544" calcext:value-type="float">
            <text:p>0.0199348927</text:p>
          </table:table-cell>
          <table:table-cell table:formula="of:=VAR([.B1060:.B1158])" office:value-type="float" office:value="0.0000152688077084852" calcext:value-type="float">
            <text:p>1.5268807708485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8638134003" calcext:value-type="float">
            <text:p>0.0268638134</text:p>
          </table:table-cell>
          <table:table-cell table:formula="of:=VAR([.B1061:.B1159])" office:value-type="float" office:value="0.0000149453466707887" calcext:value-type="float">
            <text:p>1.4945346670788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8591175079" calcext:value-type="float">
            <text:p>0.0258591175</text:p>
          </table:table-cell>
          <table:table-cell table:formula="of:=VAR([.B1062:.B1160])" office:value-type="float" office:value="0.0000149926718019999" calcext:value-type="float">
            <text:p>1.4992671801999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1860618591" calcext:value-type="float">
            <text:p>0.0251860619</text:p>
          </table:table-cell>
          <table:table-cell table:formula="of:=VAR([.B1063:.B1161])" office:value-type="float" office:value="0.0000149928484799232" calcext:value-type="float">
            <text:p>1.4992848479923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6520767212" calcext:value-type="float">
            <text:p>0.0236520767</text:p>
          </table:table-cell>
          <table:table-cell table:formula="of:=VAR([.B1064:.B1162])" office:value-type="float" office:value="0.00001534553802248" calcext:value-type="float">
            <text:p>1.53455380224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2390117645" calcext:value-type="float">
            <text:p>0.0282390118</text:p>
          </table:table-cell>
          <table:table-cell table:formula="of:=VAR([.B1065:.B1163])" office:value-type="float" office:value="0.0000158011017992508" calcext:value-type="float">
            <text:p>1.5801101799250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184009552" calcext:value-type="float">
            <text:p>0.0271840096</text:p>
          </table:table-cell>
          <table:table-cell table:formula="of:=VAR([.B1066:.B1164])" office:value-type="float" office:value="0.0000157289042614949" calcext:value-type="float">
            <text:p>1.5728904261494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3240852356" calcext:value-type="float">
            <text:p>0.0223240852</text:p>
          </table:table-cell>
          <table:table-cell table:formula="of:=VAR([.B1067:.B1165])" office:value-type="float" office:value="0.000015805892321837" calcext:value-type="float">
            <text:p>1.580589232183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1199989319" calcext:value-type="float">
            <text:p>0.0221199989</text:p>
          </table:table-cell>
          <table:table-cell table:formula="of:=VAR([.B1068:.B1166])" office:value-type="float" office:value="0.0000158442410702731" calcext:value-type="float">
            <text:p>1.5844241070273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5739479065" calcext:value-type="float">
            <text:p>0.0225739479</text:p>
          </table:table-cell>
          <table:table-cell table:formula="of:=VAR([.B1069:.B1167])" office:value-type="float" office:value="0.0000157818321208254" calcext:value-type="float">
            <text:p>1.5781832120825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4089832306" calcext:value-type="float">
            <text:p>0.0254089832</text:p>
          </table:table-cell>
          <table:table-cell table:formula="of:=VAR([.B1070:.B1168])" office:value-type="float" office:value="0.0000160621177888629" calcext:value-type="float">
            <text:p>1.6062117788862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5849571228" calcext:value-type="float">
            <text:p>0.0285849571</text:p>
          </table:table-cell>
          <table:table-cell table:formula="of:=VAR([.B1071:.B1169])" office:value-type="float" office:value="0.0000160965156762953" calcext:value-type="float">
            <text:p>1.6096515676295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1189212799" calcext:value-type="float">
            <text:p>0.0271189213</text:p>
          </table:table-cell>
          <table:table-cell table:formula="of:=VAR([.B1072:.B1170])" office:value-type="float" office:value="0.0000160125939652236" calcext:value-type="float">
            <text:p>1.6012593965223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5209369659" calcext:value-type="float">
            <text:p>0.033520937</text:p>
          </table:table-cell>
          <table:table-cell table:formula="of:=VAR([.B1073:.B1171])" office:value-type="float" office:value="0.0000160000430512882" calcext:value-type="float">
            <text:p>0.00001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1450538635" calcext:value-type="float">
            <text:p>0.0251450539</text:p>
          </table:table-cell>
          <table:table-cell table:formula="of:=VAR([.B1074:.B1172])" office:value-type="float" office:value="0.0000153775390244878" calcext:value-type="float">
            <text:p>1.5377539024487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1088867188" calcext:value-type="float">
            <text:p>0.0241088867</text:p>
          </table:table-cell>
          <table:table-cell table:formula="of:=VAR([.B1075:.B1173])" office:value-type="float" office:value="0.000015566709038186" calcext:value-type="float">
            <text:p>1.556670903818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6390571594" calcext:value-type="float">
            <text:p>0.0256390572</text:p>
          </table:table-cell>
          <table:table-cell table:formula="of:=VAR([.B1076:.B1174])" office:value-type="float" office:value="0.0000157471240074776" calcext:value-type="float">
            <text:p>1.5747124007477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6390266418" calcext:value-type="float">
            <text:p>0.0326390266</text:p>
          </table:table-cell>
          <table:table-cell table:formula="of:=VAR([.B1077:.B1175])" office:value-type="float" office:value="0.0000159861654777446" calcext:value-type="float">
            <text:p>1.5986165477744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6540985107" calcext:value-type="float">
            <text:p>0.0286540985</text:p>
          </table:table-cell>
          <table:table-cell table:formula="of:=VAR([.B1078:.B1176])" office:value-type="float" office:value="0.0000156555432549182" calcext:value-type="float">
            <text:p>1.5655543254918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7030258179" calcext:value-type="float">
            <text:p>0.0247030258</text:p>
          </table:table-cell>
          <table:table-cell table:formula="of:=VAR([.B1079:.B1177])" office:value-type="float" office:value="0.0000155742557924386" calcext:value-type="float">
            <text:p>1.5574255792438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1389484406" calcext:value-type="float">
            <text:p>0.0271389484</text:p>
          </table:table-cell>
          <table:table-cell table:formula="of:=VAR([.B1080:.B1178])" office:value-type="float" office:value="0.0000156063439392975" calcext:value-type="float">
            <text:p>1.5606343939297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4549560547" calcext:value-type="float">
            <text:p>0.0194549561</text:p>
          </table:table-cell>
          <table:table-cell table:formula="of:=VAR([.B1081:.B1179])" office:value-type="float" office:value="0.0000155661605947098" calcext:value-type="float">
            <text:p>1.5566160594709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883934021" calcext:value-type="float">
            <text:p>0.028883934</text:p>
          </table:table-cell>
          <table:table-cell table:formula="of:=VAR([.B1082:.B1180])" office:value-type="float" office:value="0.000015474200382281" calcext:value-type="float">
            <text:p>1.547420038228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501033783" calcext:value-type="float">
            <text:p>0.0285010338</text:p>
          </table:table-cell>
          <table:table-cell table:formula="of:=VAR([.B1083:.B1181])" office:value-type="float" office:value="0.000015342336892334" calcext:value-type="float">
            <text:p>1.534233689233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5860347748" calcext:value-type="float">
            <text:p>0.0235860348</text:p>
          </table:table-cell>
          <table:table-cell table:formula="of:=VAR([.B1084:.B1182])" office:value-type="float" office:value="0.0000152600904894114" calcext:value-type="float">
            <text:p>1.5260090489411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5240459442" calcext:value-type="float">
            <text:p>0.0235240459</text:p>
          </table:table-cell>
          <table:table-cell table:formula="of:=VAR([.B1085:.B1183])" office:value-type="float" office:value="0.0000165084633178824" calcext:value-type="float">
            <text:p>1.6508463317882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1838951111" calcext:value-type="float">
            <text:p>0.0221838951</text:p>
          </table:table-cell>
          <table:table-cell table:formula="of:=VAR([.B1086:.B1184])" office:value-type="float" office:value="0.0000166353347934042" calcext:value-type="float">
            <text:p>1.6635334793404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1118927002" calcext:value-type="float">
            <text:p>0.0221118927</text:p>
          </table:table-cell>
          <table:table-cell table:formula="of:=VAR([.B1087:.B1185])" office:value-type="float" office:value="0.0000166882460318537" calcext:value-type="float">
            <text:p>1.6688246031853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6260375977" calcext:value-type="float">
            <text:p>0.0276260376</text:p>
          </table:table-cell>
          <table:table-cell table:formula="of:=VAR([.B1088:.B1186])" office:value-type="float" office:value="0.000016656186763467" calcext:value-type="float">
            <text:p>1.665618676346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7489891052" calcext:value-type="float">
            <text:p>0.0287489891</text:p>
          </table:table-cell>
          <table:table-cell table:formula="of:=VAR([.B1089:.B1187])" office:value-type="float" office:value="0.0000169221413025916" calcext:value-type="float">
            <text:p>1.6922141302591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547908783" calcext:value-type="float">
            <text:p>0.0265479088</text:p>
          </table:table-cell>
          <table:table-cell table:formula="of:=VAR([.B1090:.B1188])" office:value-type="float" office:value="0.0000168055633317673" calcext:value-type="float">
            <text:p>1.6805563331767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3408889771" calcext:value-type="float">
            <text:p>0.027340889</text:p>
          </table:table-cell>
          <table:table-cell table:formula="of:=VAR([.B1091:.B1189])" office:value-type="float" office:value="0.0000168631467546005" calcext:value-type="float">
            <text:p>1.6863146754600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082950592" calcext:value-type="float">
            <text:p>0.0200829506</text:p>
          </table:table-cell>
          <table:table-cell table:formula="of:=VAR([.B1092:.B1190])" office:value-type="float" office:value="0.0000168131610512876" calcext:value-type="float">
            <text:p>1.6813161051287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4127979279" calcext:value-type="float">
            <text:p>0.0254127979</text:p>
          </table:table-cell>
          <table:table-cell table:formula="of:=VAR([.B1093:.B1191])" office:value-type="float" office:value="0.0000166406218977033" calcext:value-type="float">
            <text:p>1.6640621897703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3781242371" calcext:value-type="float">
            <text:p>0.0333781242</text:p>
          </table:table-cell>
          <table:table-cell table:formula="of:=VAR([.B1094:.B1192])" office:value-type="float" office:value="0.0000168402680490032" calcext:value-type="float">
            <text:p>1.6840268049003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0880203247" calcext:value-type="float">
            <text:p>0.0290880203</text:p>
          </table:table-cell>
          <table:table-cell table:formula="of:=VAR([.B1095:.B1193])" office:value-type="float" office:value="0.00001628606242151" calcext:value-type="float">
            <text:p>1.62860624215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3571014404" calcext:value-type="float">
            <text:p>0.0273571014</text:p>
          </table:table-cell>
          <table:table-cell table:formula="of:=VAR([.B1096:.B1194])" office:value-type="float" office:value="0.000017355942686202" calcext:value-type="float">
            <text:p>1.735594268620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0819454193" calcext:value-type="float">
            <text:p>0.0240819454</text:p>
          </table:table-cell>
          <table:table-cell table:formula="of:=VAR([.B1097:.B1195])" office:value-type="float" office:value="0.0000176570681618454" calcext:value-type="float">
            <text:p>1.7657068161845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8861732483" calcext:value-type="float">
            <text:p>0.0308861732</text:p>
          </table:table-cell>
          <table:table-cell table:formula="of:=VAR([.B1098:.B1196])" office:value-type="float" office:value="0.0000182237701276663" calcext:value-type="float">
            <text:p>1.8223770127666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7060527802" calcext:value-type="float">
            <text:p>0.0257060528</text:p>
          </table:table-cell>
          <table:table-cell table:formula="of:=VAR([.B1099:.B1197])" office:value-type="float" office:value="0.0000178755928260881" calcext:value-type="float">
            <text:p>1.7875592826088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6450176239" calcext:value-type="float">
            <text:p>0.0256450176</text:p>
          </table:table-cell>
          <table:table-cell table:formula="of:=VAR([.B1100:.B1198])" office:value-type="float" office:value="0.000017967586642961" calcext:value-type="float">
            <text:p>1.796758664296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1518440247" calcext:value-type="float">
            <text:p>0.030151844</text:p>
          </table:table-cell>
          <table:table-cell table:formula="of:=VAR([.B1101:.B1199])" office:value-type="float" office:value="0.000017964133713516" calcext:value-type="float">
            <text:p>1.796413371351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7419300079" calcext:value-type="float">
            <text:p>0.03074193</text:p>
          </table:table-cell>
          <table:table-cell table:formula="of:=VAR([.B1102:.B1200])" office:value-type="float" office:value="0.0000177240750613494" calcext:value-type="float">
            <text:p>1.7724075061349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5637140274" calcext:value-type="float">
            <text:p>0.0356371403</text:p>
          </table:table-cell>
          <table:table-cell table:formula="of:=VAR([.B1103:.B1201])" office:value-type="float" office:value="0.0000173957768772138" calcext:value-type="float">
            <text:p>1.7395776877213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1379528046" calcext:value-type="float">
            <text:p>0.0211379528</text:p>
          </table:table-cell>
          <table:table-cell table:formula="of:=VAR([.B1104:.B1202])" office:value-type="float" office:value="0.000016234350077504" calcext:value-type="float">
            <text:p>1.623435007750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5759277344" calcext:value-type="float">
            <text:p>0.0215759277</text:p>
          </table:table-cell>
          <table:table-cell table:formula="of:=VAR([.B1105:.B1203])" office:value-type="float" office:value="0.0000161340425013648" calcext:value-type="float">
            <text:p>0.00001613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2969055176" calcext:value-type="float">
            <text:p>0.0222969055</text:p>
          </table:table-cell>
          <table:table-cell table:formula="of:=VAR([.B1106:.B1204])" office:value-type="float" office:value="0.0000168467455754367" calcext:value-type="float">
            <text:p>1.6846745575436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3598899841" calcext:value-type="float">
            <text:p>0.02835989</text:p>
          </table:table-cell>
          <table:table-cell table:formula="of:=VAR([.B1107:.B1205])" office:value-type="float" office:value="0.0000168109898832719" calcext:value-type="float">
            <text:p>0.0000168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3298587799" calcext:value-type="float">
            <text:p>0.0183298588</text:p>
          </table:table-cell>
          <table:table-cell table:formula="of:=VAR([.B1108:.B1206])" office:value-type="float" office:value="0.0000167299887450325" calcext:value-type="float">
            <text:p>0.0000167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0410308838" calcext:value-type="float">
            <text:p>0.0260410309</text:p>
          </table:table-cell>
          <table:table-cell table:formula="of:=VAR([.B1109:.B1207])" office:value-type="float" office:value="0.0000163204044940633" calcext:value-type="float">
            <text:p>1.6320404494063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9581851959" calcext:value-type="float">
            <text:p>0.0209581852</text:p>
          </table:table-cell>
          <table:table-cell table:formula="of:=VAR([.B1110:.B1208])" office:value-type="float" office:value="0.0000165071693275338" calcext:value-type="float">
            <text:p>1.6507169327533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8889923096" calcext:value-type="float">
            <text:p>0.0248889923</text:p>
          </table:table-cell>
          <table:table-cell table:formula="of:=VAR([.B1111:.B1209])" office:value-type="float" office:value="0.0000164934989361025" calcext:value-type="float">
            <text:p>1.6493498936102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317150116" calcext:value-type="float">
            <text:p>0.0193171501</text:p>
          </table:table-cell>
          <table:table-cell table:formula="of:=VAR([.B1112:.B1210])" office:value-type="float" office:value="0.0000164980607124983" calcext:value-type="float">
            <text:p>1.6498060712498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1470127106" calcext:value-type="float">
            <text:p>0.0211470127</text:p>
          </table:table-cell>
          <table:table-cell table:formula="of:=VAR([.B1113:.B1211])" office:value-type="float" office:value="0.0000161757683778189" calcext:value-type="float">
            <text:p>1.6175768377818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700838089" calcext:value-type="float">
            <text:p>0.0187008381</text:p>
          </table:table-cell>
          <table:table-cell table:formula="of:=VAR([.B1114:.B1212])" office:value-type="float" office:value="0.0000160313642720872" calcext:value-type="float">
            <text:p>1.603136427208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7320613861" calcext:value-type="float">
            <text:p>0.0287320614</text:p>
          </table:table-cell>
          <table:table-cell table:formula="of:=VAR([.B1115:.B1213])" office:value-type="float" office:value="0.0000156265118191377" calcext:value-type="float">
            <text:p>1.5626511819137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4671058655" calcext:value-type="float">
            <text:p>0.0294671059</text:p>
          </table:table-cell>
          <table:table-cell table:formula="of:=VAR([.B1116:.B1214])" office:value-type="float" office:value="0.0000157233613700382" calcext:value-type="float">
            <text:p>1.5723361370038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5921096802" calcext:value-type="float">
            <text:p>0.0285921097</text:p>
          </table:table-cell>
          <table:table-cell table:formula="of:=VAR([.B1117:.B1215])" office:value-type="float" office:value="0.0000156080096121781" calcext:value-type="float">
            <text:p>0.00001560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603055954" calcext:value-type="float">
            <text:p>0.025603056</text:p>
          </table:table-cell>
          <table:table-cell table:formula="of:=VAR([.B1118:.B1216])" office:value-type="float" office:value="0.0000155344235046957" calcext:value-type="float">
            <text:p>1.5534423504695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6070365906" calcext:value-type="float">
            <text:p>0.0266070366</text:p>
          </table:table-cell>
          <table:table-cell table:formula="of:=VAR([.B1119:.B1217])" office:value-type="float" office:value="0.0000157496624678133" calcext:value-type="float">
            <text:p>1.5749662467813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4088592529" calcext:value-type="float">
            <text:p>0.0304088593</text:p>
          </table:table-cell>
          <table:table-cell table:formula="of:=VAR([.B1120:.B1218])" office:value-type="float" office:value="0.0000157246785591117" calcext:value-type="float">
            <text:p>1.5724678559111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6809978485" calcext:value-type="float">
            <text:p>0.0226809978</text:p>
          </table:table-cell>
          <table:table-cell table:formula="of:=VAR([.B1121:.B1219])" office:value-type="float" office:value="0.0000155387303338662" calcext:value-type="float">
            <text:p>1.5538730333866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5740623474" calcext:value-type="float">
            <text:p>0.0275740623</text:p>
          </table:table-cell>
          <table:table-cell table:formula="of:=VAR([.B1122:.B1220])" office:value-type="float" office:value="0.0000157187183125901" calcext:value-type="float">
            <text:p>1.5718718312590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813911438" calcext:value-type="float">
            <text:p>0.0278139114</text:p>
          </table:table-cell>
          <table:table-cell table:formula="of:=VAR([.B1123:.B1221])" office:value-type="float" office:value="0.0000164136639375852" calcext:value-type="float">
            <text:p>1.6413663937585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9548473358" calcext:value-type="float">
            <text:p>0.0209548473</text:p>
          </table:table-cell>
          <table:table-cell table:formula="of:=VAR([.B1124:.B1222])" office:value-type="float" office:value="0.0000163437100101199" calcext:value-type="float">
            <text:p>1.6343710010119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9170532227" calcext:value-type="float">
            <text:p>0.0259170532</text:p>
          </table:table-cell>
          <table:table-cell table:formula="of:=VAR([.B1125:.B1223])" office:value-type="float" office:value="0.0000164034870485226" calcext:value-type="float">
            <text:p>1.6403487048522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9611091614" calcext:value-type="float">
            <text:p>0.0299611092</text:p>
          </table:table-cell>
          <table:table-cell table:formula="of:=VAR([.B1126:.B1224])" office:value-type="float" office:value="0.0000164444053692462" calcext:value-type="float">
            <text:p>1.6444405369246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0409164429" calcext:value-type="float">
            <text:p>0.0210409164</text:p>
          </table:table-cell>
          <table:table-cell table:formula="of:=VAR([.B1127:.B1225])" office:value-type="float" office:value="0.0000162258588028203" calcext:value-type="float">
            <text:p>1.6225858802820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1409072876" calcext:value-type="float">
            <text:p>0.0231409073</text:p>
          </table:table-cell>
          <table:table-cell table:formula="of:=VAR([.B1128:.B1226])" office:value-type="float" office:value="0.0000163723549154765" calcext:value-type="float">
            <text:p>1.6372354915476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0710201263" calcext:value-type="float">
            <text:p>0.0300710201</text:p>
          </table:table-cell>
          <table:table-cell table:formula="of:=VAR([.B1129:.B1227])" office:value-type="float" office:value="0.0000163329196542223" calcext:value-type="float">
            <text:p>1.6332919654222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1469097137" calcext:value-type="float">
            <text:p>0.0291469097</text:p>
          </table:table-cell>
          <table:table-cell table:formula="of:=VAR([.B1130:.B1228])" office:value-type="float" office:value="0.0000160936032927811" calcext:value-type="float">
            <text:p>1.6093603292781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8450927734" calcext:value-type="float">
            <text:p>0.0318450928</text:p>
          </table:table-cell>
          <table:table-cell table:formula="of:=VAR([.B1131:.B1229])" office:value-type="float" office:value="0.0000160363735566291" calcext:value-type="float">
            <text:p>1.6036373556629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4831733704" calcext:value-type="float">
            <text:p>0.0314831734</text:p>
          </table:table-cell>
          <table:table-cell table:formula="of:=VAR([.B1132:.B1230])" office:value-type="float" office:value="0.0000156562422639043" calcext:value-type="float">
            <text:p>1.5656242263904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2439041138" calcext:value-type="float">
            <text:p>0.0232439041</text:p>
          </table:table-cell>
          <table:table-cell table:formula="of:=VAR([.B1133:.B1231])" office:value-type="float" office:value="0.000015493962014933" calcext:value-type="float">
            <text:p>0.0000154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7628479004" calcext:value-type="float">
            <text:p>0.0217628479</text:p>
          </table:table-cell>
          <table:table-cell table:formula="of:=VAR([.B1134:.B1232])" office:value-type="float" office:value="0.0000154823391138353" calcext:value-type="float">
            <text:p>1.5482339113835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3279418945" calcext:value-type="float">
            <text:p>0.0283279419</text:p>
          </table:table-cell>
          <table:table-cell table:formula="of:=VAR([.B1135:.B1233])" office:value-type="float" office:value="0.0000153872682570981" calcext:value-type="float">
            <text:p>1.5387268257098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2700786591" calcext:value-type="float">
            <text:p>0.0272700787</text:p>
          </table:table-cell>
          <table:table-cell table:formula="of:=VAR([.B1136:.B1234])" office:value-type="float" office:value="0.0000153587580498143" calcext:value-type="float">
            <text:p>1.5358758049814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2580432892" calcext:value-type="float">
            <text:p>0.0222580433</text:p>
          </table:table-cell>
          <table:table-cell table:formula="of:=VAR([.B1137:.B1235])" office:value-type="float" office:value="0.0000159226830416568" calcext:value-type="float">
            <text:p>1.5922683041656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0349254608" calcext:value-type="float">
            <text:p>0.0280349255</text:p>
          </table:table-cell>
          <table:table-cell table:formula="of:=VAR([.B1138:.B1236])" office:value-type="float" office:value="0.0000159009002060879" calcext:value-type="float">
            <text:p>1.5900900206087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2789516449" calcext:value-type="float">
            <text:p>0.0232789516</text:p>
          </table:table-cell>
          <table:table-cell table:formula="of:=VAR([.B1139:.B1237])" office:value-type="float" office:value="0.0000160071706550872" calcext:value-type="float">
            <text:p>1.600717065508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3798751831" calcext:value-type="float">
            <text:p>0.0223798752</text:p>
          </table:table-cell>
          <table:table-cell table:formula="of:=VAR([.B1140:.B1238])" office:value-type="float" office:value="0.0000162204404625861" calcext:value-type="float">
            <text:p>1.6220440462586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2530574799" calcext:value-type="float">
            <text:p>0.0252530575</text:p>
          </table:table-cell>
          <table:table-cell table:formula="of:=VAR([.B1141:.B1239])" office:value-type="float" office:value="0.0000161827935206599" calcext:value-type="float">
            <text:p>1.6182793520659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6749858856" calcext:value-type="float">
            <text:p>0.0266749859</text:p>
          </table:table-cell>
          <table:table-cell table:formula="of:=VAR([.B1142:.B1240])" office:value-type="float" office:value="0.0000161850717632776" calcext:value-type="float">
            <text:p>1.6185071763277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5019245148" calcext:value-type="float">
            <text:p>0.0195019245</text:p>
          </table:table-cell>
          <table:table-cell table:formula="of:=VAR([.B1143:.B1241])" office:value-type="float" office:value="0.0000161767957928972" calcext:value-type="float">
            <text:p>1.617679579289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7512073517" calcext:value-type="float">
            <text:p>0.0277512074</text:p>
          </table:table-cell>
          <table:table-cell table:formula="of:=VAR([.B1144:.B1242])" office:value-type="float" office:value="0.000015907406791305" calcext:value-type="float">
            <text:p>1.590740679130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8910236359" calcext:value-type="float">
            <text:p>0.0198910236</text:p>
          </table:table-cell>
          <table:table-cell table:formula="of:=VAR([.B1145:.B1243])" office:value-type="float" office:value="0.0000158792520405516" calcext:value-type="float">
            <text:p>1.5879252040551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79150104523" calcext:value-type="float">
            <text:p>0.0179150105</text:p>
          </table:table-cell>
          <table:table-cell table:formula="of:=VAR([.B1146:.B1244])" office:value-type="float" office:value="0.0000158207761651822" calcext:value-type="float">
            <text:p>1.5820776165182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3790359497" calcext:value-type="float">
            <text:p>0.0273790359</text:p>
          </table:table-cell>
          <table:table-cell table:formula="of:=VAR([.B1147:.B1245])" office:value-type="float" office:value="0.0000152412995756709" calcext:value-type="float">
            <text:p>1.5241299575670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5160121918" calcext:value-type="float">
            <text:p>0.0225160122</text:p>
          </table:table-cell>
          <table:table-cell table:formula="of:=VAR([.B1148:.B1246])" office:value-type="float" office:value="0.0000154276508095848" calcext:value-type="float">
            <text:p>1.5427650809584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7659378052" calcext:value-type="float">
            <text:p>0.0317659378</text:p>
          </table:table-cell>
          <table:table-cell table:formula="of:=VAR([.B1149:.B1247])" office:value-type="float" office:value="0.0000153611147984599" calcext:value-type="float">
            <text:p>1.5361114798459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6149253845" calcext:value-type="float">
            <text:p>0.0296149254</text:p>
          </table:table-cell>
          <table:table-cell table:formula="of:=VAR([.B1150:.B1248])" office:value-type="float" office:value="0.0000153391797207349" calcext:value-type="float">
            <text:p>1.5339179720734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6498584747" calcext:value-type="float">
            <text:p>0.0246498585</text:p>
          </table:table-cell>
          <table:table-cell table:formula="of:=VAR([.B1151:.B1249])" office:value-type="float" office:value="0.0000152442217606882" calcext:value-type="float">
            <text:p>1.5244221760688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5419273376" calcext:value-type="float">
            <text:p>0.0235419273</text:p>
          </table:table-cell>
          <table:table-cell table:formula="of:=VAR([.B1152:.B1250])" office:value-type="float" office:value="0.0000156531460644885" calcext:value-type="float">
            <text:p>1.5653146064488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6111831665" calcext:value-type="float">
            <text:p>0.0286111832</text:p>
          </table:table-cell>
          <table:table-cell table:formula="of:=VAR([.B1153:.B1251])" office:value-type="float" office:value="0.0000156293509437999" calcext:value-type="float">
            <text:p>1.5629350943799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1550369263" calcext:value-type="float">
            <text:p>0.0321550369</text:p>
          </table:table-cell>
          <table:table-cell table:formula="of:=VAR([.B1154:.B1252])" office:value-type="float" office:value="0.0000161270076137066" calcext:value-type="float">
            <text:p>0.0000161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9501724243" calcext:value-type="float">
            <text:p>0.0229501724</text:p>
          </table:table-cell>
          <table:table-cell table:formula="of:=VAR([.B1155:.B1253])" office:value-type="float" office:value="0.000015657995143729" calcext:value-type="float">
            <text:p>0.00001565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0551700592" calcext:value-type="float">
            <text:p>0.0250551701</text:p>
          </table:table-cell>
          <table:table-cell table:formula="of:=VAR([.B1156:.B1254])" office:value-type="float" office:value="0.0000156382868276398" calcext:value-type="float">
            <text:p>1.5638286827639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2259712219" calcext:value-type="float">
            <text:p>0.0272259712</text:p>
          </table:table-cell>
          <table:table-cell table:formula="of:=VAR([.B1157:.B1255])" office:value-type="float" office:value="0.0000161394274713193" calcext:value-type="float">
            <text:p>1.6139427471319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72100067139" calcext:value-type="float">
            <text:p>0.0172100067</text:p>
          </table:table-cell>
          <table:table-cell table:formula="of:=VAR([.B1158:.B1256])" office:value-type="float" office:value="0.0000164482474929761" calcext:value-type="float">
            <text:p>1.6448247492976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4159698486" calcext:value-type="float">
            <text:p>0.0244159698</text:p>
          </table:table-cell>
          <table:table-cell table:formula="of:=VAR([.B1159:.B1257])" office:value-type="float" office:value="0.0000158513580654096" calcext:value-type="float">
            <text:p>1.5851358065409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2770442963" calcext:value-type="float">
            <text:p>0.0232770443</text:p>
          </table:table-cell>
          <table:table-cell table:formula="of:=VAR([.B1160:.B1258])" office:value-type="float" office:value="0.000015957723126662" calcext:value-type="float">
            <text:p>1.595772312666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4881381989" calcext:value-type="float">
            <text:p>0.0254881382</text:p>
          </table:table-cell>
          <table:table-cell table:formula="of:=VAR([.B1161:.B1259])" office:value-type="float" office:value="0.0000159941799941661" calcext:value-type="float">
            <text:p>1.5994179994166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7689533234" calcext:value-type="float">
            <text:p>0.0197689533</text:p>
          </table:table-cell>
          <table:table-cell table:formula="of:=VAR([.B1162:.B1260])" office:value-type="float" office:value="0.0000160637194639615" calcext:value-type="float">
            <text:p>1.6063719463961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651008606" calcext:value-type="float">
            <text:p>0.0186510086</text:p>
          </table:table-cell>
          <table:table-cell table:formula="of:=VAR([.B1163:.B1261])" office:value-type="float" office:value="0.0000157860703244478" calcext:value-type="float">
            <text:p>1.5786070324447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682926178" calcext:value-type="float">
            <text:p>0.0256829262</text:p>
          </table:table-cell>
          <table:table-cell table:formula="of:=VAR([.B1164:.B1262])" office:value-type="float" office:value="0.0000153662043985173" calcext:value-type="float">
            <text:p>1.5366204398517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3381519318" calcext:value-type="float">
            <text:p>0.0223381519</text:p>
          </table:table-cell>
          <table:table-cell table:formula="of:=VAR([.B1165:.B1263])" office:value-type="float" office:value="0.0000153725942736759" calcext:value-type="float">
            <text:p>1.5372594273675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7809677124" calcext:value-type="float">
            <text:p>0.0217809677</text:p>
          </table:table-cell>
          <table:table-cell table:formula="of:=VAR([.B1166:.B1264])" office:value-type="float" office:value="0.0000152967707426603" calcext:value-type="float">
            <text:p>1.5296770742660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1890678406" calcext:value-type="float">
            <text:p>0.0231890678</text:p>
          </table:table-cell>
          <table:table-cell table:formula="of:=VAR([.B1167:.B1265])" office:value-type="float" office:value="0.0000152567838202328" calcext:value-type="float">
            <text:p>1.5256783820232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5000171661" calcext:value-type="float">
            <text:p>0.0195000172</text:p>
          </table:table-cell>
          <table:table-cell table:formula="of:=VAR([.B1168:.B1266])" office:value-type="float" office:value="0.0000152125789987607" calcext:value-type="float">
            <text:p>1.5212578998760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6430168152" calcext:value-type="float">
            <text:p>0.0236430168</text:p>
          </table:table-cell>
          <table:table-cell table:formula="of:=VAR([.B1169:.B1267])" office:value-type="float" office:value="0.0000149766827407996" calcext:value-type="float">
            <text:p>1.4976682740799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1811275482" calcext:value-type="float">
            <text:p>0.0241811275</text:p>
          </table:table-cell>
          <table:table-cell table:formula="of:=VAR([.B1170:.B1268])" office:value-type="float" office:value="0.0000152342521180562" calcext:value-type="float">
            <text:p>1.5234252118056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1141319275" calcext:value-type="float">
            <text:p>0.0241141319</text:p>
          </table:table-cell>
          <table:table-cell table:formula="of:=VAR([.B1171:.B1269])" office:value-type="float" office:value="0.0000152775041014549" calcext:value-type="float">
            <text:p>1.5277504101454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9201316833" calcext:value-type="float">
            <text:p>0.0229201317</text:p>
          </table:table-cell>
          <table:table-cell table:formula="of:=VAR([.B1172:.B1270])" office:value-type="float" office:value="0.0000158133755509853" calcext:value-type="float">
            <text:p>1.5813375550985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9610462189" calcext:value-type="float">
            <text:p>0.0209610462</text:p>
          </table:table-cell>
          <table:table-cell table:formula="of:=VAR([.B1173:.B1271])" office:value-type="float" office:value="0.0000158844543869399" calcext:value-type="float">
            <text:p>1.5884454386939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8790302277" calcext:value-type="float">
            <text:p>0.0208790302</text:p>
          </table:table-cell>
          <table:table-cell table:formula="of:=VAR([.B1174:.B1272])" office:value-type="float" office:value="0.0000158349900506109" calcext:value-type="float">
            <text:p>0.00001583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3268527985" calcext:value-type="float">
            <text:p>0.0203268528</text:p>
          </table:table-cell>
          <table:table-cell table:formula="of:=VAR([.B1175:.B1273])" office:value-type="float" office:value="0.0000156463026203374" calcext:value-type="float">
            <text:p>1.5646302620337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0178527832" calcext:value-type="float">
            <text:p>0.0300178528</text:p>
          </table:table-cell>
          <table:table-cell table:formula="of:=VAR([.B1176:.B1274])" office:value-type="float" office:value="0.0000153633880461909" calcext:value-type="float">
            <text:p>1.5363388046190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2419452667" calcext:value-type="float">
            <text:p>0.0272419453</text:p>
          </table:table-cell>
          <table:table-cell table:formula="of:=VAR([.B1177:.B1275])" office:value-type="float" office:value="0.0000152503234980168" calcext:value-type="float">
            <text:p>1.5250323498016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9560813904" calcext:value-type="float">
            <text:p>0.0269560814</text:p>
          </table:table-cell>
          <table:table-cell table:formula="of:=VAR([.B1178:.B1276])" office:value-type="float" office:value="0.0000154545154799265" calcext:value-type="float">
            <text:p>1.5454515479926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417804718" calcext:value-type="float">
            <text:p>0.0254178047</text:p>
          </table:table-cell>
          <table:table-cell table:formula="of:=VAR([.B1179:.B1277])" office:value-type="float" office:value="0.000015659431294298" calcext:value-type="float">
            <text:p>1.565943129429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3139781952" calcext:value-type="float">
            <text:p>0.0203139782</text:p>
          </table:table-cell>
          <table:table-cell table:formula="of:=VAR([.B1180:.B1278])" office:value-type="float" office:value="0.000015806591851732" calcext:value-type="float">
            <text:p>1.580659185173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9589214325" calcext:value-type="float">
            <text:p>0.0239589214</text:p>
          </table:table-cell>
          <table:table-cell table:formula="of:=VAR([.B1181:.B1279])" office:value-type="float" office:value="0.0000155833702929561" calcext:value-type="float">
            <text:p>1.5583370292956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9911289215" calcext:value-type="float">
            <text:p>0.0269911289</text:p>
          </table:table-cell>
          <table:table-cell table:formula="of:=VAR([.B1182:.B1280])" office:value-type="float" office:value="0.0000155895485180246" calcext:value-type="float">
            <text:p>1.5589548518024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63020896912" calcext:value-type="float">
            <text:p>0.0363020897</text:p>
          </table:table-cell>
          <table:table-cell table:formula="of:=VAR([.B1183:.B1281])" office:value-type="float" office:value="0.0000164929378155065" calcext:value-type="float">
            <text:p>1.6492937815506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2881565094" calcext:value-type="float">
            <text:p>0.0212881565</text:p>
          </table:table-cell>
          <table:table-cell table:formula="of:=VAR([.B1184:.B1282])" office:value-type="float" office:value="0.0000159499384302436" calcext:value-type="float">
            <text:p>1.5949938430243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4149951935" calcext:value-type="float">
            <text:p>0.0214149952</text:p>
          </table:table-cell>
          <table:table-cell table:formula="of:=VAR([.B1185:.B1283])" office:value-type="float" office:value="0.0000158187239593048" calcext:value-type="float">
            <text:p>1.5818723959304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677898407" calcext:value-type="float">
            <text:p>0.0226778984</text:p>
          </table:table-cell>
          <table:table-cell table:formula="of:=VAR([.B1186:.B1284])" office:value-type="float" office:value="0.000015706102092633" calcext:value-type="float">
            <text:p>1.570610209263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4499492645" calcext:value-type="float">
            <text:p>0.0194499493</text:p>
          </table:table-cell>
          <table:table-cell table:formula="of:=VAR([.B1187:.B1285])" office:value-type="float" office:value="0.0000156248459341203" calcext:value-type="float">
            <text:p>1.5624845934120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5981941223" calcext:value-type="float">
            <text:p>0.0235981941</text:p>
          </table:table-cell>
          <table:table-cell table:formula="of:=VAR([.B1188:.B1286])" office:value-type="float" office:value="0.0000153993322468415" calcext:value-type="float">
            <text:p>1.5399332246841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8561115265" calcext:value-type="float">
            <text:p>0.0278561115</text:p>
          </table:table-cell>
          <table:table-cell table:formula="of:=VAR([.B1189:.B1287])" office:value-type="float" office:value="0.0000153674464688811" calcext:value-type="float">
            <text:p>1.5367446468881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6600379944" calcext:value-type="float">
            <text:p>0.025660038</text:p>
          </table:table-cell>
          <table:table-cell table:formula="of:=VAR([.B1190:.B1288])" office:value-type="float" office:value="0.0000153867493294044" calcext:value-type="float">
            <text:p>1.5386749329404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2671031952" calcext:value-type="float">
            <text:p>0.0222671032</text:p>
          </table:table-cell>
          <table:table-cell table:formula="of:=VAR([.B1191:.B1289])" office:value-type="float" office:value="0.0000157599393005667" calcext:value-type="float">
            <text:p>1.5759939300566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5929279327" calcext:value-type="float">
            <text:p>0.0205929279</text:p>
          </table:table-cell>
          <table:table-cell table:formula="of:=VAR([.B1192:.B1290])" office:value-type="float" office:value="0.0000156220347879164" calcext:value-type="float">
            <text:p>0.00001562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8451747894" calcext:value-type="float">
            <text:p>0.0208451748</text:p>
          </table:table-cell>
          <table:table-cell table:formula="of:=VAR([.B1193:.B1291])" office:value-type="float" office:value="0.000015352569243203" calcext:value-type="float">
            <text:p>1.535256924320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5973072052" calcext:value-type="float">
            <text:p>0.0359730721</text:p>
          </table:table-cell>
          <table:table-cell table:formula="of:=VAR([.B1194:.B1292])" office:value-type="float" office:value="0.0000150775177546027" calcext:value-type="float">
            <text:p>1.5077517754602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9031009674" calcext:value-type="float">
            <text:p>0.030903101</text:p>
          </table:table-cell>
          <table:table-cell table:formula="of:=VAR([.B1195:.B1293])" office:value-type="float" office:value="0.0000140720204850237" calcext:value-type="float">
            <text:p>0.00001407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5419902802" calcext:value-type="float">
            <text:p>0.0325419903</text:p>
          </table:table-cell>
          <table:table-cell table:formula="of:=VAR([.B1196:.B1294])" office:value-type="float" office:value="0.0000141330010455082" calcext:value-type="float">
            <text:p>0.00001413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1672267914" calcext:value-type="float">
            <text:p>0.0251672268</text:p>
          </table:table-cell>
          <table:table-cell table:formula="of:=VAR([.B1197:.B1295])" office:value-type="float" office:value="0.0000137783163674442" calcext:value-type="float">
            <text:p>1.3778316367444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9099521637" calcext:value-type="float">
            <text:p>0.0219099522</text:p>
          </table:table-cell>
          <table:table-cell table:formula="of:=VAR([.B1198:.B1296])" office:value-type="float" office:value="0.0000137950490480615" calcext:value-type="float">
            <text:p>0.00001379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3078937531" calcext:value-type="float">
            <text:p>0.0253078938</text:p>
          </table:table-cell>
          <table:table-cell table:formula="of:=VAR([.B1199:.B1297])" office:value-type="float" office:value="0.0000142012561399189" calcext:value-type="float">
            <text:p>1.4201256139918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8189907074" calcext:value-type="float">
            <text:p>0.0268189907</text:p>
          </table:table-cell>
          <table:table-cell table:formula="of:=VAR([.B1200:.B1298])" office:value-type="float" office:value="0.0000141978572835996" calcext:value-type="float">
            <text:p>1.4197857283599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5159397125" calcext:value-type="float">
            <text:p>0.0235159397</text:p>
          </table:table-cell>
          <table:table-cell table:formula="of:=VAR([.B1201:.B1299])" office:value-type="float" office:value="0.0000144581961999177" calcext:value-type="float">
            <text:p>1.4458196199917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6032218933" calcext:value-type="float">
            <text:p>0.0266032219</text:p>
          </table:table-cell>
          <table:table-cell table:formula="of:=VAR([.B1202:.B1300])" office:value-type="float" office:value="0.0000148189439374102" calcext:value-type="float">
            <text:p>1.4818943937410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7012119293" calcext:value-type="float">
            <text:p>0.0267012119</text:p>
          </table:table-cell>
          <table:table-cell table:formula="of:=VAR([.B1203:.B1301])" office:value-type="float" office:value="0.0000149486530759126" calcext:value-type="float">
            <text:p>1.4948653075912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8850021362" calcext:value-type="float">
            <text:p>0.0338850021</text:p>
          </table:table-cell>
          <table:table-cell table:formula="of:=VAR([.B1204:.B1302])" office:value-type="float" office:value="0.0000149743796622684" calcext:value-type="float">
            <text:p>1.4974379662268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0660438538" calcext:value-type="float">
            <text:p>0.0230660439</text:p>
          </table:table-cell>
          <table:table-cell table:formula="of:=VAR([.B1205:.B1303])" office:value-type="float" office:value="0.0000144826117483853" calcext:value-type="float">
            <text:p>1.4482611748385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9909420013" calcext:value-type="float">
            <text:p>0.022990942</text:p>
          </table:table-cell>
          <table:table-cell table:formula="of:=VAR([.B1206:.B1304])" office:value-type="float" office:value="0.0000145090668674639" calcext:value-type="float">
            <text:p>1.4509066867463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8800258636" calcext:value-type="float">
            <text:p>0.0268800259</text:p>
          </table:table-cell>
          <table:table-cell table:formula="of:=VAR([.B1207:.B1305])" office:value-type="float" office:value="0.0000144360828305327" calcext:value-type="float">
            <text:p>1.4436082830532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5569267273" calcext:value-type="float">
            <text:p>0.0205569267</text:p>
          </table:table-cell>
          <table:table-cell table:formula="of:=VAR([.B1208:.B1306])" office:value-type="float" office:value="0.0000144563039899835" calcext:value-type="float">
            <text:p>1.4456303989983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1300849915" calcext:value-type="float">
            <text:p>0.021130085</text:p>
          </table:table-cell>
          <table:table-cell table:formula="of:=VAR([.B1209:.B1307])" office:value-type="float" office:value="0.0000141706557806316" calcext:value-type="float">
            <text:p>1.4170655780631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2681503296" calcext:value-type="float">
            <text:p>0.0242681503</text:p>
          </table:table-cell>
          <table:table-cell table:formula="of:=VAR([.B1210:.B1308])" office:value-type="float" office:value="0.0000141345152981062" calcext:value-type="float">
            <text:p>1.4134515298106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5460739136" calcext:value-type="float">
            <text:p>0.0255460739</text:p>
          </table:table-cell>
          <table:table-cell table:formula="of:=VAR([.B1211:.B1309])" office:value-type="float" office:value="0.000014303724824112" calcext:value-type="float">
            <text:p>1.430372482411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9549617767" calcext:value-type="float">
            <text:p>0.0259549618</text:p>
          </table:table-cell>
          <table:table-cell table:formula="of:=VAR([.B1212:.B1310])" office:value-type="float" office:value="0.0000145347857545483" calcext:value-type="float">
            <text:p>1.4534785754548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1211395264" calcext:value-type="float">
            <text:p>0.0261211395</text:p>
          </table:table-cell>
          <table:table-cell table:formula="of:=VAR([.B1213:.B1311])" office:value-type="float" office:value="0.0000145412585795826" calcext:value-type="float">
            <text:p>1.4541258579582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3008651733" calcext:value-type="float">
            <text:p>0.0203008652</text:p>
          </table:table-cell>
          <table:table-cell table:formula="of:=VAR([.B1214:.B1312])" office:value-type="float" office:value="0.0000145720403264381" calcext:value-type="float">
            <text:p>0.00001457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9259681702" calcext:value-type="float">
            <text:p>0.0279259682</text:p>
          </table:table-cell>
          <table:table-cell table:formula="of:=VAR([.B1215:.B1313])" office:value-type="float" office:value="0.0000149643224015112" calcext:value-type="float">
            <text:p>1.4964322401511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3780822754" calcext:value-type="float">
            <text:p>0.0273780823</text:p>
          </table:table-cell>
          <table:table-cell table:formula="of:=VAR([.B1216:.B1314])" office:value-type="float" office:value="0.0000149325128512895" calcext:value-type="float">
            <text:p>1.4932512851289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6578407288" calcext:value-type="float">
            <text:p>0.0296578407</text:p>
          </table:table-cell>
          <table:table-cell table:formula="of:=VAR([.B1217:.B1315])" office:value-type="float" office:value="0.0000149317364046372" calcext:value-type="float">
            <text:p>1.493173640463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0010490417" calcext:value-type="float">
            <text:p>0.025001049</text:p>
          </table:table-cell>
          <table:table-cell table:formula="of:=VAR([.B1218:.B1316])" office:value-type="float" office:value="0.0000151203419916534" calcext:value-type="float">
            <text:p>1.5120341991653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3069610596" calcext:value-type="float">
            <text:p>0.0283069611</text:p>
          </table:table-cell>
          <table:table-cell table:formula="of:=VAR([.B1219:.B1317])" office:value-type="float" office:value="0.0000151567954395354" calcext:value-type="float">
            <text:p>1.5156795439535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8700332642" calcext:value-type="float">
            <text:p>0.0298700333</text:p>
          </table:table-cell>
          <table:table-cell table:formula="of:=VAR([.B1220:.B1318])" office:value-type="float" office:value="0.0000157454427632456" calcext:value-type="float">
            <text:p>1.5745442763245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7269306183" calcext:value-type="float">
            <text:p>0.0337269306</text:p>
          </table:table-cell>
          <table:table-cell table:formula="of:=VAR([.B1221:.B1319])" office:value-type="float" office:value="0.0000158620477197035" calcext:value-type="float">
            <text:p>0.0000158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6960391998" calcext:value-type="float">
            <text:p>0.0256960392</text:p>
          </table:table-cell>
          <table:table-cell table:formula="of:=VAR([.B1222:.B1320])" office:value-type="float" office:value="0.0000152514297843274" calcext:value-type="float">
            <text:p>1.5251429784327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3030109406" calcext:value-type="float">
            <text:p>0.0203030109</text:p>
          </table:table-cell>
          <table:table-cell table:formula="of:=VAR([.B1223:.B1321])" office:value-type="float" office:value="0.0000152843804946438" calcext:value-type="float">
            <text:p>1.5284380494643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2791385651" calcext:value-type="float">
            <text:p>0.0272791386</text:p>
          </table:table-cell>
          <table:table-cell table:formula="of:=VAR([.B1224:.B1322])" office:value-type="float" office:value="0.0000149936735602045" calcext:value-type="float">
            <text:p>1.4993673560204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5510082245" calcext:value-type="float">
            <text:p>0.0265510082</text:p>
          </table:table-cell>
          <table:table-cell table:formula="of:=VAR([.B1225:.B1323])" office:value-type="float" office:value="0.0000151168044037986" calcext:value-type="float">
            <text:p>1.5116804403798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7350158691" calcext:value-type="float">
            <text:p>0.0307350159</text:p>
          </table:table-cell>
          <table:table-cell table:formula="of:=VAR([.B1226:.B1324])" office:value-type="float" office:value="0.0000151843281811671" calcext:value-type="float">
            <text:p>1.5184328181167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8560180664" calcext:value-type="float">
            <text:p>0.0258560181</text:p>
          </table:table-cell>
          <table:table-cell table:formula="of:=VAR([.B1227:.B1325])" office:value-type="float" office:value="0.0000152516606887438" calcext:value-type="float">
            <text:p>1.5251660688743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6410369873" calcext:value-type="float">
            <text:p>0.024641037</text:p>
          </table:table-cell>
          <table:table-cell table:formula="of:=VAR([.B1228:.B1326])" office:value-type="float" office:value="0.0000152775933311662" calcext:value-type="float">
            <text:p>1.5277593331166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3660888672" calcext:value-type="float">
            <text:p>0.0283660889</text:p>
          </table:table-cell>
          <table:table-cell table:formula="of:=VAR([.B1229:.B1327])" office:value-type="float" office:value="0.0000153234801735327" calcext:value-type="float">
            <text:p>1.5323480173532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9140472412" calcext:value-type="float">
            <text:p>0.0279140472</text:p>
          </table:table-cell>
          <table:table-cell table:formula="of:=VAR([.B1230:.B1328])" office:value-type="float" office:value="0.0000154488392975927" calcext:value-type="float">
            <text:p>1.5448839297592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0800800323" calcext:value-type="float">
            <text:p>0.03008008</text:p>
          </table:table-cell>
          <table:table-cell table:formula="of:=VAR([.B1231:.B1329])" office:value-type="float" office:value="0.0000154092838138785" calcext:value-type="float">
            <text:p>1.5409283813878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673078537" calcext:value-type="float">
            <text:p>0.0266730785</text:p>
          </table:table-cell>
          <table:table-cell table:formula="of:=VAR([.B1232:.B1330])" office:value-type="float" office:value="0.0000152193001447969" calcext:value-type="float">
            <text:p>1.5219300144796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673078537" calcext:value-type="float">
            <text:p>0.0266730785</text:p>
          </table:table-cell>
          <table:table-cell table:formula="of:=VAR([.B1233:.B1331])" office:value-type="float" office:value="0.0000152421630636916" calcext:value-type="float">
            <text:p>1.5242163063691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8458595276" calcext:value-type="float">
            <text:p>0.0278458595</text:p>
          </table:table-cell>
          <table:table-cell table:formula="of:=VAR([.B1234:.B1332])" office:value-type="float" office:value="0.0000154869111244855" calcext:value-type="float">
            <text:p>1.5486911124485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9279899597" calcext:value-type="float">
            <text:p>0.03292799</text:p>
          </table:table-cell>
          <table:table-cell table:formula="of:=VAR([.B1235:.B1333])" office:value-type="float" office:value="0.0000155533509999131" calcext:value-type="float">
            <text:p>1.5553350999913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9088020325" calcext:value-type="float">
            <text:p>0.027908802</text:p>
          </table:table-cell>
          <table:table-cell table:formula="of:=VAR([.B1236:.B1334])" office:value-type="float" office:value="0.0000150143116409308" calcext:value-type="float">
            <text:p>1.5014311640930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5331478119" calcext:value-type="float">
            <text:p>0.0295331478</text:p>
          </table:table-cell>
          <table:table-cell table:formula="of:=VAR([.B1237:.B1335])" office:value-type="float" office:value="0.0000149777873301474" calcext:value-type="float">
            <text:p>1.4977787330147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3020572662" calcext:value-type="float">
            <text:p>0.0203020573</text:p>
          </table:table-cell>
          <table:table-cell table:formula="of:=VAR([.B1238:.B1336])" office:value-type="float" office:value="0.0000148788195048079" calcext:value-type="float">
            <text:p>1.4878819504807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1039524078" calcext:value-type="float">
            <text:p>0.0231039524</text:p>
          </table:table-cell>
          <table:table-cell table:formula="of:=VAR([.B1239:.B1337])" office:value-type="float" office:value="0.0000151395319237986" calcext:value-type="float">
            <text:p>1.5139531923798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8169898987" calcext:value-type="float">
            <text:p>0.0248169899</text:p>
          </table:table-cell>
          <table:table-cell table:formula="of:=VAR([.B1240:.B1338])" office:value-type="float" office:value="0.0000150790370660032" calcext:value-type="float">
            <text:p>0.00001507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3431072235" calcext:value-type="float">
            <text:p>0.0263431072</text:p>
          </table:table-cell>
          <table:table-cell table:formula="of:=VAR([.B1241:.B1339])" office:value-type="float" office:value="0.0000155234923874449" calcext:value-type="float">
            <text:p>1.5523492387444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0768871307" calcext:value-type="float">
            <text:p>0.0280768871</text:p>
          </table:table-cell>
          <table:table-cell table:formula="of:=VAR([.B1242:.B1340])" office:value-type="float" office:value="0.000015519906240028" calcext:value-type="float">
            <text:p>1.551990624002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6189365387" calcext:value-type="float">
            <text:p>0.0236189365</text:p>
          </table:table-cell>
          <table:table-cell table:formula="of:=VAR([.B1243:.B1341])" office:value-type="float" office:value="0.0000156948956896521" calcext:value-type="float">
            <text:p>1.5694895689652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3258895874" calcext:value-type="float">
            <text:p>0.0303258896</text:p>
          </table:table-cell>
          <table:table-cell table:formula="of:=VAR([.B1244:.B1342])" office:value-type="float" office:value="0.0000157120073811396" calcext:value-type="float">
            <text:p>0.0000157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1070728302" calcext:value-type="float">
            <text:p>0.0261070728</text:p>
          </table:table-cell>
          <table:table-cell table:formula="of:=VAR([.B1245:.B1343])" office:value-type="float" office:value="0.0000156474725242606" calcext:value-type="float">
            <text:p>1.5647472524260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8110809326" calcext:value-type="float">
            <text:p>0.0208110809</text:p>
          </table:table-cell>
          <table:table-cell table:formula="of:=VAR([.B1246:.B1344])" office:value-type="float" office:value="0.0000156494215427209" calcext:value-type="float">
            <text:p>1.5649421542720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9689559937" calcext:value-type="float">
            <text:p>0.026968956</text:p>
          </table:table-cell>
          <table:table-cell table:formula="of:=VAR([.B1247:.B1345])" office:value-type="float" office:value="0.0000159832958330365" calcext:value-type="float">
            <text:p>1.5983295833036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2742347717" calcext:value-type="float">
            <text:p>0.0192742348</text:p>
          </table:table-cell>
          <table:table-cell table:formula="of:=VAR([.B1248:.B1346])" office:value-type="float" office:value="0.0000159749517854488" calcext:value-type="float">
            <text:p>0.0000159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3309993744" calcext:value-type="float">
            <text:p>0.0223309994</text:p>
          </table:table-cell>
          <table:table-cell table:formula="of:=VAR([.B1249:.B1347])" office:value-type="float" office:value="0.0000155393999305064" calcext:value-type="float">
            <text:p>1.5539399930506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9077854156" calcext:value-type="float">
            <text:p>0.0189077854</text:p>
          </table:table-cell>
          <table:table-cell table:formula="of:=VAR([.B1250:.B1348])" office:value-type="float" office:value="0.0000155014557900342" calcext:value-type="float">
            <text:p>1.5501455790034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4920253754" calcext:value-type="float">
            <text:p>0.0244920254</text:p>
          </table:table-cell>
          <table:table-cell table:formula="of:=VAR([.B1251:.B1349])" office:value-type="float" office:value="0.0000152526605837653" calcext:value-type="float">
            <text:p>1.5252660583765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74169540405" calcext:value-type="float">
            <text:p>0.017416954</text:p>
          </table:table-cell>
          <table:table-cell table:formula="of:=VAR([.B1252:.B1350])" office:value-type="float" office:value="0.0000152738866724987" calcext:value-type="float">
            <text:p>1.5273886672498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1029987335" calcext:value-type="float">
            <text:p>0.0231029987</text:p>
          </table:table-cell>
          <table:table-cell table:formula="of:=VAR([.B1253:.B1351])" office:value-type="float" office:value="0.0000145783470843257" calcext:value-type="float">
            <text:p>1.4578347084325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4768390656" calcext:value-type="float">
            <text:p>0.0234768391</text:p>
          </table:table-cell>
          <table:table-cell table:formula="of:=VAR([.B1254:.B1352])" office:value-type="float" office:value="0.0000145066990087876" calcext:value-type="float">
            <text:p>1.4506699008787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0060863495" calcext:value-type="float">
            <text:p>0.0180060863</text:p>
          </table:table-cell>
          <table:table-cell table:formula="of:=VAR([.B1255:.B1353])" office:value-type="float" office:value="0.0000144552500355935" calcext:value-type="float">
            <text:p>1.4455250035593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9329032898" calcext:value-type="float">
            <text:p>0.0309329033</text:p>
          </table:table-cell>
          <table:table-cell table:formula="of:=VAR([.B1256:.B1354])" office:value-type="float" office:value="0.000014189605152774" calcext:value-type="float">
            <text:p>1.418960515277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8540382385" calcext:value-type="float">
            <text:p>0.0268540382</text:p>
          </table:table-cell>
          <table:table-cell table:formula="of:=VAR([.B1257:.B1355])" office:value-type="float" office:value="0.000014230436428034" calcext:value-type="float">
            <text:p>1.423043642803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4411907196" calcext:value-type="float">
            <text:p>0.0284411907</text:p>
          </table:table-cell>
          <table:table-cell table:formula="of:=VAR([.B1258:.B1356])" office:value-type="float" office:value="0.0000142447374167264" calcext:value-type="float">
            <text:p>1.4244737416726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4890708923" calcext:value-type="float">
            <text:p>0.0224890709</text:p>
          </table:table-cell>
          <table:table-cell table:formula="of:=VAR([.B1259:.B1357])" office:value-type="float" office:value="0.0000142396437451401" calcext:value-type="float">
            <text:p>1.4239643745140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7891159058" calcext:value-type="float">
            <text:p>0.0277891159</text:p>
          </table:table-cell>
          <table:table-cell table:formula="of:=VAR([.B1260:.B1358])" office:value-type="float" office:value="0.0000141521385263941" calcext:value-type="float">
            <text:p>1.4152138526394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7159729004" calcext:value-type="float">
            <text:p>0.0237159729</text:p>
          </table:table-cell>
          <table:table-cell table:formula="of:=VAR([.B1261:.B1359])" office:value-type="float" office:value="0.0000145445237907322" calcext:value-type="float">
            <text:p>1.4544523790732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7510204315" calcext:value-type="float">
            <text:p>0.0237510204</text:p>
          </table:table-cell>
          <table:table-cell table:formula="of:=VAR([.B1262:.B1360])" office:value-type="float" office:value="0.0000145211447104254" calcext:value-type="float">
            <text:p>1.4521144710425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3539810181" calcext:value-type="float">
            <text:p>0.024353981</text:p>
          </table:table-cell>
          <table:table-cell table:formula="of:=VAR([.B1263:.B1361])" office:value-type="float" office:value="0.000014553889624178" calcext:value-type="float">
            <text:p>1.455388962417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2137908936" calcext:value-type="float">
            <text:p>0.0242137909</text:p>
          </table:table-cell>
          <table:table-cell table:formula="of:=VAR([.B1264:.B1362])" office:value-type="float" office:value="0.000014680059640196" calcext:value-type="float">
            <text:p>1.468005964019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3970413208" calcext:value-type="float">
            <text:p>0.0223970413</text:p>
          </table:table-cell>
          <table:table-cell table:formula="of:=VAR([.B1265:.B1363])" office:value-type="float" office:value="0.0000147038355259308" calcext:value-type="float">
            <text:p>1.4703835525930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5250930786" calcext:value-type="float">
            <text:p>0.0255250931</text:p>
          </table:table-cell>
          <table:table-cell table:formula="of:=VAR([.B1266:.B1364])" office:value-type="float" office:value="0.000014719396581472" calcext:value-type="float">
            <text:p>1.47193965814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0491886139" calcext:value-type="float">
            <text:p>0.0220491886</text:p>
          </table:table-cell>
          <table:table-cell table:formula="of:=VAR([.B1267:.B1365])" office:value-type="float" office:value="0.0000148121048290372" calcext:value-type="float">
            <text:p>1.481210482903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6658744812" calcext:value-type="float">
            <text:p>0.0306658745</text:p>
          </table:table-cell>
          <table:table-cell table:formula="of:=VAR([.B1268:.B1366])" office:value-type="float" office:value="0.0000146630530126912" calcext:value-type="float">
            <text:p>1.4663053012691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0009555817" calcext:value-type="float">
            <text:p>0.0230009556</text:p>
          </table:table-cell>
          <table:table-cell table:formula="of:=VAR([.B1269:.B1367])" office:value-type="float" office:value="0.0000150193382954556" calcext:value-type="float">
            <text:p>1.5019338295455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7889919281" calcext:value-type="float">
            <text:p>0.0327889919</text:p>
          </table:table-cell>
          <table:table-cell table:formula="of:=VAR([.B1270:.B1368])" office:value-type="float" office:value="0.000015663668348285" calcext:value-type="float">
            <text:p>1.566366834828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1910171509" calcext:value-type="float">
            <text:p>0.0291910172</text:p>
          </table:table-cell>
          <table:table-cell table:formula="of:=VAR([.B1271:.B1369])" office:value-type="float" office:value="0.000015271522010459" calcext:value-type="float">
            <text:p>1.527152201045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5258598328" calcext:value-type="float">
            <text:p>0.0215258598</text:p>
          </table:table-cell>
          <table:table-cell table:formula="of:=VAR([.B1272:.B1370])" office:value-type="float" office:value="0.0000154545198966588" calcext:value-type="float">
            <text:p>1.5454519896658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7231254578" calcext:value-type="float">
            <text:p>0.0237231255</text:p>
          </table:table-cell>
          <table:table-cell table:formula="of:=VAR([.B1273:.B1371])" office:value-type="float" office:value="0.0000152683433364714" calcext:value-type="float">
            <text:p>1.5268343336471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6979465485" calcext:value-type="float">
            <text:p>0.0256979465</text:p>
          </table:table-cell>
          <table:table-cell table:formula="of:=VAR([.B1274:.B1372])" office:value-type="float" office:value="0.0000153451829336512" calcext:value-type="float">
            <text:p>1.5345182933651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4979343414" calcext:value-type="float">
            <text:p>0.0284979343</text:p>
          </table:table-cell>
          <table:table-cell table:formula="of:=VAR([.B1275:.B1373])" office:value-type="float" office:value="0.0000153602516781624" calcext:value-type="float">
            <text:p>1.5360251678162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7979679108" calcext:value-type="float">
            <text:p>0.0207979679</text:p>
          </table:table-cell>
          <table:table-cell table:formula="of:=VAR([.B1276:.B1374])" office:value-type="float" office:value="0.0000155891326526251" calcext:value-type="float">
            <text:p>1.5589132652625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7998752594" calcext:value-type="float">
            <text:p>0.0207998753</text:p>
          </table:table-cell>
          <table:table-cell table:formula="of:=VAR([.B1277:.B1375])" office:value-type="float" office:value="0.0000155407404025876" calcext:value-type="float">
            <text:p>1.5540740402587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2959213257" calcext:value-type="float">
            <text:p>0.0292959213</text:p>
          </table:table-cell>
          <table:table-cell table:formula="of:=VAR([.B1278:.B1376])" office:value-type="float" office:value="0.0000153775548251459" calcext:value-type="float">
            <text:p>1.5377554825145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218870163" calcext:value-type="float">
            <text:p>0.0232188702</text:p>
          </table:table-cell>
          <table:table-cell table:formula="of:=VAR([.B1279:.B1377])" office:value-type="float" office:value="0.0000156891039922866" calcext:value-type="float">
            <text:p>1.5689103992286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3468494415" calcext:value-type="float">
            <text:p>0.0273468494</text:p>
          </table:table-cell>
          <table:table-cell table:formula="of:=VAR([.B1280:.B1378])" office:value-type="float" office:value="0.0000156917392178584" calcext:value-type="float">
            <text:p>1.5691739217858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51300239563" calcext:value-type="float">
            <text:p>0.035130024</text:p>
          </table:table-cell>
          <table:table-cell table:formula="of:=VAR([.B1281:.B1379])" office:value-type="float" office:value="0.0000160987587693393" calcext:value-type="float">
            <text:p>1.6098758769339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4129333496" calcext:value-type="float">
            <text:p>0.0334129333</text:p>
          </table:table-cell>
          <table:table-cell table:formula="of:=VAR([.B1282:.B1380])" office:value-type="float" office:value="0.0000152504069042077" calcext:value-type="float">
            <text:p>1.5250406904207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1719017029" calcext:value-type="float">
            <text:p>0.0231719017</text:p>
          </table:table-cell>
          <table:table-cell table:formula="of:=VAR([.B1283:.B1381])" office:value-type="float" office:value="0.0000146765122632197" calcext:value-type="float">
            <text:p>1.4676512263219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3749103546" calcext:value-type="float">
            <text:p>0.0283749104</text:p>
          </table:table-cell>
          <table:table-cell table:formula="of:=VAR([.B1284:.B1382])" office:value-type="float" office:value="0.0000147080594589602" calcext:value-type="float">
            <text:p>1.4708059458960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5630741119" calcext:value-type="float">
            <text:p>0.0245630741</text:p>
          </table:table-cell>
          <table:table-cell table:formula="of:=VAR([.B1285:.B1383])" office:value-type="float" office:value="0.0000146649484660454" calcext:value-type="float">
            <text:p>1.4664948466045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0579071045" calcext:value-type="float">
            <text:p>0.0300579071</text:p>
          </table:table-cell>
          <table:table-cell table:formula="of:=VAR([.B1286:.B1384])" office:value-type="float" office:value="0.0000147375807487835" calcext:value-type="float">
            <text:p>1.4737580748783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4529247284" calcext:value-type="float">
            <text:p>0.0244529247</text:p>
          </table:table-cell>
          <table:table-cell table:formula="of:=VAR([.B1287:.B1385])" office:value-type="float" office:value="0.0000146161849282271" calcext:value-type="float">
            <text:p>1.4616184928227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284072876" calcext:value-type="float">
            <text:p>0.0282840729</text:p>
          </table:table-cell>
          <table:table-cell table:formula="of:=VAR([.B1288:.B1386])" office:value-type="float" office:value="0.0000146604305679371" calcext:value-type="float">
            <text:p>1.4660430567937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9459438324" calcext:value-type="float">
            <text:p>0.0319459438</text:p>
          </table:table-cell>
          <table:table-cell table:formula="of:=VAR([.B1289:.B1387])" office:value-type="float" office:value="0.0000154038111894976" calcext:value-type="float">
            <text:p>1.5403811189497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8798599243" calcext:value-type="float">
            <text:p>0.0258798599</text:p>
          </table:table-cell>
          <table:table-cell table:formula="of:=VAR([.B1290:.B1388])" office:value-type="float" office:value="0.0000151738183437707" calcext:value-type="float">
            <text:p>1.5173818343770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6730060577" calcext:value-type="float">
            <text:p>0.0276730061</text:p>
          </table:table-cell>
          <table:table-cell table:formula="of:=VAR([.B1291:.B1389])" office:value-type="float" office:value="0.0000152391183552186" calcext:value-type="float">
            <text:p>1.5239118355218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5789031982" calcext:value-type="float">
            <text:p>0.0265789032</text:p>
          </table:table-cell>
          <table:table-cell table:formula="of:=VAR([.B1292:.B1390])" office:value-type="float" office:value="0.0000152367716020557" calcext:value-type="float">
            <text:p>1.5236771602055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6700515747" calcext:value-type="float">
            <text:p>0.0256700516</text:p>
          </table:table-cell>
          <table:table-cell table:formula="of:=VAR([.B1293:.B1391])" office:value-type="float" office:value="0.0000153527531348125" calcext:value-type="float">
            <text:p>1.5352753134812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3969478607" calcext:value-type="float">
            <text:p>0.0203969479</text:p>
          </table:table-cell>
          <table:table-cell table:formula="of:=VAR([.B1294:.B1392])" office:value-type="float" office:value="0.0000153548202522429" calcext:value-type="float">
            <text:p>1.5354820252242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6259231567" calcext:value-type="float">
            <text:p>0.0226259232</text:p>
          </table:table-cell>
          <table:table-cell table:formula="of:=VAR([.B1295:.B1393])" office:value-type="float" office:value="0.0000152746150433099" calcext:value-type="float">
            <text:p>1.5274615043309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2161960602" calcext:value-type="float">
            <text:p>0.0272161961</text:p>
          </table:table-cell>
          <table:table-cell table:formula="of:=VAR([.B1296:.B1394])" office:value-type="float" office:value="0.0000153264247729595" calcext:value-type="float">
            <text:p>1.5326424772959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3030223846" calcext:value-type="float">
            <text:p>0.0333030224</text:p>
          </table:table-cell>
          <table:table-cell table:formula="of:=VAR([.B1297:.B1395])" office:value-type="float" office:value="0.0000154674031485144" calcext:value-type="float">
            <text:p>1.5467403148514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7179737091" calcext:value-type="float">
            <text:p>0.0257179737</text:p>
          </table:table-cell>
          <table:table-cell table:formula="of:=VAR([.B1298:.B1396])" office:value-type="float" office:value="0.0000148777873725566" calcext:value-type="float">
            <text:p>1.4877787372556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7548141479" calcext:value-type="float">
            <text:p>0.0207548141</text:p>
          </table:table-cell>
          <table:table-cell table:formula="of:=VAR([.B1299:.B1397])" office:value-type="float" office:value="0.0000148788848496748" calcext:value-type="float">
            <text:p>1.4878884849674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3119163513" calcext:value-type="float">
            <text:p>0.0323119164</text:p>
          </table:table-cell>
          <table:table-cell table:formula="of:=VAR([.B1300:.B1398])" office:value-type="float" office:value="0.0000149741657937032" calcext:value-type="float">
            <text:p>1.4974165793703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2980976105" calcext:value-type="float">
            <text:p>0.0222980976</text:p>
          </table:table-cell>
          <table:table-cell table:formula="of:=VAR([.B1301:.B1399])" office:value-type="float" office:value="0.0000145348469748591" calcext:value-type="float">
            <text:p>1.4534846974859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1100788116" calcext:value-type="float">
            <text:p>0.0241100788</text:p>
          </table:table-cell>
          <table:table-cell table:formula="of:=VAR([.B1302:.B1400])" office:value-type="float" office:value="0.0000144291663803652" calcext:value-type="float">
            <text:p>1.4429166380365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8869609833" calcext:value-type="float">
            <text:p>0.029886961</text:p>
          </table:table-cell>
          <table:table-cell table:formula="of:=VAR([.B1303:.B1401])" office:value-type="float" office:value="0.0000144148650795793" calcext:value-type="float">
            <text:p>1.4414865079579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6321220398" calcext:value-type="float">
            <text:p>0.022632122</text:p>
          </table:table-cell>
          <table:table-cell table:formula="of:=VAR([.B1304:.B1402])" office:value-type="float" office:value="0.0000142702939942429" calcext:value-type="float">
            <text:p>1.4270293994242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8508453369" calcext:value-type="float">
            <text:p>0.0248508453</text:p>
          </table:table-cell>
          <table:table-cell table:formula="of:=VAR([.B1305:.B1403])" office:value-type="float" office:value="0.0000142377263398207" calcext:value-type="float">
            <text:p>1.4237726339820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0881443024" calcext:value-type="float">
            <text:p>0.0240881443</text:p>
          </table:table-cell>
          <table:table-cell table:formula="of:=VAR([.B1306:.B1404])" office:value-type="float" office:value="0.000014283647626963" calcext:value-type="float">
            <text:p>1.428364762696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6750583649" calcext:value-type="float">
            <text:p>0.0256750584</text:p>
          </table:table-cell>
          <table:table-cell table:formula="of:=VAR([.B1307:.B1405])" office:value-type="float" office:value="0.0000144105003228556" calcext:value-type="float">
            <text:p>1.4410500322855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518945694" calcext:value-type="float">
            <text:p>0.0215189457</text:p>
          </table:table-cell>
          <table:table-cell table:formula="of:=VAR([.B1308:.B1406])" office:value-type="float" office:value="0.0000147838717640666" calcext:value-type="float">
            <text:p>1.4783871764066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3020477295" calcext:value-type="float">
            <text:p>0.0303020477</text:p>
          </table:table-cell>
          <table:table-cell table:formula="of:=VAR([.B1309:.B1407])" office:value-type="float" office:value="0.0000151974899018749" calcext:value-type="float">
            <text:p>1.5197489901874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1460590363" calcext:value-type="float">
            <text:p>0.021146059</text:p>
          </table:table-cell>
          <table:table-cell table:formula="of:=VAR([.B1310:.B1408])" office:value-type="float" office:value="0.0000149748371918193" calcext:value-type="float">
            <text:p>1.4974837191819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6990661621" calcext:value-type="float">
            <text:p>0.0266990662</text:p>
          </table:table-cell>
          <table:table-cell table:formula="of:=VAR([.B1311:.B1409])" office:value-type="float" office:value="0.000014772325945645" calcext:value-type="float">
            <text:p>1.477232594564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1429805756" calcext:value-type="float">
            <text:p>0.0241429806</text:p>
          </table:table-cell>
          <table:table-cell table:formula="of:=VAR([.B1312:.B1410])" office:value-type="float" office:value="0.0000148219044164005" calcext:value-type="float">
            <text:p>1.4821904416400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43470573425" calcext:value-type="float">
            <text:p>0.0343470573</text:p>
          </table:table-cell>
          <table:table-cell table:formula="of:=VAR([.B1313:.B1411])" office:value-type="float" office:value="0.0000148727755648065" calcext:value-type="float">
            <text:p>1.4872775564806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2768993378" calcext:value-type="float">
            <text:p>0.0252768993</text:p>
          </table:table-cell>
          <table:table-cell table:formula="of:=VAR([.B1314:.B1412])" office:value-type="float" office:value="0.0000141119208418782" calcext:value-type="float">
            <text:p>1.4111920841878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6210098267" calcext:value-type="float">
            <text:p>0.0246210098</text:p>
          </table:table-cell>
          <table:table-cell table:formula="of:=VAR([.B1315:.B1413])" office:value-type="float" office:value="0.0000142048542216057" calcext:value-type="float">
            <text:p>1.4204854221605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2300548553" calcext:value-type="float">
            <text:p>0.0202300549</text:p>
          </table:table-cell>
          <table:table-cell table:formula="of:=VAR([.B1316:.B1414])" office:value-type="float" office:value="0.0000142134593495276" calcext:value-type="float">
            <text:p>1.4213459349527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9810428619" calcext:value-type="float">
            <text:p>0.0279810429</text:p>
          </table:table-cell>
          <table:table-cell table:formula="of:=VAR([.B1317:.B1415])" office:value-type="float" office:value="0.000014033011010611" calcext:value-type="float">
            <text:p>0.00001403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891916275" calcext:value-type="float">
            <text:p>0.0338919163</text:p>
          </table:table-cell>
          <table:table-cell table:formula="of:=VAR([.B1318:.B1416])" office:value-type="float" office:value="0.0000141522152571644" calcext:value-type="float">
            <text:p>1.4152215257164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131029129" calcext:value-type="float">
            <text:p>0.0311310291</text:p>
          </table:table-cell>
          <table:table-cell table:formula="of:=VAR([.B1319:.B1417])" office:value-type="float" office:value="0.0000134452811153897" calcext:value-type="float">
            <text:p>1.3445281115389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9691009521" calcext:value-type="float">
            <text:p>0.024969101</text:p>
          </table:table-cell>
          <table:table-cell table:formula="of:=VAR([.B1320:.B1418])" office:value-type="float" office:value="0.0000131455806321704" calcext:value-type="float">
            <text:p>1.3145580632170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0728855133" calcext:value-type="float">
            <text:p>0.0240728855</text:p>
          </table:table-cell>
          <table:table-cell table:formula="of:=VAR([.B1321:.B1419])" office:value-type="float" office:value="0.0000135046762686509" calcext:value-type="float">
            <text:p>1.3504676268650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2371559143" calcext:value-type="float">
            <text:p>0.0242371559</text:p>
          </table:table-cell>
          <table:table-cell table:formula="of:=VAR([.B1322:.B1420])" office:value-type="float" office:value="0.0000135038700066375" calcext:value-type="float">
            <text:p>1.3503870006637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6518802643" calcext:value-type="float">
            <text:p>0.0296518803</text:p>
          </table:table-cell>
          <table:table-cell table:formula="of:=VAR([.B1323:.B1421])" office:value-type="float" office:value="0.00001351961546756" calcext:value-type="float">
            <text:p>1.35196154675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5878181458" calcext:value-type="float">
            <text:p>0.0285878181</text:p>
          </table:table-cell>
          <table:table-cell table:formula="of:=VAR([.B1324:.B1422])" office:value-type="float" office:value="0.0000135164277114446" calcext:value-type="float">
            <text:p>1.3516427711444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4310417175" calcext:value-type="float">
            <text:p>0.0204310417</text:p>
          </table:table-cell>
          <table:table-cell table:formula="of:=VAR([.B1325:.B1423])" office:value-type="float" office:value="0.0000134147397087986" calcext:value-type="float">
            <text:p>1.3414739708798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2488384247" calcext:value-type="float">
            <text:p>0.0242488384</text:p>
          </table:table-cell>
          <table:table-cell table:formula="of:=VAR([.B1326:.B1424])" office:value-type="float" office:value="0.0000131722786172983" calcext:value-type="float">
            <text:p>1.3172278617298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3981609344" calcext:value-type="float">
            <text:p>0.0233981609</text:p>
          </table:table-cell>
          <table:table-cell table:formula="of:=VAR([.B1327:.B1425])" office:value-type="float" office:value="0.0000131582038462207" calcext:value-type="float">
            <text:p>1.3158203846220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4359760284" calcext:value-type="float">
            <text:p>0.021435976</text:p>
          </table:table-cell>
          <table:table-cell table:formula="of:=VAR([.B1328:.B1426])" office:value-type="float" office:value="0.0000136474641441942" calcext:value-type="float">
            <text:p>1.3647464144194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8069763184" calcext:value-type="float">
            <text:p>0.0248069763</text:p>
          </table:table-cell>
          <table:table-cell table:formula="of:=VAR([.B1329:.B1427])" office:value-type="float" office:value="0.0000136468041725081" calcext:value-type="float">
            <text:p>1.3646804172508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9130725861" calcext:value-type="float">
            <text:p>0.0249130726</text:p>
          </table:table-cell>
          <table:table-cell table:formula="of:=VAR([.B1330:.B1428])" office:value-type="float" office:value="0.0000136491187234711" calcext:value-type="float">
            <text:p>1.3649118723471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8440036774" calcext:value-type="float">
            <text:p>0.0238440037</text:p>
          </table:table-cell>
          <table:table-cell table:formula="of:=VAR([.B1331:.B1429])" office:value-type="float" office:value="0.0000140610331376862" calcext:value-type="float">
            <text:p>0.00001406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5979347229" calcext:value-type="float">
            <text:p>0.0205979347</text:p>
          </table:table-cell>
          <table:table-cell table:formula="of:=VAR([.B1332:.B1430])" office:value-type="float" office:value="0.0000141085325324269" calcext:value-type="float">
            <text:p>1.4108532532426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9940834045" calcext:value-type="float">
            <text:p>0.0289940834</text:p>
          </table:table-cell>
          <table:table-cell table:formula="of:=VAR([.B1333:.B1431])" office:value-type="float" office:value="0.0000139570346878578" calcext:value-type="float">
            <text:p>0.00001395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7720222473" calcext:value-type="float">
            <text:p>0.0267720222</text:p>
          </table:table-cell>
          <table:table-cell table:formula="of:=VAR([.B1334:.B1432])" office:value-type="float" office:value="0.0000139651930425168" calcext:value-type="float">
            <text:p>1.3965193042516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0318775177" calcext:value-type="float">
            <text:p>0.0240318775</text:p>
          </table:table-cell>
          <table:table-cell table:formula="of:=VAR([.B1335:.B1433])" office:value-type="float" office:value="0.0000140699502666938" calcext:value-type="float">
            <text:p>0.0000140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0730724335" calcext:value-type="float">
            <text:p>0.0280730724</text:p>
          </table:table-cell>
          <table:table-cell table:formula="of:=VAR([.B1336:.B1434])" office:value-type="float" office:value="0.000014135119728822" calcext:value-type="float">
            <text:p>1.413511972882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8149795532" calcext:value-type="float">
            <text:p>0.0328149796</text:p>
          </table:table-cell>
          <table:table-cell table:formula="of:=VAR([.B1337:.B1435])" office:value-type="float" office:value="0.0000140648442732654" calcext:value-type="float">
            <text:p>1.4064844273265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2370109558" calcext:value-type="float">
            <text:p>0.026237011</text:p>
          </table:table-cell>
          <table:table-cell table:formula="of:=VAR([.B1338:.B1436])" office:value-type="float" office:value="0.000013531405772288" calcext:value-type="float">
            <text:p>1.353140577228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3250293732" calcext:value-type="float">
            <text:p>0.0323250294</text:p>
          </table:table-cell>
          <table:table-cell table:formula="of:=VAR([.B1339:.B1437])" office:value-type="float" office:value="0.000013621431278527" calcext:value-type="float">
            <text:p>1.362143127852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9389877319" calcext:value-type="float">
            <text:p>0.0259389877</text:p>
          </table:table-cell>
          <table:table-cell table:formula="of:=VAR([.B1340:.B1438])" office:value-type="float" office:value="0.0000134507652126381" calcext:value-type="float">
            <text:p>1.3450765212638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483007431" calcext:value-type="float">
            <text:p>0.0304830074</text:p>
          </table:table-cell>
          <table:table-cell table:formula="of:=VAR([.B1341:.B1439])" office:value-type="float" office:value="0.0000134457522394319" calcext:value-type="float">
            <text:p>1.3445752239431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2471179962" calcext:value-type="float">
            <text:p>0.028247118</text:p>
          </table:table-cell>
          <table:table-cell table:formula="of:=VAR([.B1342:.B1440])" office:value-type="float" office:value="0.000013213966865049" calcext:value-type="float">
            <text:p>0.00001321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8889713287" calcext:value-type="float">
            <text:p>0.0218889713</text:p>
          </table:table-cell>
          <table:table-cell table:formula="of:=VAR([.B1343:.B1441])" office:value-type="float" office:value="0.0000134213078085463" calcext:value-type="float">
            <text:p>1.3421307808546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0771045685" calcext:value-type="float">
            <text:p>0.0250771046</text:p>
          </table:table-cell>
          <table:table-cell table:formula="of:=VAR([.B1344:.B1442])" office:value-type="float" office:value="0.0000136828670234402" calcext:value-type="float">
            <text:p>1.3682867023440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2951545715" calcext:value-type="float">
            <text:p>0.0332951546</text:p>
          </table:table-cell>
          <table:table-cell table:formula="of:=VAR([.B1345:.B1443])" office:value-type="float" office:value="0.0000138325135727362" calcext:value-type="float">
            <text:p>1.3832513572736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0489711761" calcext:value-type="float">
            <text:p>0.0250489712</text:p>
          </table:table-cell>
          <table:table-cell table:formula="of:=VAR([.B1346:.B1444])" office:value-type="float" office:value="0.0000131723510963673" calcext:value-type="float">
            <text:p>1.3172351096367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4559516907" calcext:value-type="float">
            <text:p>0.0254559517</text:p>
          </table:table-cell>
          <table:table-cell table:formula="of:=VAR([.B1347:.B1445])" office:value-type="float" office:value="0.0000133207611710835" calcext:value-type="float">
            <text:p>1.3320761171083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9060649872" calcext:value-type="float">
            <text:p>0.022906065</text:p>
          </table:table-cell>
          <table:table-cell table:formula="of:=VAR([.B1348:.B1446])" office:value-type="float" office:value="0.0000135442018385983" calcext:value-type="float">
            <text:p>1.3544201838598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9639072418" calcext:value-type="float">
            <text:p>0.0209639072</text:p>
          </table:table-cell>
          <table:table-cell table:formula="of:=VAR([.B1349:.B1447])" office:value-type="float" office:value="0.000013653799606139" calcext:value-type="float">
            <text:p>1.365379960613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875951767" calcext:value-type="float">
            <text:p>0.0238759518</text:p>
          </table:table-cell>
          <table:table-cell table:formula="of:=VAR([.B1350:.B1448])" office:value-type="float" office:value="0.000013499026557685" calcext:value-type="float">
            <text:p>0.00001349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943901062" calcext:value-type="float">
            <text:p>0.0239439011</text:p>
          </table:table-cell>
          <table:table-cell table:formula="of:=VAR([.B1351:.B1449])" office:value-type="float" office:value="0.000013733828694578" calcext:value-type="float">
            <text:p>1.373382869457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9190330505" calcext:value-type="float">
            <text:p>0.0249190331</text:p>
          </table:table-cell>
          <table:table-cell table:formula="of:=VAR([.B1352:.B1450])" office:value-type="float" office:value="0.0000143347532216719" calcext:value-type="float">
            <text:p>1.4334753221671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8990058899" calcext:value-type="float">
            <text:p>0.0248990059</text:p>
          </table:table-cell>
          <table:table-cell table:formula="of:=VAR([.B1353:.B1451])" office:value-type="float" office:value="0.0000151019826874869" calcext:value-type="float">
            <text:p>0.0000151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2449207306" calcext:value-type="float">
            <text:p>0.0322449207</text:p>
          </table:table-cell>
          <table:table-cell table:formula="of:=VAR([.B1354:.B1452])" office:value-type="float" office:value="0.0000152080839188152" calcext:value-type="float">
            <text:p>1.5208083918815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7931995392" calcext:value-type="float">
            <text:p>0.0207931995</text:p>
          </table:table-cell>
          <table:table-cell table:formula="of:=VAR([.B1355:.B1453])" office:value-type="float" office:value="0.0000147606364824009" calcext:value-type="float">
            <text:p>1.4760636482400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4648666382" calcext:value-type="float">
            <text:p>0.0274648666</text:p>
          </table:table-cell>
          <table:table-cell table:formula="of:=VAR([.B1356:.B1454])" office:value-type="float" office:value="0.0000145909611518248" calcext:value-type="float">
            <text:p>0.0000145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3360481262" calcext:value-type="float">
            <text:p>0.0283360481</text:p>
          </table:table-cell>
          <table:table-cell table:formula="of:=VAR([.B1357:.B1455])" office:value-type="float" office:value="0.0000145383688898504" calcext:value-type="float">
            <text:p>1.4538368889850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0549526215" calcext:value-type="float">
            <text:p>0.0280549526</text:p>
          </table:table-cell>
          <table:table-cell table:formula="of:=VAR([.B1358:.B1456])" office:value-type="float" office:value="0.000014490988836058" calcext:value-type="float">
            <text:p>0.00001449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5829868317" calcext:value-type="float">
            <text:p>0.0195829868</text:p>
          </table:table-cell>
          <table:table-cell table:formula="of:=VAR([.B1359:.B1457])" office:value-type="float" office:value="0.0000144167574773772" calcext:value-type="float">
            <text:p>1.441675747737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7287960052" calcext:value-type="float">
            <text:p>0.027728796</text:p>
          </table:table-cell>
          <table:table-cell table:formula="of:=VAR([.B1360:.B1458])" office:value-type="float" office:value="0.0000144413017057979" calcext:value-type="float">
            <text:p>1.4441301705797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1301784515" calcext:value-type="float">
            <text:p>0.0231301785</text:p>
          </table:table-cell>
          <table:table-cell table:formula="of:=VAR([.B1361:.B1459])" office:value-type="float" office:value="0.0000145350597729357" calcext:value-type="float">
            <text:p>1.4535059772935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9541950226" calcext:value-type="float">
            <text:p>0.029954195</text:p>
          </table:table-cell>
          <table:table-cell table:formula="of:=VAR([.B1362:.B1460])" office:value-type="float" office:value="0.0000148234871542222" calcext:value-type="float">
            <text:p>1.4823487154222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668050766" calcext:value-type="float">
            <text:p>0.0236680508</text:p>
          </table:table-cell>
          <table:table-cell table:formula="of:=VAR([.B1363:.B1461])" office:value-type="float" office:value="0.0000145753225108651" calcext:value-type="float">
            <text:p>1.4575322510865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1951007843" calcext:value-type="float">
            <text:p>0.0221951008</text:p>
          </table:table-cell>
          <table:table-cell table:formula="of:=VAR([.B1364:.B1462])" office:value-type="float" office:value="0.0000145956761480912" calcext:value-type="float">
            <text:p>1.4595676148091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9971408844" calcext:value-type="float">
            <text:p>0.0229971409</text:p>
          </table:table-cell>
          <table:table-cell table:formula="of:=VAR([.B1365:.B1463])" office:value-type="float" office:value="0.0000148221805838149" calcext:value-type="float">
            <text:p>1.4822180583814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8448848724" calcext:value-type="float">
            <text:p>0.0248448849</text:p>
          </table:table-cell>
          <table:table-cell table:formula="of:=VAR([.B1366:.B1464])" office:value-type="float" office:value="0.0000149605374206749" calcext:value-type="float">
            <text:p>1.4960537420674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5628986359" calcext:value-type="float">
            <text:p>0.0335628986</text:p>
          </table:table-cell>
          <table:table-cell table:formula="of:=VAR([.B1367:.B1465])" office:value-type="float" office:value="0.0000151521516095916" calcext:value-type="float">
            <text:p>1.5152151609591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75549983978" calcext:value-type="float">
            <text:p>0.0175549984</text:p>
          </table:table-cell>
          <table:table-cell table:formula="of:=VAR([.B1368:.B1466])" office:value-type="float" office:value="0.0000148138492435009" calcext:value-type="float">
            <text:p>1.4813849243500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2307910919" calcext:value-type="float">
            <text:p>0.0232307911</text:p>
          </table:table-cell>
          <table:table-cell table:formula="of:=VAR([.B1369:.B1467])" office:value-type="float" office:value="0.0000142689597044427" calcext:value-type="float">
            <text:p>0.00001426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5490589142" calcext:value-type="float">
            <text:p>0.0205490589</text:p>
          </table:table-cell>
          <table:table-cell table:formula="of:=VAR([.B1370:.B1468])" office:value-type="float" office:value="0.0000142567940412518" calcext:value-type="float">
            <text:p>1.4256794041251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7879962921" calcext:value-type="float">
            <text:p>0.0267879963</text:p>
          </table:table-cell>
          <table:table-cell table:formula="of:=VAR([.B1371:.B1469])" office:value-type="float" office:value="0.0000142520622974847" calcext:value-type="float">
            <text:p>1.4252062297484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4778347015" calcext:value-type="float">
            <text:p>0.0294778347</text:p>
          </table:table-cell>
          <table:table-cell table:formula="of:=VAR([.B1372:.B1470])" office:value-type="float" office:value="0.0000142290271826369" calcext:value-type="float">
            <text:p>0.00001422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2312164307" calcext:value-type="float">
            <text:p>0.0272312164</text:p>
          </table:table-cell>
          <table:table-cell table:formula="of:=VAR([.B1373:.B1471])" office:value-type="float" office:value="0.0000141576431547982" calcext:value-type="float">
            <text:p>1.4157643154798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5731391907" calcext:value-type="float">
            <text:p>0.0205731392</text:p>
          </table:table-cell>
          <table:table-cell table:formula="of:=VAR([.B1374:.B1472])" office:value-type="float" office:value="0.0000141565264476091" calcext:value-type="float">
            <text:p>1.4156526447609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641078949" calcext:value-type="float">
            <text:p>0.0306410789</text:p>
          </table:table-cell>
          <table:table-cell table:formula="of:=VAR([.B1375:.B1473])" office:value-type="float" office:value="0.0000140286960912945" calcext:value-type="float">
            <text:p>1.4028696091294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6650238037" calcext:value-type="float">
            <text:p>0.0226650238</text:p>
          </table:table-cell>
          <table:table-cell table:formula="of:=VAR([.B1376:.B1474])" office:value-type="float" office:value="0.0000139239615316425" calcext:value-type="float">
            <text:p>0.0000139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4559211731" calcext:value-type="float">
            <text:p>0.0324559212</text:p>
          </table:table-cell>
          <table:table-cell table:formula="of:=VAR([.B1377:.B1475])" office:value-type="float" office:value="0.0000140892385347033" calcext:value-type="float">
            <text:p>1.4089238534703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0060043335" calcext:value-type="float">
            <text:p>0.0290060043</text:p>
          </table:table-cell>
          <table:table-cell table:formula="of:=VAR([.B1378:.B1476])" office:value-type="float" office:value="0.0000135888018980397" calcext:value-type="float">
            <text:p>1.3588801898039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6390151978" calcext:value-type="float">
            <text:p>0.0196390152</text:p>
          </table:table-cell>
          <table:table-cell table:formula="of:=VAR([.B1379:.B1477])" office:value-type="float" office:value="0.0000137590819908495" calcext:value-type="float">
            <text:p>1.3759081990849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3930091858" calcext:value-type="float">
            <text:p>0.0253930092</text:p>
          </table:table-cell>
          <table:table-cell table:formula="of:=VAR([.B1380:.B1478])" office:value-type="float" office:value="0.0000135199105213141" calcext:value-type="float">
            <text:p>1.3519910521314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2229442596" calcext:value-type="float">
            <text:p>0.0262229443</text:p>
          </table:table-cell>
          <table:table-cell table:formula="of:=VAR([.B1381:.B1479])" office:value-type="float" office:value="0.0000135162809179291" calcext:value-type="float">
            <text:p>1.3516280917929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1469097137" calcext:value-type="float">
            <text:p>0.0291469097</text:p>
          </table:table-cell>
          <table:table-cell table:formula="of:=VAR([.B1382:.B1480])" office:value-type="float" office:value="0.000014124297590309" calcext:value-type="float">
            <text:p>1.412429759030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2579193115" calcext:value-type="float">
            <text:p>0.0272579193</text:p>
          </table:table-cell>
          <table:table-cell table:formula="of:=VAR([.B1383:.B1481])" office:value-type="float" office:value="0.0000144236906564072" calcext:value-type="float">
            <text:p>1.442369065640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922039032" calcext:value-type="float">
            <text:p>0.022922039</text:p>
          </table:table-cell>
          <table:table-cell table:formula="of:=VAR([.B1384:.B1482])" office:value-type="float" office:value="0.0000144737318144991" calcext:value-type="float">
            <text:p>1.4473731814499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226852417" calcext:value-type="float">
            <text:p>0.0282268524</text:p>
          </table:table-cell>
          <table:table-cell table:formula="of:=VAR([.B1385:.B1483])" office:value-type="float" office:value="0.0000147037381465416" calcext:value-type="float">
            <text:p>1.4703738146541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4430980682" calcext:value-type="float">
            <text:p>0.0284430981</text:p>
          </table:table-cell>
          <table:table-cell table:formula="of:=VAR([.B1386:.B1484])" office:value-type="float" office:value="0.0000149216548687043" calcext:value-type="float">
            <text:p>1.4921654868704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69970989227" calcext:value-type="float">
            <text:p>0.0169970989</text:p>
          </table:table-cell>
          <table:table-cell table:formula="of:=VAR([.B1387:.B1485])" office:value-type="float" office:value="0.0000150239414204133" calcext:value-type="float">
            <text:p>1.5023941420413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7931270599" calcext:value-type="float">
            <text:p>0.0217931271</text:p>
          </table:table-cell>
          <table:table-cell table:formula="of:=VAR([.B1388:.B1486])" office:value-type="float" office:value="0.0000145510174376626" calcext:value-type="float">
            <text:p>0.0000145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2549858093" calcext:value-type="float">
            <text:p>0.0282549858</text:p>
          </table:table-cell>
          <table:table-cell table:formula="of:=VAR([.B1389:.B1487])" office:value-type="float" office:value="0.0000146195948680627" calcext:value-type="float">
            <text:p>1.4619594868062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8120555878" calcext:value-type="float">
            <text:p>0.0238120556</text:p>
          </table:table-cell>
          <table:table-cell table:formula="of:=VAR([.B1390:.B1488])" office:value-type="float" office:value="0.0000149092186827822" calcext:value-type="float">
            <text:p>1.4909218682782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1888713837" calcext:value-type="float">
            <text:p>0.0291888714</text:p>
          </table:table-cell>
          <table:table-cell table:formula="of:=VAR([.B1391:.B1489])" office:value-type="float" office:value="0.0000149227083970805" calcext:value-type="float">
            <text:p>1.4922708397080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2649784088" calcext:value-type="float">
            <text:p>0.0252649784</text:p>
          </table:table-cell>
          <table:table-cell table:formula="of:=VAR([.B1392:.B1490])" office:value-type="float" office:value="0.0000147264960446924" calcext:value-type="float">
            <text:p>1.4726496044692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1951732635" calcext:value-type="float">
            <text:p>0.0211951733</text:p>
          </table:table-cell>
          <table:table-cell table:formula="of:=VAR([.B1393:.B1491])" office:value-type="float" office:value="0.0000147416797807215" calcext:value-type="float">
            <text:p>1.4741679780721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618024826" calcext:value-type="float">
            <text:p>0.0296180248</text:p>
          </table:table-cell>
          <table:table-cell table:formula="of:=VAR([.B1394:.B1492])" office:value-type="float" office:value="0.0000150470295634659" calcext:value-type="float">
            <text:p>0.00001504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7771530151" calcext:value-type="float">
            <text:p>0.021777153</text:p>
          </table:table-cell>
          <table:table-cell table:formula="of:=VAR([.B1395:.B1493])" office:value-type="float" office:value="0.0000148741801375852" calcext:value-type="float">
            <text:p>1.4874180137585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5529880524" calcext:value-type="float">
            <text:p>0.0255529881</text:p>
          </table:table-cell>
          <table:table-cell table:formula="of:=VAR([.B1396:.B1494])" office:value-type="float" office:value="0.0000151992195198845" calcext:value-type="float">
            <text:p>1.5199219519884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995016098" calcext:value-type="float">
            <text:p>0.0259950161</text:p>
          </table:table-cell>
          <table:table-cell table:formula="of:=VAR([.B1397:.B1495])" office:value-type="float" office:value="0.0000152424845942367" calcext:value-type="float">
            <text:p>1.5242484594236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880771637" calcext:value-type="float">
            <text:p>0.0198807716</text:p>
          </table:table-cell>
          <table:table-cell table:formula="of:=VAR([.B1398:.B1496])" office:value-type="float" office:value="0.0000152812768075135" calcext:value-type="float">
            <text:p>1.5281276807513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9029140472" calcext:value-type="float">
            <text:p>0.026902914</text:p>
          </table:table-cell>
          <table:table-cell table:formula="of:=VAR([.B1399:.B1497])" office:value-type="float" office:value="0.0000154109496521909" calcext:value-type="float">
            <text:p>1.5410949652190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817943573" calcext:value-type="float">
            <text:p>0.0248179436</text:p>
          </table:table-cell>
          <table:table-cell table:formula="of:=VAR([.B1400:.B1498])" office:value-type="float" office:value="0.0000154023817064388" calcext:value-type="float">
            <text:p>1.5402381706438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6048908234" calcext:value-type="float">
            <text:p>0.0266048908</text:p>
          </table:table-cell>
          <table:table-cell table:formula="of:=VAR([.B1401:.B1499])" office:value-type="float" office:value="0.0000154017331173465" calcext:value-type="float">
            <text:p>1.5401733117346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6079692841" calcext:value-type="float">
            <text:p>0.0236079693</text:p>
          </table:table-cell>
          <table:table-cell table:formula="of:=VAR([.B1402:.B1500])" office:value-type="float" office:value="0.0000155488628539388" calcext:value-type="float">
            <text:p>1.5548862853938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0029773712" calcext:value-type="float">
            <text:p>0.0280029774</text:p>
          </table:table-cell>
          <table:table-cell table:formula="of:=VAR([.B1403:.B1501])" office:value-type="float" office:value="0.0000155729020595175" calcext:value-type="float">
            <text:p>1.5572902059517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3728885651" calcext:value-type="float">
            <text:p>0.0233728886</text:p>
          </table:table-cell>
          <table:table-cell table:formula="of:=VAR([.B1404:.B1502])" office:value-type="float" office:value="0.0000155009114755844" calcext:value-type="float">
            <text:p>1.5500911475584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7728614807" calcext:value-type="float">
            <text:p>0.0217728615</text:p>
          </table:table-cell>
          <table:table-cell table:formula="of:=VAR([.B1405:.B1503])" office:value-type="float" office:value="0.0000156207425139157" calcext:value-type="float">
            <text:p>1.5620742513915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6829681396" calcext:value-type="float">
            <text:p>0.0316829681</text:p>
          </table:table-cell>
          <table:table-cell table:formula="of:=VAR([.B1406:.B1504])" office:value-type="float" office:value="0.000015580057386634" calcext:value-type="float">
            <text:p>1.558005738663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059015274" calcext:value-type="float">
            <text:p>0.0180590153</text:p>
          </table:table-cell>
          <table:table-cell table:formula="of:=VAR([.B1407:.B1505])" office:value-type="float" office:value="0.0000150454020695045" calcext:value-type="float">
            <text:p>1.5045402069504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0720252991" calcext:value-type="float">
            <text:p>0.0260720253</text:p>
          </table:table-cell>
          <table:table-cell table:formula="of:=VAR([.B1408:.B1506])" office:value-type="float" office:value="0.0000148088627422625" calcext:value-type="float">
            <text:p>1.4808862742262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3610610962" calcext:value-type="float">
            <text:p>0.0253610611</text:p>
          </table:table-cell>
          <table:table-cell table:formula="of:=VAR([.B1409:.B1507])" office:value-type="float" office:value="0.0000150696357826383" calcext:value-type="float">
            <text:p>1.5069635782638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1530666351" calcext:value-type="float">
            <text:p>0.0231530666</text:p>
          </table:table-cell>
          <table:table-cell table:formula="of:=VAR([.B1410:.B1508])" office:value-type="float" office:value="0.0000151802013865156" calcext:value-type="float">
            <text:p>1.5180201386515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9279994965" calcext:value-type="float">
            <text:p>0.0229279995</text:p>
          </table:table-cell>
          <table:table-cell table:formula="of:=VAR([.B1411:.B1509])" office:value-type="float" office:value="0.0000151604055439136" calcext:value-type="float">
            <text:p>1.5160405543913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2510051727" calcext:value-type="float">
            <text:p>0.0272510052</text:p>
          </table:table-cell>
          <table:table-cell table:formula="of:=VAR([.B1412:.B1510])" office:value-type="float" office:value="0.0000152888463582406" calcext:value-type="float">
            <text:p>1.5288846358240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5539627075" calcext:value-type="float">
            <text:p>0.0285539627</text:p>
          </table:table-cell>
          <table:table-cell table:formula="of:=VAR([.B1413:.B1511])" office:value-type="float" office:value="0.0000154164413652746" calcext:value-type="float">
            <text:p>1.5416441365274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2409706116" calcext:value-type="float">
            <text:p>0.0242409706</text:p>
          </table:table-cell>
          <table:table-cell table:formula="of:=VAR([.B1414:.B1512])" office:value-type="float" office:value="0.0000152778894638075" calcext:value-type="float">
            <text:p>1.5277889463807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292137146" calcext:value-type="float">
            <text:p>0.0222921371</text:p>
          </table:table-cell>
          <table:table-cell table:formula="of:=VAR([.B1415:.B1513])" office:value-type="float" office:value="0.0000153179719530882" calcext:value-type="float">
            <text:p>0.00001531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7520160675" calcext:value-type="float">
            <text:p>0.0297520161</text:p>
          </table:table-cell>
          <table:table-cell table:formula="of:=VAR([.B1416:.B1514])" office:value-type="float" office:value="0.0000168923252228031" calcext:value-type="float">
            <text:p>1.6892325222803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2439250946" calcext:value-type="float">
            <text:p>0.0262439251</text:p>
          </table:table-cell>
          <table:table-cell table:formula="of:=VAR([.B1417:.B1515])" office:value-type="float" office:value="0.0000166522811159228" calcext:value-type="float">
            <text:p>1.6652281115922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8029956818" calcext:value-type="float">
            <text:p>0.0238029957</text:p>
          </table:table-cell>
          <table:table-cell table:formula="of:=VAR([.B1418:.B1516])" office:value-type="float" office:value="0.0000168478840645648" calcext:value-type="float">
            <text:p>1.6847884064564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4109325409" calcext:value-type="float">
            <text:p>0.0314109325</text:p>
          </table:table-cell>
          <table:table-cell table:formula="of:=VAR([.B1419:.B1517])" office:value-type="float" office:value="0.0000168589048717009" calcext:value-type="float">
            <text:p>1.6858904871700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1010189056" calcext:value-type="float">
            <text:p>0.0241010189</text:p>
          </table:table-cell>
          <table:table-cell table:formula="of:=VAR([.B1420:.B1518])" office:value-type="float" office:value="0.0000164598481002979" calcext:value-type="float">
            <text:p>1.6459848100297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2829532623" calcext:value-type="float">
            <text:p>0.0272829533</text:p>
          </table:table-cell>
          <table:table-cell table:formula="of:=VAR([.B1421:.B1519])" office:value-type="float" office:value="0.0000167162192866574" calcext:value-type="float">
            <text:p>1.6716219286657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3460922241" calcext:value-type="float">
            <text:p>0.0213460922</text:p>
          </table:table-cell>
          <table:table-cell table:formula="of:=VAR([.B1422:.B1520])" office:value-type="float" office:value="0.0000166517867529343" calcext:value-type="float">
            <text:p>1.6651786752934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1688957214" calcext:value-type="float">
            <text:p>0.0251688957</text:p>
          </table:table-cell>
          <table:table-cell table:formula="of:=VAR([.B1423:.B1521])" office:value-type="float" office:value="0.000016657736402918" calcext:value-type="float">
            <text:p>1.665773640291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5638828278" calcext:value-type="float">
            <text:p>0.0265638828</text:p>
          </table:table-cell>
          <table:table-cell table:formula="of:=VAR([.B1424:.B1522])" office:value-type="float" office:value="0.0000167155015631977" calcext:value-type="float">
            <text:p>1.6715501563197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8209705353" calcext:value-type="float">
            <text:p>0.0258209705</text:p>
          </table:table-cell>
          <table:table-cell table:formula="of:=VAR([.B1425:.B1523])" office:value-type="float" office:value="0.0000171374778806274" calcext:value-type="float">
            <text:p>1.7137477880627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2318687439" calcext:value-type="float">
            <text:p>0.0182318687</text:p>
          </table:table-cell>
          <table:table-cell table:formula="of:=VAR([.B1426:.B1524])" office:value-type="float" office:value="0.0000173484012193791" calcext:value-type="float">
            <text:p>1.7348401219379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4440822601" calcext:value-type="float">
            <text:p>0.0214440823</text:p>
          </table:table-cell>
          <table:table-cell table:formula="of:=VAR([.B1427:.B1525])" office:value-type="float" office:value="0.0000173152880549116" calcext:value-type="float">
            <text:p>1.7315288054911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2260437012" calcext:value-type="float">
            <text:p>0.0262260437</text:p>
          </table:table-cell>
          <table:table-cell table:formula="of:=VAR([.B1428:.B1526])" office:value-type="float" office:value="0.0000172174599062761" calcext:value-type="float">
            <text:p>1.7217459906276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0408229828" calcext:value-type="float">
            <text:p>0.019040823</text:p>
          </table:table-cell>
          <table:table-cell table:formula="of:=VAR([.B1429:.B1527])" office:value-type="float" office:value="0.0000173579979551894" calcext:value-type="float">
            <text:p>0.00001735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7310657501" calcext:value-type="float">
            <text:p>0.0227310658</text:p>
          </table:table-cell>
          <table:table-cell table:formula="of:=VAR([.B1430:.B1528])" office:value-type="float" office:value="0.0000170921329535569" calcext:value-type="float">
            <text:p>1.7092132953556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2981395721" calcext:value-type="float">
            <text:p>0.0282981396</text:p>
          </table:table-cell>
          <table:table-cell table:formula="of:=VAR([.B1431:.B1529])" office:value-type="float" office:value="0.0000170892805289306" calcext:value-type="float">
            <text:p>1.7089280528930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1051864624" calcext:value-type="float">
            <text:p>0.0291051865</text:p>
          </table:table-cell>
          <table:table-cell table:formula="of:=VAR([.B1432:.B1530])" office:value-type="float" office:value="0.0000169585378302974" calcext:value-type="float">
            <text:p>1.6958537830297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9531059265" calcext:value-type="float">
            <text:p>0.0219531059</text:p>
          </table:table-cell>
          <table:table-cell table:formula="of:=VAR([.B1433:.B1531])" office:value-type="float" office:value="0.0000167688511068499" calcext:value-type="float">
            <text:p>1.6768851106849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3107757568" calcext:value-type="float">
            <text:p>0.0283107758</text:p>
          </table:table-cell>
          <table:table-cell table:formula="of:=VAR([.B1434:.B1532])" office:value-type="float" office:value="0.0000167349930975753" calcext:value-type="float">
            <text:p>0.00001673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132894516" calcext:value-type="float">
            <text:p>0.0251328945</text:p>
          </table:table-cell>
          <table:table-cell table:formula="of:=VAR([.B1435:.B1533])" office:value-type="float" office:value="0.0000166633704397676" calcext:value-type="float">
            <text:p>1.6663370439767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5970020294" calcext:value-type="float">
            <text:p>0.023597002</text:p>
          </table:table-cell>
          <table:table-cell table:formula="of:=VAR([.B1436:.B1534])" office:value-type="float" office:value="0.0000167942678531716" calcext:value-type="float">
            <text:p>1.6794267853171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1898555756" calcext:value-type="float">
            <text:p>0.0221898556</text:p>
          </table:table-cell>
          <table:table-cell table:formula="of:=VAR([.B1437:.B1535])" office:value-type="float" office:value="0.000017051970016001" calcext:value-type="float">
            <text:p>0.00001705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4048881531" calcext:value-type="float">
            <text:p>0.0194048882</text:p>
          </table:table-cell>
          <table:table-cell table:formula="of:=VAR([.B1438:.B1536])" office:value-type="float" office:value="0.0000169972458749417" calcext:value-type="float">
            <text:p>1.6997245874941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7769355774" calcext:value-type="float">
            <text:p>0.0247769356</text:p>
          </table:table-cell>
          <table:table-cell table:formula="of:=VAR([.B1439:.B1537])" office:value-type="float" office:value="0.0000168860657510675" calcext:value-type="float">
            <text:p>1.6886065751067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5719165802" calcext:value-type="float">
            <text:p>0.0275719166</text:p>
          </table:table-cell>
          <table:table-cell table:formula="of:=VAR([.B1440:.B1538])" office:value-type="float" office:value="0.000017177957077371" calcext:value-type="float">
            <text:p>0.0000171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5510387421" calcext:value-type="float">
            <text:p>0.0195510387</text:p>
          </table:table-cell>
          <table:table-cell table:formula="of:=VAR([.B1441:.B1539])" office:value-type="float" office:value="0.000017115537947303" calcext:value-type="float">
            <text:p>1.711553794730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0620422363" calcext:value-type="float">
            <text:p>0.0190620422</text:p>
          </table:table-cell>
          <table:table-cell table:formula="of:=VAR([.B1442:.B1540])" office:value-type="float" office:value="0.0000169968838063783" calcext:value-type="float">
            <text:p>1.6996883806378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1441516876" calcext:value-type="float">
            <text:p>0.0211441517</text:p>
          </table:table-cell>
          <table:table-cell table:formula="of:=VAR([.B1443:.B1541])" office:value-type="float" office:value="0.0000168099277675561" calcext:value-type="float">
            <text:p>1.6809927767556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2419452667" calcext:value-type="float">
            <text:p>0.0272419453</text:p>
          </table:table-cell>
          <table:table-cell table:formula="of:=VAR([.B1444:.B1542])" office:value-type="float" office:value="0.0000168429928721375" calcext:value-type="float">
            <text:p>0.0000168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0561752319" calcext:value-type="float">
            <text:p>0.0210561752</text:p>
          </table:table-cell>
          <table:table-cell table:formula="of:=VAR([.B1445:.B1543])" office:value-type="float" office:value="0.0000169640926676713" calcext:value-type="float">
            <text:p>1.6964092667671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1051235199" calcext:value-type="float">
            <text:p>0.0201051235</text:p>
          </table:table-cell>
          <table:table-cell table:formula="of:=VAR([.B1446:.B1544])" office:value-type="float" office:value="0.0000168306052850907" calcext:value-type="float">
            <text:p>1.6830605285090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6281108856" calcext:value-type="float">
            <text:p>0.0286281109</text:p>
          </table:table-cell>
          <table:table-cell table:formula="of:=VAR([.B1447:.B1545])" office:value-type="float" office:value="0.0000172791171973005" calcext:value-type="float">
            <text:p>1.7279117197300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2821445465" calcext:value-type="float">
            <text:p>0.0252821445</text:p>
          </table:table-cell>
          <table:table-cell table:formula="of:=VAR([.B1448:.B1546])" office:value-type="float" office:value="0.0000172011693976682" calcext:value-type="float">
            <text:p>1.7201169397668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8428535461" calcext:value-type="float">
            <text:p>0.0298428535</text:p>
          </table:table-cell>
          <table:table-cell table:formula="of:=VAR([.B1449:.B1547])" office:value-type="float" office:value="0.0000172152746944487" calcext:value-type="float">
            <text:p>1.7215274694448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7529907227" calcext:value-type="float">
            <text:p>0.0327529907</text:p>
          </table:table-cell>
          <table:table-cell table:formula="of:=VAR([.B1450:.B1548])" office:value-type="float" office:value="0.0000169634657950948" calcext:value-type="float">
            <text:p>1.6963465795094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7679386139" calcext:value-type="float">
            <text:p>0.0337679386</text:p>
          </table:table-cell>
          <table:table-cell table:formula="of:=VAR([.B1451:.B1549])" office:value-type="float" office:value="0.0000164352370314087" calcext:value-type="float">
            <text:p>1.6435237031408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8920707703" calcext:value-type="float">
            <text:p>0.0218920708</text:p>
          </table:table-cell>
          <table:table-cell table:formula="of:=VAR([.B1452:.B1550])" office:value-type="float" office:value="0.000016026333077106" calcext:value-type="float">
            <text:p>1.602633307710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804851532" calcext:value-type="float">
            <text:p>0.0278048515</text:p>
          </table:table-cell>
          <table:table-cell table:formula="of:=VAR([.B1453:.B1551])" office:value-type="float" office:value="0.000015989214159885" calcext:value-type="float">
            <text:p>1.598921415988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7588882446" calcext:value-type="float">
            <text:p>0.0237588882</text:p>
          </table:table-cell>
          <table:table-cell table:formula="of:=VAR([.B1454:.B1552])" office:value-type="float" office:value="0.0000160587898483718" calcext:value-type="float">
            <text:p>1.6058789848371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3439674377" calcext:value-type="float">
            <text:p>0.0243439674</text:p>
          </table:table-cell>
          <table:table-cell table:formula="of:=VAR([.B1455:.B1553])" office:value-type="float" office:value="0.0000163030984147176" calcext:value-type="float">
            <text:p>1.6303098414717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5310325623" calcext:value-type="float">
            <text:p>0.0225310326</text:p>
          </table:table-cell>
          <table:table-cell table:formula="of:=VAR([.B1456:.B1554])" office:value-type="float" office:value="0.0000163462344203531" calcext:value-type="float">
            <text:p>1.6346234420353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4389514923" calcext:value-type="float">
            <text:p>0.0264389515</text:p>
          </table:table-cell>
          <table:table-cell table:formula="of:=VAR([.B1457:.B1555])" office:value-type="float" office:value="0.0000168687021968591" calcext:value-type="float">
            <text:p>1.6868702196859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3648338318" calcext:value-type="float">
            <text:p>0.0193648338</text:p>
          </table:table-cell>
          <table:table-cell table:formula="of:=VAR([.B1458:.B1556])" office:value-type="float" office:value="0.0000169138943404632" calcext:value-type="float">
            <text:p>1.6913894340463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0760993958" calcext:value-type="float">
            <text:p>0.0290760994</text:p>
          </table:table-cell>
          <table:table-cell table:formula="of:=VAR([.B1459:.B1557])" office:value-type="float" office:value="0.0000166142356629832" calcext:value-type="float">
            <text:p>1.6614235662983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3510055542" calcext:value-type="float">
            <text:p>0.0193510056</text:p>
          </table:table-cell>
          <table:table-cell table:formula="of:=VAR([.B1460:.B1558])" office:value-type="float" office:value="0.0000165156070513448" calcext:value-type="float">
            <text:p>1.6515607051344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9758491516" calcext:value-type="float">
            <text:p>0.0239758492</text:p>
          </table:table-cell>
          <table:table-cell table:formula="of:=VAR([.B1461:.B1559])" office:value-type="float" office:value="0.0000163301341154895" calcext:value-type="float">
            <text:p>1.6330134115489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0250358582" calcext:value-type="float">
            <text:p>0.0230250359</text:p>
          </table:table-cell>
          <table:table-cell table:formula="of:=VAR([.B1462:.B1560])" office:value-type="float" office:value="0.0000163373345457299" calcext:value-type="float">
            <text:p>1.6337334545729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3862094879" calcext:value-type="float">
            <text:p>0.0303862095</text:p>
          </table:table-cell>
          <table:table-cell table:formula="of:=VAR([.B1463:.B1561])" office:value-type="float" office:value="0.0000163045392450649" calcext:value-type="float">
            <text:p>1.6304539245064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2041301727" calcext:value-type="float">
            <text:p>0.0292041302</text:p>
          </table:table-cell>
          <table:table-cell table:formula="of:=VAR([.B1464:.B1562])" office:value-type="float" office:value="0.0000161648326044827" calcext:value-type="float">
            <text:p>1.6164832604482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6818580627" calcext:value-type="float">
            <text:p>0.0206818581</text:p>
          </table:table-cell>
          <table:table-cell table:formula="of:=VAR([.B1465:.B1563])" office:value-type="float" office:value="0.0000160247356494653" calcext:value-type="float">
            <text:p>1.6024735649465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4779167175" calcext:value-type="float">
            <text:p>0.0184779167</text:p>
          </table:table-cell>
          <table:table-cell table:formula="of:=VAR([.B1466:.B1564])" office:value-type="float" office:value="0.0000159063015617362" calcext:value-type="float">
            <text:p>1.5906301561736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4628658295" calcext:value-type="float">
            <text:p>0.0254628658</text:p>
          </table:table-cell>
          <table:table-cell table:formula="of:=VAR([.B1467:.B1565])" office:value-type="float" office:value="0.0000156323014698591" calcext:value-type="float">
            <text:p>1.5632301469859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2560844421" calcext:value-type="float">
            <text:p>0.0262560844</text:p>
          </table:table-cell>
          <table:table-cell table:formula="of:=VAR([.B1468:.B1566])" office:value-type="float" office:value="0.0000156381434380876" calcext:value-type="float">
            <text:p>1.5638143438087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6019878387" calcext:value-type="float">
            <text:p>0.0206019878</text:p>
          </table:table-cell>
          <table:table-cell table:formula="of:=VAR([.B1469:.B1567])" office:value-type="float" office:value="0.000016331899493453" calcext:value-type="float">
            <text:p>1.633189949345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006937027" calcext:value-type="float">
            <text:p>0.026006937</text:p>
          </table:table-cell>
          <table:table-cell table:formula="of:=VAR([.B1470:.B1568])" office:value-type="float" office:value="0.0000161477324603843" calcext:value-type="float">
            <text:p>1.6147732460384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1780071259" calcext:value-type="float">
            <text:p>0.0211780071</text:p>
          </table:table-cell>
          <table:table-cell table:formula="of:=VAR([.B1471:.B1569])" office:value-type="float" office:value="0.0000161904981924991" calcext:value-type="float">
            <text:p>1.6190498192499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472858429" calcext:value-type="float">
            <text:p>0.0224728584</text:p>
          </table:table-cell>
          <table:table-cell table:formula="of:=VAR([.B1472:.B1570])" office:value-type="float" office:value="0.0000160518105849465" calcext:value-type="float">
            <text:p>1.6051810584946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4680900574" calcext:value-type="float">
            <text:p>0.0224680901</text:p>
          </table:table-cell>
          <table:table-cell table:formula="of:=VAR([.B1473:.B1571])" office:value-type="float" office:value="0.0000166734571723401" calcext:value-type="float">
            <text:p>1.6673457172340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8748111725" calcext:value-type="float">
            <text:p>0.0198748112</text:p>
          </table:table-cell>
          <table:table-cell table:formula="of:=VAR([.B1474:.B1572])" office:value-type="float" office:value="0.0000168604006407689" calcext:value-type="float">
            <text:p>1.6860400640768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1981067657" calcext:value-type="float">
            <text:p>0.0201981068</text:p>
          </table:table-cell>
          <table:table-cell table:formula="of:=VAR([.B1475:.B1573])" office:value-type="float" office:value="0.0000166129579978539" calcext:value-type="float">
            <text:p>0.00001661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0599594116" calcext:value-type="float">
            <text:p>0.0280599594</text:p>
          </table:table-cell>
          <table:table-cell table:formula="of:=VAR([.B1476:.B1574])" office:value-type="float" office:value="0.0000165401255018308" calcext:value-type="float">
            <text:p>1.6540125501830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6260585785" calcext:value-type="float">
            <text:p>0.0306260586</text:p>
          </table:table-cell>
          <table:table-cell table:formula="of:=VAR([.B1477:.B1575])" office:value-type="float" office:value="0.0000164835308116801" calcext:value-type="float">
            <text:p>1.6483530811680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2060165405" calcext:value-type="float">
            <text:p>0.0262060165</text:p>
          </table:table-cell>
          <table:table-cell table:formula="of:=VAR([.B1478:.B1576])" office:value-type="float" office:value="0.0000163370034040877" calcext:value-type="float">
            <text:p>0.0000163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4588851929" calcext:value-type="float">
            <text:p>0.0244588852</text:p>
          </table:table-cell>
          <table:table-cell table:formula="of:=VAR([.B1479:.B1577])" office:value-type="float" office:value="0.0000163565961127789" calcext:value-type="float">
            <text:p>1.6356596112778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68120861053" calcext:value-type="float">
            <text:p>0.0168120861</text:p>
          </table:table-cell>
          <table:table-cell table:formula="of:=VAR([.B1480:.B1578])" office:value-type="float" office:value="0.0000163929711214327" calcext:value-type="float">
            <text:p>0.00001639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74899101257" calcext:value-type="float">
            <text:p>0.0174899101</text:p>
          </table:table-cell>
          <table:table-cell table:formula="of:=VAR([.B1481:.B1579])" office:value-type="float" office:value="0.0000157414759270631" calcext:value-type="float">
            <text:p>1.5741475927063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0418395996" calcext:value-type="float">
            <text:p>0.0280418396</text:p>
          </table:table-cell>
          <table:table-cell table:formula="of:=VAR([.B1482:.B1580])" office:value-type="float" office:value="0.0000151208054570807" calcext:value-type="float">
            <text:p>1.5120805457080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5028781891" calcext:value-type="float">
            <text:p>0.0195028782</text:p>
          </table:table-cell>
          <table:table-cell table:formula="of:=VAR([.B1483:.B1581])" office:value-type="float" office:value="0.0000150759397521772" calcext:value-type="float">
            <text:p>1.507593975217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4688568115" calcext:value-type="float">
            <text:p>0.0184688568</text:p>
          </table:table-cell>
          <table:table-cell table:formula="of:=VAR([.B1484:.B1582])" office:value-type="float" office:value="0.0000147771948459417" calcext:value-type="float">
            <text:p>1.4777194845941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168138504" calcext:value-type="float">
            <text:p>0.0191681385</text:p>
          </table:table-cell>
          <table:table-cell table:formula="of:=VAR([.B1485:.B1583])" office:value-type="float" office:value="0.0000142865812510032" calcext:value-type="float">
            <text:p>1.4286581251003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6178894043" calcext:value-type="float">
            <text:p>0.0216178894</text:p>
          </table:table-cell>
          <table:table-cell table:formula="of:=VAR([.B1486:.B1584])" office:value-type="float" office:value="0.0000140959191987688" calcext:value-type="float">
            <text:p>1.4095919198768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7059383392" calcext:value-type="float">
            <text:p>0.0207059383</text:p>
          </table:table-cell>
          <table:table-cell table:formula="of:=VAR([.B1487:.B1585])" office:value-type="float" office:value="0.0000139808856380887" calcext:value-type="float">
            <text:p>1.3980885638088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9548377991" calcext:value-type="float">
            <text:p>0.0309548378</text:p>
          </table:table-cell>
          <table:table-cell table:formula="of:=VAR([.B1488:.B1586])" office:value-type="float" office:value="0.0000137468435075542" calcext:value-type="float">
            <text:p>1.3746843507554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6500244141" calcext:value-type="float">
            <text:p>0.0256500244</text:p>
          </table:table-cell>
          <table:table-cell table:formula="of:=VAR([.B1489:.B1587])" office:value-type="float" office:value="0.0000135988965149395" calcext:value-type="float">
            <text:p>1.3598896514939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3731479645" calcext:value-type="float">
            <text:p>0.026373148</text:p>
          </table:table-cell>
          <table:table-cell table:formula="of:=VAR([.B1490:.B1588])" office:value-type="float" office:value="0.0000136025461688762" calcext:value-type="float">
            <text:p>1.3602546168876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8769989014" calcext:value-type="float">
            <text:p>0.0258769989</text:p>
          </table:table-cell>
          <table:table-cell table:formula="of:=VAR([.B1491:.B1589])" office:value-type="float" office:value="0.0000138936083703194" calcext:value-type="float">
            <text:p>1.3893608370319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7500362396" calcext:value-type="float">
            <text:p>0.0307500362</text:p>
          </table:table-cell>
          <table:table-cell table:formula="of:=VAR([.B1492:.B1590])" office:value-type="float" office:value="0.0000141643302067087" calcext:value-type="float">
            <text:p>1.4164330206708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5790691376" calcext:value-type="float">
            <text:p>0.0275790691</text:p>
          </table:table-cell>
          <table:table-cell table:formula="of:=VAR([.B1493:.B1591])" office:value-type="float" office:value="0.0000142164963827272" calcext:value-type="float">
            <text:p>1.421649638272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7371616364" calcext:value-type="float">
            <text:p>0.0307371616</text:p>
          </table:table-cell>
          <table:table-cell table:formula="of:=VAR([.B1494:.B1592])" office:value-type="float" office:value="0.0000146823339842052" calcext:value-type="float">
            <text:p>1.4682333984205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829957962" calcext:value-type="float">
            <text:p>0.026829958</text:p>
          </table:table-cell>
          <table:table-cell table:formula="of:=VAR([.B1495:.B1593])" office:value-type="float" office:value="0.0000146130630866705" calcext:value-type="float">
            <text:p>1.4613063086670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0718383789" calcext:value-type="float">
            <text:p>0.0220718384</text:p>
          </table:table-cell>
          <table:table-cell table:formula="of:=VAR([.B1496:.B1594])" office:value-type="float" office:value="0.0000148335901890696" calcext:value-type="float">
            <text:p>1.4833590189069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4269790649" calcext:value-type="float">
            <text:p>0.0304269791</text:p>
          </table:table-cell>
          <table:table-cell table:formula="of:=VAR([.B1497:.B1595])" office:value-type="float" office:value="0.0000147308796892108" calcext:value-type="float">
            <text:p>1.4730879689210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4499702454" calcext:value-type="float">
            <text:p>0.0224499702</text:p>
          </table:table-cell>
          <table:table-cell table:formula="of:=VAR([.B1498:.B1596])" office:value-type="float" office:value="0.0000146708902239937" calcext:value-type="float">
            <text:p>1.4670890223993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4948863983" calcext:value-type="float">
            <text:p>0.0244948864</text:p>
          </table:table-cell>
          <table:table-cell table:formula="of:=VAR([.B1499:.B1597])" office:value-type="float" office:value="0.0000150601545502372" calcext:value-type="float">
            <text:p>1.506015455023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1940536499" calcext:value-type="float">
            <text:p>0.0201940536</text:p>
          </table:table-cell>
          <table:table-cell table:formula="of:=VAR([.B1500:.B1598])" office:value-type="float" office:value="0.0000150570511138639" calcext:value-type="float">
            <text:p>1.5057051113863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2830257416" calcext:value-type="float">
            <text:p>0.0262830257</text:p>
          </table:table-cell>
          <table:table-cell table:formula="of:=VAR([.B1501:.B1599])" office:value-type="float" office:value="0.0000148187604496789" calcext:value-type="float">
            <text:p>1.4818760449678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1891403198" calcext:value-type="float">
            <text:p>0.0221891403</text:p>
          </table:table-cell>
          <table:table-cell table:formula="of:=VAR([.B1502:.B1600])" office:value-type="float" office:value="0.0000148139463470215" calcext:value-type="float">
            <text:p>1.4813946347021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8559036255" calcext:value-type="float">
            <text:p>0.0208559036</text:p>
          </table:table-cell>
          <table:table-cell table:formula="of:=VAR([.B1503:.B1601])" office:value-type="float" office:value="0.0000147277749371144" calcext:value-type="float">
            <text:p>1.4727774937114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251077652" calcext:value-type="float">
            <text:p>0.0262510777</text:p>
          </table:table-cell>
          <table:table-cell table:formula="of:=VAR([.B1504:.B1602])" office:value-type="float" office:value="0.0000147162805764375" calcext:value-type="float">
            <text:p>1.4716280576437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2660045624" calcext:value-type="float">
            <text:p>0.0242660046</text:p>
          </table:table-cell>
          <table:table-cell table:formula="of:=VAR([.B1505:.B1603])" office:value-type="float" office:value="0.0000151215781563089" calcext:value-type="float">
            <text:p>1.5121578156308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6741256714" calcext:value-type="float">
            <text:p>0.0286741257</text:p>
          </table:table-cell>
          <table:table-cell table:formula="of:=VAR([.B1506:.B1604])" office:value-type="float" office:value="0.0000151655906715398" calcext:value-type="float">
            <text:p>1.5165590671539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8159122467" calcext:value-type="float">
            <text:p>0.0298159122</text:p>
          </table:table-cell>
          <table:table-cell table:formula="of:=VAR([.B1507:.B1605])" office:value-type="float" office:value="0.0000153663833312733" calcext:value-type="float">
            <text:p>1.5366383331273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9500484467" calcext:value-type="float">
            <text:p>0.0279500484</text:p>
          </table:table-cell>
          <table:table-cell table:formula="of:=VAR([.B1508:.B1606])" office:value-type="float" office:value="0.000015179574207182" calcext:value-type="float">
            <text:p>1.517957420718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2640972137" calcext:value-type="float">
            <text:p>0.0242640972</text:p>
          </table:table-cell>
          <table:table-cell table:formula="of:=VAR([.B1509:.B1607])" office:value-type="float" office:value="0.0000151531413113475" calcext:value-type="float">
            <text:p>1.5153141311347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6639766693" calcext:value-type="float">
            <text:p>0.0206639767</text:p>
          </table:table-cell>
          <table:table-cell table:formula="of:=VAR([.B1510:.B1608])" office:value-type="float" office:value="0.00001551369719076" calcext:value-type="float">
            <text:p>1.55136971907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0650691986" calcext:value-type="float">
            <text:p>0.0200650692</text:p>
          </table:table-cell>
          <table:table-cell table:formula="of:=VAR([.B1511:.B1609])" office:value-type="float" office:value="0.0000154076449750017" calcext:value-type="float">
            <text:p>1.5407644975001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6831436157" calcext:value-type="float">
            <text:p>0.0226831436</text:p>
          </table:table-cell>
          <table:table-cell table:formula="of:=VAR([.B1512:.B1610])" office:value-type="float" office:value="0.0000152311023692783" calcext:value-type="float">
            <text:p>1.5231102369278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4358520508" calcext:value-type="float">
            <text:p>0.0264358521</text:p>
          </table:table-cell>
          <table:table-cell table:formula="of:=VAR([.B1513:.B1611])" office:value-type="float" office:value="0.0000152086948870362" calcext:value-type="float">
            <text:p>1.5208694887036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71508598328" calcext:value-type="float">
            <text:p>0.0371508598</text:p>
          </table:table-cell>
          <table:table-cell table:formula="of:=VAR([.B1514:.B1612])" office:value-type="float" office:value="0.0000152377227543436" calcext:value-type="float">
            <text:p>1.5237722754343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7429866791" calcext:value-type="float">
            <text:p>0.0227429867</text:p>
          </table:table-cell>
          <table:table-cell table:formula="of:=VAR([.B1515:.B1613])" office:value-type="float" office:value="0.000013883714154106" calcext:value-type="float">
            <text:p>1.388371415410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2439460754" calcext:value-type="float">
            <text:p>0.0292439461</text:p>
          </table:table-cell>
          <table:table-cell table:formula="of:=VAR([.B1516:.B1614])" office:value-type="float" office:value="0.0000139439973905868" calcext:value-type="float">
            <text:p>0.00001394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8691310883" calcext:value-type="float">
            <text:p>0.0258691311</text:p>
          </table:table-cell>
          <table:table-cell table:formula="of:=VAR([.B1517:.B1615])" office:value-type="float" office:value="0.0000138888074680984" calcext:value-type="float">
            <text:p>1.3888807468098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6798782349" calcext:value-type="float">
            <text:p>0.0216798782</text:p>
          </table:table-cell>
          <table:table-cell table:formula="of:=VAR([.B1518:.B1616])" office:value-type="float" office:value="0.000013932462746886" calcext:value-type="float">
            <text:p>1.393246274688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437789917" calcext:value-type="float">
            <text:p>0.0194377899</text:p>
          </table:table-cell>
          <table:table-cell table:formula="of:=VAR([.B1519:.B1617])" office:value-type="float" office:value="0.0000138770240543254" calcext:value-type="float">
            <text:p>0.0000138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0429172516" calcext:value-type="float">
            <text:p>0.0230429173</text:p>
          </table:table-cell>
          <table:table-cell table:formula="of:=VAR([.B1520:.B1618])" office:value-type="float" office:value="0.0000135229570086635" calcext:value-type="float">
            <text:p>0.00001352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6041030884" calcext:value-type="float">
            <text:p>0.0276041031</text:p>
          </table:table-cell>
          <table:table-cell table:formula="of:=VAR([.B1521:.B1619])" office:value-type="float" office:value="0.0000135652434252593" calcext:value-type="float">
            <text:p>1.3565243425259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9491672516" calcext:value-type="float">
            <text:p>0.0269491673</text:p>
          </table:table-cell>
          <table:table-cell table:formula="of:=VAR([.B1522:.B1620])" office:value-type="float" office:value="0.0000135166602941819" calcext:value-type="float">
            <text:p>1.3516660294181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2550067902" calcext:value-type="float">
            <text:p>0.0312550068</text:p>
          </table:table-cell>
          <table:table-cell table:formula="of:=VAR([.B1523:.B1621])" office:value-type="float" office:value="0.0000135057168605833" calcext:value-type="float">
            <text:p>1.3505716860583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758939743" calcext:value-type="float">
            <text:p>0.0197589397</text:p>
          </table:table-cell>
          <table:table-cell table:formula="of:=VAR([.B1524:.B1622])" office:value-type="float" office:value="0.0000132232404853275" calcext:value-type="float">
            <text:p>1.3223240485327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5578708649" calcext:value-type="float">
            <text:p>0.0305578709</text:p>
          </table:table-cell>
          <table:table-cell table:formula="of:=VAR([.B1525:.B1623])" office:value-type="float" office:value="0.0000129886436942056" calcext:value-type="float">
            <text:p>1.2988643694205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983001709" calcext:value-type="float">
            <text:p>0.0239830017</text:p>
          </table:table-cell>
          <table:table-cell table:formula="of:=VAR([.B1526:.B1624])" office:value-type="float" office:value="0.0000129922745008206" calcext:value-type="float">
            <text:p>1.2992274500820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5280780792" calcext:value-type="float">
            <text:p>0.0205280781</text:p>
          </table:table-cell>
          <table:table-cell table:formula="of:=VAR([.B1527:.B1625])" office:value-type="float" office:value="0.0000136823060621177" calcext:value-type="float">
            <text:p>1.3682306062117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7879962921" calcext:value-type="float">
            <text:p>0.0267879963</text:p>
          </table:table-cell>
          <table:table-cell table:formula="of:=VAR([.B1528:.B1626])" office:value-type="float" office:value="0.0000134548587221135" calcext:value-type="float">
            <text:p>1.3454858722113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805929184" calcext:value-type="float">
            <text:p>0.0228059292</text:p>
          </table:table-cell>
          <table:table-cell table:formula="of:=VAR([.B1529:.B1627])" office:value-type="float" office:value="0.0000134341190715168" calcext:value-type="float">
            <text:p>1.3434119071516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736000061" calcext:value-type="float">
            <text:p>0.0237360001</text:p>
          </table:table-cell>
          <table:table-cell table:formula="of:=VAR([.B1530:.B1628])" office:value-type="float" office:value="0.0000136689612068121" calcext:value-type="float">
            <text:p>0.00001366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96783638" calcext:value-type="float">
            <text:p>0.0259678364</text:p>
          </table:table-cell>
          <table:table-cell table:formula="of:=VAR([.B1531:.B1629])" office:value-type="float" office:value="0.0000136883463589797" calcext:value-type="float">
            <text:p>1.3688346358979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4749526978" calcext:value-type="float">
            <text:p>0.0264749527</text:p>
          </table:table-cell>
          <table:table-cell table:formula="of:=VAR([.B1532:.B1630])" office:value-type="float" office:value="0.0000138131332810453" calcext:value-type="float">
            <text:p>1.3813133281045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1990299225" calcext:value-type="float">
            <text:p>0.0271990299</text:p>
          </table:table-cell>
          <table:table-cell table:formula="of:=VAR([.B1533:.B1631])" office:value-type="float" office:value="0.0000138070709524649" calcext:value-type="float">
            <text:p>1.3807070952464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9460258484" calcext:value-type="float">
            <text:p>0.0209460258</text:p>
          </table:table-cell>
          <table:table-cell table:formula="of:=VAR([.B1534:.B1632])" office:value-type="float" office:value="0.0000137955104752227" calcext:value-type="float">
            <text:p>1.3795510475222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4180011749" calcext:value-type="float">
            <text:p>0.0194180012</text:p>
          </table:table-cell>
          <table:table-cell table:formula="of:=VAR([.B1535:.B1633])" office:value-type="float" office:value="0.0000135990546379969" calcext:value-type="float">
            <text:p>1.3599054637996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2738723755" calcext:value-type="float">
            <text:p>0.0242738724</text:p>
          </table:table-cell>
          <table:table-cell table:formula="of:=VAR([.B1536:.B1634])" office:value-type="float" office:value="0.0000135384360893245" calcext:value-type="float">
            <text:p>1.3538436089324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5549163818" calcext:value-type="float">
            <text:p>0.0285549164</text:p>
          </table:table-cell>
          <table:table-cell table:formula="of:=VAR([.B1537:.B1635])" office:value-type="float" office:value="0.0000135750800825502" calcext:value-type="float">
            <text:p>1.3575080082550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9978256226" calcext:value-type="float">
            <text:p>0.0299978256</text:p>
          </table:table-cell>
          <table:table-cell table:formula="of:=VAR([.B1538:.B1636])" office:value-type="float" office:value="0.0000135764605819887" calcext:value-type="float">
            <text:p>1.3576460581988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0989456177" calcext:value-type="float">
            <text:p>0.0230989456</text:p>
          </table:table-cell>
          <table:table-cell table:formula="of:=VAR([.B1539:.B1637])" office:value-type="float" office:value="0.0000136989305462951" calcext:value-type="float">
            <text:p>1.3698930546295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8640098572" calcext:value-type="float">
            <text:p>0.0208640099</text:p>
          </table:table-cell>
          <table:table-cell table:formula="of:=VAR([.B1540:.B1638])" office:value-type="float" office:value="0.000013706571251866" calcext:value-type="float">
            <text:p>1.370657125186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3420085907" calcext:value-type="float">
            <text:p>0.0283420086</text:p>
          </table:table-cell>
          <table:table-cell table:formula="of:=VAR([.B1541:.B1639])" office:value-type="float" office:value="0.0000135578721637833" calcext:value-type="float">
            <text:p>1.3557872163783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7180976868" calcext:value-type="float">
            <text:p>0.0207180977</text:p>
          </table:table-cell>
          <table:table-cell table:formula="of:=VAR([.B1542:.B1640])" office:value-type="float" office:value="0.0000139582678164577" calcext:value-type="float">
            <text:p>1.3958267816457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9978981018" calcext:value-type="float">
            <text:p>0.0289978981</text:p>
          </table:table-cell>
          <table:table-cell table:formula="of:=VAR([.B1543:.B1641])" office:value-type="float" office:value="0.0000137455334017662" calcext:value-type="float">
            <text:p>1.3745533401766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6268978119" calcext:value-type="float">
            <text:p>0.0256268978</text:p>
          </table:table-cell>
          <table:table-cell table:formula="of:=VAR([.B1544:.B1642])" office:value-type="float" office:value="0.0000136351079629369" calcext:value-type="float">
            <text:p>1.3635107962936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0200195312" calcext:value-type="float">
            <text:p>0.0330200195</text:p>
          </table:table-cell>
          <table:table-cell table:formula="of:=VAR([.B1545:.B1643])" office:value-type="float" office:value="0.0000136970360476183" calcext:value-type="float">
            <text:p>0.00001369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3921489716" calcext:value-type="float">
            <text:p>0.027392149</text:p>
          </table:table-cell>
          <table:table-cell table:formula="of:=VAR([.B1546:.B1644])" office:value-type="float" office:value="0.0000131635330976306" calcext:value-type="float">
            <text:p>1.3163533097630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6709117889" calcext:value-type="float">
            <text:p>0.0236709118</text:p>
          </table:table-cell>
          <table:table-cell table:formula="of:=VAR([.B1547:.B1645])" office:value-type="float" office:value="0.0000131870660453835" calcext:value-type="float">
            <text:p>1.3187066045383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6720314026" calcext:value-type="float">
            <text:p>0.0246720314</text:p>
          </table:table-cell>
          <table:table-cell table:formula="of:=VAR([.B1548:.B1646])" office:value-type="float" office:value="0.0000135442932606737" calcext:value-type="float">
            <text:p>1.3544293260673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1589031219" calcext:value-type="float">
            <text:p>0.0281589031</text:p>
          </table:table-cell>
          <table:table-cell table:formula="of:=VAR([.B1549:.B1647])" office:value-type="float" office:value="0.0000135760807629022" calcext:value-type="float">
            <text:p>1.3576080762902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158208847" calcext:value-type="float">
            <text:p>0.0311582088</text:p>
          </table:table-cell>
          <table:table-cell table:formula="of:=VAR([.B1550:.B1648])" office:value-type="float" office:value="0.0000137901133336437" calcext:value-type="float">
            <text:p>1.3790113333643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6128101349" calcext:value-type="float">
            <text:p>0.0226128101</text:p>
          </table:table-cell>
          <table:table-cell table:formula="of:=VAR([.B1551:.B1649])" office:value-type="float" office:value="0.0000139408995326757" calcext:value-type="float">
            <text:p>1.3940899532675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7771224976" calcext:value-type="float">
            <text:p>0.0287771225</text:p>
          </table:table-cell>
          <table:table-cell table:formula="of:=VAR([.B1552:.B1650])" office:value-type="float" office:value="0.0000138805606103249" calcext:value-type="float">
            <text:p>1.3880560610324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7730064392" calcext:value-type="float">
            <text:p>0.0197730064</text:p>
          </table:table-cell>
          <table:table-cell table:formula="of:=VAR([.B1553:.B1651])" office:value-type="float" office:value="0.0000138080138329724" calcext:value-type="float">
            <text:p>0.00001380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859998703" calcext:value-type="float">
            <text:p>0.0268599987</text:p>
          </table:table-cell>
          <table:table-cell table:formula="of:=VAR([.B1554:.B1652])" office:value-type="float" office:value="0.0000135068989139401" calcext:value-type="float">
            <text:p>1.3506898913940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338142395" calcext:value-type="float">
            <text:p>0.0323381424</text:p>
          </table:table-cell>
          <table:table-cell table:formula="of:=VAR([.B1555:.B1653])" office:value-type="float" office:value="0.0000136714298131655" calcext:value-type="float">
            <text:p>1.3671429813165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216796875" calcext:value-type="float">
            <text:p>0.0222167969</text:p>
          </table:table-cell>
          <table:table-cell table:formula="of:=VAR([.B1556:.B1654])" office:value-type="float" office:value="0.0000135100258768103" calcext:value-type="float">
            <text:p>0.0000135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9779949188" calcext:value-type="float">
            <text:p>0.0239779949</text:p>
          </table:table-cell>
          <table:table-cell table:formula="of:=VAR([.B1557:.B1655])" office:value-type="float" office:value="0.0000138452699662346" calcext:value-type="float">
            <text:p>1.3845269966234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9669342041" calcext:value-type="float">
            <text:p>0.0219669342</text:p>
          </table:table-cell>
          <table:table-cell table:formula="of:=VAR([.B1558:.B1656])" office:value-type="float" office:value="0.0000138463358760274" calcext:value-type="float">
            <text:p>1.3846335876027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3968753815" calcext:value-type="float">
            <text:p>0.0213968754</text:p>
          </table:table-cell>
          <table:table-cell table:formula="of:=VAR([.B1559:.B1657])" office:value-type="float" office:value="0.0000137676713789594" calcext:value-type="float">
            <text:p>1.3767671378959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0398387909" calcext:value-type="float">
            <text:p>0.0260398388</text:p>
          </table:table-cell>
          <table:table-cell table:formula="of:=VAR([.B1560:.B1658])" office:value-type="float" office:value="0.000013891355572455" calcext:value-type="float">
            <text:p>1.389135557245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4889259338" calcext:value-type="float">
            <text:p>0.0244889259</text:p>
          </table:table-cell>
          <table:table-cell table:formula="of:=VAR([.B1561:.B1659])" office:value-type="float" office:value="0.0000141286028454916" calcext:value-type="float">
            <text:p>1.4128602845491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6451416016" calcext:value-type="float">
            <text:p>0.0206451416</text:p>
          </table:table-cell>
          <table:table-cell table:formula="of:=VAR([.B1562:.B1660])" office:value-type="float" office:value="0.0000142551543634343" calcext:value-type="float">
            <text:p>1.4255154363434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2179889679" calcext:value-type="float">
            <text:p>0.022217989</text:p>
          </table:table-cell>
          <table:table-cell table:formula="of:=VAR([.B1563:.B1661])" office:value-type="float" office:value="0.0000141049443920084" calcext:value-type="float">
            <text:p>1.4104944392008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9010066986" calcext:value-type="float">
            <text:p>0.0269010067</text:p>
          </table:table-cell>
          <table:table-cell table:formula="of:=VAR([.B1564:.B1662])" office:value-type="float" office:value="0.0000141214696961967" calcext:value-type="float">
            <text:p>1.4121469696196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201133728" calcext:value-type="float">
            <text:p>0.0212011337</text:p>
          </table:table-cell>
          <table:table-cell table:formula="of:=VAR([.B1565:.B1663])" office:value-type="float" office:value="0.0000141679288210764" calcext:value-type="float">
            <text:p>1.4167928821076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8009433746" calcext:value-type="float">
            <text:p>0.0258009434</text:p>
          </table:table-cell>
          <table:table-cell table:formula="of:=VAR([.B1566:.B1664])" office:value-type="float" office:value="0.0000140133675586143" calcext:value-type="float">
            <text:p>1.4013367558614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191204071" calcext:value-type="float">
            <text:p>0.0331912041</text:p>
          </table:table-cell>
          <table:table-cell table:formula="of:=VAR([.B1567:.B1665])" office:value-type="float" office:value="0.0000141542131572565" calcext:value-type="float">
            <text:p>1.4154213157256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4069099426" calcext:value-type="float">
            <text:p>0.0244069099</text:p>
          </table:table-cell>
          <table:table-cell table:formula="of:=VAR([.B1568:.B1666])" office:value-type="float" office:value="0.0000138310289598189" calcext:value-type="float">
            <text:p>0.0000138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2281169891" calcext:value-type="float">
            <text:p>0.027228117</text:p>
          </table:table-cell>
          <table:table-cell table:formula="of:=VAR([.B1569:.B1667])" office:value-type="float" office:value="0.0000138722697135587" calcext:value-type="float">
            <text:p>1.3872269713558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2631435394" calcext:value-type="float">
            <text:p>0.0242631435</text:p>
          </table:table-cell>
          <table:table-cell table:formula="of:=VAR([.B1570:.B1668])" office:value-type="float" office:value="0.0000138350066316664" calcext:value-type="float">
            <text:p>0.00001383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1950187683" calcext:value-type="float">
            <text:p>0.0331950188</text:p>
          </table:table-cell>
          <table:table-cell table:formula="of:=VAR([.B1571:.B1669])" office:value-type="float" office:value="0.0000141430319044283" calcext:value-type="float">
            <text:p>0.00001414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1029682159" calcext:value-type="float">
            <text:p>0.0301029682</text:p>
          </table:table-cell>
          <table:table-cell table:formula="of:=VAR([.B1572:.B1670])" office:value-type="float" office:value="0.0000135309146684196" calcext:value-type="float">
            <text:p>1.3530914668419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0819664001" calcext:value-type="float">
            <text:p>0.0270819664</text:p>
          </table:table-cell>
          <table:table-cell table:formula="of:=VAR([.B1573:.B1671])" office:value-type="float" office:value="0.0000132966259682248" calcext:value-type="float">
            <text:p>1.3296625968224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5250415802" calcext:value-type="float">
            <text:p>0.0295250416</text:p>
          </table:table-cell>
          <table:table-cell table:formula="of:=VAR([.B1574:.B1672])" office:value-type="float" office:value="0.00001326997980136" calcext:value-type="float">
            <text:p>0.000013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752948761" calcext:value-type="float">
            <text:p>0.0267529488</text:p>
          </table:table-cell>
          <table:table-cell table:formula="of:=VAR([.B1575:.B1673])" office:value-type="float" office:value="0.0000134375693372248" calcext:value-type="float">
            <text:p>1.3437569337224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0551185608" calcext:value-type="float">
            <text:p>0.0290551186</text:p>
          </table:table-cell>
          <table:table-cell table:formula="of:=VAR([.B1576:.B1674])" office:value-type="float" office:value="0.0000138037522735019" calcext:value-type="float">
            <text:p>1.3803752273501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5648155212" calcext:value-type="float">
            <text:p>0.0235648155</text:p>
          </table:table-cell>
          <table:table-cell table:formula="of:=VAR([.B1577:.B1675])" office:value-type="float" office:value="0.0000136701424792712" calcext:value-type="float">
            <text:p>1.3670142479271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1900215149" calcext:value-type="float">
            <text:p>0.0231900215</text:p>
          </table:table-cell>
          <table:table-cell table:formula="of:=VAR([.B1578:.B1676])" office:value-type="float" office:value="0.000013699475582039" calcext:value-type="float">
            <text:p>1.369947558203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5350856781" calcext:value-type="float">
            <text:p>0.0225350857</text:p>
          </table:table-cell>
          <table:table-cell table:formula="of:=VAR([.B1579:.B1677])" office:value-type="float" office:value="0.000013698387576854" calcext:value-type="float">
            <text:p>1.369838757685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0620117188" calcext:value-type="float">
            <text:p>0.0260620117</text:p>
          </table:table-cell>
          <table:table-cell table:formula="of:=VAR([.B1580:.B1678])" office:value-type="float" office:value="0.0000138405395682063" calcext:value-type="float">
            <text:p>1.3840539568206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6489772797" calcext:value-type="float">
            <text:p>0.0236489773</text:p>
          </table:table-cell>
          <table:table-cell table:formula="of:=VAR([.B1581:.B1679])" office:value-type="float" office:value="0.000013866914627904" calcext:value-type="float">
            <text:p>1.386691462790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6160240173" calcext:value-type="float">
            <text:p>0.027616024</text:p>
          </table:table-cell>
          <table:table-cell table:formula="of:=VAR([.B1582:.B1680])" office:value-type="float" office:value="0.0000140936808655539" calcext:value-type="float">
            <text:p>1.4093680865553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1981487274" calcext:value-type="float">
            <text:p>0.0261981487</text:p>
          </table:table-cell>
          <table:table-cell table:formula="of:=VAR([.B1583:.B1681])" office:value-type="float" office:value="0.0000140459767241975" calcext:value-type="float">
            <text:p>0.00001404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2181243896" calcext:value-type="float">
            <text:p>0.0302181244</text:p>
          </table:table-cell>
          <table:table-cell table:formula="of:=VAR([.B1584:.B1682])" office:value-type="float" office:value="0.0000147040097921552" calcext:value-type="float">
            <text:p>0.0000147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8141498566" calcext:value-type="float">
            <text:p>0.0278141499</text:p>
          </table:table-cell>
          <table:table-cell table:formula="of:=VAR([.B1585:.B1683])" office:value-type="float" office:value="0.0000144564225492776" calcext:value-type="float">
            <text:p>1.4456422549277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3489742279" calcext:value-type="float">
            <text:p>0.0243489742</text:p>
          </table:table-cell>
          <table:table-cell table:formula="of:=VAR([.B1586:.B1684])" office:value-type="float" office:value="0.00001440208400076" calcext:value-type="float">
            <text:p>1.44020840007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3278694153" calcext:value-type="float">
            <text:p>0.0293278694</text:p>
          </table:table-cell>
          <table:table-cell table:formula="of:=VAR([.B1587:.B1685])" office:value-type="float" office:value="0.0000144078984307613" calcext:value-type="float">
            <text:p>1.4407898430761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0759124756" calcext:value-type="float">
            <text:p>0.0250759125</text:p>
          </table:table-cell>
          <table:table-cell table:formula="of:=VAR([.B1588:.B1686])" office:value-type="float" office:value="0.0000142087042834251" calcext:value-type="float">
            <text:p>1.4208704283425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2498435974" calcext:value-type="float">
            <text:p>0.0202498436</text:p>
          </table:table-cell>
          <table:table-cell table:formula="of:=VAR([.B1589:.B1687])" office:value-type="float" office:value="0.0000142086938361414" calcext:value-type="float">
            <text:p>1.4208693836141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4229354858" calcext:value-type="float">
            <text:p>0.0204229355</text:p>
          </table:table-cell>
          <table:table-cell table:formula="of:=VAR([.B1590:.B1688])" office:value-type="float" office:value="0.0000140171089443784" calcext:value-type="float">
            <text:p>1.4017108944378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2209129333" calcext:value-type="float">
            <text:p>0.0312209129</text:p>
          </table:table-cell>
          <table:table-cell table:formula="of:=VAR([.B1591:.B1689])" office:value-type="float" office:value="0.0000138293606493102" calcext:value-type="float">
            <text:p>1.3829360649310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4478759766" calcext:value-type="float">
            <text:p>0.018447876</text:p>
          </table:table-cell>
          <table:table-cell table:formula="of:=VAR([.B1592:.B1690])" office:value-type="float" office:value="0.0000135785464240638" calcext:value-type="float">
            <text:p>1.3578546424063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7781791687" calcext:value-type="float">
            <text:p>0.0207781792</text:p>
          </table:table-cell>
          <table:table-cell table:formula="of:=VAR([.B1593:.B1691])" office:value-type="float" office:value="0.0000131603704973274" calcext:value-type="float">
            <text:p>1.3160370497327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4508304596" calcext:value-type="float">
            <text:p>0.0204508305</text:p>
          </table:table-cell>
          <table:table-cell table:formula="of:=VAR([.B1594:.B1692])" office:value-type="float" office:value="0.0000131709419597768" calcext:value-type="float">
            <text:p>1.3170941959776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0281562805" calcext:value-type="float">
            <text:p>0.0260281563</text:p>
          </table:table-cell>
          <table:table-cell table:formula="of:=VAR([.B1595:.B1693])" office:value-type="float" office:value="0.0000129838582802147" calcext:value-type="float">
            <text:p>1.2983858280214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8120975494" calcext:value-type="float">
            <text:p>0.0298120975</text:p>
          </table:table-cell>
          <table:table-cell table:formula="of:=VAR([.B1596:.B1694])" office:value-type="float" office:value="0.0000130010042663641" calcext:value-type="float">
            <text:p>0.0000130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5070037842" calcext:value-type="float">
            <text:p>0.0185070038</text:p>
          </table:table-cell>
          <table:table-cell table:formula="of:=VAR([.B1597:.B1695])" office:value-type="float" office:value="0.0000128878093366638" calcext:value-type="float">
            <text:p>1.2887809336663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8939266205" calcext:value-type="float">
            <text:p>0.0258939266</text:p>
          </table:table-cell>
          <table:table-cell table:formula="of:=VAR([.B1598:.B1696])" office:value-type="float" office:value="0.0000135350486872756" calcext:value-type="float">
            <text:p>0.00001353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1289348602" calcext:value-type="float">
            <text:p>0.0271289349</text:p>
          </table:table-cell>
          <table:table-cell table:formula="of:=VAR([.B1599:.B1697])" office:value-type="float" office:value="0.0000140261607576834" calcext:value-type="float">
            <text:p>1.4026160757683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7750282288" calcext:value-type="float">
            <text:p>0.0247750282</text:p>
          </table:table-cell>
          <table:table-cell table:formula="of:=VAR([.B1600:.B1698])" office:value-type="float" office:value="0.0000140295461837229" calcext:value-type="float">
            <text:p>1.4029546183722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0700244904" calcext:value-type="float">
            <text:p>0.0240700245</text:p>
          </table:table-cell>
          <table:table-cell table:formula="of:=VAR([.B1601:.B1699])" office:value-type="float" office:value="0.0000141964120189753" calcext:value-type="float">
            <text:p>1.4196412018975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9820270538" calcext:value-type="float">
            <text:p>0.0209820271</text:p>
          </table:table-cell>
          <table:table-cell table:formula="of:=VAR([.B1602:.B1700])" office:value-type="float" office:value="0.0000142175683250377" calcext:value-type="float">
            <text:p>1.4217568325037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9819335938" calcext:value-type="float">
            <text:p>0.0189819336</text:p>
          </table:table-cell>
          <table:table-cell table:formula="of:=VAR([.B1603:.B1701])" office:value-type="float" office:value="0.000014105041826365" calcext:value-type="float">
            <text:p>0.0000141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6620388031" calcext:value-type="float">
            <text:p>0.0276620388</text:p>
          </table:table-cell>
          <table:table-cell table:formula="of:=VAR([.B1604:.B1702])" office:value-type="float" office:value="0.0000137804545123683" calcext:value-type="float">
            <text:p>1.3780454512368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8961868286" calcext:value-type="float">
            <text:p>0.0308961868</text:p>
          </table:table-cell>
          <table:table-cell table:formula="of:=VAR([.B1605:.B1703])" office:value-type="float" office:value="0.000013821495199478" calcext:value-type="float">
            <text:p>1.382149519947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0230560303" calcext:value-type="float">
            <text:p>0.024023056</text:p>
          </table:table-cell>
          <table:table-cell table:formula="of:=VAR([.B1606:.B1704])" office:value-type="float" office:value="0.0000138356065108321" calcext:value-type="float">
            <text:p>1.3835606510832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1628417969" calcext:value-type="float">
            <text:p>0.0231628418</text:p>
          </table:table-cell>
          <table:table-cell table:formula="of:=VAR([.B1607:.B1705])" office:value-type="float" office:value="0.0000143621828303048" calcext:value-type="float">
            <text:p>1.4362182830304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3308238983" calcext:value-type="float">
            <text:p>0.0313308239</text:p>
          </table:table-cell>
          <table:table-cell table:formula="of:=VAR([.B1608:.B1706])" office:value-type="float" office:value="0.0000144201387666248" calcext:value-type="float">
            <text:p>1.4420138766624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9531059265" calcext:value-type="float">
            <text:p>0.0219531059</text:p>
          </table:table-cell>
          <table:table-cell table:formula="of:=VAR([.B1609:.B1707])" office:value-type="float" office:value="0.0000145029116242202" calcext:value-type="float">
            <text:p>1.4502911624220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7141799927" calcext:value-type="float">
            <text:p>0.02871418</text:p>
          </table:table-cell>
          <table:table-cell table:formula="of:=VAR([.B1610:.B1708])" office:value-type="float" office:value="0.0000146039853186959" calcext:value-type="float">
            <text:p>0.0000146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8069972992" calcext:value-type="float">
            <text:p>0.0278069973</text:p>
          </table:table-cell>
          <table:table-cell table:formula="of:=VAR([.B1611:.B1709])" office:value-type="float" office:value="0.0000145193374332738" calcext:value-type="float">
            <text:p>1.4519337433273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4238586426" calcext:value-type="float">
            <text:p>0.0274238586</text:p>
          </table:table-cell>
          <table:table-cell table:formula="of:=VAR([.B1612:.B1710])" office:value-type="float" office:value="0.000014927951676084" calcext:value-type="float">
            <text:p>0.00001492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2329368591" calcext:value-type="float">
            <text:p>0.0232329369</text:p>
          </table:table-cell>
          <table:table-cell table:formula="of:=VAR([.B1613:.B1711])" office:value-type="float" office:value="0.0000151224346424584" calcext:value-type="float">
            <text:p>1.5122434642458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9769172668" calcext:value-type="float">
            <text:p>0.0289769173</text:p>
          </table:table-cell>
          <table:table-cell table:formula="of:=VAR([.B1614:.B1712])" office:value-type="float" office:value="0.0000150926153218369" calcext:value-type="float">
            <text:p>1.5092615321836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3000049591" calcext:value-type="float">
            <text:p>0.022300005</text:p>
          </table:table-cell>
          <table:table-cell table:formula="of:=VAR([.B1615:.B1713])" office:value-type="float" office:value="0.0000153862217856463" calcext:value-type="float">
            <text:p>1.5386221785646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4868011475" calcext:value-type="float">
            <text:p>0.0274868011</text:p>
          </table:table-cell>
          <table:table-cell table:formula="of:=VAR([.B1616:.B1714])" office:value-type="float" office:value="0.0000153377008583888" calcext:value-type="float">
            <text:p>1.5337700858388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5098133087" calcext:value-type="float">
            <text:p>0.0225098133</text:p>
          </table:table-cell>
          <table:table-cell table:formula="of:=VAR([.B1617:.B1715])" office:value-type="float" office:value="0.0000153081548847376" calcext:value-type="float">
            <text:p>1.5308154884737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491071701" calcext:value-type="float">
            <text:p>0.0244910717</text:p>
          </table:table-cell>
          <table:table-cell table:formula="of:=VAR([.B1618:.B1716])" office:value-type="float" office:value="0.0000153202033325184" calcext:value-type="float">
            <text:p>1.5320203332518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2902297974" calcext:value-type="float">
            <text:p>0.0222902298</text:p>
          </table:table-cell>
          <table:table-cell table:formula="of:=VAR([.B1619:.B1717])" office:value-type="float" office:value="0.0000153869611373997" calcext:value-type="float">
            <text:p>0.00001538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1140594482" calcext:value-type="float">
            <text:p>0.0251140594</text:p>
          </table:table-cell>
          <table:table-cell table:formula="of:=VAR([.B1620:.B1718])" office:value-type="float" office:value="0.0000155239831307415" calcext:value-type="float">
            <text:p>0.0000155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1930484772" calcext:value-type="float">
            <text:p>0.0241930485</text:p>
          </table:table-cell>
          <table:table-cell table:formula="of:=VAR([.B1621:.B1719])" office:value-type="float" office:value="0.0000158256237237295" calcext:value-type="float">
            <text:p>1.5825623723729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5698947906" calcext:value-type="float">
            <text:p>0.0225698948</text:p>
          </table:table-cell>
          <table:table-cell table:formula="of:=VAR([.B1622:.B1720])" office:value-type="float" office:value="0.0000158621347265212" calcext:value-type="float">
            <text:p>1.5862134726521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5338935852" calcext:value-type="float">
            <text:p>0.0225338936</text:p>
          </table:table-cell>
          <table:table-cell table:formula="of:=VAR([.B1623:.B1721])" office:value-type="float" office:value="0.0000159120046204524" calcext:value-type="float">
            <text:p>0.0000159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9069976807" calcext:value-type="float">
            <text:p>0.0199069977</text:p>
          </table:table-cell>
          <table:table-cell table:formula="of:=VAR([.B1624:.B1722])" office:value-type="float" office:value="0.0000158867662610522" calcext:value-type="float">
            <text:p>1.5886766261052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5631370544" calcext:value-type="float">
            <text:p>0.0335631371</text:p>
          </table:table-cell>
          <table:table-cell table:formula="of:=VAR([.B1625:.B1723])" office:value-type="float" office:value="0.0000156073692127158" calcext:value-type="float">
            <text:p>1.5607369212715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5380401611" calcext:value-type="float">
            <text:p>0.0245380402</text:p>
          </table:table-cell>
          <table:table-cell table:formula="of:=VAR([.B1626:.B1724])" office:value-type="float" office:value="0.0000149086830565521" calcext:value-type="float">
            <text:p>1.4908683056552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6469249725" calcext:value-type="float">
            <text:p>0.025646925</text:p>
          </table:table-cell>
          <table:table-cell table:formula="of:=VAR([.B1627:.B1725])" office:value-type="float" office:value="0.0000149409190432631" calcext:value-type="float">
            <text:p>1.4940919043263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7970046997" calcext:value-type="float">
            <text:p>0.0307970047</text:p>
          </table:table-cell>
          <table:table-cell table:formula="of:=VAR([.B1628:.B1726])" office:value-type="float" office:value="0.0000149444090263335" calcext:value-type="float">
            <text:p>1.4944409026333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2391357422" calcext:value-type="float">
            <text:p>0.0232391357</text:p>
          </table:table-cell>
          <table:table-cell table:formula="of:=VAR([.B1629:.B1727])" office:value-type="float" office:value="0.0000146165136791986" calcext:value-type="float">
            <text:p>1.4616513679198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8291282654" calcext:value-type="float">
            <text:p>0.0218291283</text:p>
          </table:table-cell>
          <table:table-cell table:formula="of:=VAR([.B1630:.B1728])" office:value-type="float" office:value="0.0000145892376688089" calcext:value-type="float">
            <text:p>1.4589237668808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1681079865" calcext:value-type="float">
            <text:p>0.026168108</text:p>
          </table:table-cell>
          <table:table-cell table:formula="of:=VAR([.B1631:.B1729])" office:value-type="float" office:value="0.0000149800163620665" calcext:value-type="float">
            <text:p>0.0000149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8619060516" calcext:value-type="float">
            <text:p>0.0268619061</text:p>
          </table:table-cell>
          <table:table-cell table:formula="of:=VAR([.B1632:.B1730])" office:value-type="float" office:value="0.0000150363173260072" calcext:value-type="float">
            <text:p>1.503631732600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8188972473" calcext:value-type="float">
            <text:p>0.0248188972</text:p>
          </table:table-cell>
          <table:table-cell table:formula="of:=VAR([.B1633:.B1731])" office:value-type="float" office:value="0.0000150049209187718" calcext:value-type="float">
            <text:p>1.5004920918771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9379920959" calcext:value-type="float">
            <text:p>0.0199379921</text:p>
          </table:table-cell>
          <table:table-cell table:formula="of:=VAR([.B1634:.B1732])" office:value-type="float" office:value="0.0000150566331279705" calcext:value-type="float">
            <text:p>1.5056633127970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6191234589" calcext:value-type="float">
            <text:p>0.0276191235</text:p>
          </table:table-cell>
          <table:table-cell table:formula="of:=VAR([.B1635:.B1733])" office:value-type="float" office:value="0.0000148821108241445" calcext:value-type="float">
            <text:p>1.4882110824144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2129821777" calcext:value-type="float">
            <text:p>0.0222129822</text:p>
          </table:table-cell>
          <table:table-cell table:formula="of:=VAR([.B1636:.B1734])" office:value-type="float" office:value="0.000015260752029258" calcext:value-type="float">
            <text:p>1.526075202925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4799900055" calcext:value-type="float">
            <text:p>0.01947999</text:p>
          </table:table-cell>
          <table:table-cell table:formula="of:=VAR([.B1637:.B1735])" office:value-type="float" office:value="0.0000152491084536505" calcext:value-type="float">
            <text:p>1.5249108453650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9318141937" calcext:value-type="float">
            <text:p>0.0229318142</text:p>
          </table:table-cell>
          <table:table-cell table:formula="of:=VAR([.B1638:.B1736])" office:value-type="float" office:value="0.0000149146915833813" calcext:value-type="float">
            <text:p>1.4914691583381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0741500854" calcext:value-type="float">
            <text:p>0.0230741501</text:p>
          </table:table-cell>
          <table:table-cell table:formula="of:=VAR([.B1639:.B1737])" office:value-type="float" office:value="0.0000148966902139961" calcext:value-type="float">
            <text:p>1.4896690213996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2618484497" calcext:value-type="float">
            <text:p>0.0322618484</text:p>
          </table:table-cell>
          <table:table-cell table:formula="of:=VAR([.B1640:.B1738])" office:value-type="float" office:value="0.0000148770429070199" calcext:value-type="float">
            <text:p>0.0000148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083946228" calcext:value-type="float">
            <text:p>0.0260839462</text:p>
          </table:table-cell>
          <table:table-cell table:formula="of:=VAR([.B1641:.B1739])" office:value-type="float" office:value="0.000014379658491269" calcext:value-type="float">
            <text:p>1.437965849126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9129276276" calcext:value-type="float">
            <text:p>0.0269129276</text:p>
          </table:table-cell>
          <table:table-cell table:formula="of:=VAR([.B1642:.B1740])" office:value-type="float" office:value="0.0000145216537140167" calcext:value-type="float">
            <text:p>1.4521653714016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8550434113" calcext:value-type="float">
            <text:p>0.0228550434</text:p>
          </table:table-cell>
          <table:table-cell table:formula="of:=VAR([.B1643:.B1741])" office:value-type="float" office:value="0.0000145223353972622" calcext:value-type="float">
            <text:p>1.4522335397262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4750041962" calcext:value-type="float">
            <text:p>0.0224750042</text:p>
          </table:table-cell>
          <table:table-cell table:formula="of:=VAR([.B1644:.B1742])" office:value-type="float" office:value="0.0000145999810511471" calcext:value-type="float">
            <text:p>0.000014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8699398041" calcext:value-type="float">
            <text:p>0.0278699398</text:p>
          </table:table-cell>
          <table:table-cell table:formula="of:=VAR([.B1645:.B1743])" office:value-type="float" office:value="0.000014633034355883" calcext:value-type="float">
            <text:p>0.00001463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3851833344" calcext:value-type="float">
            <text:p>0.0313851833</text:p>
          </table:table-cell>
          <table:table-cell table:formula="of:=VAR([.B1646:.B1744])" office:value-type="float" office:value="0.0000146172159909352" calcext:value-type="float">
            <text:p>1.4617215990935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421049118" calcext:value-type="float">
            <text:p>0.0234210491</text:p>
          </table:table-cell>
          <table:table-cell table:formula="of:=VAR([.B1647:.B1745])" office:value-type="float" office:value="0.0000144196462367531" calcext:value-type="float">
            <text:p>1.4419646236753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6980609894" calcext:value-type="float">
            <text:p>0.030698061</text:p>
          </table:table-cell>
          <table:table-cell table:formula="of:=VAR([.B1648:.B1746])" office:value-type="float" office:value="0.0000144196890766981" calcext:value-type="float">
            <text:p>1.4419689076698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1930065155" calcext:value-type="float">
            <text:p>0.0181930065</text:p>
          </table:table-cell>
          <table:table-cell table:formula="of:=VAR([.B1649:.B1747])" office:value-type="float" office:value="0.0000140974743605935" calcext:value-type="float">
            <text:p>1.4097474360593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3389606476" calcext:value-type="float">
            <text:p>0.0243389606</text:p>
          </table:table-cell>
          <table:table-cell table:formula="of:=VAR([.B1650:.B1748])" office:value-type="float" office:value="0.000013811134371985" calcext:value-type="float">
            <text:p>1.381113437198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5888442993" calcext:value-type="float">
            <text:p>0.0275888443</text:p>
          </table:table-cell>
          <table:table-cell table:formula="of:=VAR([.B1651:.B1749])" office:value-type="float" office:value="0.0000140895490423571" calcext:value-type="float">
            <text:p>1.4089549042357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5320072174" calcext:value-type="float">
            <text:p>0.0255320072</text:p>
          </table:table-cell>
          <table:table-cell table:formula="of:=VAR([.B1652:.B1750])" office:value-type="float" office:value="0.0000145851904087212" calcext:value-type="float">
            <text:p>1.4585190408721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5808315277" calcext:value-type="float">
            <text:p>0.0295808315</text:p>
          </table:table-cell>
          <table:table-cell table:formula="of:=VAR([.B1653:.B1751])" office:value-type="float" office:value="0.0000148182271874935" calcext:value-type="float">
            <text:p>1.4818227187493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1141014099" calcext:value-type="float">
            <text:p>0.0311141014</text:p>
          </table:table-cell>
          <table:table-cell table:formula="of:=VAR([.B1654:.B1752])" office:value-type="float" office:value="0.0000146991953294662" calcext:value-type="float">
            <text:p>1.4699195329466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8191051483" calcext:value-type="float">
            <text:p>0.0318191051</text:p>
          </table:table-cell>
          <table:table-cell table:formula="of:=VAR([.B1655:.B1753])" office:value-type="float" office:value="0.0000143285359716996" calcext:value-type="float">
            <text:p>1.4328535971699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7989635468" calcext:value-type="float">
            <text:p>0.0267989635</text:p>
          </table:table-cell>
          <table:table-cell table:formula="of:=VAR([.B1656:.B1754])" office:value-type="float" office:value="0.00001395105328496" calcext:value-type="float">
            <text:p>1.39510532849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3869552612" calcext:value-type="float">
            <text:p>0.0233869553</text:p>
          </table:table-cell>
          <table:table-cell table:formula="of:=VAR([.B1657:.B1755])" office:value-type="float" office:value="0.0000142184549054757" calcext:value-type="float">
            <text:p>1.4218454905475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7860374451" calcext:value-type="float">
            <text:p>0.0307860374</text:p>
          </table:table-cell>
          <table:table-cell table:formula="of:=VAR([.B1658:.B1756])" office:value-type="float" office:value="0.0000141934307304708" calcext:value-type="float">
            <text:p>1.4193430730470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6100940704" calcext:value-type="float">
            <text:p>0.0206100941</text:p>
          </table:table-cell>
          <table:table-cell table:formula="of:=VAR([.B1659:.B1757])" office:value-type="float" office:value="0.0000138651267646672" calcext:value-type="float">
            <text:p>1.386512676466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7809677124" calcext:value-type="float">
            <text:p>0.0217809677</text:p>
          </table:table-cell>
          <table:table-cell table:formula="of:=VAR([.B1660:.B1758])" office:value-type="float" office:value="0.0000137421755709732" calcext:value-type="float">
            <text:p>1.3742175570973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577047348" calcext:value-type="float">
            <text:p>0.0225770473</text:p>
          </table:table-cell>
          <table:table-cell table:formula="of:=VAR([.B1661:.B1759])" office:value-type="float" office:value="0.0000138594219671392" calcext:value-type="float">
            <text:p>1.3859421967139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9750404358" calcext:value-type="float">
            <text:p>0.0219750404</text:p>
          </table:table-cell>
          <table:table-cell table:formula="of:=VAR([.B1662:.B1760])" office:value-type="float" office:value="0.0000138836008325561" calcext:value-type="float">
            <text:p>1.3883600832556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803068161" calcext:value-type="float">
            <text:p>0.0228030682</text:p>
          </table:table-cell>
          <table:table-cell table:formula="of:=VAR([.B1663:.B1761])" office:value-type="float" office:value="0.0000137882531296431" calcext:value-type="float">
            <text:p>1.3788253129643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0352363586" calcext:value-type="float">
            <text:p>0.0270352364</text:p>
          </table:table-cell>
          <table:table-cell table:formula="of:=VAR([.B1664:.B1762])" office:value-type="float" office:value="0.0000137925317156781" calcext:value-type="float">
            <text:p>1.3792531715678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6908454895" calcext:value-type="float">
            <text:p>0.0216908455</text:p>
          </table:table-cell>
          <table:table-cell table:formula="of:=VAR([.B1665:.B1763])" office:value-type="float" office:value="0.0000141368890144302" calcext:value-type="float">
            <text:p>1.4136889014430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8581218719" calcext:value-type="float">
            <text:p>0.0198581219</text:p>
          </table:table-cell>
          <table:table-cell table:formula="of:=VAR([.B1666:.B1764])" office:value-type="float" office:value="0.0000142907447954552" calcext:value-type="float">
            <text:p>1.4290744795455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4789333344" calcext:value-type="float">
            <text:p>0.0274789333</text:p>
          </table:table-cell>
          <table:table-cell table:formula="of:=VAR([.B1667:.B1765])" office:value-type="float" office:value="0.0000140502410045734" calcext:value-type="float">
            <text:p>1.4050241004573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6009101868" calcext:value-type="float">
            <text:p>0.0256009102</text:p>
          </table:table-cell>
          <table:table-cell table:formula="of:=VAR([.B1668:.B1766])" office:value-type="float" office:value="0.0000140006003425" calcext:value-type="float">
            <text:p>1.4000600342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6769237518" calcext:value-type="float">
            <text:p>0.0196769238</text:p>
          </table:table-cell>
          <table:table-cell table:formula="of:=VAR([.B1669:.B1767])" office:value-type="float" office:value="0.00001426738585636" calcext:value-type="float">
            <text:p>1.42673858563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1528282166" calcext:value-type="float">
            <text:p>0.0231528282</text:p>
          </table:table-cell>
          <table:table-cell table:formula="of:=VAR([.B1670:.B1768])" office:value-type="float" office:value="0.0000143442758702002" calcext:value-type="float">
            <text:p>1.4344275870200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4921188354" calcext:value-type="float">
            <text:p>0.0264921188</text:p>
          </table:table-cell>
          <table:table-cell table:formula="of:=VAR([.B1671:.B1769])" office:value-type="float" office:value="0.0000146489126635742" calcext:value-type="float">
            <text:p>1.4648912663574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9088535309" calcext:value-type="float">
            <text:p>0.0239088535</text:p>
          </table:table-cell>
          <table:table-cell table:formula="of:=VAR([.B1672:.B1770])" office:value-type="float" office:value="0.0000148042488690471" calcext:value-type="float">
            <text:p>1.4804248869047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0940742493" calcext:value-type="float">
            <text:p>0.0310940742</text:p>
          </table:table-cell>
          <table:table-cell table:formula="of:=VAR([.B1673:.B1771])" office:value-type="float" office:value="0.000014927699428106" calcext:value-type="float">
            <text:p>1.492769942810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8140869141" calcext:value-type="float">
            <text:p>0.0188140869</text:p>
          </table:table-cell>
          <table:table-cell table:formula="of:=VAR([.B1674:.B1772])" office:value-type="float" office:value="0.0000146347389729935" calcext:value-type="float">
            <text:p>1.4634738972993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0848789215" calcext:value-type="float">
            <text:p>0.0230848789</text:p>
          </table:table-cell>
          <table:table-cell table:formula="of:=VAR([.B1675:.B1773])" office:value-type="float" office:value="0.0000142868533048647" calcext:value-type="float">
            <text:p>1.4286853304864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1580219269" calcext:value-type="float">
            <text:p>0.0271580219</text:p>
          </table:table-cell>
          <table:table-cell table:formula="of:=VAR([.B1676:.B1774])" office:value-type="float" office:value="0.000014901177200396" calcext:value-type="float">
            <text:p>1.490117720039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2200622559" calcext:value-type="float">
            <text:p>0.0232200623</text:p>
          </table:table-cell>
          <table:table-cell table:formula="of:=VAR([.B1677:.B1775])" office:value-type="float" office:value="0.0000148720316908342" calcext:value-type="float">
            <text:p>0.00001487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4961929321" calcext:value-type="float">
            <text:p>0.0294961929</text:p>
          </table:table-cell>
          <table:table-cell table:formula="of:=VAR([.B1678:.B1776])" office:value-type="float" office:value="0.0000148508555581751" calcext:value-type="float">
            <text:p>1.4850855558175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1277942657" calcext:value-type="float">
            <text:p>0.0231277943</text:p>
          </table:table-cell>
          <table:table-cell table:formula="of:=VAR([.B1679:.B1777])" office:value-type="float" office:value="0.0000146845210311215" calcext:value-type="float">
            <text:p>1.4684521031121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0979709625" calcext:value-type="float">
            <text:p>0.020097971</text:p>
          </table:table-cell>
          <table:table-cell table:formula="of:=VAR([.B1680:.B1778])" office:value-type="float" office:value="0.0000150223411006667" calcext:value-type="float">
            <text:p>1.5022341100666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4270095825" calcext:value-type="float">
            <text:p>0.0234270096</text:p>
          </table:table-cell>
          <table:table-cell table:formula="of:=VAR([.B1681:.B1779])" office:value-type="float" office:value="0.0000147377528294984" calcext:value-type="float">
            <text:p>1.4737752829498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0998897552" calcext:value-type="float">
            <text:p>0.0330998898</text:p>
          </table:table-cell>
          <table:table-cell table:formula="of:=VAR([.B1682:.B1780])" office:value-type="float" office:value="0.0000147394557697377" calcext:value-type="float">
            <text:p>1.4739455769737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7331600189" calcext:value-type="float">
            <text:p>0.02673316</text:p>
          </table:table-cell>
          <table:table-cell table:formula="of:=VAR([.B1683:.B1781])" office:value-type="float" office:value="0.0000141722520328572" calcext:value-type="float">
            <text:p>1.417225203285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2639312744" calcext:value-type="float">
            <text:p>0.0232639313</text:p>
          </table:table-cell>
          <table:table-cell table:formula="of:=VAR([.B1684:.B1782])" office:value-type="float" office:value="0.0000144604204273675" calcext:value-type="float">
            <text:p>1.4460420427367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9770412445" calcext:value-type="float">
            <text:p>0.0239770412</text:p>
          </table:table-cell>
          <table:table-cell table:formula="of:=VAR([.B1685:.B1783])" office:value-type="float" office:value="0.0000144312902573506" calcext:value-type="float">
            <text:p>1.4431290257350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6739387512" calcext:value-type="float">
            <text:p>0.0246739388</text:p>
          </table:table-cell>
          <table:table-cell table:formula="of:=VAR([.B1686:.B1784])" office:value-type="float" office:value="0.0000144884209961389" calcext:value-type="float">
            <text:p>1.4488420996138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6829986572" calcext:value-type="float">
            <text:p>0.0246829987</text:p>
          </table:table-cell>
          <table:table-cell table:formula="of:=VAR([.B1687:.B1785])" office:value-type="float" office:value="0.0000146039397728676" calcext:value-type="float">
            <text:p>1.4603939772867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6189575195" calcext:value-type="float">
            <text:p>0.0266189575</text:p>
          </table:table-cell>
          <table:table-cell table:formula="of:=VAR([.B1688:.B1786])" office:value-type="float" office:value="0.0000146022878586573" calcext:value-type="float">
            <text:p>1.4602287858657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4899520874" calcext:value-type="float">
            <text:p>0.0234899521</text:p>
          </table:table-cell>
          <table:table-cell table:formula="of:=VAR([.B1689:.B1787])" office:value-type="float" office:value="0.0000146073306779512" calcext:value-type="float">
            <text:p>1.4607330677951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7840366364" calcext:value-type="float">
            <text:p>0.0287840366</text:p>
          </table:table-cell>
          <table:table-cell table:formula="of:=VAR([.B1690:.B1788])" office:value-type="float" office:value="0.0000150042167285542" calcext:value-type="float">
            <text:p>1.5004216728554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7078666687" calcext:value-type="float">
            <text:p>0.0237078667</text:p>
          </table:table-cell>
          <table:table-cell table:formula="of:=VAR([.B1691:.B1789])" office:value-type="float" office:value="0.0000148866343687987" calcext:value-type="float">
            <text:p>1.4886634368798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4289588928" calcext:value-type="float">
            <text:p>0.0294289589</text:p>
          </table:table-cell>
          <table:table-cell table:formula="of:=VAR([.B1692:.B1790])" office:value-type="float" office:value="0.0000148778242646105" calcext:value-type="float">
            <text:p>1.4877824264610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2861042023" calcext:value-type="float">
            <text:p>0.0232861042</text:p>
          </table:table-cell>
          <table:table-cell table:formula="of:=VAR([.B1693:.B1791])" office:value-type="float" office:value="0.0000147073192299386" calcext:value-type="float">
            <text:p>1.4707319229938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5109329224" calcext:value-type="float">
            <text:p>0.0235109329</text:p>
          </table:table-cell>
          <table:table-cell table:formula="of:=VAR([.B1694:.B1792])" office:value-type="float" office:value="0.000014665025200941" calcext:value-type="float">
            <text:p>0.00001466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4399986267" calcext:value-type="float">
            <text:p>0.0284399986</text:p>
          </table:table-cell>
          <table:table-cell table:formula="of:=VAR([.B1695:.B1793])" office:value-type="float" office:value="0.0000152285546682741" calcext:value-type="float">
            <text:p>1.5228554668274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5542011261" calcext:value-type="float">
            <text:p>0.0355420113</text:p>
          </table:table-cell>
          <table:table-cell table:formula="of:=VAR([.B1696:.B1794])" office:value-type="float" office:value="0.0000152006823832141" calcext:value-type="float">
            <text:p>1.5200682383214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2390213013" calcext:value-type="float">
            <text:p>0.0182390213</text:p>
          </table:table-cell>
          <table:table-cell table:formula="of:=VAR([.B1697:.B1795])" office:value-type="float" office:value="0.0000142178093103007" calcext:value-type="float">
            <text:p>1.4217809310300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0910778046" calcext:value-type="float">
            <text:p>0.0230910778</text:p>
          </table:table-cell>
          <table:table-cell table:formula="of:=VAR([.B1698:.B1796])" office:value-type="float" office:value="0.0000140439604162524" calcext:value-type="float">
            <text:p>0.00001404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0540294647" calcext:value-type="float">
            <text:p>0.0210540295</text:p>
          </table:table-cell>
          <table:table-cell table:formula="of:=VAR([.B1699:.B1797])" office:value-type="float" office:value="0.0000140036282167051" calcext:value-type="float">
            <text:p>1.4003628216705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8819332123" calcext:value-type="float">
            <text:p>0.0268819332</text:p>
          </table:table-cell>
          <table:table-cell table:formula="of:=VAR([.B1700:.B1798])" office:value-type="float" office:value="0.0000138079093589015" calcext:value-type="float">
            <text:p>1.3807909358901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6830196381" calcext:value-type="float">
            <text:p>0.0276830196</text:p>
          </table:table-cell>
          <table:table-cell table:formula="of:=VAR([.B1701:.B1799])" office:value-type="float" office:value="0.0000138701127631056" calcext:value-type="float">
            <text:p>1.3870112763105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5718021393" calcext:value-type="float">
            <text:p>0.0225718021</text:p>
          </table:table-cell>
          <table:table-cell table:formula="of:=VAR([.B1702:.B1800])" office:value-type="float" office:value="0.0000139856339706448" calcext:value-type="float">
            <text:p>1.3985633970644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382062912" calcext:value-type="float">
            <text:p>0.0283820629</text:p>
          </table:table-cell>
          <table:table-cell table:formula="of:=VAR([.B1703:.B1801])" office:value-type="float" office:value="0.0000139484848496133" calcext:value-type="float">
            <text:p>1.3948484849613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3328857422" calcext:value-type="float">
            <text:p>0.0193328857</text:p>
          </table:table-cell>
          <table:table-cell table:formula="of:=VAR([.B1704:.B1802])" office:value-type="float" office:value="0.0000139260332871686" calcext:value-type="float">
            <text:p>0.0000139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78229808807" calcext:value-type="float">
            <text:p>0.0178229809</text:p>
          </table:table-cell>
          <table:table-cell table:formula="of:=VAR([.B1705:.B1803])" office:value-type="float" office:value="0.0000136505746376256" calcext:value-type="float">
            <text:p>1.3650574637625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0091342926" calcext:value-type="float">
            <text:p>0.0220091343</text:p>
          </table:table-cell>
          <table:table-cell table:formula="of:=VAR([.B1706:.B1804])" office:value-type="float" office:value="0.0000134774145338801" calcext:value-type="float">
            <text:p>1.3477414533880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9459438324" calcext:value-type="float">
            <text:p>0.0319459438</text:p>
          </table:table-cell>
          <table:table-cell table:formula="of:=VAR([.B1707:.B1805])" office:value-type="float" office:value="0.000013403331170973" calcext:value-type="float">
            <text:p>1.340333117097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5269489288" calcext:value-type="float">
            <text:p>0.0295269489</text:p>
          </table:table-cell>
          <table:table-cell table:formula="of:=VAR([.B1708:.B1806])" office:value-type="float" office:value="0.0000130005657048814" calcext:value-type="float">
            <text:p>1.3000565704881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2719860077" calcext:value-type="float">
            <text:p>0.027271986</text:p>
          </table:table-cell>
          <table:table-cell table:formula="of:=VAR([.B1709:.B1807])" office:value-type="float" office:value="0.0000131638227451979" calcext:value-type="float">
            <text:p>1.3163822745197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1629657745" calcext:value-type="float">
            <text:p>0.0181629658</text:p>
          </table:table-cell>
          <table:table-cell table:formula="of:=VAR([.B1710:.B1808])" office:value-type="float" office:value="0.0000135355827498914" calcext:value-type="float">
            <text:p>1.3535582749891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9689865112" calcext:value-type="float">
            <text:p>0.0199689865</text:p>
          </table:table-cell>
          <table:table-cell table:formula="of:=VAR([.B1711:.B1809])" office:value-type="float" office:value="0.0000132348145230279" calcext:value-type="float">
            <text:p>1.3234814523027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062084198" calcext:value-type="float">
            <text:p>0.0250620842</text:p>
          </table:table-cell>
          <table:table-cell table:formula="of:=VAR([.B1712:.B1810])" office:value-type="float" office:value="0.0000129757730762618" calcext:value-type="float">
            <text:p>1.2975773076261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6650867462" calcext:value-type="float">
            <text:p>0.0316650867</text:p>
          </table:table-cell>
          <table:table-cell table:formula="of:=VAR([.B1713:.B1811])" office:value-type="float" office:value="0.0000131010348786701" calcext:value-type="float">
            <text:p>0.00001310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4160423279" calcext:value-type="float">
            <text:p>0.0234160423</text:p>
          </table:table-cell>
          <table:table-cell table:formula="of:=VAR([.B1714:.B1812])" office:value-type="float" office:value="0.0000128138425375703" calcext:value-type="float">
            <text:p>1.2813842537570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1201648712" calcext:value-type="float">
            <text:p>0.0231201649</text:p>
          </table:table-cell>
          <table:table-cell table:formula="of:=VAR([.B1715:.B1813])" office:value-type="float" office:value="0.0000127837866905823" calcext:value-type="float">
            <text:p>1.2783786690582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6708602905" calcext:value-type="float">
            <text:p>0.0276708603</text:p>
          </table:table-cell>
          <table:table-cell table:formula="of:=VAR([.B1716:.B1814])" office:value-type="float" office:value="0.000012953076103137" calcext:value-type="float">
            <text:p>1.295307610313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3851203918" calcext:value-type="float">
            <text:p>0.0223851204</text:p>
          </table:table-cell>
          <table:table-cell table:formula="of:=VAR([.B1717:.B1815])" office:value-type="float" office:value="0.0000128879301423815" calcext:value-type="float">
            <text:p>1.2887930142381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430803299" calcext:value-type="float">
            <text:p>0.0204308033</text:p>
          </table:table-cell>
          <table:table-cell table:formula="of:=VAR([.B1718:.B1816])" office:value-type="float" office:value="0.0000135177161572465" calcext:value-type="float">
            <text:p>1.3517716157246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4272174835" calcext:value-type="float">
            <text:p>0.0304272175</text:p>
          </table:table-cell>
          <table:table-cell table:formula="of:=VAR([.B1719:.B1817])" office:value-type="float" office:value="0.0000139369614771859" calcext:value-type="float">
            <text:p>0.0000139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0988941193" calcext:value-type="float">
            <text:p>0.0270988941</text:p>
          </table:table-cell>
          <table:table-cell table:formula="of:=VAR([.B1720:.B1818])" office:value-type="float" office:value="0.0000138163177542636" calcext:value-type="float">
            <text:p>1.3816317754263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4152030945" calcext:value-type="float">
            <text:p>0.0284152031</text:p>
          </table:table-cell>
          <table:table-cell table:formula="of:=VAR([.B1721:.B1819])" office:value-type="float" office:value="0.0000137909147280076" calcext:value-type="float">
            <text:p>1.3790914728007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1899700165" calcext:value-type="float">
            <text:p>0.02718997</text:p>
          </table:table-cell>
          <table:table-cell table:formula="of:=VAR([.B1722:.B1820])" office:value-type="float" office:value="0.0000136926156288695" calcext:value-type="float">
            <text:p>1.3692615628869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5690345764" calcext:value-type="float">
            <text:p>0.0245690346</text:p>
          </table:table-cell>
          <table:table-cell table:formula="of:=VAR([.B1723:.B1821])" office:value-type="float" office:value="0.0000139821726124515" calcext:value-type="float">
            <text:p>1.3982172612451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6089439392" calcext:value-type="float">
            <text:p>0.0266089439</text:p>
          </table:table-cell>
          <table:table-cell table:formula="of:=VAR([.B1724:.B1822])" office:value-type="float" office:value="0.0000140475959367855" calcext:value-type="float">
            <text:p>1.4047595936785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0171165466" calcext:value-type="float">
            <text:p>0.0270171165</text:p>
          </table:table-cell>
          <table:table-cell table:formula="of:=VAR([.B1725:.B1823])" office:value-type="float" office:value="0.0000143769189611243" calcext:value-type="float">
            <text:p>1.4376918961124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9189605713" calcext:value-type="float">
            <text:p>0.0259189606</text:p>
          </table:table-cell>
          <table:table-cell table:formula="of:=VAR([.B1726:.B1824])" office:value-type="float" office:value="0.0000145757103168806" calcext:value-type="float">
            <text:p>1.4575710316880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2230167389" calcext:value-type="float">
            <text:p>0.0252230167</text:p>
          </table:table-cell>
          <table:table-cell table:formula="of:=VAR([.B1727:.B1825])" office:value-type="float" office:value="0.0000145702750864439" calcext:value-type="float">
            <text:p>1.4570275086443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0300636292" calcext:value-type="float">
            <text:p>0.0260300636</text:p>
          </table:table-cell>
          <table:table-cell table:formula="of:=VAR([.B1728:.B1826])" office:value-type="float" office:value="0.0000145696473692799" calcext:value-type="float">
            <text:p>1.4569647369279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1050300598" calcext:value-type="float">
            <text:p>0.0181050301</text:p>
          </table:table-cell>
          <table:table-cell table:formula="of:=VAR([.B1729:.B1827])" office:value-type="float" office:value="0.000014596133846378" calcext:value-type="float">
            <text:p>1.459613384637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6789665222" calcext:value-type="float">
            <text:p>0.0276789665</text:p>
          </table:table-cell>
          <table:table-cell table:formula="of:=VAR([.B1730:.B1828])" office:value-type="float" office:value="0.0000141150793206388" calcext:value-type="float">
            <text:p>1.4115079320638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289773941" calcext:value-type="float">
            <text:p>0.0252897739</text:p>
          </table:table-cell>
          <table:table-cell table:formula="of:=VAR([.B1731:.B1829])" office:value-type="float" office:value="0.0000140426532093659" calcext:value-type="float">
            <text:p>1.4042653209365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3711681366" calcext:value-type="float">
            <text:p>0.0273711681</text:p>
          </table:table-cell>
          <table:table-cell table:formula="of:=VAR([.B1732:.B1830])" office:value-type="float" office:value="0.0000141889937273145" calcext:value-type="float">
            <text:p>0.0000141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9938755035" calcext:value-type="float">
            <text:p>0.0219938755</text:p>
          </table:table-cell>
          <table:table-cell table:formula="of:=VAR([.B1733:.B1831])" office:value-type="float" office:value="0.0000142747591065661" calcext:value-type="float">
            <text:p>1.4274759106566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7270755768" calcext:value-type="float">
            <text:p>0.0317270756</text:p>
          </table:table-cell>
          <table:table-cell table:formula="of:=VAR([.B1734:.B1832])" office:value-type="float" office:value="0.0000141947024496604" calcext:value-type="float">
            <text:p>1.4194702449660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4120616913" calcext:value-type="float">
            <text:p>0.0224120617</text:p>
          </table:table-cell>
          <table:table-cell table:formula="of:=VAR([.B1735:.B1833])" office:value-type="float" office:value="0.0000138110493956895" calcext:value-type="float">
            <text:p>0.0000138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032043457" calcext:value-type="float">
            <text:p>0.0250320435</text:p>
          </table:table-cell>
          <table:table-cell table:formula="of:=VAR([.B1736:.B1834])" office:value-type="float" office:value="0.0000138152215937039" calcext:value-type="float">
            <text:p>1.3815221593703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1651744843" calcext:value-type="float">
            <text:p>0.0271651745</text:p>
          </table:table-cell>
          <table:table-cell table:formula="of:=VAR([.B1737:.B1835])" office:value-type="float" office:value="0.0000138745482517695" calcext:value-type="float">
            <text:p>1.3874548251769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5650539398" calcext:value-type="float">
            <text:p>0.0235650539</text:p>
          </table:table-cell>
          <table:table-cell table:formula="of:=VAR([.B1738:.B1836])" office:value-type="float" office:value="0.0000139874661818509" calcext:value-type="float">
            <text:p>1.3987466181850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8898735046" calcext:value-type="float">
            <text:p>0.0258898735</text:p>
          </table:table-cell>
          <table:table-cell table:formula="of:=VAR([.B1739:.B1837])" office:value-type="float" office:value="0.000014041212181021" calcext:value-type="float">
            <text:p>1.404121218102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3601589203" calcext:value-type="float">
            <text:p>0.0213601589</text:p>
          </table:table-cell>
          <table:table-cell table:formula="of:=VAR([.B1740:.B1838])" office:value-type="float" office:value="0.0000140470518266048" calcext:value-type="float">
            <text:p>1.4047051826604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9320011139" calcext:value-type="float">
            <text:p>0.0269320011</text:p>
          </table:table-cell>
          <table:table-cell table:formula="of:=VAR([.B1741:.B1839])" office:value-type="float" office:value="0.0000142019494621415" calcext:value-type="float">
            <text:p>1.4201949462141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8228988647" calcext:value-type="float">
            <text:p>0.0288228989</text:p>
          </table:table-cell>
          <table:table-cell table:formula="of:=VAR([.B1742:.B1840])" office:value-type="float" office:value="0.000014179859505174" calcext:value-type="float">
            <text:p>1.417985950517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9390392303" calcext:value-type="float">
            <text:p>0.0219390392</text:p>
          </table:table-cell>
          <table:table-cell table:formula="of:=VAR([.B1743:.B1841])" office:value-type="float" office:value="0.0000140527813210888" calcext:value-type="float">
            <text:p>1.4052781321088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8397846222" calcext:value-type="float">
            <text:p>0.0228397846</text:p>
          </table:table-cell>
          <table:table-cell table:formula="of:=VAR([.B1744:.B1842])" office:value-type="float" office:value="0.0000143707604971125" calcext:value-type="float">
            <text:p>1.4370760497112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663022995" calcext:value-type="float">
            <text:p>0.020663023</text:p>
          </table:table-cell>
          <table:table-cell table:formula="of:=VAR([.B1745:.B1843])" office:value-type="float" office:value="0.0000144274080854142" calcext:value-type="float">
            <text:p>1.4427408085414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7479419708" calcext:value-type="float">
            <text:p>0.026747942</text:p>
          </table:table-cell>
          <table:table-cell table:formula="of:=VAR([.B1746:.B1844])" office:value-type="float" office:value="0.0000143954102342975" calcext:value-type="float">
            <text:p>1.4395410234297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3159999847" calcext:value-type="float">
            <text:p>0.025316</text:p>
          </table:table-cell>
          <table:table-cell table:formula="of:=VAR([.B1747:.B1845])" office:value-type="float" office:value="0.0000143610920642005" calcext:value-type="float">
            <text:p>1.4361092064200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6909179688" calcext:value-type="float">
            <text:p>0.020690918</text:p>
          </table:table-cell>
          <table:table-cell table:formula="of:=VAR([.B1748:.B1846])" office:value-type="float" office:value="0.0000144051869370266" calcext:value-type="float">
            <text:p>1.4405186937026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3809642792" calcext:value-type="float">
            <text:p>0.0303809643</text:p>
          </table:table-cell>
          <table:table-cell table:formula="of:=VAR([.B1749:.B1847])" office:value-type="float" office:value="0.0000145250257909429" calcext:value-type="float">
            <text:p>0.00001452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5388908386" calcext:value-type="float">
            <text:p>0.0325388908</text:p>
          </table:table-cell>
          <table:table-cell table:formula="of:=VAR([.B1750:.B1848])" office:value-type="float" office:value="0.0000142253118600974" calcext:value-type="float">
            <text:p>1.4225311860097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3628540039" calcext:value-type="float">
            <text:p>0.020362854</text:p>
          </table:table-cell>
          <table:table-cell table:formula="of:=VAR([.B1751:.B1849])" office:value-type="float" office:value="0.0000138530177755774" calcext:value-type="float">
            <text:p>0.00001385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9881954193" calcext:value-type="float">
            <text:p>0.0279881954</text:p>
          </table:table-cell>
          <table:table-cell table:formula="of:=VAR([.B1752:.B1850])" office:value-type="float" office:value="0.0000137574052325576" calcext:value-type="float">
            <text:p>1.3757405232557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8501300812" calcext:value-type="float">
            <text:p>0.0248501301</text:p>
          </table:table-cell>
          <table:table-cell table:formula="of:=VAR([.B1753:.B1851])" office:value-type="float" office:value="0.0000136541870197394" calcext:value-type="float">
            <text:p>1.3654187019739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0439853668" calcext:value-type="float">
            <text:p>0.0280439854</text:p>
          </table:table-cell>
          <table:table-cell table:formula="of:=VAR([.B1754:.B1852])" office:value-type="float" office:value="0.0000136583868700679" calcext:value-type="float">
            <text:p>1.3658386870067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4470062256" calcext:value-type="float">
            <text:p>0.0304470062</text:p>
          </table:table-cell>
          <table:table-cell table:formula="of:=VAR([.B1755:.B1853])" office:value-type="float" office:value="0.0000135621519572772" calcext:value-type="float">
            <text:p>1.356215195727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4801044464" calcext:value-type="float">
            <text:p>0.0244801044</text:p>
          </table:table-cell>
          <table:table-cell table:formula="of:=VAR([.B1756:.B1854])" office:value-type="float" office:value="0.0000133226414034388" calcext:value-type="float">
            <text:p>1.3322641403438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0280628204" calcext:value-type="float">
            <text:p>0.0240280628</text:p>
          </table:table-cell>
          <table:table-cell table:formula="of:=VAR([.B1757:.B1855])" office:value-type="float" office:value="0.000013416258137196" calcext:value-type="float">
            <text:p>1.341625813719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3119258881" calcext:value-type="float">
            <text:p>0.0223119259</text:p>
          </table:table-cell>
          <table:table-cell table:formula="of:=VAR([.B1758:.B1856])" office:value-type="float" office:value="0.0000134589968407662" calcext:value-type="float">
            <text:p>0.0000134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7591686249" calcext:value-type="float">
            <text:p>0.0297591686</text:p>
          </table:table-cell>
          <table:table-cell table:formula="of:=VAR([.B1759:.B1857])" office:value-type="float" office:value="0.0000134176915647124" calcext:value-type="float">
            <text:p>1.3417691564712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0890464783" calcext:value-type="float">
            <text:p>0.0280890465</text:p>
          </table:table-cell>
          <table:table-cell table:formula="of:=VAR([.B1760:.B1858])" office:value-type="float" office:value="0.0000133044696425034" calcext:value-type="float">
            <text:p>1.3304469642503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2719650269" calcext:value-type="float">
            <text:p>0.024271965</text:p>
          </table:table-cell>
          <table:table-cell table:formula="of:=VAR([.B1761:.B1859])" office:value-type="float" office:value="0.0000133106870809145" calcext:value-type="float">
            <text:p>1.3310687080914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7160453796" calcext:value-type="float">
            <text:p>0.0227160454</text:p>
          </table:table-cell>
          <table:table-cell table:formula="of:=VAR([.B1762:.B1860])" office:value-type="float" office:value="0.000013496934991327" calcext:value-type="float">
            <text:p>1.349693499132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2850475311" calcext:value-type="float">
            <text:p>0.0312850475</text:p>
          </table:table-cell>
          <table:table-cell table:formula="of:=VAR([.B1763:.B1861])" office:value-type="float" office:value="0.0000135696234366756" calcext:value-type="float">
            <text:p>1.3569623436675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9670791626" calcext:value-type="float">
            <text:p>0.0199670792</text:p>
          </table:table-cell>
          <table:table-cell table:formula="of:=VAR([.B1764:.B1862])" office:value-type="float" office:value="0.0000131073553092222" calcext:value-type="float">
            <text:p>1.3107355309222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538061142" calcext:value-type="float">
            <text:p>0.0275380611</text:p>
          </table:table-cell>
          <table:table-cell table:formula="of:=VAR([.B1765:.B1863])" office:value-type="float" office:value="0.0000129236191638838" calcext:value-type="float">
            <text:p>1.2923619163883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0060558319" calcext:value-type="float">
            <text:p>0.0250060558</text:p>
          </table:table-cell>
          <table:table-cell table:formula="of:=VAR([.B1766:.B1864])" office:value-type="float" office:value="0.0000130090504537679" calcext:value-type="float">
            <text:p>1.3009050453767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0910568237" calcext:value-type="float">
            <text:p>0.0200910568</text:p>
          </table:table-cell>
          <table:table-cell table:formula="of:=VAR([.B1767:.B1865])" office:value-type="float" office:value="0.0000132306196796057" calcext:value-type="float">
            <text:p>1.3230619679605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4629077911" calcext:value-type="float">
            <text:p>0.0314629078</text:p>
          </table:table-cell>
          <table:table-cell table:formula="of:=VAR([.B1768:.B1866])" office:value-type="float" office:value="0.0000131727215480819" calcext:value-type="float">
            <text:p>1.3172721548081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2399864197" calcext:value-type="float">
            <text:p>0.0312399864</text:p>
          </table:table-cell>
          <table:table-cell table:formula="of:=VAR([.B1769:.B1867])" office:value-type="float" office:value="0.0000127260394015805" calcext:value-type="float">
            <text:p>0.00001272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3041305542" calcext:value-type="float">
            <text:p>0.0213041306</text:p>
          </table:table-cell>
          <table:table-cell table:formula="of:=VAR([.B1770:.B1868])" office:value-type="float" office:value="0.0000123345385806503" calcext:value-type="float">
            <text:p>1.2334538580650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5709209442" calcext:value-type="float">
            <text:p>0.0215709209</text:p>
          </table:table-cell>
          <table:table-cell table:formula="of:=VAR([.B1771:.B1869])" office:value-type="float" office:value="0.0000122798363328937" calcext:value-type="float">
            <text:p>1.2279836332893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0038166046" calcext:value-type="float">
            <text:p>0.0230038166</text:p>
          </table:table-cell>
          <table:table-cell table:formula="of:=VAR([.B1772:.B1870])" office:value-type="float" office:value="0.0000124697859527708" calcext:value-type="float">
            <text:p>1.2469785952770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0590057373" calcext:value-type="float">
            <text:p>0.0280590057</text:p>
          </table:table-cell>
          <table:table-cell table:formula="of:=VAR([.B1773:.B1871])" office:value-type="float" office:value="0.0000127007060388195" calcext:value-type="float">
            <text:p>1.2700706038819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4708690643" calcext:value-type="float">
            <text:p>0.0334708691</text:p>
          </table:table-cell>
          <table:table-cell table:formula="of:=VAR([.B1774:.B1872])" office:value-type="float" office:value="0.0000127249637616329" calcext:value-type="float">
            <text:p>0.00001272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8078575134" calcext:value-type="float">
            <text:p>0.0258078575</text:p>
          </table:table-cell>
          <table:table-cell table:formula="of:=VAR([.B1775:.B1873])" office:value-type="float" office:value="0.0000119547772475221" calcext:value-type="float">
            <text:p>1.1954777247522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756980896" calcext:value-type="float">
            <text:p>0.0237569809</text:p>
          </table:table-cell>
          <table:table-cell table:formula="of:=VAR([.B1776:.B1874])" office:value-type="float" office:value="0.0000119785430958062" calcext:value-type="float">
            <text:p>1.1978543095806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7058868408" calcext:value-type="float">
            <text:p>0.0247058868</text:p>
          </table:table-cell>
          <table:table-cell table:formula="of:=VAR([.B1777:.B1875])" office:value-type="float" office:value="0.0000120156036098769" calcext:value-type="float">
            <text:p>1.2015603609876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6112041473" calcext:value-type="float">
            <text:p>0.0316112041</text:p>
          </table:table-cell>
          <table:table-cell table:formula="of:=VAR([.B1778:.B1876])" office:value-type="float" office:value="0.0000122929338653944" calcext:value-type="float">
            <text:p>1.2292933865394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4300365448" calcext:value-type="float">
            <text:p>0.0244300365</text:p>
          </table:table-cell>
          <table:table-cell table:formula="of:=VAR([.B1779:.B1877])" office:value-type="float" office:value="0.0000119496050681573" calcext:value-type="float">
            <text:p>1.1949605068157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664899826" calcext:value-type="float">
            <text:p>0.0276648998</text:p>
          </table:table-cell>
          <table:table-cell table:formula="of:=VAR([.B1780:.B1878])" office:value-type="float" office:value="0.0000119518399315597" calcext:value-type="float">
            <text:p>1.1951839931559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0378379822" calcext:value-type="float">
            <text:p>0.024037838</text:p>
          </table:table-cell>
          <table:table-cell table:formula="of:=VAR([.B1781:.B1879])" office:value-type="float" office:value="0.0000120762617884661" calcext:value-type="float">
            <text:p>1.2076261788466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93791008" calcext:value-type="float">
            <text:p>0.0309379101</text:p>
          </table:table-cell>
          <table:table-cell table:formula="of:=VAR([.B1782:.B1880])" office:value-type="float" office:value="0.0000122203040453897" calcext:value-type="float">
            <text:p>1.2220304045389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0340232849" calcext:value-type="float">
            <text:p>0.0240340233</text:p>
          </table:table-cell>
          <table:table-cell table:formula="of:=VAR([.B1783:.B1881])" office:value-type="float" office:value="0.0000119322415894788" calcext:value-type="float">
            <text:p>1.1932241589478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6860046387" calcext:value-type="float">
            <text:p>0.0226860046</text:p>
          </table:table-cell>
          <table:table-cell table:formula="of:=VAR([.B1784:.B1882])" office:value-type="float" office:value="0.0000119440617482913" calcext:value-type="float">
            <text:p>1.1944061748291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0201015472" calcext:value-type="float">
            <text:p>0.0220201015</text:p>
          </table:table-cell>
          <table:table-cell table:formula="of:=VAR([.B1785:.B1883])" office:value-type="float" office:value="0.0000120767165632048" calcext:value-type="float">
            <text:p>1.2076716563204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7941017151" calcext:value-type="float">
            <text:p>0.0247941017</text:p>
          </table:table-cell>
          <table:table-cell table:formula="of:=VAR([.B1786:.B1884])" office:value-type="float" office:value="0.000013001955303345" calcext:value-type="float">
            <text:p>0.0000130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0950584412" calcext:value-type="float">
            <text:p>0.0240950584</text:p>
          </table:table-cell>
          <table:table-cell table:formula="of:=VAR([.B1787:.B1885])" office:value-type="float" office:value="0.0000131594515109973" calcext:value-type="float">
            <text:p>1.3159451510997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8908576965" calcext:value-type="float">
            <text:p>0.0188908577</text:p>
          </table:table-cell>
          <table:table-cell table:formula="of:=VAR([.B1788:.B1886])" office:value-type="float" office:value="0.0000133598124900204" calcext:value-type="float">
            <text:p>1.3359812490020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0861644745" calcext:value-type="float">
            <text:p>0.0250861645</text:p>
          </table:table-cell>
          <table:table-cell table:formula="of:=VAR([.B1789:.B1887])" office:value-type="float" office:value="0.0000132021328817207" calcext:value-type="float">
            <text:p>1.3202132881720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9939689636" calcext:value-type="float">
            <text:p>0.023993969</text:p>
          </table:table-cell>
          <table:table-cell table:formula="of:=VAR([.B1790:.B1888])" office:value-type="float" office:value="0.0000140170699995333" calcext:value-type="float">
            <text:p>1.4017069999533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395154953" calcext:value-type="float">
            <text:p>0.025395155</text:p>
          </table:table-cell>
          <table:table-cell table:formula="of:=VAR([.B1791:.B1889])" office:value-type="float" office:value="0.0000140294672984232" calcext:value-type="float">
            <text:p>1.4029467298423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1500606537" calcext:value-type="float">
            <text:p>0.0251500607</text:p>
          </table:table-cell>
          <table:table-cell table:formula="of:=VAR([.B1792:.B1890])" office:value-type="float" office:value="0.0000141521615863889" calcext:value-type="float">
            <text:p>1.4152161586388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0522060394" calcext:value-type="float">
            <text:p>0.033052206</text:p>
          </table:table-cell>
          <table:table-cell table:formula="of:=VAR([.B1793:.B1891])" office:value-type="float" office:value="0.0000141550877699363" calcext:value-type="float">
            <text:p>1.4155087769936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8650569916" calcext:value-type="float">
            <text:p>0.022865057</text:p>
          </table:table-cell>
          <table:table-cell table:formula="of:=VAR([.B1794:.B1892])" office:value-type="float" office:value="0.0000134194252180572" calcext:value-type="float">
            <text:p>1.341942521805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430896759" calcext:value-type="float">
            <text:p>0.0224308968</text:p>
          </table:table-cell>
          <table:table-cell table:formula="of:=VAR([.B1795:.B1893])" office:value-type="float" office:value="0.0000134051231058559" calcext:value-type="float">
            <text:p>1.3405123105855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0549736023" calcext:value-type="float">
            <text:p>0.0310549736</text:p>
          </table:table-cell>
          <table:table-cell table:formula="of:=VAR([.B1796:.B1894])" office:value-type="float" office:value="0.0000137110593016193" calcext:value-type="float">
            <text:p>1.3711059301619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5560150146" calcext:value-type="float">
            <text:p>0.026556015</text:p>
          </table:table-cell>
          <table:table-cell table:formula="of:=VAR([.B1797:.B1895])" office:value-type="float" office:value="0.000013268643030906" calcext:value-type="float">
            <text:p>1.326864303090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4640579224" calcext:value-type="float">
            <text:p>0.0254640579</text:p>
          </table:table-cell>
          <table:table-cell table:formula="of:=VAR([.B1798:.B1896])" office:value-type="float" office:value="0.0000133721941344101" calcext:value-type="float">
            <text:p>1.3372194134410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5720405579" calcext:value-type="float">
            <text:p>0.0225720406</text:p>
          </table:table-cell>
          <table:table-cell table:formula="of:=VAR([.B1799:.B1897])" office:value-type="float" office:value="0.0000135666401764141" calcext:value-type="float">
            <text:p>1.3566640176414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3029384613" calcext:value-type="float">
            <text:p>0.0213029385</text:p>
          </table:table-cell>
          <table:table-cell table:formula="of:=VAR([.B1800:.B1898])" office:value-type="float" office:value="0.0000135792669486607" calcext:value-type="float">
            <text:p>1.3579266948660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3299732208" calcext:value-type="float">
            <text:p>0.0233299732</text:p>
          </table:table-cell>
          <table:table-cell table:formula="of:=VAR([.B1801:.B1899])" office:value-type="float" office:value="0.000013662036323442" calcext:value-type="float">
            <text:p>0.0000136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9939174652" calcext:value-type="float">
            <text:p>0.0279939175</text:p>
          </table:table-cell>
          <table:table-cell table:formula="of:=VAR([.B1802:.B1900])" office:value-type="float" office:value="0.0000146410997989532" calcext:value-type="float">
            <text:p>1.4641099798953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2988128662" calcext:value-type="float">
            <text:p>0.0222988129</text:p>
          </table:table-cell>
          <table:table-cell table:formula="of:=VAR([.B1803:.B1901])" office:value-type="float" office:value="0.0000145161023300701" calcext:value-type="float">
            <text:p>1.4516102330070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04296875" calcext:value-type="float">
            <text:p>0.0190429688</text:p>
          </table:table-cell>
          <table:table-cell table:formula="of:=VAR([.B1804:.B1902])" office:value-type="float" office:value="0.0000145836248811823" calcext:value-type="float">
            <text:p>1.4583624881182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3409404755" calcext:value-type="float">
            <text:p>0.0233409405</text:p>
          </table:table-cell>
          <table:table-cell table:formula="of:=VAR([.B1805:.B1903])" office:value-type="float" office:value="0.0000143420097589272" calcext:value-type="float">
            <text:p>0.00001434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402929306" calcext:value-type="float">
            <text:p>0.0234029293</text:p>
          </table:table-cell>
          <table:table-cell table:formula="of:=VAR([.B1806:.B1904])" office:value-type="float" office:value="0.0000143702897854039" calcext:value-type="float">
            <text:p>1.4370289785403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4289684296" calcext:value-type="float">
            <text:p>0.0194289684</text:p>
          </table:table-cell>
          <table:table-cell table:formula="of:=VAR([.B1807:.B1905])" office:value-type="float" office:value="0.0000143679935300183" calcext:value-type="float">
            <text:p>0.00001436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786907196" calcext:value-type="float">
            <text:p>0.0187869072</text:p>
          </table:table-cell>
          <table:table-cell table:formula="of:=VAR([.B1808:.B1906])" office:value-type="float" office:value="0.0000141056156880716" calcext:value-type="float">
            <text:p>1.4105615688071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6552181244" calcext:value-type="float">
            <text:p>0.0296552181</text:p>
          </table:table-cell>
          <table:table-cell table:formula="of:=VAR([.B1809:.B1907])" office:value-type="float" office:value="0.0000138427011742743" calcext:value-type="float">
            <text:p>1.3842701174274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6268043518" calcext:value-type="float">
            <text:p>0.0236268044</text:p>
          </table:table-cell>
          <table:table-cell table:formula="of:=VAR([.B1810:.B1908])" office:value-type="float" office:value="0.0000135844290487782" calcext:value-type="float">
            <text:p>1.3584429048778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7599868774" calcext:value-type="float">
            <text:p>0.0217599869</text:p>
          </table:table-cell>
          <table:table-cell table:formula="of:=VAR([.B1811:.B1909])" office:value-type="float" office:value="0.0000135768490254167" calcext:value-type="float">
            <text:p>1.3576849025416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5101242065" calcext:value-type="float">
            <text:p>0.0215101242</text:p>
          </table:table-cell>
          <table:table-cell table:formula="of:=VAR([.B1812:.B1910])" office:value-type="float" office:value="0.0000135827246389237" calcext:value-type="float">
            <text:p>1.3582724638923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4759788513" calcext:value-type="float">
            <text:p>0.0254759789</text:p>
          </table:table-cell>
          <table:table-cell table:formula="of:=VAR([.B1813:.B1911])" office:value-type="float" office:value="0.0000135712991200381" calcext:value-type="float">
            <text:p>1.3571299120038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6038951874" calcext:value-type="float">
            <text:p>0.0206038952</text:p>
          </table:table-cell>
          <table:table-cell table:formula="of:=VAR([.B1814:.B1912])" office:value-type="float" office:value="0.0000137255246502449" calcext:value-type="float">
            <text:p>1.3725524650244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3579616547" calcext:value-type="float">
            <text:p>0.0253579617</text:p>
          </table:table-cell>
          <table:table-cell table:formula="of:=VAR([.B1815:.B1913])" office:value-type="float" office:value="0.0000136053566741364" calcext:value-type="float">
            <text:p>1.3605356674136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5168838501" calcext:value-type="float">
            <text:p>0.0335168839</text:p>
          </table:table-cell>
          <table:table-cell table:formula="of:=VAR([.B1816:.B1914])" office:value-type="float" office:value="0.000013812283969426" calcext:value-type="float">
            <text:p>1.381228396942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72181129456" calcext:value-type="float">
            <text:p>0.0172181129</text:p>
          </table:table-cell>
          <table:table-cell table:formula="of:=VAR([.B1817:.B1915])" office:value-type="float" office:value="0.0000131814285548672" calcext:value-type="float">
            <text:p>1.318142855486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1601257324" calcext:value-type="float">
            <text:p>0.0211601257</text:p>
          </table:table-cell>
          <table:table-cell table:formula="of:=VAR([.B1818:.B1916])" office:value-type="float" office:value="0.0000127549809584478" calcext:value-type="float">
            <text:p>0.00001275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3240337372" calcext:value-type="float">
            <text:p>0.0263240337</text:p>
          </table:table-cell>
          <table:table-cell table:formula="of:=VAR([.B1819:.B1917])" office:value-type="float" office:value="0.0000128897521928044" calcext:value-type="float">
            <text:p>1.2889752192804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8521099091" calcext:value-type="float">
            <text:p>0.0238521099</text:p>
          </table:table-cell>
          <table:table-cell table:formula="of:=VAR([.B1820:.B1918])" office:value-type="float" office:value="0.0000128878016071929" calcext:value-type="float">
            <text:p>1.2887801607192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2611217499" calcext:value-type="float">
            <text:p>0.0192611217</text:p>
          </table:table-cell>
          <table:table-cell table:formula="of:=VAR([.B1821:.B1919])" office:value-type="float" office:value="0.0000132216003743688" calcext:value-type="float">
            <text:p>1.3221600374368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5568962097" calcext:value-type="float">
            <text:p>0.0275568962</text:p>
          </table:table-cell>
          <table:table-cell table:formula="of:=VAR([.B1822:.B1920])" office:value-type="float" office:value="0.0000129414447353139" calcext:value-type="float">
            <text:p>1.2941444735313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9240818024" calcext:value-type="float">
            <text:p>0.0309240818</text:p>
          </table:table-cell>
          <table:table-cell table:formula="of:=VAR([.B1823:.B1921])" office:value-type="float" office:value="0.0000128773770595639" calcext:value-type="float">
            <text:p>1.2877377059563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1671123505" calcext:value-type="float">
            <text:p>0.0201671124</text:p>
          </table:table-cell>
          <table:table-cell table:formula="of:=VAR([.B1824:.B1922])" office:value-type="float" office:value="0.0000132443930111481" calcext:value-type="float">
            <text:p>1.3244393011148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5720615387" calcext:value-type="float">
            <text:p>0.0255720615</text:p>
          </table:table-cell>
          <table:table-cell table:formula="of:=VAR([.B1825:.B1923])" office:value-type="float" office:value="0.0000130211507291016" calcext:value-type="float">
            <text:p>1.3021150729101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9629020691" calcext:value-type="float">
            <text:p>0.0249629021</text:p>
          </table:table-cell>
          <table:table-cell table:formula="of:=VAR([.B1826:.B1924])" office:value-type="float" office:value="0.0000131125468261437" calcext:value-type="float">
            <text:p>1.3112546826143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0231285095" calcext:value-type="float">
            <text:p>0.0230231285</text:p>
          </table:table-cell>
          <table:table-cell table:formula="of:=VAR([.B1827:.B1925])" office:value-type="float" office:value="0.0000131182592423514" calcext:value-type="float">
            <text:p>1.3118259242351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708032608" calcext:value-type="float">
            <text:p>0.0247080326</text:p>
          </table:table-cell>
          <table:table-cell table:formula="of:=VAR([.B1828:.B1926])" office:value-type="float" office:value="0.0000131674647247079" calcext:value-type="float">
            <text:p>1.3167464724707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3000259399" calcext:value-type="float">
            <text:p>0.0253000259</text:p>
          </table:table-cell>
          <table:table-cell table:formula="of:=VAR([.B1829:.B1927])" office:value-type="float" office:value="0.0000132418009172265" calcext:value-type="float">
            <text:p>1.3241800917226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1639404297" calcext:value-type="float">
            <text:p>0.0211639404</text:p>
          </table:table-cell>
          <table:table-cell table:formula="of:=VAR([.B1830:.B1928])" office:value-type="float" office:value="0.00001323996696488" calcext:value-type="float">
            <text:p>0.000013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1110115051" calcext:value-type="float">
            <text:p>0.0211110115</text:p>
          </table:table-cell>
          <table:table-cell table:formula="of:=VAR([.B1831:.B1929])" office:value-type="float" office:value="0.0000132575179168601" calcext:value-type="float">
            <text:p>1.3257517916860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14894104" calcext:value-type="float">
            <text:p>0.024148941</text:p>
          </table:table-cell>
          <table:table-cell table:formula="of:=VAR([.B1832:.B1930])" office:value-type="float" office:value="0.0000132541707887743" calcext:value-type="float">
            <text:p>1.3254170788774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9228687286" calcext:value-type="float">
            <text:p>0.0279228687</text:p>
          </table:table-cell>
          <table:table-cell table:formula="of:=VAR([.B1833:.B1931])" office:value-type="float" office:value="0.0000135523193370948" calcext:value-type="float">
            <text:p>1.3552319337094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3300457001" calcext:value-type="float">
            <text:p>0.0223300457</text:p>
          </table:table-cell>
          <table:table-cell table:formula="of:=VAR([.B1834:.B1932])" office:value-type="float" office:value="0.0000134905961350082" calcext:value-type="float">
            <text:p>1.3490596135008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4320888519" calcext:value-type="float">
            <text:p>0.0224320889</text:p>
          </table:table-cell>
          <table:table-cell table:formula="of:=VAR([.B1835:.B1933])" office:value-type="float" office:value="0.000013522847477318" calcext:value-type="float">
            <text:p>1.352284747731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9011001587" calcext:value-type="float">
            <text:p>0.0289011002</text:p>
          </table:table-cell>
          <table:table-cell table:formula="of:=VAR([.B1836:.B1934])" office:value-type="float" office:value="0.0000140740231303998" calcext:value-type="float">
            <text:p>0.0000140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5168418884" calcext:value-type="float">
            <text:p>0.0275168419</text:p>
          </table:table-cell>
          <table:table-cell table:formula="of:=VAR([.B1837:.B1935])" office:value-type="float" office:value="0.0000142895758810375" calcext:value-type="float">
            <text:p>1.4289575881037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1449813843" calcext:value-type="float">
            <text:p>0.0261449814</text:p>
          </table:table-cell>
          <table:table-cell table:formula="of:=VAR([.B1838:.B1936])" office:value-type="float" office:value="0.0000144732539550488" calcext:value-type="float">
            <text:p>1.4473253955048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632101059" calcext:value-type="float">
            <text:p>0.0196321011</text:p>
          </table:table-cell>
          <table:table-cell table:formula="of:=VAR([.B1839:.B1937])" office:value-type="float" office:value="0.0000145767308391353" calcext:value-type="float">
            <text:p>1.4576730839135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3118743896" calcext:value-type="float">
            <text:p>0.0263118744</text:p>
          </table:table-cell>
          <table:table-cell table:formula="of:=VAR([.B1840:.B1938])" office:value-type="float" office:value="0.0000146225141888213" calcext:value-type="float">
            <text:p>1.4622514188821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0059623718" calcext:value-type="float">
            <text:p>0.0230059624</text:p>
          </table:table-cell>
          <table:table-cell table:formula="of:=VAR([.B1841:.B1939])" office:value-type="float" office:value="0.0000146985141170237" calcext:value-type="float">
            <text:p>1.4698514117023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1620235443" calcext:value-type="float">
            <text:p>0.0311620235</text:p>
          </table:table-cell>
          <table:table-cell table:formula="of:=VAR([.B1842:.B1940])" office:value-type="float" office:value="0.0000148443242447825" calcext:value-type="float">
            <text:p>1.4844324244782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7709541321" calcext:value-type="float">
            <text:p>0.0217709541</text:p>
          </table:table-cell>
          <table:table-cell table:formula="of:=VAR([.B1843:.B1941])" office:value-type="float" office:value="0.0000145085564854584" calcext:value-type="float">
            <text:p>1.4508556485458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0509300232" calcext:value-type="float">
            <text:p>0.02105093</text:p>
          </table:table-cell>
          <table:table-cell table:formula="of:=VAR([.B1844:.B1942])" office:value-type="float" office:value="0.0000147619856987505" calcext:value-type="float">
            <text:p>0.00001476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59192276" calcext:value-type="float">
            <text:p>0.0245919228</text:p>
          </table:table-cell>
          <table:table-cell table:formula="of:=VAR([.B1845:.B1943])" office:value-type="float" office:value="0.0000146218138893969" calcext:value-type="float">
            <text:p>1.4621813889396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7391719818" calcext:value-type="float">
            <text:p>0.022739172</text:p>
          </table:table-cell>
          <table:table-cell table:formula="of:=VAR([.B1846:.B1944])" office:value-type="float" office:value="0.0000148225525102214" calcext:value-type="float">
            <text:p>1.4822552510221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4602012634" calcext:value-type="float">
            <text:p>0.0194602013</text:p>
          </table:table-cell>
          <table:table-cell table:formula="of:=VAR([.B1847:.B1945])" office:value-type="float" office:value="0.0000152157133529398" calcext:value-type="float">
            <text:p>1.5215713352939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0698795319" calcext:value-type="float">
            <text:p>0.0260698795</text:p>
          </table:table-cell>
          <table:table-cell table:formula="of:=VAR([.B1848:.B1946])" office:value-type="float" office:value="0.0000149621283809441" calcext:value-type="float">
            <text:p>1.4962128380944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7877883911" calcext:value-type="float">
            <text:p>0.0197877884</text:p>
          </table:table-cell>
          <table:table-cell table:formula="of:=VAR([.B1849:.B1947])" office:value-type="float" office:value="0.0000151449178686851" calcext:value-type="float">
            <text:p>1.5144917868685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6379165649" calcext:value-type="float">
            <text:p>0.0216379166</text:p>
          </table:table-cell>
          <table:table-cell table:formula="of:=VAR([.B1850:.B1948])" office:value-type="float" office:value="0.0000148607030105028" calcext:value-type="float">
            <text:p>1.4860703010502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6180763245" calcext:value-type="float">
            <text:p>0.0256180763</text:p>
          </table:table-cell>
          <table:table-cell table:formula="of:=VAR([.B1851:.B1949])" office:value-type="float" office:value="0.000014826814844122" calcext:value-type="float">
            <text:p>1.482681484412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328874588" calcext:value-type="float">
            <text:p>0.0253288746</text:p>
          </table:table-cell>
          <table:table-cell table:formula="of:=VAR([.B1852:.B1950])" office:value-type="float" office:value="0.0000149740474550365" calcext:value-type="float">
            <text:p>0.0000149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0920524597" calcext:value-type="float">
            <text:p>0.0260920525</text:p>
          </table:table-cell>
          <table:table-cell table:formula="of:=VAR([.B1853:.B1951])" office:value-type="float" office:value="0.0000152770459654891" calcext:value-type="float">
            <text:p>0.00001527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3160514832" calcext:value-type="float">
            <text:p>0.0213160515</text:p>
          </table:table-cell>
          <table:table-cell table:formula="of:=VAR([.B1854:.B1952])" office:value-type="float" office:value="0.0000154918056075635" calcext:value-type="float">
            <text:p>1.5491805607563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5959968567" calcext:value-type="float">
            <text:p>0.0275959969</text:p>
          </table:table-cell>
          <table:table-cell table:formula="of:=VAR([.B1855:.B1953])" office:value-type="float" office:value="0.0000154666528469397" calcext:value-type="float">
            <text:p>1.5466652846939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7188549042" calcext:value-type="float">
            <text:p>0.0267188549</text:p>
          </table:table-cell>
          <table:table-cell table:formula="of:=VAR([.B1856:.B1954])" office:value-type="float" office:value="0.0000155267092405525" calcext:value-type="float">
            <text:p>1.5526709240552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7699489594" calcext:value-type="float">
            <text:p>0.025769949</text:p>
          </table:table-cell>
          <table:table-cell table:formula="of:=VAR([.B1857:.B1955])" office:value-type="float" office:value="0.0000158174496048316" calcext:value-type="float">
            <text:p>1.5817449604831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5279750824" calcext:value-type="float">
            <text:p>0.0285279751</text:p>
          </table:table-cell>
          <table:table-cell table:formula="of:=VAR([.B1858:.B1956])" office:value-type="float" office:value="0.0000159274641916289" calcext:value-type="float">
            <text:p>1.5927464191628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0158824921" calcext:value-type="float">
            <text:p>0.0210158825</text:p>
          </table:table-cell>
          <table:table-cell table:formula="of:=VAR([.B1859:.B1957])" office:value-type="float" office:value="0.0000158273677539868" calcext:value-type="float">
            <text:p>1.5827367753986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2589035034" calcext:value-type="float">
            <text:p>0.0202589035</text:p>
          </table:table-cell>
          <table:table-cell table:formula="of:=VAR([.B1860:.B1958])" office:value-type="float" office:value="0.0000156601233591119" calcext:value-type="float">
            <text:p>1.5660123359111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2950706482" calcext:value-type="float">
            <text:p>0.0212950706</text:p>
          </table:table-cell>
          <table:table-cell table:formula="of:=VAR([.B1861:.B1959])" office:value-type="float" office:value="0.0000155981628103572" calcext:value-type="float">
            <text:p>1.559816281035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3640670776" calcext:value-type="float">
            <text:p>0.0233640671</text:p>
          </table:table-cell>
          <table:table-cell table:formula="of:=VAR([.B1862:.B1960])" office:value-type="float" office:value="0.0000157815897239732" calcext:value-type="float">
            <text:p>1.5781589723973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9160995483" calcext:value-type="float">
            <text:p>0.0259160995</text:p>
          </table:table-cell>
          <table:table-cell table:formula="of:=VAR([.B1863:.B1961])" office:value-type="float" office:value="0.0000160247414925728" calcext:value-type="float">
            <text:p>1.6024741492572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6929607391" calcext:value-type="float">
            <text:p>0.0286929607</text:p>
          </table:table-cell>
          <table:table-cell table:formula="of:=VAR([.B1864:.B1962])" office:value-type="float" office:value="0.000016425379650381" calcext:value-type="float">
            <text:p>1.642537965038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2031764984" calcext:value-type="float">
            <text:p>0.0292031765</text:p>
          </table:table-cell>
          <table:table-cell table:formula="of:=VAR([.B1865:.B1963])" office:value-type="float" office:value="0.0000163014643078127" calcext:value-type="float">
            <text:p>1.6301464307812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781993866" calcext:value-type="float">
            <text:p>0.0207819939</text:p>
          </table:table-cell>
          <table:table-cell table:formula="of:=VAR([.B1866:.B1964])" office:value-type="float" office:value="0.0000161484920856346" calcext:value-type="float">
            <text:p>1.6148492085634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3300457001" calcext:value-type="float">
            <text:p>0.0223300457</text:p>
          </table:table-cell>
          <table:table-cell table:formula="of:=VAR([.B1867:.B1965])" office:value-type="float" office:value="0.0000161355041452625" calcext:value-type="float">
            <text:p>1.6135504145262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25481987" calcext:value-type="float">
            <text:p>0.0272548199</text:p>
          </table:table-cell>
          <table:table-cell table:formula="of:=VAR([.B1868:.B1966])" office:value-type="float" office:value="0.0000160892558837135" calcext:value-type="float">
            <text:p>1.6089255883713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5550613403" calcext:value-type="float">
            <text:p>0.0265550613</text:p>
          </table:table-cell>
          <table:table-cell table:formula="of:=VAR([.B1869:.B1967])" office:value-type="float" office:value="0.0000163457044770184" calcext:value-type="float">
            <text:p>1.6345704477018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7269821167" calcext:value-type="float">
            <text:p>0.0297269821</text:p>
          </table:table-cell>
          <table:table-cell table:formula="of:=VAR([.B1870:.B1968])" office:value-type="float" office:value="0.0000163589973853258" calcext:value-type="float">
            <text:p>0.00001635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5350646973" calcext:value-type="float">
            <text:p>0.0195350647</text:p>
          </table:table-cell>
          <table:table-cell table:formula="of:=VAR([.B1871:.B1969])" office:value-type="float" office:value="0.0000161391556144167" calcext:value-type="float">
            <text:p>1.6139155614416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3799171448" calcext:value-type="float">
            <text:p>0.0283799171</text:p>
          </table:table-cell>
          <table:table-cell table:formula="of:=VAR([.B1872:.B1970])" office:value-type="float" office:value="0.0000159133985357312" calcext:value-type="float">
            <text:p>1.5913398535731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0668315887" calcext:value-type="float">
            <text:p>0.0220668316</text:p>
          </table:table-cell>
          <table:table-cell table:formula="of:=VAR([.B1873:.B1971])" office:value-type="float" office:value="0.0000158702353802763" calcext:value-type="float">
            <text:p>1.5870235380276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4780521393" calcext:value-type="float">
            <text:p>0.0264780521</text:p>
          </table:table-cell>
          <table:table-cell table:formula="of:=VAR([.B1874:.B1972])" office:value-type="float" office:value="0.0000157896279779841" calcext:value-type="float">
            <text:p>1.5789627977984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4408588409" calcext:value-type="float">
            <text:p>0.0264408588</text:p>
          </table:table-cell>
          <table:table-cell table:formula="of:=VAR([.B1875:.B1973])" office:value-type="float" office:value="0.0000164689165990438" calcext:value-type="float">
            <text:p>1.6468916599043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6800136566" calcext:value-type="float">
            <text:p>0.0296800137</text:p>
          </table:table-cell>
          <table:table-cell table:formula="of:=VAR([.B1876:.B1974])" office:value-type="float" office:value="0.0000164770898396334" calcext:value-type="float">
            <text:p>1.6477089839633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1921463013" calcext:value-type="float">
            <text:p>0.0201921463</text:p>
          </table:table-cell>
          <table:table-cell table:formula="of:=VAR([.B1877:.B1975])" office:value-type="float" office:value="0.0000171476365230016" calcext:value-type="float">
            <text:p>1.7147636523001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8959789276" calcext:value-type="float">
            <text:p>0.0238959789</text:p>
          </table:table-cell>
          <table:table-cell table:formula="of:=VAR([.B1878:.B1976])" office:value-type="float" office:value="0.0000170953607914447" calcext:value-type="float">
            <text:p>1.7095360791444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1719436646" calcext:value-type="float">
            <text:p>0.0291719437</text:p>
          </table:table-cell>
          <table:table-cell table:formula="of:=VAR([.B1879:.B1977])" office:value-type="float" office:value="0.0000171134826260271" calcext:value-type="float">
            <text:p>1.7113482626027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5919742584" calcext:value-type="float">
            <text:p>0.0205919743</text:p>
          </table:table-cell>
          <table:table-cell table:formula="of:=VAR([.B1880:.B1978])" office:value-type="float" office:value="0.0000172365418118794" calcext:value-type="float">
            <text:p>1.7236541811879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2571315765" calcext:value-type="float">
            <text:p>0.0282571316</text:p>
          </table:table-cell>
          <table:table-cell table:formula="of:=VAR([.B1881:.B1979])" office:value-type="float" office:value="0.0000170282384628225" calcext:value-type="float">
            <text:p>1.7028238462822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4409313202" calcext:value-type="float">
            <text:p>0.0254409313</text:p>
          </table:table-cell>
          <table:table-cell table:formula="of:=VAR([.B1882:.B1980])" office:value-type="float" office:value="0.0000169445785362948" calcext:value-type="float">
            <text:p>1.6944578536294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3621387482" calcext:value-type="float">
            <text:p>0.0203621387</text:p>
          </table:table-cell>
          <table:table-cell table:formula="of:=VAR([.B1883:.B1981])" office:value-type="float" office:value="0.0000170501772696963" calcext:value-type="float">
            <text:p>1.7050177269696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41789722443" calcext:value-type="float">
            <text:p>0.0341789722</text:p>
          </table:table-cell>
          <table:table-cell table:formula="of:=VAR([.B1884:.B1982])" office:value-type="float" office:value="0.0000168139903650155" calcext:value-type="float">
            <text:p>0.00001681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4629898071" calcext:value-type="float">
            <text:p>0.0204629898</text:p>
          </table:table-cell>
          <table:table-cell table:formula="of:=VAR([.B1885:.B1983])" office:value-type="float" office:value="0.0000162195206480486" calcext:value-type="float">
            <text:p>1.6219520648048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8550853729" calcext:value-type="float">
            <text:p>0.0288550854</text:p>
          </table:table-cell>
          <table:table-cell table:formula="of:=VAR([.B1886:.B1984])" office:value-type="float" office:value="0.0000160945605688456" calcext:value-type="float">
            <text:p>1.6094560568845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4650325775" calcext:value-type="float">
            <text:p>0.0284650326</text:p>
          </table:table-cell>
          <table:table-cell table:formula="of:=VAR([.B1887:.B1985])" office:value-type="float" office:value="0.0000159478476355148" calcext:value-type="float">
            <text:p>1.5947847635514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527135849" calcext:value-type="float">
            <text:p>0.0335271358</text:p>
          </table:table-cell>
          <table:table-cell table:formula="of:=VAR([.B1888:.B1986])" office:value-type="float" office:value="0.0000158419784696988" calcext:value-type="float">
            <text:p>0.00001584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3500003815" calcext:value-type="float">
            <text:p>0.0233500004</text:p>
          </table:table-cell>
          <table:table-cell table:formula="of:=VAR([.B1889:.B1987])" office:value-type="float" office:value="0.0000151889711296813" calcext:value-type="float">
            <text:p>0.000015189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0301876068" calcext:value-type="float">
            <text:p>0.0210301876</text:p>
          </table:table-cell>
          <table:table-cell table:formula="of:=VAR([.B1890:.B1988])" office:value-type="float" office:value="0.0000156395011747237" calcext:value-type="float">
            <text:p>1.5639501174723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7648487091" calcext:value-type="float">
            <text:p>0.0237648487</text:p>
          </table:table-cell>
          <table:table-cell table:formula="of:=VAR([.B1891:.B1989])" office:value-type="float" office:value="0.0000155027091185048" calcext:value-type="float">
            <text:p>1.5502709118504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5340595245" calcext:value-type="float">
            <text:p>0.0235340595</text:p>
          </table:table-cell>
          <table:table-cell table:formula="of:=VAR([.B1892:.B1990])" office:value-type="float" office:value="0.0000171247484226949" calcext:value-type="float">
            <text:p>1.7124748422694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3910083771" calcext:value-type="float">
            <text:p>0.0233910084</text:p>
          </table:table-cell>
          <table:table-cell table:formula="of:=VAR([.B1893:.B1991])" office:value-type="float" office:value="0.0000172370459389215" calcext:value-type="float">
            <text:p>0.00001723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6100006104" calcext:value-type="float">
            <text:p>0.0186100006</text:p>
          </table:table-cell>
          <table:table-cell table:formula="of:=VAR([.B1894:.B1992])" office:value-type="float" office:value="0.000017228167151351" calcext:value-type="float">
            <text:p>1.722816715135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3889560699" calcext:value-type="float">
            <text:p>0.0253889561</text:p>
          </table:table-cell>
          <table:table-cell table:formula="of:=VAR([.B1895:.B1993])" office:value-type="float" office:value="0.0000167983077141145" calcext:value-type="float">
            <text:p>1.6798307714114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4539299011" calcext:value-type="float">
            <text:p>0.0204539299</text:p>
          </table:table-cell>
          <table:table-cell table:formula="of:=VAR([.B1896:.B1994])" office:value-type="float" office:value="0.0000169106172633189" calcext:value-type="float">
            <text:p>1.6910617263318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7529792786" calcext:value-type="float">
            <text:p>0.0197529793</text:p>
          </table:table-cell>
          <table:table-cell table:formula="of:=VAR([.B1897:.B1995])" office:value-type="float" office:value="0.0000170042329327216" calcext:value-type="float">
            <text:p>1.7004232932721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2939929962" calcext:value-type="float">
            <text:p>0.026293993</text:p>
          </table:table-cell>
          <table:table-cell table:formula="of:=VAR([.B1898:.B1996])" office:value-type="float" office:value="0.0000167373540600609" calcext:value-type="float">
            <text:p>1.6737354060060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1599597931" calcext:value-type="float">
            <text:p>0.0201599598</text:p>
          </table:table-cell>
          <table:table-cell table:formula="of:=VAR([.B1899:.B1997])" office:value-type="float" office:value="0.0000167281103562534" calcext:value-type="float">
            <text:p>1.6728110356253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41749191284" calcext:value-type="float">
            <text:p>0.0341749191</text:p>
          </table:table-cell>
          <table:table-cell table:formula="of:=VAR([.B1900:.B1998])" office:value-type="float" office:value="0.00001645366498819" calcext:value-type="float">
            <text:p>1.64536649881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3838558197" calcext:value-type="float">
            <text:p>0.0233838558</text:p>
          </table:table-cell>
          <table:table-cell table:formula="of:=VAR([.B1901:.B1999])" office:value-type="float" office:value="0.0000159642316880582" calcext:value-type="float">
            <text:p>1.5964231688058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6629924774" calcext:value-type="float">
            <text:p>0.0276629925</text:p>
          </table:table-cell>
          <table:table-cell table:formula="of:=VAR([.B1902:.B2000])" office:value-type="float" office:value="0.000015955370474347" calcext:value-type="float">
            <text:p>1.595537047434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1500396729" calcext:value-type="float">
            <text:p>0.0221500397</text:p>
          </table:table-cell>
          <table:table-cell table:formula="of:=VAR([.B1903:.B2001])" office:value-type="float" office:value="0.0000159258163212583" calcext:value-type="float">
            <text:p>1.5925816321258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4320373535" calcext:value-type="float">
            <text:p>0.0264320374</text:p>
          </table:table-cell>
          <table:table-cell table:formula="of:=VAR([.B1904:.B2002])" office:value-type="float" office:value="0.0000158612568247322" calcext:value-type="float">
            <text:p>1.5861256824732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4130363464" calcext:value-type="float">
            <text:p>0.0254130363</text:p>
          </table:table-cell>
          <table:table-cell table:formula="of:=VAR([.B1905:.B2003])" office:value-type="float" office:value="0.0000158536098121224" calcext:value-type="float">
            <text:p>1.5853609812122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5130062103" calcext:value-type="float">
            <text:p>0.0245130062</text:p>
          </table:table-cell>
          <table:table-cell table:formula="of:=VAR([.B1906:.B2004])" office:value-type="float" office:value="0.0000158861949355656" calcext:value-type="float">
            <text:p>1.5886194935565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3368358612" calcext:value-type="float">
            <text:p>0.0273368359</text:p>
          </table:table-cell>
          <table:table-cell table:formula="of:=VAR([.B1907:.B2005])" office:value-type="float" office:value="0.0000164217831094298" calcext:value-type="float">
            <text:p>1.6421783109429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9369869232" calcext:value-type="float">
            <text:p>0.0239369869</text:p>
          </table:table-cell>
          <table:table-cell table:formula="of:=VAR([.B1908:.B2006])" office:value-type="float" office:value="0.0000167591139246432" calcext:value-type="float">
            <text:p>1.6759113924643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2071151733" calcext:value-type="float">
            <text:p>0.0242071152</text:p>
          </table:table-cell>
          <table:table-cell table:formula="of:=VAR([.B1909:.B2007])" office:value-type="float" office:value="0.000016743643564458" calcext:value-type="float">
            <text:p>1.674364356445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5180339813" calcext:value-type="float">
            <text:p>0.027518034</text:p>
          </table:table-cell>
          <table:table-cell table:formula="of:=VAR([.B1910:.B2008])" office:value-type="float" office:value="0.0000171527605974573" calcext:value-type="float">
            <text:p>1.7152760597457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6038646698" calcext:value-type="float">
            <text:p>0.0276038647</text:p>
          </table:table-cell>
          <table:table-cell table:formula="of:=VAR([.B1911:.B2009])" office:value-type="float" office:value="0.0000172126110443084" calcext:value-type="float">
            <text:p>1.7212611044308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6820964813" calcext:value-type="float">
            <text:p>0.0206820965</text:p>
          </table:table-cell>
          <table:table-cell table:formula="of:=VAR([.B1912:.B2010])" office:value-type="float" office:value="0.0000172777471738459" calcext:value-type="float">
            <text:p>1.7277747173845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829957962" calcext:value-type="float">
            <text:p>0.026829958</text:p>
          </table:table-cell>
          <table:table-cell table:formula="of:=VAR([.B1913:.B2011])" office:value-type="float" office:value="0.0000171628121929473" calcext:value-type="float">
            <text:p>1.7162812192947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1117992401" calcext:value-type="float">
            <text:p>0.0201117992</text:p>
          </table:table-cell>
          <table:table-cell table:formula="of:=VAR([.B1914:.B2012])" office:value-type="float" office:value="0.0000180193374973784" calcext:value-type="float">
            <text:p>1.8019337497378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3149318695" calcext:value-type="float">
            <text:p>0.0203149319</text:p>
          </table:table-cell>
          <table:table-cell table:formula="of:=VAR([.B1915:.B2013])" office:value-type="float" office:value="0.0000177067019036967" calcext:value-type="float">
            <text:p>1.7706701903696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0478000641" calcext:value-type="float">
            <text:p>0.0280478001</text:p>
          </table:table-cell>
          <table:table-cell table:formula="of:=VAR([.B1916:.B2014])" office:value-type="float" office:value="0.0000174397232728371" calcext:value-type="float">
            <text:p>1.7439723272837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7060012817" calcext:value-type="float">
            <text:p>0.0297060013</text:p>
          </table:table-cell>
          <table:table-cell table:formula="of:=VAR([.B1917:.B2015])" office:value-type="float" office:value="0.0000178643405283997" calcext:value-type="float">
            <text:p>1.7864340528399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2639522552" calcext:value-type="float">
            <text:p>0.0262639523</text:p>
          </table:table-cell>
          <table:table-cell table:formula="of:=VAR([.B1918:.B2016])" office:value-type="float" office:value="0.0000183897724300393" calcext:value-type="float">
            <text:p>1.8389772430039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5240154266" calcext:value-type="float">
            <text:p>0.0305240154</text:p>
          </table:table-cell>
          <table:table-cell table:formula="of:=VAR([.B1919:.B2017])" office:value-type="float" office:value="0.000018411556934835" calcext:value-type="float">
            <text:p>1.841155693483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6258716583" calcext:value-type="float">
            <text:p>0.0266258717</text:p>
          </table:table-cell>
          <table:table-cell table:formula="of:=VAR([.B1920:.B2018])" office:value-type="float" office:value="0.0000181825762018491" calcext:value-type="float">
            <text:p>1.8182576201849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8960723877" calcext:value-type="float">
            <text:p>0.0258960724</text:p>
          </table:table-cell>
          <table:table-cell table:formula="of:=VAR([.B1921:.B2019])" office:value-type="float" office:value="0.0000182876281849455" calcext:value-type="float">
            <text:p>1.8287628184945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3831310272" calcext:value-type="float">
            <text:p>0.033383131</text:p>
          </table:table-cell>
          <table:table-cell table:formula="of:=VAR([.B1922:.B2020])" office:value-type="float" office:value="0.0000189967753720203" calcext:value-type="float">
            <text:p>1.8996775372020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4521369934" calcext:value-type="float">
            <text:p>0.025452137</text:p>
          </table:table-cell>
          <table:table-cell table:formula="of:=VAR([.B1923:.B2021])" office:value-type="float" office:value="0.0000186760135460032" calcext:value-type="float">
            <text:p>0.00001867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8169689178" calcext:value-type="float">
            <text:p>0.0218169689</text:p>
          </table:table-cell>
          <table:table-cell table:formula="of:=VAR([.B1924:.B2022])" office:value-type="float" office:value="0.0000186778659185822" calcext:value-type="float">
            <text:p>1.8677865918582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1091251373" calcext:value-type="float">
            <text:p>0.0241091251</text:p>
          </table:table-cell>
          <table:table-cell table:formula="of:=VAR([.B1925:.B2023])" office:value-type="float" office:value="0.0000186581470302723" calcext:value-type="float">
            <text:p>1.8658147030272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9950675964" calcext:value-type="float">
            <text:p>0.0219950676</text:p>
          </table:table-cell>
          <table:table-cell table:formula="of:=VAR([.B1926:.B2024])" office:value-type="float" office:value="0.0000186450032250644" calcext:value-type="float">
            <text:p>0.00001864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5671482086" calcext:value-type="float">
            <text:p>0.0275671482</text:p>
          </table:table-cell>
          <table:table-cell table:formula="of:=VAR([.B1927:.B2025])" office:value-type="float" office:value="0.000018525623917056" calcext:value-type="float">
            <text:p>1.852562391705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8610973358" calcext:value-type="float">
            <text:p>0.0248610973</text:p>
          </table:table-cell>
          <table:table-cell table:formula="of:=VAR([.B1928:.B2026])" office:value-type="float" office:value="0.0000184994710846369" calcext:value-type="float">
            <text:p>1.8499471084636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938873291" calcext:value-type="float">
            <text:p>0.0209388733</text:p>
          </table:table-cell>
          <table:table-cell table:formula="of:=VAR([.B1929:.B2027])" office:value-type="float" office:value="0.0000185040434786238" calcext:value-type="float">
            <text:p>0.00001850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1548805237" calcext:value-type="float">
            <text:p>0.0211548805</text:p>
          </table:table-cell>
          <table:table-cell table:formula="of:=VAR([.B1930:.B2028])" office:value-type="float" office:value="0.0000186372845474846" calcext:value-type="float">
            <text:p>1.8637284547484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3609371185" calcext:value-type="float">
            <text:p>0.0303609371</text:p>
          </table:table-cell>
          <table:table-cell table:formula="of:=VAR([.B1931:.B2029])" office:value-type="float" office:value="0.000018449315921845" calcext:value-type="float">
            <text:p>1.844931592184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1711864471" calcext:value-type="float">
            <text:p>0.0231711864</text:p>
          </table:table-cell>
          <table:table-cell table:formula="of:=VAR([.B1932:.B2030])" office:value-type="float" office:value="0.000018311233603475" calcext:value-type="float">
            <text:p>1.831123360347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772146225" calcext:value-type="float">
            <text:p>0.0217721462</text:p>
          </table:table-cell>
          <table:table-cell table:formula="of:=VAR([.B1933:.B2031])" office:value-type="float" office:value="0.0000183053205991804" calcext:value-type="float">
            <text:p>1.8305320599180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6960086823" calcext:value-type="float">
            <text:p>0.0326960087</text:p>
          </table:table-cell>
          <table:table-cell table:formula="of:=VAR([.B1934:.B2032])" office:value-type="float" office:value="0.0000182534293321861" calcext:value-type="float">
            <text:p>1.8253429332186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02684021" calcext:value-type="float">
            <text:p>0.0310268402</text:p>
          </table:table-cell>
          <table:table-cell table:formula="of:=VAR([.B1935:.B2033])" office:value-type="float" office:value="0.0000178227688140608" calcext:value-type="float">
            <text:p>1.7822768814060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0188159943" calcext:value-type="float">
            <text:p>0.020018816</text:p>
          </table:table-cell>
          <table:table-cell table:formula="of:=VAR([.B1936:.B2034])" office:value-type="float" office:value="0.0000176285459902369" calcext:value-type="float">
            <text:p>1.7628545990236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4900970459" calcext:value-type="float">
            <text:p>0.021490097</text:p>
          </table:table-cell>
          <table:table-cell table:formula="of:=VAR([.B1937:.B2035])" office:value-type="float" office:value="0.0000176375648356529" calcext:value-type="float">
            <text:p>1.7637564835652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22082901" calcext:value-type="float">
            <text:p>0.019220829</text:p>
          </table:table-cell>
          <table:table-cell table:formula="of:=VAR([.B1938:.B2036])" office:value-type="float" office:value="0.0000174131776615968" calcext:value-type="float">
            <text:p>1.7413177661596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763086319" calcext:value-type="float">
            <text:p>0.0217630863</text:p>
          </table:table-cell>
          <table:table-cell table:formula="of:=VAR([.B1939:.B2037])" office:value-type="float" office:value="0.0000170291912500963" calcext:value-type="float">
            <text:p>1.7029191250096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0758609772" calcext:value-type="float">
            <text:p>0.029075861</text:p>
          </table:table-cell>
          <table:table-cell table:formula="of:=VAR([.B1940:.B2038])" office:value-type="float" office:value="0.0000168197838324093" calcext:value-type="float">
            <text:p>1.6819783832409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2139358521" calcext:value-type="float">
            <text:p>0.0222139359</text:p>
          </table:table-cell>
          <table:table-cell table:formula="of:=VAR([.B1941:.B2039])" office:value-type="float" office:value="0.0000167418130048943" calcext:value-type="float">
            <text:p>1.6741813004894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7068824768" calcext:value-type="float">
            <text:p>0.0307068825</text:p>
          </table:table-cell>
          <table:table-cell table:formula="of:=VAR([.B1942:.B2040])" office:value-type="float" office:value="0.0000169591808310716" calcext:value-type="float">
            <text:p>1.6959180831071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0281562805" calcext:value-type="float">
            <text:p>0.0260281563</text:p>
          </table:table-cell>
          <table:table-cell table:formula="of:=VAR([.B1943:.B2041])" office:value-type="float" office:value="0.0000168133290717033" calcext:value-type="float">
            <text:p>1.6813329071703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476102829" calcext:value-type="float">
            <text:p>0.0204761028</text:p>
          </table:table-cell>
          <table:table-cell table:formula="of:=VAR([.B1944:.B2042])" office:value-type="float" office:value="0.0000168782897740865" calcext:value-type="float">
            <text:p>1.6878289774086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5358638763" calcext:value-type="float">
            <text:p>0.0315358639</text:p>
          </table:table-cell>
          <table:table-cell table:formula="of:=VAR([.B1945:.B2043])" office:value-type="float" office:value="0.0000165750207694935" calcext:value-type="float">
            <text:p>0.00001657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5739479065" calcext:value-type="float">
            <text:p>0.0225739479</text:p>
          </table:table-cell>
          <table:table-cell table:formula="of:=VAR([.B1946:.B2044])" office:value-type="float" office:value="0.0000162840760356424" calcext:value-type="float">
            <text:p>1.6284076035642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3960571289" calcext:value-type="float">
            <text:p>0.0293960571</text:p>
          </table:table-cell>
          <table:table-cell table:formula="of:=VAR([.B1947:.B2045])" office:value-type="float" office:value="0.0000163771531323538" calcext:value-type="float">
            <text:p>1.6377153132353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5541801453" calcext:value-type="float">
            <text:p>0.0255541801</text:p>
          </table:table-cell>
          <table:table-cell table:formula="of:=VAR([.B1948:.B2046])" office:value-type="float" office:value="0.0000165316497694628" calcext:value-type="float">
            <text:p>1.6531649769462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1481742859" calcext:value-type="float">
            <text:p>0.0281481743</text:p>
          </table:table-cell>
          <table:table-cell table:formula="of:=VAR([.B1949:.B2047])" office:value-type="float" office:value="0.0000167568470282724" calcext:value-type="float">
            <text:p>1.6756847028272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0198326111" calcext:value-type="float">
            <text:p>0.0290198326</text:p>
          </table:table-cell>
          <table:table-cell table:formula="of:=VAR([.B1950:.B2048])" office:value-type="float" office:value="0.0000170274588335155" calcext:value-type="float">
            <text:p>1.7027458833515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7360515594" calcext:value-type="float">
            <text:p>0.0197360516</text:p>
          </table:table-cell>
          <table:table-cell table:formula="of:=VAR([.B1951:.B2049])" office:value-type="float" office:value="0.0000170695697295131" calcext:value-type="float">
            <text:p>1.7069569729513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4429626465" calcext:value-type="float">
            <text:p>0.0204429626</text:p>
          </table:table-cell>
          <table:table-cell table:formula="of:=VAR([.B1952:.B2050])" office:value-type="float" office:value="0.0000166682554346521" calcext:value-type="float">
            <text:p>1.6668255434652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6240577698" calcext:value-type="float">
            <text:p>0.0286240578</text:p>
          </table:table-cell>
          <table:table-cell table:formula="of:=VAR([.B1953:.B2051])" office:value-type="float" office:value="0.0000164939739500319" calcext:value-type="float">
            <text:p>0.00001649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6040306091" calcext:value-type="float">
            <text:p>0.0286040306</text:p>
          </table:table-cell>
          <table:table-cell table:formula="of:=VAR([.B1954:.B2052])" office:value-type="float" office:value="0.0000164349001581046" calcext:value-type="float">
            <text:p>1.6434900158104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5860862732" calcext:value-type="float">
            <text:p>0.0195860863</text:p>
          </table:table-cell>
          <table:table-cell table:formula="of:=VAR([.B1955:.B2053])" office:value-type="float" office:value="0.0000166423977253988" calcext:value-type="float">
            <text:p>1.6642397725398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7409133911" calcext:value-type="float">
            <text:p>0.0217409134</text:p>
          </table:table-cell>
          <table:table-cell table:formula="of:=VAR([.B1956:.B2054])" office:value-type="float" office:value="0.0000162101623641954" calcext:value-type="float">
            <text:p>1.6210162364195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54504776" calcext:value-type="float">
            <text:p>0.0265450478</text:p>
          </table:table-cell>
          <table:table-cell table:formula="of:=VAR([.B1957:.B2055])" office:value-type="float" office:value="0.0000160231268466882" calcext:value-type="float">
            <text:p>1.6023126846688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3691673279" calcext:value-type="float">
            <text:p>0.0253691673</text:p>
          </table:table-cell>
          <table:table-cell table:formula="of:=VAR([.B1958:.B2056])" office:value-type="float" office:value="0.0000161167681402335" calcext:value-type="float">
            <text:p>1.6116768140233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9329128265" calcext:value-type="float">
            <text:p>0.0209329128</text:p>
          </table:table-cell>
          <table:table-cell table:formula="of:=VAR([.B1959:.B2057])" office:value-type="float" office:value="0.000016165339661752" calcext:value-type="float">
            <text:p>1.616533966175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8840274811" calcext:value-type="float">
            <text:p>0.0308840275</text:p>
          </table:table-cell>
          <table:table-cell table:formula="of:=VAR([.B1960:.B2058])" office:value-type="float" office:value="0.0000158742138898888" calcext:value-type="float">
            <text:p>1.5874213889888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9739933014" calcext:value-type="float">
            <text:p>0.0199739933</text:p>
          </table:table-cell>
          <table:table-cell table:formula="of:=VAR([.B1961:.B2059])" office:value-type="float" office:value="0.0000156883505090457" calcext:value-type="float">
            <text:p>1.5688350509045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5020084381" calcext:value-type="float">
            <text:p>0.0315020084</text:p>
          </table:table-cell>
          <table:table-cell table:formula="of:=VAR([.B1962:.B2060])" office:value-type="float" office:value="0.0000152837596516893" calcext:value-type="float">
            <text:p>1.5283759651689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0420570374" calcext:value-type="float">
            <text:p>0.025042057</text:p>
          </table:table-cell>
          <table:table-cell table:formula="of:=VAR([.B1963:.B2061])" office:value-type="float" office:value="0.0000150151988203457" calcext:value-type="float">
            <text:p>1.5015198820345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9939689636" calcext:value-type="float">
            <text:p>0.023993969</text:p>
          </table:table-cell>
          <table:table-cell table:formula="of:=VAR([.B1964:.B2062])" office:value-type="float" office:value="0.0000150365827661614" calcext:value-type="float">
            <text:p>1.5036582766161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9307670593" calcext:value-type="float">
            <text:p>0.0209307671</text:p>
          </table:table-cell>
          <table:table-cell table:formula="of:=VAR([.B1965:.B2063])" office:value-type="float" office:value="0.0000152669752294489" calcext:value-type="float">
            <text:p>0.00001526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3061313629" calcext:value-type="float">
            <text:p>0.0233061314</text:p>
          </table:table-cell>
          <table:table-cell table:formula="of:=VAR([.B1966:.B2064])" office:value-type="float" office:value="0.0000152086204795836" calcext:value-type="float">
            <text:p>1.5208620479583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6521282196" calcext:value-type="float">
            <text:p>0.0196521282</text:p>
          </table:table-cell>
          <table:table-cell table:formula="of:=VAR([.B1967:.B2065])" office:value-type="float" office:value="0.0000151168603726866" calcext:value-type="float">
            <text:p>1.5116860372686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9429683685" calcext:value-type="float">
            <text:p>0.0269429684</text:p>
          </table:table-cell>
          <table:table-cell table:formula="of:=VAR([.B1968:.B2066])" office:value-type="float" office:value="0.0000147092041833218" calcext:value-type="float">
            <text:p>1.4709204183321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432182312" calcext:value-type="float">
            <text:p>0.0244321823</text:p>
          </table:table-cell>
          <table:table-cell table:formula="of:=VAR([.B1969:.B2067])" office:value-type="float" office:value="0.0000148073316486001" calcext:value-type="float">
            <text:p>1.4807331648600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9610157013" calcext:value-type="float">
            <text:p>0.0279610157</text:p>
          </table:table-cell>
          <table:table-cell table:formula="of:=VAR([.B1970:.B2068])" office:value-type="float" office:value="0.0000149868507137538" calcext:value-type="float">
            <text:p>1.4986850713753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4850177765" calcext:value-type="float">
            <text:p>0.0224850178</text:p>
          </table:table-cell>
          <table:table-cell table:formula="of:=VAR([.B1971:.B2069])" office:value-type="float" office:value="0.0000149653781018378" calcext:value-type="float">
            <text:p>1.4965378101837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1061191559" calcext:value-type="float">
            <text:p>0.0261061192</text:p>
          </table:table-cell>
          <table:table-cell table:formula="of:=VAR([.B1972:.B2070])" office:value-type="float" office:value="0.0000148045365061175" calcext:value-type="float">
            <text:p>1.4804536506117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3909988403" calcext:value-type="float">
            <text:p>0.0333909988</text:p>
          </table:table-cell>
          <table:table-cell table:formula="of:=VAR([.B1973:.B2071])" office:value-type="float" office:value="0.0000148060236113239" calcext:value-type="float">
            <text:p>0.0000148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561000824" calcext:value-type="float">
            <text:p>0.0235610008</text:p>
          </table:table-cell>
          <table:table-cell table:formula="of:=VAR([.B1974:.B2072])" office:value-type="float" office:value="0.0000144970570866173" calcext:value-type="float">
            <text:p>1.4497057086617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44359874725" calcext:value-type="float">
            <text:p>0.0344359875</text:p>
          </table:table-cell>
          <table:table-cell table:formula="of:=VAR([.B1975:.B2073])" office:value-type="float" office:value="0.0000144866626037116" calcext:value-type="float">
            <text:p>1.4486662603711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7129154205" calcext:value-type="float">
            <text:p>0.0297129154</text:p>
          </table:table-cell>
          <table:table-cell table:formula="of:=VAR([.B1976:.B2074])" office:value-type="float" office:value="0.0000138805428544945" calcext:value-type="float">
            <text:p>1.3880542854494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3550071716" calcext:value-type="float">
            <text:p>0.0233550072</text:p>
          </table:table-cell>
          <table:table-cell table:formula="of:=VAR([.B1977:.B2075])" office:value-type="float" office:value="0.0000139925837153848" calcext:value-type="float">
            <text:p>1.3992583715384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99549198151" calcext:value-type="float">
            <text:p>0.0199549198</text:p>
          </table:table-cell>
          <table:table-cell table:formula="of:=VAR([.B1978:.B2076])" office:value-type="float" office:value="0.0000139658654630238" calcext:value-type="float">
            <text:p>1.3965865463023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0989665985" calcext:value-type="float">
            <text:p>0.0260989666</text:p>
          </table:table-cell>
          <table:table-cell table:formula="of:=VAR([.B1979:.B2077])" office:value-type="float" office:value="0.0000135459338523132" calcext:value-type="float">
            <text:p>1.3545933852313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1520404816" calcext:value-type="float">
            <text:p>0.0241520405</text:p>
          </table:table-cell>
          <table:table-cell table:formula="of:=VAR([.B1980:.B2078])" office:value-type="float" office:value="0.000013658159051334" calcext:value-type="float">
            <text:p>1.365815905133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9390392303" calcext:value-type="float">
            <text:p>0.0219390392</text:p>
          </table:table-cell>
          <table:table-cell table:formula="of:=VAR([.B1981:.B2079])" office:value-type="float" office:value="0.0000136347716251603" calcext:value-type="float">
            <text:p>1.3634771625160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0978469849" calcext:value-type="float">
            <text:p>0.025097847</text:p>
          </table:table-cell>
          <table:table-cell table:formula="of:=VAR([.B1982:.B2080])" office:value-type="float" office:value="0.0000134616282077775" calcext:value-type="float">
            <text:p>1.3461628207777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2620029449" calcext:value-type="float">
            <text:p>0.0202620029</text:p>
          </table:table-cell>
          <table:table-cell table:formula="of:=VAR([.B1983:.B2081])" office:value-type="float" office:value="0.0000138780482129397" calcext:value-type="float">
            <text:p>0.00001387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0761299133" calcext:value-type="float">
            <text:p>0.0220761299</text:p>
          </table:table-cell>
          <table:table-cell table:formula="of:=VAR([.B1984:.B2082])" office:value-type="float" office:value="0.0000134627204654529" calcext:value-type="float">
            <text:p>1.3462720465452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7709751129" calcext:value-type="float">
            <text:p>0.0247709751</text:p>
          </table:table-cell>
          <table:table-cell table:formula="of:=VAR([.B1985:.B2083])" office:value-type="float" office:value="0.0000132978461300522" calcext:value-type="float">
            <text:p>1.3297846130052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754119873" calcext:value-type="float">
            <text:p>0.0237541199</text:p>
          </table:table-cell>
          <table:table-cell table:formula="of:=VAR([.B1986:.B2084])" office:value-type="float" office:value="0.0000135627101421561" calcext:value-type="float">
            <text:p>1.3562710142156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763086319" calcext:value-type="float">
            <text:p>0.0217630863</text:p>
          </table:table-cell>
          <table:table-cell table:formula="of:=VAR([.B1987:.B2085])" office:value-type="float" office:value="0.0000134747598857008" calcext:value-type="float">
            <text:p>1.3474759885700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7330360413" calcext:value-type="float">
            <text:p>0.031733036</text:p>
          </table:table-cell>
          <table:table-cell table:formula="of:=VAR([.B1988:.B2086])" office:value-type="float" office:value="0.000013876943375633" calcext:value-type="float">
            <text:p>1.387694337563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5271453857" calcext:value-type="float">
            <text:p>0.0235271454</text:p>
          </table:table-cell>
          <table:table-cell table:formula="of:=VAR([.B1989:.B2087])" office:value-type="float" office:value="0.0000136306697137321" calcext:value-type="float">
            <text:p>1.3630669713732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77190113068" calcext:value-type="float">
            <text:p>0.0377190113</text:p>
          </table:table-cell>
          <table:table-cell table:formula="of:=VAR([.B1990:.B2088])" office:value-type="float" office:value="0.0000137265009332802" calcext:value-type="float">
            <text:p>1.3726500933280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4350223541" calcext:value-type="float">
            <text:p>0.0214350224</text:p>
          </table:table-cell>
          <table:table-cell table:formula="of:=VAR([.B1991:.B2089])" office:value-type="float" office:value="0.0000125548263030301" calcext:value-type="float">
            <text:p>1.2554826303030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556968689" calcext:value-type="float">
            <text:p>0.0265569687</text:p>
          </table:table-cell>
          <table:table-cell table:formula="of:=VAR([.B1992:.B2090])" office:value-type="float" office:value="0.0000123263232283681" calcext:value-type="float">
            <text:p>1.2326323228368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304151535" calcext:value-type="float">
            <text:p>0.0243041515</text:p>
          </table:table-cell>
          <table:table-cell table:formula="of:=VAR([.B1993:.B2091])" office:value-type="float" office:value="0.0000123260803358184" calcext:value-type="float">
            <text:p>1.2326080335818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8420028687" calcext:value-type="float">
            <text:p>0.0218420029</text:p>
          </table:table-cell>
          <table:table-cell table:formula="of:=VAR([.B1994:.B2092])" office:value-type="float" office:value="0.0000123052143255459" calcext:value-type="float">
            <text:p>1.2305214325545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8330059052" calcext:value-type="float">
            <text:p>0.0308330059</text:p>
          </table:table-cell>
          <table:table-cell table:formula="of:=VAR([.B1995:.B2093])" office:value-type="float" office:value="0.0000128287873229606" calcext:value-type="float">
            <text:p>1.2828787322960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4219512939" calcext:value-type="float">
            <text:p>0.0274219513</text:p>
          </table:table-cell>
          <table:table-cell table:formula="of:=VAR([.B1996:.B2094])" office:value-type="float" office:value="0.0000127519390119312" calcext:value-type="float">
            <text:p>1.2751939011931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1469612122" calcext:value-type="float">
            <text:p>0.0251469612</text:p>
          </table:table-cell>
          <table:table-cell table:formula="of:=VAR([.B1997:.B2095])" office:value-type="float" office:value="0.0000128896929138833" calcext:value-type="float">
            <text:p>1.2889692913883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3701210022" calcext:value-type="float">
            <text:p>0.025370121</text:p>
          </table:table-cell>
          <table:table-cell table:formula="of:=VAR([.B1998:.B2096])" office:value-type="float" office:value="0.0000128875794660787" calcext:value-type="float">
            <text:p>1.2887579466078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816078186" calcext:value-type="float">
            <text:p>0.0308160782</text:p>
          </table:table-cell>
          <table:table-cell table:formula="of:=VAR([.B1999:.B2097])" office:value-type="float" office:value="0.0000128794949760412" calcext:value-type="float">
            <text:p>1.2879494976041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6201286316" calcext:value-type="float">
            <text:p>0.0236201286</text:p>
          </table:table-cell>
          <table:table-cell table:formula="of:=VAR([.B2000:.B2098])" office:value-type="float" office:value="0.0000128059594392482" calcext:value-type="float">
            <text:p>0.0000128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7119197845" calcext:value-type="float">
            <text:p>0.0237119198</text:p>
          </table:table-cell>
          <table:table-cell table:formula="of:=VAR([.B2001:.B2099])" office:value-type="float" office:value="0.0000127278398353188" calcext:value-type="float">
            <text:p>1.2727839835318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2672176361" calcext:value-type="float">
            <text:p>0.0272672176</text:p>
          </table:table-cell>
          <table:table-cell table:formula="of:=VAR([.B2002:.B2100])" office:value-type="float" office:value="0.0000126557422547473" calcext:value-type="float">
            <text:p>1.2655742254747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9988307953" calcext:value-type="float">
            <text:p>0.0259988308</text:p>
          </table:table-cell>
          <table:table-cell table:formula="of:=VAR([.B2003:.B2101])" office:value-type="float" office:value="0.0000128601759678485" calcext:value-type="float">
            <text:p>1.2860175967848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144908905" calcext:value-type="float">
            <text:p>0.0271449089</text:p>
          </table:table-cell>
          <table:table-cell table:formula="of:=VAR([.B2004:.B2102])" office:value-type="float" office:value="0.0000131823356399784" calcext:value-type="float">
            <text:p>1.3182335639978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7069759369" calcext:value-type="float">
            <text:p>0.0327069759</text:p>
          </table:table-cell>
          <table:table-cell table:formula="of:=VAR([.B2005:.B2103])" office:value-type="float" office:value="0.0000132929312622062" calcext:value-type="float">
            <text:p>1.3292931262206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5148830414" calcext:value-type="float">
            <text:p>0.031514883</text:p>
          </table:table-cell>
          <table:table-cell table:formula="of:=VAR([.B2006:.B2104])" office:value-type="float" office:value="0.0000129779391327272" calcext:value-type="float">
            <text:p>1.2977939132727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4720916748" calcext:value-type="float">
            <text:p>0.0264720917</text:p>
          </table:table-cell>
          <table:table-cell table:formula="of:=VAR([.B2007:.B2105])" office:value-type="float" office:value="0.0000127418829570888" calcext:value-type="float">
            <text:p>1.2741882957088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0298671722" calcext:value-type="float">
            <text:p>0.0320298672</text:p>
          </table:table-cell>
          <table:table-cell table:formula="of:=VAR([.B2008:.B2106])" office:value-type="float" office:value="0.0000128886049438866" calcext:value-type="float">
            <text:p>1.2888604943886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6898612976" calcext:value-type="float">
            <text:p>0.0286898613</text:p>
          </table:table-cell>
          <table:table-cell table:formula="of:=VAR([.B2009:.B2107])" office:value-type="float" office:value="0.0000126191360019238" calcext:value-type="float">
            <text:p>1.2619136001923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3438739777" calcext:value-type="float">
            <text:p>0.022343874</text:p>
          </table:table-cell>
          <table:table-cell table:formula="of:=VAR([.B2010:.B2108])" office:value-type="float" office:value="0.0000132109617922842" calcext:value-type="float">
            <text:p>0.00001321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0198631287" calcext:value-type="float">
            <text:p>0.0220198631</text:p>
          </table:table-cell>
          <table:table-cell table:formula="of:=VAR([.B2011:.B2109])" office:value-type="float" office:value="0.0000130298881293662" calcext:value-type="float">
            <text:p>1.3029888129366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48510742188" calcext:value-type="float">
            <text:p>0.0348510742</text:p>
          </table:table-cell>
          <table:table-cell table:formula="of:=VAR([.B2012:.B2110])" office:value-type="float" office:value="0.0000135585904962621" calcext:value-type="float">
            <text:p>1.3558590496262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1269340515" calcext:value-type="float">
            <text:p>0.0251269341</text:p>
          </table:table-cell>
          <table:table-cell table:formula="of:=VAR([.B2013:.B2111])" office:value-type="float" office:value="0.0000129302415612654" calcext:value-type="float">
            <text:p>1.2930241561265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9779949188" calcext:value-type="float">
            <text:p>0.0239779949</text:p>
          </table:table-cell>
          <table:table-cell table:formula="of:=VAR([.B2014:.B2112])" office:value-type="float" office:value="0.0000129068020811186" calcext:value-type="float">
            <text:p>1.2906802081118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6039791107" calcext:value-type="float">
            <text:p>0.0326039791</text:p>
          </table:table-cell>
          <table:table-cell table:formula="of:=VAR([.B2015:.B2113])" office:value-type="float" office:value="0.0000128669697792007" calcext:value-type="float">
            <text:p>0.00001286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9720249176" calcext:value-type="float">
            <text:p>0.0339720249</text:p>
          </table:table-cell>
          <table:table-cell table:formula="of:=VAR([.B2016:.B2114])" office:value-type="float" office:value="0.0000126688900406846" calcext:value-type="float">
            <text:p>1.2668890040684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2869853973" calcext:value-type="float">
            <text:p>0.0242869854</text:p>
          </table:table-cell>
          <table:table-cell table:formula="of:=VAR([.B2017:.B2115])" office:value-type="float" office:value="0.0000121283457503692" calcext:value-type="float">
            <text:p>1.2128345750369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9869098663" calcext:value-type="float">
            <text:p>0.0259869099</text:p>
          </table:table-cell>
          <table:table-cell table:formula="of:=VAR([.B2018:.B2116])" office:value-type="float" office:value="0.0000122661142934197" calcext:value-type="float">
            <text:p>1.2266114293419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4092006683" calcext:value-type="float">
            <text:p>0.0224092007</text:p>
          </table:table-cell>
          <table:table-cell table:formula="of:=VAR([.B2019:.B2117])" office:value-type="float" office:value="0.0000123011393893095" calcext:value-type="float">
            <text:p>1.2301139389309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40960025787" calcext:value-type="float">
            <text:p>0.0340960026</text:p>
          </table:table-cell>
          <table:table-cell table:formula="of:=VAR([.B2020:.B2118])" office:value-type="float" office:value="0.0000122861110129157" calcext:value-type="float">
            <text:p>1.2286111012915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9119224548" calcext:value-type="float">
            <text:p>0.0309119225</text:p>
          </table:table-cell>
          <table:table-cell table:formula="of:=VAR([.B2021:.B2119])" office:value-type="float" office:value="0.0000117599606509998" calcext:value-type="float">
            <text:p>0.0000117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239944458" calcext:value-type="float">
            <text:p>0.0252399445</text:p>
          </table:table-cell>
          <table:table-cell table:formula="of:=VAR([.B2022:.B2120])" office:value-type="float" office:value="0.0000116601322000133" calcext:value-type="float">
            <text:p>1.1660132200013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5569896698" calcext:value-type="float">
            <text:p>0.0295569897</text:p>
          </table:table-cell>
          <table:table-cell table:formula="of:=VAR([.B2023:.B2121])" office:value-type="float" office:value="0.000011769770420593" calcext:value-type="float">
            <text:p>1.176977042059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5289802551" calcext:value-type="float">
            <text:p>0.0245289803</text:p>
          </table:table-cell>
          <table:table-cell table:formula="of:=VAR([.B2024:.B2122])" office:value-type="float" office:value="0.0000120298645047659" calcext:value-type="float">
            <text:p>1.2029864504765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7349948883" calcext:value-type="float">
            <text:p>0.0277349949</text:p>
          </table:table-cell>
          <table:table-cell table:formula="of:=VAR([.B2025:.B2123])" office:value-type="float" office:value="0.0000121176174775233" calcext:value-type="float">
            <text:p>1.2117617477523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4459381104" calcext:value-type="float">
            <text:p>0.0254459381</text:p>
          </table:table-cell>
          <table:table-cell table:formula="of:=VAR([.B2026:.B2124])" office:value-type="float" office:value="0.0000122254810129398" calcext:value-type="float">
            <text:p>1.2225481012939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1418094635" calcext:value-type="float">
            <text:p>0.0271418095</text:p>
          </table:table-cell>
          <table:table-cell table:formula="of:=VAR([.B2027:.B2125])" office:value-type="float" office:value="0.0000123444790240533" calcext:value-type="float">
            <text:p>1.2344479024053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1669578552" calcext:value-type="float">
            <text:p>0.0321669579</text:p>
          </table:table-cell>
          <table:table-cell table:formula="of:=VAR([.B2028:.B2126])" office:value-type="float" office:value="0.000012470052900794" calcext:value-type="float">
            <text:p>1.247005290079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450012207" calcext:value-type="float">
            <text:p>0.0284500122</text:p>
          </table:table-cell>
          <table:table-cell table:formula="of:=VAR([.B2029:.B2127])" office:value-type="float" office:value="0.0000122430676212807" calcext:value-type="float">
            <text:p>1.2243067621280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2588005066" calcext:value-type="float">
            <text:p>0.0282588005</text:p>
          </table:table-cell>
          <table:table-cell table:formula="of:=VAR([.B2030:.B2128])" office:value-type="float" office:value="0.000012327296858538" calcext:value-type="float">
            <text:p>1.232729685853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9480686188" calcext:value-type="float">
            <text:p>0.0289480686</text:p>
          </table:table-cell>
          <table:table-cell table:formula="of:=VAR([.B2031:.B2129])" office:value-type="float" office:value="0.0000124209514765993" calcext:value-type="float">
            <text:p>0.00001242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3989486694" calcext:value-type="float">
            <text:p>0.0223989487</text:p>
          </table:table-cell>
          <table:table-cell table:formula="of:=VAR([.B2032:.B2130])" office:value-type="float" office:value="0.0000124800523376194" calcext:value-type="float">
            <text:p>1.2480052337619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153968811" calcext:value-type="float">
            <text:p>0.0271539688</text:p>
          </table:table-cell>
          <table:table-cell table:formula="of:=VAR([.B2033:.B2131])" office:value-type="float" office:value="0.0000124501647321259" calcext:value-type="float">
            <text:p>1.2450164732125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4161567688" calcext:value-type="float">
            <text:p>0.0284161568</text:p>
          </table:table-cell>
          <table:table-cell table:formula="of:=VAR([.B2034:.B2132])" office:value-type="float" office:value="0.0000125834884013071" calcext:value-type="float">
            <text:p>1.2583488401307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3030948639" calcext:value-type="float">
            <text:p>0.0323030949</text:p>
          </table:table-cell>
          <table:table-cell table:formula="of:=VAR([.B2035:.B2133])" office:value-type="float" office:value="0.0000126761700326889" calcext:value-type="float">
            <text:p>1.2676170032688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7820358276" calcext:value-type="float">
            <text:p>0.0267820358</text:p>
          </table:table-cell>
          <table:table-cell table:formula="of:=VAR([.B2036:.B2134])" office:value-type="float" office:value="0.0000123966072694658" calcext:value-type="float">
            <text:p>1.2396607269465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8090286255" calcext:value-type="float">
            <text:p>0.0228090286</text:p>
          </table:table-cell>
          <table:table-cell table:formula="of:=VAR([.B2037:.B2135])" office:value-type="float" office:value="0.0000125385386686015" calcext:value-type="float">
            <text:p>1.2538538668601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0789394379" calcext:value-type="float">
            <text:p>0.0260789394</text:p>
          </table:table-cell>
          <table:table-cell table:formula="of:=VAR([.B2038:.B2136])" office:value-type="float" office:value="0.0000125491342736711" calcext:value-type="float">
            <text:p>1.2549134273671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1199474335" calcext:value-type="float">
            <text:p>0.0261199474</text:p>
          </table:table-cell>
          <table:table-cell table:formula="of:=VAR([.B2039:.B2137])" office:value-type="float" office:value="0.0000127000043538755" calcext:value-type="float">
            <text:p>0.0000127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1289653778" calcext:value-type="float">
            <text:p>0.0201289654</text:p>
          </table:table-cell>
          <table:table-cell table:formula="of:=VAR([.B2040:.B2138])" office:value-type="float" office:value="0.0000128546925876727" calcext:value-type="float">
            <text:p>1.2854692587672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845911026" calcext:value-type="float">
            <text:p>0.023845911</text:p>
          </table:table-cell>
          <table:table-cell table:formula="of:=VAR([.B2041:.B2139])" office:value-type="float" office:value="0.0000125458874343142" calcext:value-type="float">
            <text:p>1.2545887434314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6599445343" calcext:value-type="float">
            <text:p>0.0236599445</text:p>
          </table:table-cell>
          <table:table-cell table:formula="of:=VAR([.B2042:.B2140])" office:value-type="float" office:value="0.0000126252483910651" calcext:value-type="float">
            <text:p>1.2625248391065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4641304016" calcext:value-type="float">
            <text:p>0.0244641304</text:p>
          </table:table-cell>
          <table:table-cell table:formula="of:=VAR([.B2043:.B2141])" office:value-type="float" office:value="0.0000126922746120955" calcext:value-type="float">
            <text:p>1.2692274612095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8920192719" calcext:value-type="float">
            <text:p>0.0258920193</text:p>
          </table:table-cell>
          <table:table-cell table:formula="of:=VAR([.B2044:.B2142])" office:value-type="float" office:value="0.0000128071306636565" calcext:value-type="float">
            <text:p>1.2807130663656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9219360352" calcext:value-type="float">
            <text:p>0.030921936</text:p>
          </table:table-cell>
          <table:table-cell table:formula="of:=VAR([.B2045:.B2143])" office:value-type="float" office:value="0.0000129699476451503" calcext:value-type="float">
            <text:p>1.2969947645150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2550067902" calcext:value-type="float">
            <text:p>0.0312550068</text:p>
          </table:table-cell>
          <table:table-cell table:formula="of:=VAR([.B2046:.B2144])" office:value-type="float" office:value="0.000012869884962424" calcext:value-type="float">
            <text:p>1.286988496242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4941501617" calcext:value-type="float">
            <text:p>0.0214941502</text:p>
          </table:table-cell>
          <table:table-cell table:formula="of:=VAR([.B2047:.B2145])" office:value-type="float" office:value="0.0000127173541710135" calcext:value-type="float">
            <text:p>1.2717354171013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672082901" calcext:value-type="float">
            <text:p>0.0206720829</text:p>
          </table:table-cell>
          <table:table-cell table:formula="of:=VAR([.B2048:.B2146])" office:value-type="float" office:value="0.0000125739653438184" calcext:value-type="float">
            <text:p>0.00001257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6659469604" calcext:value-type="float">
            <text:p>0.029665947</text:p>
          </table:table-cell>
          <table:table-cell table:formula="of:=VAR([.B2049:.B2147])" office:value-type="float" office:value="0.0000122976447072628" calcext:value-type="float">
            <text:p>1.2297644707262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7061252594" calcext:value-type="float">
            <text:p>0.0247061253</text:p>
          </table:table-cell>
          <table:table-cell table:formula="of:=VAR([.B2050:.B2148])" office:value-type="float" office:value="0.0000123212885533545" calcext:value-type="float">
            <text:p>1.2321288553354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1869945526" calcext:value-type="float">
            <text:p>0.0221869946</text:p>
          </table:table-cell>
          <table:table-cell table:formula="of:=VAR([.B2051:.B2149])" office:value-type="float" office:value="0.0000124544005639625" calcext:value-type="float">
            <text:p>1.2454400563962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976896286" calcext:value-type="float">
            <text:p>0.0259768963</text:p>
          </table:table-cell>
          <table:table-cell table:formula="of:=VAR([.B2052:.B2150])" office:value-type="float" office:value="0.0000123737123787127" calcext:value-type="float">
            <text:p>1.2373712378712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0239887238" calcext:value-type="float">
            <text:p>0.0210239887</text:p>
          </table:table-cell>
          <table:table-cell table:formula="of:=VAR([.B2053:.B2151])" office:value-type="float" office:value="0.0000125494445541193" calcext:value-type="float">
            <text:p>1.2549444554119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3250598907" calcext:value-type="float">
            <text:p>0.0253250599</text:p>
          </table:table-cell>
          <table:table-cell table:formula="of:=VAR([.B2054:.B2152])" office:value-type="float" office:value="0.000012290108021712" calcext:value-type="float">
            <text:p>1.229010802171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9760150909" calcext:value-type="float">
            <text:p>0.0249760151</text:p>
          </table:table-cell>
          <table:table-cell table:formula="of:=VAR([.B2055:.B2153])" office:value-type="float" office:value="0.0000124505319381827" calcext:value-type="float">
            <text:p>1.2450531938182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2680263519" calcext:value-type="float">
            <text:p>0.0292680264</text:p>
          </table:table-cell>
          <table:table-cell table:formula="of:=VAR([.B2056:.B2154])" office:value-type="float" office:value="0.0000125998196128685" calcext:value-type="float">
            <text:p>1.2599819612868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6049842834" calcext:value-type="float">
            <text:p>0.0286049843</text:p>
          </table:table-cell>
          <table:table-cell table:formula="of:=VAR([.B2057:.B2155])" office:value-type="float" office:value="0.0000126824644210422" calcext:value-type="float">
            <text:p>1.2682464421042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7961025238" calcext:value-type="float">
            <text:p>0.0267961025</text:p>
          </table:table-cell>
          <table:table-cell table:formula="of:=VAR([.B2058:.B2156])" office:value-type="float" office:value="0.0000128142314178602" calcext:value-type="float">
            <text:p>1.2814231417860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610042572" calcext:value-type="float">
            <text:p>0.0246100426</text:p>
          </table:table-cell>
          <table:table-cell table:formula="of:=VAR([.B2059:.B2157])" office:value-type="float" office:value="0.0000130164713051202" calcext:value-type="float">
            <text:p>1.3016471305120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7639884949" calcext:value-type="float">
            <text:p>0.0257639885</text:p>
          </table:table-cell>
          <table:table-cell table:formula="of:=VAR([.B2060:.B2158])" office:value-type="float" office:value="0.0000131664176127636" calcext:value-type="float">
            <text:p>1.3166417612763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3789424896" calcext:value-type="float">
            <text:p>0.0253789425</text:p>
          </table:table-cell>
          <table:table-cell table:formula="of:=VAR([.B2061:.B2159])" office:value-type="float" office:value="0.0000133718649072166" calcext:value-type="float">
            <text:p>1.3371864907216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3670940399" calcext:value-type="float">
            <text:p>0.024367094</text:p>
          </table:table-cell>
          <table:table-cell table:formula="of:=VAR([.B2062:.B2160])" office:value-type="float" office:value="0.0000135708306963431" calcext:value-type="float">
            <text:p>1.3570830696343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5699577332" calcext:value-type="float">
            <text:p>0.0315699577</text:p>
          </table:table-cell>
          <table:table-cell table:formula="of:=VAR([.B2063:.B2161])" office:value-type="float" office:value="0.000013715990223268" calcext:value-type="float">
            <text:p>0.00001371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488904953" calcext:value-type="float">
            <text:p>0.021488905</text:p>
          </table:table-cell>
          <table:table-cell table:formula="of:=VAR([.B2064:.B2162])" office:value-type="float" office:value="0.0000135234122814357" calcext:value-type="float">
            <text:p>1.3523412281435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8981456757" calcext:value-type="float">
            <text:p>0.0268981457</text:p>
          </table:table-cell>
          <table:table-cell table:formula="of:=VAR([.B2065:.B2163])" office:value-type="float" office:value="0.0000133054637268564" calcext:value-type="float">
            <text:p>1.3305463726856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0478515625" calcext:value-type="float">
            <text:p>0.0240478516</text:p>
          </table:table-cell>
          <table:table-cell table:formula="of:=VAR([.B2066:.B2164])" office:value-type="float" office:value="0.0000135417194638581" calcext:value-type="float">
            <text:p>1.3541719463858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2491493225" calcext:value-type="float">
            <text:p>0.0232491493</text:p>
          </table:table-cell>
          <table:table-cell table:formula="of:=VAR([.B2067:.B2165])" office:value-type="float" office:value="0.0000136653392938898" calcext:value-type="float">
            <text:p>1.3665339293889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0509204865" calcext:value-type="float">
            <text:p>0.0310509205</text:p>
          </table:table-cell>
          <table:table-cell table:formula="of:=VAR([.B2068:.B2166])" office:value-type="float" office:value="0.0000136980639262771" calcext:value-type="float">
            <text:p>1.3698063926277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8959999084" calcext:value-type="float">
            <text:p>0.0268959999</text:p>
          </table:table-cell>
          <table:table-cell table:formula="of:=VAR([.B2069:.B2167])" office:value-type="float" office:value="0.0000135976811071763" calcext:value-type="float">
            <text:p>1.3597681107176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5021324158" calcext:value-type="float">
            <text:p>0.0265021324</text:p>
          </table:table-cell>
          <table:table-cell table:formula="of:=VAR([.B2070:.B2168])" office:value-type="float" office:value="0.0000138579865702593" calcext:value-type="float">
            <text:p>0.000013858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0149707794" calcext:value-type="float">
            <text:p>0.0270149708</text:p>
          </table:table-cell>
          <table:table-cell table:formula="of:=VAR([.B2071:.B2169])" office:value-type="float" office:value="0.0000141293034502347" calcext:value-type="float">
            <text:p>1.4129303450234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1619606018" calcext:value-type="float">
            <text:p>0.0221619606</text:p>
          </table:table-cell>
          <table:table-cell table:formula="of:=VAR([.B2072:.B2170])" office:value-type="float" office:value="0.0000144091407302124" calcext:value-type="float">
            <text:p>1.4409140730212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0520191193" calcext:value-type="float">
            <text:p>0.0290520191</text:p>
          </table:table-cell>
          <table:table-cell table:formula="of:=VAR([.B2073:.B2171])" office:value-type="float" office:value="0.0000142856617938306" calcext:value-type="float">
            <text:p>1.4285661793830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0099430084" calcext:value-type="float">
            <text:p>0.024009943</text:p>
          </table:table-cell>
          <table:table-cell table:formula="of:=VAR([.B2074:.B2172])" office:value-type="float" office:value="0.0000144686783593539" calcext:value-type="float">
            <text:p>1.4468678359353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0649871826" calcext:value-type="float">
            <text:p>0.0310649872</text:p>
          </table:table-cell>
          <table:table-cell table:formula="of:=VAR([.B2075:.B2173])" office:value-type="float" office:value="0.0000146213506249371" calcext:value-type="float">
            <text:p>1.4621350624937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8320827484" calcext:value-type="float">
            <text:p>0.0238320827</text:p>
          </table:table-cell>
          <table:table-cell table:formula="of:=VAR([.B2076:.B2174])" office:value-type="float" office:value="0.0000145236243203829" calcext:value-type="float">
            <text:p>1.4523624320382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2198448181" calcext:value-type="float">
            <text:p>0.0262198448</text:p>
          </table:table-cell>
          <table:table-cell table:formula="of:=VAR([.B2077:.B2175])" office:value-type="float" office:value="0.0000146665308113282" calcext:value-type="float">
            <text:p>1.4666530811328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7539234161" calcext:value-type="float">
            <text:p>0.0297539234</text:p>
          </table:table-cell>
          <table:table-cell table:formula="of:=VAR([.B2078:.B2176])" office:value-type="float" office:value="0.0000149943333225524" calcext:value-type="float">
            <text:p>1.4994333322552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2039642334" calcext:value-type="float">
            <text:p>0.0282039642</text:p>
          </table:table-cell>
          <table:table-cell table:formula="of:=VAR([.B2079:.B2177])" office:value-type="float" office:value="0.000015123889967465" calcext:value-type="float">
            <text:p>1.512388996746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5060405731" calcext:value-type="float">
            <text:p>0.0285060406</text:p>
          </table:table-cell>
          <table:table-cell table:formula="of:=VAR([.B2080:.B2178])" office:value-type="float" office:value="0.0000154251107897347" calcext:value-type="float">
            <text:p>1.5425110789734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31480503082" calcext:value-type="float">
            <text:p>0.0331480503</text:p>
          </table:table-cell>
          <table:table-cell table:formula="of:=VAR([.B2081:.B2179])" office:value-type="float" office:value="0.0000157118781631879" calcext:value-type="float">
            <text:p>1.5711878163187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1919498444" calcext:value-type="float">
            <text:p>0.0261919498</text:p>
          </table:table-cell>
          <table:table-cell table:formula="of:=VAR([.B2082:.B2180])" office:value-type="float" office:value="0.0000149959372920189" calcext:value-type="float">
            <text:p>1.49959372920189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4140625" calcext:value-type="float">
            <text:p>0.0244140625</text:p>
          </table:table-cell>
          <table:table-cell table:formula="of:=VAR([.B2083:.B2181])" office:value-type="float" office:value="0.0000153792241871054" calcext:value-type="float">
            <text:p>1.5379224187105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12488174438" calcext:value-type="float">
            <text:p>0.0212488174</text:p>
          </table:table-cell>
          <table:table-cell table:formula="of:=VAR([.B2084:.B2182])" office:value-type="float" office:value="0.0000156760738234145" calcext:value-type="float">
            <text:p>1.5676073823414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8099308014" calcext:value-type="float">
            <text:p>0.0268099308</text:p>
          </table:table-cell>
          <table:table-cell table:formula="of:=VAR([.B2085:.B2183])" office:value-type="float" office:value="0.0000153451959158554" calcext:value-type="float">
            <text:p>1.5345195915855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48060131073" calcext:value-type="float">
            <text:p>0.0348060131</text:p>
          </table:table-cell>
          <table:table-cell table:formula="of:=VAR([.B2086:.B2184])" office:value-type="float" office:value="0.0000157702142520737" calcext:value-type="float">
            <text:p>1.5770214252073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5510082245" calcext:value-type="float">
            <text:p>0.0265510082</text:p>
          </table:table-cell>
          <table:table-cell table:formula="of:=VAR([.B2087:.B2185])" office:value-type="float" office:value="0.0000142414890610377" calcext:value-type="float">
            <text:p>1.4241489061037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3112106323" calcext:value-type="float">
            <text:p>0.0223112106</text:p>
          </table:table-cell>
          <table:table-cell table:formula="of:=VAR([.B2088:.B2186])" office:value-type="float" office:value="0.0000146593432792385" calcext:value-type="float">
            <text:p>1.4659343279238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1661071777" calcext:value-type="float">
            <text:p>0.0241661072</text:p>
          </table:table-cell>
          <table:table-cell table:formula="of:=VAR([.B2089:.B2187])" office:value-type="float" office:value="0.0000145915047084095" calcext:value-type="float">
            <text:p>1.4591504708409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9280414581" calcext:value-type="float">
            <text:p>0.0289280415</text:p>
          </table:table-cell>
          <table:table-cell table:formula="of:=VAR([.B2090:.B2188])" office:value-type="float" office:value="0.0000148748136605082" calcext:value-type="float">
            <text:p>1.4874813660508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7469882965" calcext:value-type="float">
            <text:p>0.0267469883</text:p>
          </table:table-cell>
          <table:table-cell table:formula="of:=VAR([.B2091:.B2189])" office:value-type="float" office:value="0.0000151668591020297" calcext:value-type="float">
            <text:p>1.5166859102029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7070274353" calcext:value-type="float">
            <text:p>0.0287070274</text:p>
          </table:table-cell>
          <table:table-cell table:formula="of:=VAR([.B2092:.B2190])" office:value-type="float" office:value="0.0000156699291024561" calcext:value-type="float">
            <text:p>1.56699291024561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0628299713" calcext:value-type="float">
            <text:p>0.01806283</text:p>
          </table:table-cell>
          <table:table-cell table:formula="of:=VAR([.B2093:.B2191])" office:value-type="float" office:value="0.00001603182883802" calcext:value-type="float">
            <text:p>1.603182883802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5750675201" calcext:value-type="float">
            <text:p>0.0235750675</text:p>
          </table:table-cell>
          <table:table-cell table:formula="of:=VAR([.B2094:.B2192])" office:value-type="float" office:value="0.0000140396766669564" calcext:value-type="float">
            <text:p>1.4039676666956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8660106659" calcext:value-type="float">
            <text:p>0.0228660107</text:p>
          </table:table-cell>
          <table:table-cell table:formula="of:=VAR([.B2095:.B2193])" office:value-type="float" office:value="0.000014189400355566" calcext:value-type="float">
            <text:p>1.418940035556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2199172974" calcext:value-type="float">
            <text:p>0.0252199173</text:p>
          </table:table-cell>
          <table:table-cell table:formula="of:=VAR([.B2096:.B2194])" office:value-type="float" office:value="0.0000141200985006545" calcext:value-type="float">
            <text:p>1.4120098500654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7489681244" calcext:value-type="float">
            <text:p>0.0257489681</text:p>
          </table:table-cell>
          <table:table-cell table:formula="of:=VAR([.B2097:.B2195])" office:value-type="float" office:value="0.0000145622464564244" calcext:value-type="float">
            <text:p>1.4562246456424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32779979706" calcext:value-type="float">
            <text:p>0.023277998</text:p>
          </table:table-cell>
          <table:table-cell table:formula="of:=VAR([.B2098:.B2196])" office:value-type="float" office:value="0.0000151007098939195" calcext:value-type="float">
            <text:p>1.5100709893919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5161266327" calcext:value-type="float">
            <text:p>0.0275161266</text:p>
          </table:table-cell>
          <table:table-cell table:formula="of:=VAR([.B2099:.B2197])" office:value-type="float" office:value="0.0000151113039694554" calcext:value-type="float">
            <text:p>1.5111303969455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55038738251" calcext:value-type="float">
            <text:p>0.0255038738</text:p>
          </table:table-cell>
          <table:table-cell table:formula="of:=VAR([.B2100:.B2198])" office:value-type="float" office:value="0.0000157937933675387" calcext:value-type="float">
            <text:p>1.5793793367538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11322212219" calcext:value-type="float">
            <text:p>0.0311322212</text:p>
          </table:table-cell>
          <table:table-cell table:formula="of:=VAR([.B2101:.B2199])" office:value-type="float" office:value="0.0000164028720221934" calcext:value-type="float">
            <text:p>1.6402872022193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23169231415" calcext:value-type="float">
            <text:p>0.0323169231</text:p>
          </table:table-cell>
          <table:table-cell table:formula="of:=VAR([.B2102:.B2200])" office:value-type="float" office:value="0.0000164439984322144" calcext:value-type="float">
            <text:p>0.00001644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0271511078" calcext:value-type="float">
            <text:p>0.0300271511</text:p>
          </table:table-cell>
          <table:table-cell table:formula="of:=VAR([.B2103:.B2201])" office:value-type="float" office:value="0.0000158008778969927" calcext:value-type="float">
            <text:p>1.5800877896992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9809703827" calcext:value-type="float">
            <text:p>0.0289809704</text:p>
          </table:table-cell>
          <table:table-cell table:formula="of:=VAR([.B2104:.B2202])" office:value-type="float" office:value="0.0000160812762033583" calcext:value-type="float">
            <text:p>1.6081276203358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73108482361" calcext:value-type="float">
            <text:p>0.0273108482</text:p>
          </table:table-cell>
          <table:table-cell table:formula="of:=VAR([.B2105:.B2203])" office:value-type="float" office:value="0.0000166935235232983" calcext:value-type="float">
            <text:p>1.66935235232983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4570198059" calcext:value-type="float">
            <text:p>0.0304570198</text:p>
          </table:table-cell>
          <table:table-cell table:formula="of:=VAR([.B2106:.B2204])" office:value-type="float" office:value="0.0000176969195430578" calcext:value-type="float">
            <text:p>1.76969195430578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214931488" calcext:value-type="float">
            <text:p>0.0282149315</text:p>
          </table:table-cell>
          <table:table-cell table:formula="of:=VAR([.B2107:.B2205])" office:value-type="float" office:value="0.0000177609683416715" calcext:value-type="float">
            <text:p>0.00001776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186920166016" calcext:value-type="float">
            <text:p>0.0186920166</text:p>
          </table:table-cell>
          <table:table-cell table:formula="of:=VAR([.B2108:.B2206])" office:value-type="float" office:value="0.0000187324767861824" calcext:value-type="float">
            <text:p>1.87324767861824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3578891754" calcext:value-type="float">
            <text:p>0.0263578892</text:p>
          </table:table-cell>
          <table:table-cell table:formula="of:=VAR([.B2109:.B2207])" office:value-type="float" office:value="0.0000156401559862905" calcext:value-type="float">
            <text:p>1.5640155986290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52058410645" calcext:value-type="float">
            <text:p>0.0352058411</text:p>
          </table:table-cell>
          <table:table-cell table:formula="of:=VAR([.B2110:.B2208])" office:value-type="float" office:value="0.0000169364498689556" calcext:value-type="float">
            <text:p>1.6936449868955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9449691772" calcext:value-type="float">
            <text:p>0.0289449692</text:p>
          </table:table-cell>
          <table:table-cell table:formula="of:=VAR([.B2111:.B2209])" office:value-type="float" office:value="0.0000112832740531295" calcext:value-type="float">
            <text:p>1.1283274053129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69210338593" calcext:value-type="float">
            <text:p>0.0269210339</text:p>
          </table:table-cell>
          <table:table-cell table:formula="of:=VAR([.B2112:.B2210])" office:value-type="float" office:value="0.0000114315114057025" calcext:value-type="float">
            <text:p>1.1431511405702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8379707336" calcext:value-type="float">
            <text:p>0.0248379707</text:p>
          </table:table-cell>
          <table:table-cell table:formula="of:=VAR([.B2113:.B2211])" office:value-type="float" office:value="0.0000125119546516199" calcext:value-type="float">
            <text:p>0.00001251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5989818573" calcext:value-type="float">
            <text:p>0.0225989819</text:p>
          </table:table-cell>
          <table:table-cell table:formula="of:=VAR([.B2114:.B2212])" office:value-type="float" office:value="0.000014005428976916" calcext:value-type="float">
            <text:p>1.400542897691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000831604" calcext:value-type="float">
            <text:p>0.0280008316</text:p>
          </table:table-cell>
          <table:table-cell table:formula="of:=VAR([.B2115:.B2213])" office:value-type="float" office:value="0.0000145299975550689" calcext:value-type="float">
            <text:p>0.00001453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308711528778" calcext:value-type="float">
            <text:p>0.0308711529</text:p>
          </table:table-cell>
          <table:table-cell table:formula="of:=VAR([.B2116:.B2214])" office:value-type="float" office:value="0.0000161956256192295" calcext:value-type="float">
            <text:p>1.61956256192295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46348381042" calcext:value-type="float">
            <text:p>0.0246348381</text:p>
          </table:table-cell>
          <table:table-cell table:formula="of:=VAR([.B2117:.B2215])" office:value-type="float" office:value="0.0000132528499856046" calcext:value-type="float">
            <text:p>1.32528499856046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5899219513" calcext:value-type="float">
            <text:p>0.022589922</text:p>
          </table:table-cell>
          <table:table-cell table:formula="of:=VAR([.B2118:.B2216])" office:value-type="float" office:value="0.000016550022803497" calcext:value-type="float">
            <text:p>0.0000165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8872013092" calcext:value-type="float">
            <text:p>0.0288720131</text:p>
          </table:table-cell>
          <table:table-cell table:formula="of:=VAR([.B2119:.B2217])" office:value-type="float" office:value="0.0000198194118182957" calcext:value-type="float">
            <text:p>1.9819411818295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96049118042" calcext:value-type="float">
            <text:p>0.0296049118</text:p>
          </table:table-cell>
          <table:table-cell table:formula="of:=VAR([.B2120:.B2218])" office:value-type="float" office:value="0.0000221168771380097" calcext:value-type="float">
            <text:p>2.21168771380097E-05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29868888855" calcext:value-type="float">
            <text:p>0.0229868889</text:p>
          </table:table-cell>
          <table:table-cell table:formula="of:=VAR([.B2121:.B2219])" office:value-type="float" office:value="0.00000307290986257187" calcext:value-type="float">
            <text:p>3.07290986257187E-06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0.0205078125" calcext:value-type="float">
            <text:p>0.02050781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6:23:31.055212561</meta:creation-date>
    <dc:date>2018-02-12T18:21:57.557724434</dc:date>
    <meta:editing-duration>PT11M23S</meta:editing-duration>
    <meta:editing-cycles>1</meta:editing-cycles>
    <meta:document-statistic meta:table-count="1" meta:cell-count="6362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6.011cm" svg:height="14.185cm" xlink:href=".." xlink:type="simple" chart:class="chart:line" chart:style-name="ch1">
        <chart:title svg:x="19.562cm" svg:y="0.419cm" chart:style-name="ch2">
          <text:p>Variance of PID Compute Time (s)</text:p>
        </chart:title>
        <chart:plot-area chart:style-name="ch3" table:cell-range-address="Sheet1.C2:Sheet1.C2121" svg:x="1.931cm" svg:y="1.481cm" svg:width="43.16cm" svg:height="11.44cm">
          <chartooo:coordinate-region svg:x="3.584cm" svg:y="1.481cm" svg:width="41.507cm" svg:height="10.187cm"/>
          <chart:axis chart:dimension="x" chart:name="primary-x" chart:style-name="ch4">
            <chart:title svg:x="22.739cm" svg:y="13.204cm" chart:style-name="ch5">
              <text:p>Time Step</text:p>
            </chart:title>
          </chart:axis>
          <chart:axis chart:dimension="y" chart:name="primary-y" chart:style-name="ch4">
            <chart:title svg:x="0.451cm" svg:y="8.965cm" chart:style-name="ch6">
              <text:p>Compute Time Variance</text:p>
            </chart:title>
            <chart:grid chart:style-name="ch7" chart:class="major"/>
          </chart:axis>
          <chart:series chart:style-name="ch8" chart:values-cell-range-address="Sheet1.C2:Sheet1.C2121" chart:class="chart:line">
            <chart:data-point chart:repeated="2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38778085629403">
                <text:p>0.0000138778085629403</text:p>
                <draw:g>
                  <svg:desc>Sheet1.C2:Sheet1.C2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31334872218405">
                <text:p>0.0000131334872218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130573123170431">
                <text:p>0.00001305731231704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2924677937457">
                <text:p>0.000012924677937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25121411164146">
                <text:p>0.0000125121411164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22395007786657">
                <text:p>0.00001223950077866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121812401370128">
                <text:p>0.0000121812401370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120057424292751">
                <text:p>0.00001200574242927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117116454447886">
                <text:p>0.00001171164544478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119918456624438">
                <text:p>0.00001199184566244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120279557413233">
                <text:p>0.00001202795574132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11964957260227">
                <text:p>0.0000119649572602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118978348157696">
                <text:p>0.00001189783481576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113838149562409">
                <text:p>0.0000113838149562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112420980053765">
                <text:p>0.00001124209800537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111489850289789">
                <text:p>0.00001114898502897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932486172262808">
                <text:p>0.000009324861722628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888344803322951">
                <text:p>0.000008883448033229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890657918704145">
                <text:p>0.000008906579187041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884288826262746">
                <text:p>0.000008842888262627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839338144720002">
                <text:p>0.000008393381447200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820131867749372">
                <text:p>0.000008201318677493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872720423190934">
                <text:p>0.000008727204231909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81366859875801">
                <text:p>0.00000813668598758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0819304389195508">
                <text:p>0.000008193043891955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823754352025">
                <text:p>0.000008237543520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0702848023039615">
                <text:p>0.000007028480230396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0701742988617559">
                <text:p>0.000007017429886175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74854309868044">
                <text:p>0.00000748543098680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75996279753693">
                <text:p>0.00000759962797536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0790905488197184">
                <text:p>0.000007909054881971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0794562519933876">
                <text:p>0.000007945625199338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0802815709872441">
                <text:p>0.000008028157098724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0830805671872937">
                <text:p>0.000008308056718729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916583301546913">
                <text:p>0.00000916583301546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0916880842857023">
                <text:p>0.000009168808428570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0912342089386704">
                <text:p>0.000009123420893867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174762218685885">
                <text:p>0.00001747622186858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178380309389741">
                <text:p>0.00001783803093897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179162918139307">
                <text:p>0.00001791629181393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18515374403556">
                <text:p>0.0000185153744035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185578523038018">
                <text:p>0.00001855785230380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185801240941463">
                <text:p>0.00001858012409414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190504632253881">
                <text:p>0.00001905046322538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197833428367972">
                <text:p>0.00001978334283679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198562337240456">
                <text:p>0.00001985623372404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198913514647086">
                <text:p>0.00001989135146470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198915463412441">
                <text:p>0.00001989154634124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196671163950481">
                <text:p>0.00001966711639504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195351384396132">
                <text:p>0.00001953513843961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195825559823035">
                <text:p>0.00001958255598230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203442691594699">
                <text:p>0.00002034426915946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202833033387448">
                <text:p>0.00002028330333874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201685944563556">
                <text:p>0.00002016859445635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203674496505785">
                <text:p>0.00002036744965057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203391735647432">
                <text:p>0.00002033917356474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202793371983507">
                <text:p>0.00002027933719835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203571199049288">
                <text:p>0.00002035711990492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204019531491446">
                <text:p>0.00002040195314914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212593574604643">
                <text:p>0.00002125935746046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213983453961979">
                <text:p>0.00002139834539619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213619008029179">
                <text:p>0.00002136190080291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213019955303025">
                <text:p>0.00002130199553030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223724938011028">
                <text:p>0.00002237249380110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224345731304916">
                <text:p>0.00002243457313049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2242897475934">
                <text:p>0.000022428974759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227058477890551">
                <text:p>0.00002270584778905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224713070053872">
                <text:p>0.00002247130700538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224716257934397">
                <text:p>0.00002247162579343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225386356025693">
                <text:p>0.00002253863560256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225627863643231">
                <text:p>0.00002256278636432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226885895347081">
                <text:p>0.00002268858953470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226988892365381">
                <text:p>0.00002269888923653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226265742046975">
                <text:p>0.00002262657420469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23074612288955">
                <text:p>0.0000230746122889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228681566494942">
                <text:p>0.00002286815664949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233299755861758">
                <text:p>0.00002332997558617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233732549875555">
                <text:p>0.00002337325498755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232235911501156">
                <text:p>0.00002322359115011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230471163791778">
                <text:p>0.00002304711637917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228729832872946">
                <text:p>0.00002287298328729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22824087087945">
                <text:p>0.0000228240870879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230176530450382">
                <text:p>0.00002301765304503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234862255677926">
                <text:p>0.00002348622556779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232125820900099">
                <text:p>0.00002321258209000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231531025492385">
                <text:p>0.00002315310254923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229868590263079">
                <text:p>0.00002298685902630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23076190863744">
                <text:p>0.0000230761908637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229041169514805">
                <text:p>0.00002290411695148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229035378375961">
                <text:p>0.00002290353783759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227258073036054">
                <text:p>0.00002272580730360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226179398019932">
                <text:p>0.00002261793980199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225600083336613">
                <text:p>0.00002256000833366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225562127344876">
                <text:p>0.00002255621273448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225501725141297">
                <text:p>0.00002255017251412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23281708363594">
                <text:p>0.0000232817083635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230395322692853">
                <text:p>0.00002303953226928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230960119397163">
                <text:p>0.00002309601193971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243663044454842">
                <text:p>0.00002436630444548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243924677349476">
                <text:p>0.00002439246773494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242481607698013">
                <text:p>0.00002424816076980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239552629625704">
                <text:p>0.00002395526296257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238944139679242">
                <text:p>0.00002389441396792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240103467018996">
                <text:p>0.00002401034670189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239766182047837">
                <text:p>0.00002397661820478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237281765139391">
                <text:p>0.00002372817651393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235776252294504">
                <text:p>0.00002357762522945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234926209352521">
                <text:p>0.00002349262093525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233679354033086">
                <text:p>0.00002336793540330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230533578751258">
                <text:p>0.00002305335787512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228315196790208">
                <text:p>0.00002283151967902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228265221583285">
                <text:p>0.00002282652215832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228364925655824">
                <text:p>0.00002283649256558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227012975169058">
                <text:p>0.00002270129751690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225877925174261">
                <text:p>0.000022587792517426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224419344621511">
                <text:p>0.00002244193446215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224112312143202">
                <text:p>0.00002241123121432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224874415917972">
                <text:p>0.00002248744159179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222558819140152">
                <text:p>0.00002225588191401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217637089250587">
                <text:p>0.00002176370892505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219975978185316">
                <text:p>0.00002199759781853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218993806385392">
                <text:p>0.00002189938063853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21850957068944">
                <text:p>0.0000218509570689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214874106428473">
                <text:p>0.00002148741064284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211388961832389">
                <text:p>0.00002113889618323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2086047630725">
                <text:p>0.000020860476307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208658981624665">
                <text:p>0.00002086589816246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215707179049196">
                <text:p>0.00002157071790491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213957631190725">
                <text:p>0.00002139576311907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219331240274719">
                <text:p>0.00002193312402747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0214216438060399">
                <text:p>0.00002142164380603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209921439889184">
                <text:p>0.00002099214398891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0209846475387391">
                <text:p>0.00002098464753873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020750595834562">
                <text:p>0.0000207505958345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206874532073059">
                <text:p>0.00002068745320730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208952564033901">
                <text:p>0.00002089525640339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0142800665104427">
                <text:p>0.00001428006651044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0142070330234986">
                <text:p>0.00001420703302349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0144308803269839">
                <text:p>0.00001443088032698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141085018124089">
                <text:p>0.00001410850181240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0141258619088169">
                <text:p>0.00001412586190881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0141645241157105">
                <text:p>0.00001416452411571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139435046614189">
                <text:p>0.00001394350466141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135285425633976">
                <text:p>0.00001352854256339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0135596146971393">
                <text:p>0.00001355961469713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132531158254897">
                <text:p>0.00001325311582548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134238429879588">
                <text:p>0.00001342384298795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133848509701002">
                <text:p>0.00001338485097010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134024933309231">
                <text:p>0.00001340249333092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134020662369173">
                <text:p>0.00001340206623691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130308984785438">
                <text:p>0.00001303089847854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130316926004749">
                <text:p>0.00001303169260047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130176335029232">
                <text:p>0.00001301763350292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131867805058977">
                <text:p>0.00001318678050589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130612783259017">
                <text:p>0.00001306127832590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136631834358223">
                <text:p>0.00001366318343582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136153690189956">
                <text:p>0.00001361536901899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136178838672291">
                <text:p>0.00001361788386722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134940067871808">
                <text:p>0.00001349400678718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134193972515699">
                <text:p>0.00001341939725156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136548560839861">
                <text:p>0.00001365485608398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140273455519934">
                <text:p>0.00001402734555199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132891990661807">
                <text:p>0.00001328919906618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133929972723035">
                <text:p>0.00001339299727230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134769956552254">
                <text:p>0.00001347699565522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137376178468066">
                <text:p>0.00001373761784680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137866029285367">
                <text:p>0.00001378660292853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137639389972753">
                <text:p>0.00001376393899727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137128900770127">
                <text:p>0.00001371289007701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138386185441081">
                <text:p>0.00001383861854410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154208422924665">
                <text:p>0.00001542084229246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153616081222312">
                <text:p>0.00001536160812223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154125932962416">
                <text:p>0.00001541259329624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151817635066174">
                <text:p>0.00001518176350661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151565930774353">
                <text:p>0.00001515659307743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147023614179132">
                <text:p>0.00001470236141791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147726037074517">
                <text:p>0.00001477260370745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147632374011987">
                <text:p>0.00001476323740119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0147433509832">
                <text:p>0.00001474335098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146688244357702">
                <text:p>0.00001466882443577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0147352461225492">
                <text:p>0.00001473524612254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0144267612134792">
                <text:p>0.00001442676121347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0141797894863451">
                <text:p>0.00001417978948634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149753716127322">
                <text:p>0.00001497537161273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153482479874469">
                <text:p>0.00001534824798744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0153427288509571">
                <text:p>0.00001534272885095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0152885146430568">
                <text:p>0.00001528851464305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153136778108821">
                <text:p>0.00001531367781088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159764299885877">
                <text:p>0.00001597642998858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159827453823692">
                <text:p>0.00001598274538236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165017407241166">
                <text:p>0.00001650174072411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16307731136372">
                <text:p>0.0000163077311363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163474798518536">
                <text:p>0.00001634747985185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159862115319626">
                <text:p>0.00001598621153196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153236742002915">
                <text:p>0.00001532367420029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161438443804216">
                <text:p>0.00001614384438042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160591853870055">
                <text:p>0.00001605918538700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148209461106537">
                <text:p>0.00001482094611065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150168637624916">
                <text:p>0.00001501686376249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150329884018537">
                <text:p>0.00001503298840185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153475686108661">
                <text:p>0.000015347568610866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153985774250571">
                <text:p>0.00001539857742505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15363548098484">
                <text:p>0.0000153635480984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156694564266783">
                <text:p>0.00001566945642667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157670052251449">
                <text:p>0.00001576700522514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158579622271172">
                <text:p>0.00001585796222711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15909069182579">
                <text:p>0.0000159090691825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163472864150667">
                <text:p>0.00001634728641506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163896152446683">
                <text:p>0.00001638961524466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166971413169777">
                <text:p>0.000016697141316977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168059836269861">
                <text:p>0.00001680598362698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170952837969004">
                <text:p>0.00001709528379690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168417560978412">
                <text:p>0.00001684175609784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16917023029807">
                <text:p>0.0000169170230298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171651211778468">
                <text:p>0.00001716512117784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171655881029418">
                <text:p>0.00001716558810294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173038164951596">
                <text:p>0.00001730381649515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0175419697923429">
                <text:p>0.00001754196979234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0175949196034043">
                <text:p>0.00001759491960340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0174645394163083">
                <text:p>0.00001746453941630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0174522632819834">
                <text:p>0.00001745226328198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174714355199397">
                <text:p>0.00001747143551993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01793370534032">
                <text:p>0.000017933705340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0179575208552435">
                <text:p>0.00001795752085524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179836728387359">
                <text:p>0.00001798367283873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179585980611848">
                <text:p>0.00001795859806118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0173527395418813">
                <text:p>0.00001735273954188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0171728054678974">
                <text:p>0.00001717280546789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0169753762408748">
                <text:p>0.00001697537624087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170579528757448">
                <text:p>0.00001705795287574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0172740131737435">
                <text:p>0.000017274013173743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0173186401124533">
                <text:p>0.00001731864011245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172853270096037">
                <text:p>0.00001728532700960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017168099945122">
                <text:p>0.0000171680999451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0165889020593261">
                <text:p>0.00001658890205932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164347098692474">
                <text:p>0.00001643470986924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0169667073957103">
                <text:p>0.00001696670739571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0167641139951665">
                <text:p>0.00001676411399516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0168496419025702">
                <text:p>0.00001684964190257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0169197661915665">
                <text:p>0.000016919766191566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0172529155801204">
                <text:p>0.00001725291558012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0172473029156412">
                <text:p>0.000017247302915641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0172717616273239">
                <text:p>0.00001727176162732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0182909733869154">
                <text:p>0.00001829097338691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0184758708692912">
                <text:p>0.00001847587086929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0184095756159165">
                <text:p>0.00001840957561591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0184034513686131">
                <text:p>0.00001840345136861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0185448728701101">
                <text:p>0.00001854487287011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0187059206583918">
                <text:p>0.00001870592065839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018601454388037">
                <text:p>0.0000186014543880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0188546026609726">
                <text:p>0.00001885460266097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0188548192622406">
                <text:p>0.00001885481926224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0187470903999728">
                <text:p>0.000018747090399972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0191175479439596">
                <text:p>0.00001911754794395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0185381330912301">
                <text:p>0.000018538133091230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0183227499496858">
                <text:p>0.000018322749949685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018763104525354">
                <text:p>0.0000187631045253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0183612414377193">
                <text:p>0.000018361241437719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0189793207628757">
                <text:p>0.00001897932076287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0189336984645719">
                <text:p>0.00001893369846457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0186122492538605">
                <text:p>0.000018612249253860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0185384680587327">
                <text:p>0.00001853846805873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0183021281885749">
                <text:p>0.000018302128188574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0182255496957356">
                <text:p>0.00001822554969573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0180119026192541">
                <text:p>0.00001801190261925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0179239822010388">
                <text:p>0.000017923982201038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0179405904781621">
                <text:p>0.00001794059047816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0181644652582617">
                <text:p>0.00001816446525826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018176433362679">
                <text:p>0.00001817643336267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0164355177305958">
                <text:p>0.00001643551773059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0164321776070847">
                <text:p>0.00001643217760708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0166322806322907">
                <text:p>0.00001663228063229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0165528949687151">
                <text:p>0.000016552894968715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0165828144721299">
                <text:p>0.000016582814472129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0166496736545722">
                <text:p>0.000016649673654572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0165545808934763">
                <text:p>0.00001655458089347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0165258154137751">
                <text:p>0.000016525815413775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0165012787497486">
                <text:p>0.00001650127874974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0165205291162351">
                <text:p>0.00001652052911623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0163270374221716">
                <text:p>0.000016327037422171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0163515585199583">
                <text:p>0.00001635155851995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0161881611576734">
                <text:p>0.00001618816115767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0153727473956346">
                <text:p>0.00001537274739563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0149319257507965">
                <text:p>0.00001493192575079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0149537294533732">
                <text:p>0.00001495372945337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0148999666490079">
                <text:p>0.00001489996664900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015098765291689">
                <text:p>0.00001509876529168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014358131791197">
                <text:p>0.0000143581317911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0145656055586124">
                <text:p>0.00001456560555861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0145995049754788">
                <text:p>0.00001459950497547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0145155391717367">
                <text:p>0.00001451553917173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0153552328822189">
                <text:p>0.000015355232882218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0153899150892414">
                <text:p>0.00001538991508924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0153058360188635">
                <text:p>0.00001530583601886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0148133830783502">
                <text:p>0.00001481338307835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0151652030684767">
                <text:p>0.00001516520306847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0152581880225607">
                <text:p>0.00001525818802256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0149433538961055">
                <text:p>0.00001494335389610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014919286970766">
                <text:p>0.00001491928697076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0146555778110168">
                <text:p>0.00001465557781101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0147150385290529">
                <text:p>0.000014715038529052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0146731289062605">
                <text:p>0.000014673128906260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0145976301524055">
                <text:p>0.000014597630152405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0144742537262336">
                <text:p>0.00001447425372623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0145488377537735">
                <text:p>0.00001454883775377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0147226810090506">
                <text:p>0.00001472268100905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0144370389036046">
                <text:p>0.00001443703890360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0150002389513553">
                <text:p>0.000015000238951355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0147062274742035">
                <text:p>0.00001470622747420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0146341735053362">
                <text:p>0.00001463417350533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0143936406824346">
                <text:p>0.000014393640682434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014788279453082">
                <text:p>0.00001478827945308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0149212449333929">
                <text:p>0.000014921244933392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0146521852409464">
                <text:p>0.00001465218524094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0147467797967269">
                <text:p>0.000014746779796726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0144937541314929">
                <text:p>0.000014493754131492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0143087006519667">
                <text:p>0.00001430870065196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014460316972785">
                <text:p>0.00001446031697278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0146751584868352">
                <text:p>0.000014675158486835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0146881994537925">
                <text:p>0.00001468819945379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0149160353290572">
                <text:p>0.000014916035329057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0143451108315293">
                <text:p>0.000014345110831529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0142975172553892">
                <text:p>0.000014297517255389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0142762687051993">
                <text:p>0.00001427626870519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0143611072084816">
                <text:p>0.00001436110720848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0143133114634437">
                <text:p>0.000014313311463443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0143458768866952">
                <text:p>0.000014345876886695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0141097020277421">
                <text:p>0.00001410970202774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0145949096070033">
                <text:p>0.00001459490960700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0143603693813428">
                <text:p>0.00001436036938134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0143370429580809">
                <text:p>0.00001433704295808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0143796471203646">
                <text:p>0.000014379647120364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0145072352135322">
                <text:p>0.00001450723521353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0144024286725147">
                <text:p>0.000014402428672514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0144158724319614">
                <text:p>0.00001441587243196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014029501111106">
                <text:p>0.0000140295011111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0140183651303004">
                <text:p>0.000014018365130300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0143424682645215">
                <text:p>0.00001434246826452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0145404920483676">
                <text:p>0.000014540492048367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0142334767867524">
                <text:p>0.00001423347678675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0142753610804685">
                <text:p>0.00001427536108046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0147343610058961">
                <text:p>0.000014734361005896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0136863343591139">
                <text:p>0.00001368633435911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013648097434327">
                <text:p>0.0000136480974343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013613961066518">
                <text:p>0.0000136139610665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0138763883797419">
                <text:p>0.00001387638837974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013954644877323">
                <text:p>0.00001395464487732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0139649129253955">
                <text:p>0.00001396491292539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0141566624053234">
                <text:p>0.000014156662405323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0143898999723934">
                <text:p>0.000014389899972393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0144484003848574">
                <text:p>0.000014448400384857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0144521113251654">
                <text:p>0.00001445211132516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0145301454654971">
                <text:p>0.000014530145465497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0145730428067815">
                <text:p>0.00001457304280678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0145742169358994">
                <text:p>0.00001457421693589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0144221332532316">
                <text:p>0.00001442213325323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0144557296876315">
                <text:p>0.00001445572968763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0139719579622826">
                <text:p>0.00001397195796228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0138299725157898">
                <text:p>0.000013829972515789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0140513220400515">
                <text:p>0.00001405132204005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0140531570369176">
                <text:p>0.000014053157036917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0138343505801241">
                <text:p>0.000013834350580124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0142921385462438">
                <text:p>0.000014292138546243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0140578380381807">
                <text:p>0.00001405783803818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0144675983625417">
                <text:p>0.000014467598362541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0144525563666634">
                <text:p>0.00001445255636666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00146241909532044">
                <text:p>0.000014624190953204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0145238164289488">
                <text:p>0.000014523816428948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0145375179358598">
                <text:p>0.00001453751793585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0145743609199399">
                <text:p>0.00001457436091993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0140625828209305">
                <text:p>0.00001406258282093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0140673417705888">
                <text:p>0.00001406734177058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014053926198366">
                <text:p>0.00001405392619836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0148058981037625">
                <text:p>0.00001480589810376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0149094628328311">
                <text:p>0.000014909462832831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0149371337448568">
                <text:p>0.000014937133744856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0150882243023543">
                <text:p>0.000015088224302354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0153393510118159">
                <text:p>0.00001533935101181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0153514822720937">
                <text:p>0.000015351482272093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0157817685432318">
                <text:p>0.00001578176854323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0160069929862296">
                <text:p>0.000016006992986229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016316461355655">
                <text:p>0.00001631646135565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017093178719675">
                <text:p>0.0000170931787196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0170359331799244">
                <text:p>0.00001703593317992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0168812679642542">
                <text:p>0.000016881267964254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0168076610434386">
                <text:p>0.00001680766104343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0168877798836099">
                <text:p>0.00001688777988360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00165446458332548">
                <text:p>0.00001654464583325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0163890569988299">
                <text:p>0.000016389056998829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0165462743661996">
                <text:p>0.000016546274366199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0158831992936909">
                <text:p>0.00001588319929369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0158127626236856">
                <text:p>0.00001581276262368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0158463633770128">
                <text:p>0.00001584636337701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0157272064532497">
                <text:p>0.000015727206453249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0154811221106039">
                <text:p>0.000015481122110603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0153600665187819">
                <text:p>0.00001536006651878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0153494701586805">
                <text:p>0.000015349470158680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0153155237521217">
                <text:p>0.00001531552375212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0154405954958065">
                <text:p>0.000015440595495806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0152870264289548">
                <text:p>0.000015287026428954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0155591177691705">
                <text:p>0.00001555911776917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0154959927915652">
                <text:p>0.000015495992791565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0156857240263668">
                <text:p>0.000015685724026366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0158462590508926">
                <text:p>0.000015846259050892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0157026333097183">
                <text:p>0.000015702633309718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0158372654415158">
                <text:p>0.000015837265441515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0154684532635534">
                <text:p>0.000015468453263553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0156199607464819">
                <text:p>0.00001561996074648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0156200133600242">
                <text:p>0.00001562001336002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0156313454548798">
                <text:p>0.000015631345454879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0152703075533685">
                <text:p>0.000015270307553368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00154508416353564">
                <text:p>0.000015450841635356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0154850829705279">
                <text:p>0.000015485082970527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0156807337816255">
                <text:p>0.00001568073378162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0160458946935358">
                <text:p>0.000016045894693535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015981914355819">
                <text:p>0.0000159819143558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0016330435279027">
                <text:p>0.00001633043527902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0161005903152031">
                <text:p>0.000016100590315203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0160877919968774">
                <text:p>0.000016087791996877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0158393594387523">
                <text:p>0.00001583935943875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0158863454924937">
                <text:p>0.000015886345492493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01588683526357">
                <text:p>0.0000158868352635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0158241430101439">
                <text:p>0.000015824143010143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0164143716597224">
                <text:p>0.000016414371659722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0164099381063544">
                <text:p>0.00001640993810635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0163512882382119">
                <text:p>0.000016351288238211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0162968471212571">
                <text:p>0.00001629684712125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0156816153650802">
                <text:p>0.00001568161536508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0157914637596477">
                <text:p>0.000015791463759647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0160027345439762">
                <text:p>0.000016002734543976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0159883786111118">
                <text:p>0.00001598837861111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0158900886025879">
                <text:p>0.000015890088602587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0158896782916747">
                <text:p>0.000015889678291674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0159131544774248">
                <text:p>0.000015913154477424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0158229764874883">
                <text:p>0.00001582297648748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0159989297613761">
                <text:p>0.000015998929761376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0157767367106245">
                <text:p>0.00001577673671062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0155001771548698">
                <text:p>0.000015500177154869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0154905772884325">
                <text:p>0.00001549057728843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0154515284515858">
                <text:p>0.000015451528451585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0150282123181825">
                <text:p>0.00001502821231818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0150156034968814">
                <text:p>0.000015015603496881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0149509741305325">
                <text:p>0.00001495097413053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0152481035747844">
                <text:p>0.000015248103574784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0153004169429308">
                <text:p>0.000015300416942930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0150357689347939">
                <text:p>0.000015035768934793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0150925797307372">
                <text:p>0.000015092579730737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0148373026973807">
                <text:p>0.000014837302697380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0141800533943746">
                <text:p>0.000014180053394374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0141878644369833">
                <text:p>0.000014187864436983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0145851556032272">
                <text:p>0.00001458515560322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0142641858994658">
                <text:p>0.000014264185899465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0145664142552723">
                <text:p>0.000014566414255272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015043808737667">
                <text:p>0.00001504380873766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0148430424051259">
                <text:p>0.000014843042405125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0149627831555198">
                <text:p>0.000014962783155519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0148180352149036">
                <text:p>0.00001481803521490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0147926559951665">
                <text:p>0.000014792655995166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0143886734384108">
                <text:p>0.00001438867343841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0143835395687701">
                <text:p>0.000014383539568770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0145088540586136">
                <text:p>0.000014508854058613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0141494333129547">
                <text:p>0.000014149433312954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0141133389053425">
                <text:p>0.00001411333890534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013713313639796">
                <text:p>0.00001371331363979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0136722633756684">
                <text:p>0.000013672263375668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0131379770431013">
                <text:p>0.000013137977043101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0130780889598921">
                <text:p>0.000013078088959892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0131225173824238">
                <text:p>0.000013122517382423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0135403498321859">
                <text:p>0.000013540349832185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013657092228199">
                <text:p>0.0000136570922281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0136852531879727">
                <text:p>0.00001368525318797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0136945246240222">
                <text:p>0.000013694524624022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0126175934599567">
                <text:p>0.000012617593459956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012984961294785">
                <text:p>0.0000129849612947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0129794894447788">
                <text:p>0.000012979489444778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0129054559294624">
                <text:p>0.000012905455929462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0127682007073162">
                <text:p>0.000012768200707316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0129449564234202">
                <text:p>0.000012944956423420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0127274831247148">
                <text:p>0.000012727483124714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0125883550241996">
                <text:p>0.000012588355024199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0121780202781596">
                <text:p>0.000012178020278159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00111668184204944">
                <text:p>0.000011166818420494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0112284988702912">
                <text:p>0.00001122849887029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0112044027395275">
                <text:p>0.000011204402739527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0114234297851622">
                <text:p>0.00001142342978516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0114589028506048">
                <text:p>0.000011458902850604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0114455008572467">
                <text:p>0.000011445500857246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0113006458626489">
                <text:p>0.000011300645862648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0113276693433348">
                <text:p>0.000011327669343334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011483666762002">
                <text:p>0.00001148366676200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0116018517687227">
                <text:p>0.000011601851768722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0116256011811619">
                <text:p>0.000011625601181161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0112801979459355">
                <text:p>0.000011280197945935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011305229010465">
                <text:p>0.00001130522901046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011808317151883">
                <text:p>0.00001180831715188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0119520472537061">
                <text:p>0.000011952047253706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012129458196646">
                <text:p>0.00001212945819664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0118873371417199">
                <text:p>0.000011887337141719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0118836551685329">
                <text:p>0.000011883655168532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0117149554637291">
                <text:p>0.000011714955463729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0119895064408148">
                <text:p>0.000011989506440814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0121927340679677">
                <text:p>0.000012192734067967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00121062460433359">
                <text:p>0.000012106246043335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0123361622507571">
                <text:p>0.000012336162250757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00123045720519103">
                <text:p>0.000012304572051910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0120882105212491">
                <text:p>0.000012088210521249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0121372372752399">
                <text:p>0.000012137237275239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012162432199179">
                <text:p>0.00001216243219917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0121576751927666">
                <text:p>0.00001215767519276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0122847262818327">
                <text:p>0.000012284726281832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0119671018371326">
                <text:p>0.000011967101837132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0120001517983357">
                <text:p>0.000012000151798335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0116651935359397">
                <text:p>0.000011665193535939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0113987423370795">
                <text:p>0.000011398742337079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0114215612156721">
                <text:p>0.000011421561215672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0110248080305697">
                <text:p>0.00001102480803056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0111800302214289">
                <text:p>0.000011180030221428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0114492343204373">
                <text:p>0.000011449234320437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0116308459444101">
                <text:p>0.000011630845944410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0119268810298811">
                <text:p>0.000011926881029881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0119391339572101">
                <text:p>0.000011939133957210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0119417915167356">
                <text:p>0.000011941791516735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0112324263395374">
                <text:p>0.000011232426339537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0112315717041839">
                <text:p>0.000011231571704183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0113013469621642">
                <text:p>0.000011301346962164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0113111311066375">
                <text:p>0.00001131113110663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0113737002118466">
                <text:p>0.000011373700211846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00115658945016367">
                <text:p>0.000011565894501636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0113782609106519">
                <text:p>0.000011378260910651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0113711617531087">
                <text:p>0.000011371161753108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0122000820673559">
                <text:p>0.000012200082067355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00123217419926965">
                <text:p>0.000012321741992696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0123353205705049">
                <text:p>0.000012335320570504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012514782440877">
                <text:p>0.00001251478244087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0012504848104285">
                <text:p>0.00001250484810428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0125187031041986">
                <text:p>0.000012518703104198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00130591580407334">
                <text:p>0.000013059158040733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00131102829956252">
                <text:p>0.000013110282995625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0013621634061908">
                <text:p>0.00001362163406190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00139628516459453">
                <text:p>0.000013962851645945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00142072736836139">
                <text:p>0.000014207273683613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00140733767812069">
                <text:p>0.000014073376781206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00135751866837567">
                <text:p>0.000013575186683756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00133052022480274">
                <text:p>0.000013305202248027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00132865347467147">
                <text:p>0.000013286534746714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00130944715576937">
                <text:p>0.000013094471557693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00131109787795589">
                <text:p>0.000013110978779558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0013444955935864">
                <text:p>0.00001344495593586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00134376619885929">
                <text:p>0.000013437661988592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00129785680377029">
                <text:p>0.000012978568037702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00129787940493862">
                <text:p>0.000012978794049386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00126763900195729">
                <text:p>0.000012676390019572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00125658320545455">
                <text:p>0.000012565832054545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0012627072531379">
                <text:p>0.00001262707253137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00125783569536596">
                <text:p>0.000012578356953659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00127317775041835">
                <text:p>0.000012731777504183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0128737005229971">
                <text:p>0.000012873700522997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00134607150863867">
                <text:p>0.000013460715086386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00135536542847987">
                <text:p>0.000013553654284798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00134212483153164">
                <text:p>0.000013421248315316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00142328830426809">
                <text:p>0.000014232883042680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00145665234942812">
                <text:p>0.00001456652349428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00145714997389632">
                <text:p>0.000014571499738963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00146243050155954">
                <text:p>0.000014624305015595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00145671527855985">
                <text:p>0.000014567152785598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00144288386830728">
                <text:p>0.000014428838683072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00143916978506204">
                <text:p>0.00001439169785062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0014208414280563">
                <text:p>0.00001420841428056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00144914587271205">
                <text:p>0.000014491458727120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00145600433136715">
                <text:p>0.000014560043313671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00154267625616423">
                <text:p>0.000015426762561642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00157926391745615">
                <text:p>0.000015792639174561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00154429015261422">
                <text:p>0.000015442901526142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0015827080340718">
                <text:p>0.00001582708034071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00161710568031498">
                <text:p>0.000016171056803149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00166284984671303">
                <text:p>0.000016628498467130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00164751612602186">
                <text:p>0.000016475161260218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00163539841804821">
                <text:p>0.000016353984180482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0016246388671199">
                <text:p>0.00001624638867119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00164890624346216">
                <text:p>0.000016489062434621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00164100160431923">
                <text:p>0.000016410016043192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00162526862722957">
                <text:p>0.000016252686272295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00162483192007467">
                <text:p>0.000016248319200746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00163707317643434">
                <text:p>0.000016370731764343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00166193147899528">
                <text:p>0.000016619314789952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00166664513713923">
                <text:p>0.000016666451371392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00167659051256067">
                <text:p>0.000016765905125606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00166968539475188">
                <text:p>0.000016696853947518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00165398548051703">
                <text:p>0.000016539854805170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00164534525767193">
                <text:p>0.000016453452576719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0016489945051543">
                <text:p>0.00001648994505154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00164731483320301">
                <text:p>0.000016473148332030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00164754212912106">
                <text:p>0.000016475421291210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00160018577231196">
                <text:p>0.000016001857723119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00162653137936718">
                <text:p>0.000016265313793671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00160471438715942">
                <text:p>0.000016047143871594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00162458758640949">
                <text:p>0.000016245875864094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00163399488138264">
                <text:p>0.000016339948813826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00168581592480031">
                <text:p>0.000016858159248003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00165446301053481">
                <text:p>0.000016544630105348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00162926767579146">
                <text:p>0.000016292676757914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00161653627920849">
                <text:p>0.000016165362792084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00160284723389562">
                <text:p>0.000016028472338956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00159714604368103">
                <text:p>0.000015971460436810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00164644595286866">
                <text:p>0.000016464459528686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00166509585527749">
                <text:p>0.000016650958552774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00166311288908609">
                <text:p>0.000016631128890860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0016597550358284">
                <text:p>0.0000165975503582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00166207586861874">
                <text:p>0.000016620758686187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0166203315861701">
                <text:p>0.000016620331586170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00167416482542273">
                <text:p>0.000016741648254227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001668536366312">
                <text:p>0.0000166853636631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00166240086173998">
                <text:p>0.000016624008617399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00166428144709411">
                <text:p>0.00001664281447094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00167512010028776">
                <text:p>0.000016751201002877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00169806641468943">
                <text:p>0.000016980664146894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00168021240159966">
                <text:p>0.000016802124015996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00166133068370321">
                <text:p>0.000016613306837032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00164213400024209">
                <text:p>0.000016421340002420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00165709301199424">
                <text:p>0.000016570930119942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00165716822125796">
                <text:p>0.000016571682212579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00165704131751321">
                <text:p>0.000016570413175132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0016799667220516">
                <text:p>0.0000167996672205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00168129161724469">
                <text:p>0.000016812916172446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00168012781115667">
                <text:p>0.000016801278111566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00167181485713314">
                <text:p>0.000016718148571331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00163894488121939">
                <text:p>0.000016389448812193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00161796797518373">
                <text:p>0.000016179679751837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00164972173389893">
                <text:p>0.000016497217338989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00156596032149507">
                <text:p>0.000015659603214950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00155729237134721">
                <text:p>0.000015572923713472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00155403061359632">
                <text:p>0.000015540306135963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00153316520804241">
                <text:p>0.000015331652080424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00156117452915534">
                <text:p>0.000015611745291553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00157316554284248">
                <text:p>0.000015731655428424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00152491552878423">
                <text:p>0.000015249155287842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00158326702802758">
                <text:p>0.000015832670280275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00154961736420424">
                <text:p>0.000015496173642042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00160653840433473">
                <text:p>0.000016065384043347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0157846856711309">
                <text:p>0.000015784685671130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00157551587519448">
                <text:p>0.000015755158751944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00157639836335841">
                <text:p>0.000015763983633584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00157592841474835">
                <text:p>0.000015759284147483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00158394870101718">
                <text:p>0.000015839487010171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0015921021737905">
                <text:p>0.00001592102173790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00159046188146553">
                <text:p>0.000015904618814655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00155792005904051">
                <text:p>0.000015579200590405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00158038208983613">
                <text:p>0.000015803820898361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0015828648462045">
                <text:p>0.00001582864846204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0159179036154463">
                <text:p>0.000015917903615446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00165274524151431">
                <text:p>0.000016527452415143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0016255992924072">
                <text:p>0.00001625599292407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00162309102822746">
                <text:p>0.000016230910282274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00163056301813481">
                <text:p>0.000016305630181348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00162387473626954">
                <text:p>0.000016238747362695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00161959425496903">
                <text:p>0.000016195942549690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00155999862032604">
                <text:p>0.000015599986203260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00157154079624175">
                <text:p>0.000015715407962417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00159665573812776">
                <text:p>0.000015966557381277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0151264905300334">
                <text:p>0.000015126490530033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00148096434589361">
                <text:p>0.000014809643458936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00146840017753238">
                <text:p>0.000014684001775323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00146772801602158">
                <text:p>0.000014677280160215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00146847396388205">
                <text:p>0.000014684739638820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00149375639875646">
                <text:p>0.000014937563987564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00152835613959484">
                <text:p>0.000015283561395948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00152299258722392">
                <text:p>0.000015229925872239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00148361575232194">
                <text:p>0.000014836157523219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0014922700790609">
                <text:p>0.00001492270079060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00144531336062755">
                <text:p>0.000014453133606275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00141863973877111">
                <text:p>0.000014186397387711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00144266355155765">
                <text:p>0.000014426635515576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00139292237932272">
                <text:p>0.000013929223793227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00136121811730296">
                <text:p>0.000013612181173029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00132293312305553">
                <text:p>0.000013229331230555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00131131300619892">
                <text:p>0.000013113130061989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00131191472556419">
                <text:p>0.000013119147255641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00129738676603904">
                <text:p>0.000012973867660390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00126943517435421">
                <text:p>0.000012694351743542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00130483347216856">
                <text:p>0.000013048334721685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00130787776500709">
                <text:p>0.000013078777650070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00131057256829003">
                <text:p>0.000013105725682900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00128835105797129">
                <text:p>0.000012883510579712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00126170676666894">
                <text:p>0.000012617067666689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0012715919346548">
                <text:p>0.00001271591934654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00126359069838057">
                <text:p>0.000012635906983805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00126145556712597">
                <text:p>0.000012614555671259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00126295078667341">
                <text:p>0.000012629507866734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00126600923518929">
                <text:p>0.000012660092351892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00126425393367591">
                <text:p>0.000012642539336759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00129527068080037">
                <text:p>0.000012952706808003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00133655714921396">
                <text:p>0.000013365571492139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00133216829886498">
                <text:p>0.000013321682988649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00128915852148986">
                <text:p>0.000012891585214898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00129032843716137">
                <text:p>0.000012903284371613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00130734011822101">
                <text:p>0.000013073401182210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00129769044365279">
                <text:p>0.000012976904436527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00126699997131345">
                <text:p>0.000012669999713134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00129961138223827">
                <text:p>0.000012996113822382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00131501643263201">
                <text:p>0.000013150164326320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00132358080130812">
                <text:p>0.000013235808013081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00134900303185203">
                <text:p>0.000013490030318520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00139604780283989">
                <text:p>0.000013960478028398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00135286750225941">
                <text:p>0.000013528675022594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00135975471142303">
                <text:p>0.000013597547114230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00149522366512251">
                <text:p>0.000014952236651225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00150799063131331">
                <text:p>0.000015079906313133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00151409009253637">
                <text:p>0.000015140900925363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00152897009195516">
                <text:p>0.000015289700919551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00150484144939143">
                <text:p>0.000015048414493914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00154211411926948">
                <text:p>0.000015421141192694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00155389886213006">
                <text:p>0.000015538988621300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00155710043364514">
                <text:p>0.000015571004336451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00153778355280955">
                <text:p>0.000015377835528095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00149972648439655">
                <text:p>0.000014997264843965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00150757531230625">
                <text:p>0.000015075753123062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00149704607215519">
                <text:p>0.000014970460721551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00149632422063293">
                <text:p>0.000014963242206329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00148032287452494">
                <text:p>0.000014803228745249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00148166587031571">
                <text:p>0.000014816658703157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00156997592241137">
                <text:p>0.000015699759224113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00155942413972839">
                <text:p>0.000015594241397283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00155587021106974">
                <text:p>0.000015558702110697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00167987895107942">
                <text:p>0.000016798789510794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00169800640918685">
                <text:p>0.000016980064091868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00171390346330609">
                <text:p>0.000017139034633060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00171543736153197">
                <text:p>0.000017154373615319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00167261535411143">
                <text:p>0.000016726153541114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00170090922629938">
                <text:p>0.000017009092262993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00173847577116082">
                <text:p>0.000017384757711608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00176504479768742">
                <text:p>0.000017650447976874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00177028119605316">
                <text:p>0.000017702811960531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00181173238139047">
                <text:p>0.000018117323813904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00180910957349985">
                <text:p>0.000018091095734998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00180702992979736">
                <text:p>0.000018070299297973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00175570813350272">
                <text:p>0.000017557081335027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00175822025786328">
                <text:p>0.000017582202578632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0016745123033068">
                <text:p>0.00001674512303306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00170423088655025">
                <text:p>0.000017042308865502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0017050866751537">
                <text:p>0.00001705086675153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00174674808899905">
                <text:p>0.000017467480889990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00176312824487697">
                <text:p>0.000017631282448769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0017661384070847">
                <text:p>0.00001766138407084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00175624164510853">
                <text:p>0.000017562416451085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00175579492591645">
                <text:p>0.000017557949259164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00175538798445971">
                <text:p>0.000017553879844597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00173547117579143">
                <text:p>0.000017354711757914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00173452032589829">
                <text:p>0.000017345203258982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00174608560785494">
                <text:p>0.000017460856078549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00169583620777759">
                <text:p>0.000016958362077775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00168637473095014">
                <text:p>0.000016863747309501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00168088185258999">
                <text:p>0.000016808818525899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00170025696502308">
                <text:p>0.000017002569650230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00169465348586986">
                <text:p>0.000016946534858698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00171231663017472">
                <text:p>0.000017123166301747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00171139771060919">
                <text:p>0.000017113977106091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00173166205739459">
                <text:p>0.000017316620573945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00170343747597858">
                <text:p>0.000017034374759785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0017102816461566">
                <text:p>0.00001710281646156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00176384569903616">
                <text:p>0.000017638456990361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00182289537967767">
                <text:p>0.000018228953796776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00181418075707049">
                <text:p>0.000018141807570704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00181820871431833">
                <text:p>0.000018182087143183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00186854046377661">
                <text:p>0.000018685404637766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00184808059406435">
                <text:p>0.000018480805940643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00184190159974225">
                <text:p>0.000018419015997422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00184400959076149">
                <text:p>0.000018440095907614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00182026926671388">
                <text:p>0.000018202692667138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00177652984464258">
                <text:p>0.000017765298446425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00176485487340656">
                <text:p>0.000017648548734065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00172751327870589">
                <text:p>0.000017275132787058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00174565458024478">
                <text:p>0.000017456545802447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00176319541106134">
                <text:p>0.000017631954110613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00180407061739124">
                <text:p>0.000018040706173912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0018195213927917">
                <text:p>0.00001819521392791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00184400255977268">
                <text:p>0.000018440025597726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00189218418346857">
                <text:p>0.000018921841834685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00191523926441334">
                <text:p>0.000019152392644133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0019789271226796">
                <text:p>0.00001978927122679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00197316354531991">
                <text:p>0.000019731635453199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0019738154250896">
                <text:p>0.00001973815425089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00195728789790746">
                <text:p>0.000019572878979074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00196726855786702">
                <text:p>0.000019672685578670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00194640910693981">
                <text:p>0.000019464091069398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0019395474312423">
                <text:p>0.00001939547431242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00193986164000707">
                <text:p>0.000019398616400070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00194730164308644">
                <text:p>0.000019473016430864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00197747210823194">
                <text:p>0.000019774721082319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00198956603174108">
                <text:p>0.000019895660317410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0195326767228896">
                <text:p>0.000019532676722889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00201173353510738">
                <text:p>0.000020117335351073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00202611384219893">
                <text:p>0.000020261138421989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00206013870011588">
                <text:p>0.000020601387001158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00206018118024905">
                <text:p>0.000020601811802490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00203040536712253">
                <text:p>0.000020304053671225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00204516200171771">
                <text:p>0.000020451620017177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00203264132921566">
                <text:p>0.000020326413292156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00198917540940372">
                <text:p>0.000019891754094037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00201592119834594">
                <text:p>0.000020159211983459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00202065134635446">
                <text:p>0.000020206513463544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00198875569972865">
                <text:p>0.000019887556997286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00195336702809531">
                <text:p>0.000019533670280953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00196519784115231">
                <text:p>0.000019651978411523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00192146499756462">
                <text:p>0.000019214649975646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00186336962269645">
                <text:p>0.000018633696226964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00185554773732736">
                <text:p>0.000018555477373273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00184424038609263">
                <text:p>0.000018442403860926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00183882445907686">
                <text:p>0.000018388244590768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00184504060830374">
                <text:p>0.000018450406083037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00180143223596567">
                <text:p>0.000018014322359656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00178319176329124">
                <text:p>0.000017831917632912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00178186532279144">
                <text:p>0.000017818653227914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00178033141540454">
                <text:p>0.000017803314154045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00179226335048772">
                <text:p>0.000017922633504877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00178144105244561">
                <text:p>0.000017814410524456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00179193526975466">
                <text:p>0.000017919352697546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00179626262367783">
                <text:p>0.000017962626236778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00180062907865041">
                <text:p>0.000018006290786504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00180100719683094">
                <text:p>0.000018010071968309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00174097457929657">
                <text:p>0.000017409745792965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00174158781493417">
                <text:p>0.000017415878149341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00173435972241054">
                <text:p>0.000017343597224105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00161583567400001">
                <text:p>0.000016158356740000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00159665256485558">
                <text:p>0.000015966525648555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00163496477361425">
                <text:p>0.000016349647736142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00166729988963844">
                <text:p>0.000016672998896384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00167415225110056">
                <text:p>0.000016741522511005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00166476160380976">
                <text:p>0.000016647616038097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00165827304432319">
                <text:p>0.000016582730443231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0164368079083268">
                <text:p>0.000016436807908326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00164396385365519">
                <text:p>0.000016439638536551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00158701345736403">
                <text:p>0.000015870134573640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00161814529314322">
                <text:p>0.000016181452931432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00161577040688952">
                <text:p>0.000016157704068895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00168349954271112">
                <text:p>0.00001683499542711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00167678587527491">
                <text:p>0.000016767858752749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00167889235396627">
                <text:p>0.000016788923539662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00166768549149144">
                <text:p>0.000016676854914914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00167159013718277">
                <text:p>0.000016715901371827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00164857594043023">
                <text:p>0.000016485759404302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0016262801841833">
                <text:p>0.00001626280184183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00161573830511446">
                <text:p>0.000016157383051144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00164916245389091">
                <text:p>0.000016491624538909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00166725350302973">
                <text:p>0.000016672535030297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00169159328684357">
                <text:p>0.000016915932868435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00169563407177975">
                <text:p>0.000016956340717797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00169559866503712">
                <text:p>0.000016955986650371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0016768463029992">
                <text:p>0.00001676846302999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00168337589545033">
                <text:p>0.000016833758954503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00168925976902925">
                <text:p>0.000016892597690292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00168536113302957">
                <text:p>0.000016853611330295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00164848378994133">
                <text:p>0.000016484837899413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0016481121184514">
                <text:p>0.00001648112118451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00163086169707914">
                <text:p>0.000016308616970791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00163908286389621">
                <text:p>0.000016390828638962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00164882079202975">
                <text:p>0.000016488207920297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00166378916017866">
                <text:p>0.000016637891601786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00166579980804642">
                <text:p>0.000016657998080464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00162477388007149">
                <text:p>0.000016247738800714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00155873660347378">
                <text:p>0.000015587366034737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00156052348383336">
                <text:p>0.000015605234838333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00154971549168385">
                <text:p>0.000015497154916838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00146696834686105">
                <text:p>0.000014669683468610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0014607118353475">
                <text:p>0.00001460711835347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0014528934700708">
                <text:p>0.00001452893470070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00147641600314711">
                <text:p>0.000014764160031471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00148089261174773">
                <text:p>0.000014808926117477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00147919954418229">
                <text:p>0.000014791995441822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00148903436770614">
                <text:p>0.000014890343677061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0148303465248804">
                <text:p>0.000014830346524880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00147476353845233">
                <text:p>0.000014747635384523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00157061707520054">
                <text:p>0.000015706170752005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00155601170767692">
                <text:p>0.000015560117076769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00156188165521345">
                <text:p>0.000015618816552134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00155240002520869">
                <text:p>0.000015524000252086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00149224708479247">
                <text:p>0.000014922470847924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00153474680379427">
                <text:p>0.000015347468037942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00142017469874915">
                <text:p>0.000014201746987491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00142451223820449">
                <text:p>0.000014245122382044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00143501611577071">
                <text:p>0.000014350161157707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00143491570478205">
                <text:p>0.000014349157047820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00141654553505325">
                <text:p>0.000014165455350532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00146293139556025">
                <text:p>0.000014629313955602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00146267268313653">
                <text:p>0.000014626726831365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00146435077190443">
                <text:p>0.000014643507719044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00146360502271407">
                <text:p>0.000014636050227140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00147662859163891">
                <text:p>0.000014766285916389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0014522879921449">
                <text:p>0.00001452287992144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00145118241109326">
                <text:p>0.000014511824110932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00133969145692887">
                <text:p>0.000013396914569288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00133548710551763">
                <text:p>0.000013354871055176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00128026444333071">
                <text:p>0.000012802644433307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00128038763753786">
                <text:p>0.000012803876375378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00131495840048926">
                <text:p>0.000013149584004892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00132648416865987">
                <text:p>0.000013264841686598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00132635529508855">
                <text:p>0.000013263552950885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00131307858702159">
                <text:p>0.000013130785870215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00129707495632426">
                <text:p>0.000012970749563242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00129795897993964">
                <text:p>0.000012979589799396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00134235985471601">
                <text:p>0.000013423598547160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00133574266479898">
                <text:p>0.000013357426647989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00133534128291346">
                <text:p>0.000013353412829134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00133550567940769">
                <text:p>0.000013355056794076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00129258061515761">
                <text:p>0.000012925806151576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00130967485319667">
                <text:p>0.000013096748531966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00130386693922275">
                <text:p>0.000013038669392227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00129922417223342">
                <text:p>0.000012992241722334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00129813976544544">
                <text:p>0.000012981397654454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00129784246893934">
                <text:p>0.000012978424689393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00132227413239639">
                <text:p>0.000013222741323963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00133344668240806">
                <text:p>0.000013334466824080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00133685408420493">
                <text:p>0.000013368540842049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0013176555785393">
                <text:p>0.00001317655578539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0013103837767459">
                <text:p>0.00001310383776745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00131182834167364">
                <text:p>0.000013118283416736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00131045289651068">
                <text:p>0.000013104528965106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00134092384997684">
                <text:p>0.000013409238499768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00134228016092975">
                <text:p>0.000013422801609297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00137191506403015">
                <text:p>0.000013719150640301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00137567370386074">
                <text:p>0.000013756737038607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00138202074010412">
                <text:p>0.000013820207401041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00162855844283636">
                <text:p>0.000016285584428363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00165195708270344">
                <text:p>0.000016519570827034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00157094004548724">
                <text:p>0.000015709400454872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00157935579935786">
                <text:p>0.000015793557993578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0016187027487863">
                <text:p>0.00001618702748786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00163707787317224">
                <text:p>0.000016370778731722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00159099121164873">
                <text:p>0.000015909912116487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0016352438932184">
                <text:p>0.00001635243893218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00168239591443297">
                <text:p>0.000016823959144329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00169859071632572">
                <text:p>0.000016985907163257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00164505654596477">
                <text:p>0.000016450565459647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00164405741111086">
                <text:p>0.000016440574111108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00163691299522769">
                <text:p>0.000016369129952276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00163227621386434">
                <text:p>0.000016322762138643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00162711808478332">
                <text:p>0.000016271180847833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00165175988322344">
                <text:p>0.000016517598832234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0016608727523626">
                <text:p>0.00001660872752362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00164443403391156">
                <text:p>0.000016444340339115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00164383202586256">
                <text:p>0.000016438320258625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00171537471795135">
                <text:p>0.000017153747179513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00169530758483524">
                <text:p>0.000016953075848352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00168730544882426">
                <text:p>0.000016873054488242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00166838852728688">
                <text:p>0.000016683885272868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00166598936328243">
                <text:p>0.000016659893632824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00168047138329489">
                <text:p>0.000016804713832948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00168376091400673">
                <text:p>0.000016837609140067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00168813016723844">
                <text:p>0.000016881301672384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00168684704432298">
                <text:p>0.000016868470443229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00168570605855939">
                <text:p>0.000016857060585593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00168613666066336">
                <text:p>0.000016861366606633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00171245771785634">
                <text:p>0.000017124577178563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00169657225244861">
                <text:p>0.000016965722524486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00169214985183529">
                <text:p>0.000016921498518352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00164208286306867">
                <text:p>0.000016420828630686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00163567114988961">
                <text:p>0.000016356711498896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00163226975632132">
                <text:p>0.000016322697563213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00164717412246467">
                <text:p>0.000016471741224646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00169278757377086">
                <text:p>0.000016927875737708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00171334055503334">
                <text:p>0.000017133405550333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00173358235567852">
                <text:p>0.000017335823556785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00173136659809144">
                <text:p>0.000017313665980914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00172698077728929">
                <text:p>0.000017269807772892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00172230537035765">
                <text:p>0.000017223053703576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00169814055986605">
                <text:p>0.000016981405598660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00170373101987858">
                <text:p>0.000017037310198785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00170933156087401">
                <text:p>0.000017093315608740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00170004784791683">
                <text:p>0.000017000478479168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00170688273996331">
                <text:p>0.000017068827399633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00171113264706834">
                <text:p>0.000017111326470683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00160453475769572">
                <text:p>0.000016045347576957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0016002024058369">
                <text:p>0.00001600202405836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00159346470094042">
                <text:p>0.000015934647009404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00166645271760833">
                <text:p>0.000016664527176083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00166340272677899">
                <text:p>0.000016634027267789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00160641932218108">
                <text:p>0.000016064193221810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00160728848545414">
                <text:p>0.000016072884854541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00166489690963647">
                <text:p>0.000016648969096364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00166889898767271">
                <text:p>0.000016688989876727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00166835542740135">
                <text:p>0.000016683554274013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00166235174582889">
                <text:p>0.000016623517458288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00164103838885472">
                <text:p>0.000016410383888547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00165587079792295">
                <text:p>0.000016558707979229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00166662729789967">
                <text:p>0.000016666272978996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00166737678794019">
                <text:p>0.000016673767879401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00163310366520247">
                <text:p>0.000016331036652024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00164036620757642">
                <text:p>0.000016403662075764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00164759862210053">
                <text:p>0.000016475986221005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00164238046110183">
                <text:p>0.000016423804611018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00165473601274434">
                <text:p>0.000016547360127443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00165668937238766">
                <text:p>0.000016566893723876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0016624118295674">
                <text:p>0.00001662411829567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00163563530745703">
                <text:p>0.000016356353074570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00160989056613325">
                <text:p>0.000016098905661332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00167976383536958">
                <text:p>0.000016797638353695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00168861845011821">
                <text:p>0.000016886184501182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00168042807547853">
                <text:p>0.000016804280754785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00166519196947219">
                <text:p>0.000016651919694721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00165065522283215">
                <text:p>0.000016506552228321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00165012084594732">
                <text:p>0.000016501208459473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00164909244869424">
                <text:p>0.000016490924486942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00167274042241417">
                <text:p>0.000016727404224141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00170370138610635">
                <text:p>0.000017037013861063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00180132955136738">
                <text:p>0.000018013295513673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00181461750670411">
                <text:p>0.000018146175067041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00182362739480453">
                <text:p>0.000018236273948045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00183268406752415">
                <text:p>0.000018326840675241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00184230929281207">
                <text:p>0.000018423092928120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00185974397293625">
                <text:p>0.000018597439729362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00184312081268963">
                <text:p>0.000018431208126896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00185447522041391">
                <text:p>0.000018544752204139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00185285335756547">
                <text:p>0.000018528533575654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0018685889869293">
                <text:p>0.00001868588986929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00187569350637724">
                <text:p>0.000018756935063772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00191584319437909">
                <text:p>0.000019158431943790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00188484995302481">
                <text:p>0.000018848499530248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00188762037764854">
                <text:p>0.000018876203776485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00184553267892802">
                <text:p>0.000018455326789280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00182224342943306">
                <text:p>0.000018222434294330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00182159448080583">
                <text:p>0.000018215944808058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00163179771493589">
                <text:p>0.000016317977149358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00160496780406056">
                <text:p>0.000016049678040605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00160755944287862">
                <text:p>0.000016075594428786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00157053204608688">
                <text:p>0.000015705320460868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00152715066696691">
                <text:p>0.000015271506669669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00150541251314069">
                <text:p>0.000015054125131406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0015235213500745">
                <text:p>0.00001523521350074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00150764788660744">
                <text:p>0.000015076478866074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00146897060596124">
                <text:p>0.000014689706059612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00147565301062386">
                <text:p>0.000014756530106238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00146213341154926">
                <text:p>0.000014621334115492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00149671386546086">
                <text:p>0.000014967138654608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00146832257779075">
                <text:p>0.000014683225777907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00146385781632861">
                <text:p>0.000014638578163286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00147984481238908">
                <text:p>0.000014798448123890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00146587284139825">
                <text:p>0.000014658728413982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00144607854496405">
                <text:p>0.000014460785449640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00145835357884381">
                <text:p>0.000014583535788438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00146361429633777">
                <text:p>0.000014636142963377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00141544140568611">
                <text:p>0.000014154414056861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00142235106896011">
                <text:p>0.000014223510689601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00140592603310329">
                <text:p>0.000014059260331032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00140067342385129">
                <text:p>0.000014006734238512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00143892129137697">
                <text:p>0.000014389212913769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00142046445442279">
                <text:p>0.000014204644544227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00144533972226118">
                <text:p>0.000014453397222611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00149985482378039">
                <text:p>0.000014998548237803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00149529307581685">
                <text:p>0.000014952930758168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00150482038462828">
                <text:p>0.000015048203846282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0015372152255444">
                <text:p>0.00001537215225544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00150802124512336">
                <text:p>0.000015080212451233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0014906854349049">
                <text:p>0.00001490685434904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00148883719777072">
                <text:p>0.000014888371977707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00149585305840508">
                <text:p>0.000014958530584050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00150899937026044">
                <text:p>0.000015089993702604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00151504737490397">
                <text:p>0.000015150473749039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00149820346530259">
                <text:p>0.000014982034653025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00146514340894198">
                <text:p>0.000014651434089419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00152688077084852">
                <text:p>0.000015268807708485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00149453466707887">
                <text:p>0.000014945346670788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00149926718019999">
                <text:p>0.000014992671801999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00149928484799232">
                <text:p>0.000014992848479923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001534553802248">
                <text:p>0.00001534553802248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00158011017992508">
                <text:p>0.000015801101799250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00157289042614949">
                <text:p>0.000015728904261494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0015805892321837">
                <text:p>0.00001580589232183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00158442410702731">
                <text:p>0.000015844241070273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00157818321208254">
                <text:p>0.000015781832120825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00160621177888629">
                <text:p>0.000016062117788862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00160965156762953">
                <text:p>0.000016096515676295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00160125939652236">
                <text:p>0.000016012593965223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00160000430512882">
                <text:p>0.000016000043051288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00153775390244878">
                <text:p>0.000015377539024487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0015566709038186">
                <text:p>0.00001556670903818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00157471240074776">
                <text:p>0.000015747124007477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00159861654777446">
                <text:p>0.000015986165477744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00156555432549182">
                <text:p>0.000015655543254918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00155742557924386">
                <text:p>0.000015574255792438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00156063439392975">
                <text:p>0.000015606343939297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00155661605947098">
                <text:p>0.000015566160594709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0015474200382281">
                <text:p>0.00001547420038228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0015342336892334">
                <text:p>0.00001534233689233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00152600904894114">
                <text:p>0.000015260090489411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00165084633178824">
                <text:p>0.0000165084633178824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00166353347934042">
                <text:p>0.000016635334793404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00166882460318537">
                <text:p>0.000016688246031853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0016656186763467">
                <text:p>0.00001665618676346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00169221413025916">
                <text:p>0.000016922141302591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00168055633317673">
                <text:p>0.000016805563331767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00168631467546005">
                <text:p>0.000016863146754600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00168131610512876">
                <text:p>0.000016813161051287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00166406218977033">
                <text:p>0.000016640621897703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00168402680490032">
                <text:p>0.000016840268049003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001628606242151">
                <text:p>0.0000162860624215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0017355942686202">
                <text:p>0.00001735594268620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00176570681618454">
                <text:p>0.000017657068161845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00182237701276663">
                <text:p>0.000018223770127666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00178755928260881">
                <text:p>0.0000178755928260881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0017967586642961">
                <text:p>0.00001796758664296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0017964133713516">
                <text:p>0.000017964133713516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00177240750613494">
                <text:p>0.000017724075061349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00173957768772138">
                <text:p>0.000017395776877213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0016234350077504">
                <text:p>0.00001623435007750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00161340425013648">
                <text:p>0.000016134042501364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00168467455754367">
                <text:p>0.000016846745575436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00168109898832719">
                <text:p>0.000016810989883271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00167299887450325">
                <text:p>0.000016729988745032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00163204044940633">
                <text:p>0.000016320404494063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00165071693275338">
                <text:p>0.000016507169327533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00164934989361025">
                <text:p>0.000016493498936102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00164980607124983">
                <text:p>0.000016498060712498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00161757683778189">
                <text:p>0.000016175768377818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00160313642720872">
                <text:p>0.000016031364272087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00156265118191377">
                <text:p>0.000015626511819137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00157233613700382">
                <text:p>0.000015723361370038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00156080096121781">
                <text:p>0.000015608009612178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00155344235046957">
                <text:p>0.000015534423504695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00157496624678133">
                <text:p>0.000015749662467813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00157246785591117">
                <text:p>0.000015724678559111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00155387303338662">
                <text:p>0.000015538730333866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00157187183125901">
                <text:p>0.000015718718312590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00164136639375852">
                <text:p>0.000016413663937585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00163437100101199">
                <text:p>0.000016343710010119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00164034870485226">
                <text:p>0.000016403487048522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00164444053692462">
                <text:p>0.000016444405369246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00162258588028203">
                <text:p>0.000016225858802820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00163723549154765">
                <text:p>0.000016372354915476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00163329196542223">
                <text:p>0.000016332919654222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00160936032927811">
                <text:p>0.000016093603292781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00160363735566291">
                <text:p>0.000016036373556629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00156562422639043">
                <text:p>0.000015656242263904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0015493962014933">
                <text:p>0.00001549396201493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00154823391138353">
                <text:p>0.000015482339113835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00153872682570981">
                <text:p>0.000015387268257098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00153587580498143">
                <text:p>0.000015358758049814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00159226830416568">
                <text:p>0.000015922683041656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00159009002060879">
                <text:p>0.000015900900206087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00160071706550872">
                <text:p>0.000016007170655087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00162204404625861">
                <text:p>0.000016220440462586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00161827935206599">
                <text:p>0.000016182793520659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00161850717632776">
                <text:p>0.000016185071763277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00161767957928972">
                <text:p>0.000016176795792897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0015907406791305">
                <text:p>0.00001590740679130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00158792520405516">
                <text:p>0.000015879252040551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00158207761651822">
                <text:p>0.000015820776165182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00152412995756709">
                <text:p>0.000015241299575670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00154276508095848">
                <text:p>0.000015427650809584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00153611147984599">
                <text:p>0.000015361114798459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00153391797207349">
                <text:p>0.000015339179720734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00152442217606882">
                <text:p>0.000015244221760688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00156531460644885">
                <text:p>0.000015653146064488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00156293509437999">
                <text:p>0.000015629350943799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00161270076137066">
                <text:p>0.000016127007613706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0015657995143729">
                <text:p>0.00001565799514372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00156382868276398">
                <text:p>0.000015638286827639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00161394274713193">
                <text:p>0.000016139427471319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00164482474929761">
                <text:p>0.000016448247492976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00158513580654096">
                <text:p>0.000015851358065409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0015957723126662">
                <text:p>0.00001595772312666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00159941799941661">
                <text:p>0.000015994179994166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00160637194639615">
                <text:p>0.000016063719463961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00157860703244478">
                <text:p>0.000015786070324447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00153662043985173">
                <text:p>0.000015366204398517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00153725942736759">
                <text:p>0.000015372594273675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00152967707426603">
                <text:p>0.000015296770742660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00152567838202328">
                <text:p>0.000015256783820232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00152125789987607">
                <text:p>0.000015212578998760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00149766827407996">
                <text:p>0.000014976682740799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00152342521180562">
                <text:p>0.000015234252118056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00152775041014549">
                <text:p>0.000015277504101454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00158133755509853">
                <text:p>0.000015813375550985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00158844543869399">
                <text:p>0.000015884454386939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00158349900506109">
                <text:p>0.000015834990050610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00156463026203374">
                <text:p>0.000015646302620337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00153633880461909">
                <text:p>0.000015363388046190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00152503234980168">
                <text:p>0.000015250323498016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00154545154799265">
                <text:p>0.0000154545154799265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0015659431294298">
                <text:p>0.00001565943129429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0015806591851732">
                <text:p>0.00001580659185173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00155833702929561">
                <text:p>0.0000155833702929561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00155895485180246">
                <text:p>0.000015589548518024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00164929378155065">
                <text:p>0.000016492937815506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00159499384302436">
                <text:p>0.000015949938430243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00158187239593048">
                <text:p>0.000015818723959304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0015706102092633">
                <text:p>0.00001570610209263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00156248459341203">
                <text:p>0.000015624845934120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00153993322468415">
                <text:p>0.0000153993322468415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00153674464688811">
                <text:p>0.000015367446468881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00153867493294044">
                <text:p>0.000015386749329404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00157599393005667">
                <text:p>0.000015759939300566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0000156220347879164">
                <text:p>0.000015622034787916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000015352569243203">
                <text:p>0.00001535256924320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0000150775177546027">
                <text:p>0.000015077517754602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0000140720204850237">
                <text:p>0.000014072020485023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0000141330010455082">
                <text:p>0.000014133001045508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000137783163674442">
                <text:p>0.000013778316367444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0000137950490480615">
                <text:p>0.000013795049048061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0000142012561399189">
                <text:p>0.000014201256139918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0000141978572835996">
                <text:p>0.000014197857283599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000144581961999177">
                <text:p>0.0000144581961999177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0000148189439374102">
                <text:p>0.0000148189439374102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0000149486530759126">
                <text:p>0.000014948653075912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0000149743796622684">
                <text:p>0.000014974379662268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000144826117483853">
                <text:p>0.000014482611748385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0000145090668674639">
                <text:p>0.000014509066867463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0000144360828305327">
                <text:p>0.000014436082830532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0000144563039899835">
                <text:p>0.000014456303989983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0000141706557806316">
                <text:p>0.0000141706557806316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0000141345152981062">
                <text:p>0.000014134515298106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000014303724824112">
                <text:p>0.00001430372482411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0000145347857545483">
                <text:p>0.000014534785754548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0000145412585795826">
                <text:p>0.000014541258579582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0000145720403264381">
                <text:p>0.0000145720403264381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0000149643224015112">
                <text:p>0.000014964322401511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0000149325128512895">
                <text:p>0.000014932512851289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0000149317364046372">
                <text:p>0.000014931736404637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0000151203419916534">
                <text:p>0.000015120341991653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0000151567954395354">
                <text:p>0.000015156795439535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0000157454427632456">
                <text:p>0.000015745442763245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0000158620477197035">
                <text:p>0.000015862047719703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0000152514297843274">
                <text:p>0.0000152514297843274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0000152843804946438">
                <text:p>0.000015284380494643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0000149936735602045">
                <text:p>0.000014993673560204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0000151168044037986">
                <text:p>0.000015116804403798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0000151843281811671">
                <text:p>0.000015184328181167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0000152516606887438">
                <text:p>0.000015251660688743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0000152775933311662">
                <text:p>0.000015277593331166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0000153234801735327">
                <text:p>0.000015323480173532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000154488392975927">
                <text:p>0.000015448839297592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0000154092838138785">
                <text:p>0.0000154092838138785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0000152193001447969">
                <text:p>0.000015219300144796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0000152421630636916">
                <text:p>0.0000152421630636916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000154869111244855">
                <text:p>0.000015486911124485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0000155533509999131">
                <text:p>0.000015553350999913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0000150143116409308">
                <text:p>0.000015014311640930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0000149777873301474">
                <text:p>0.000014977787330147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000148788195048079">
                <text:p>0.000014878819504807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0000151395319237986">
                <text:p>0.000015139531923798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0000150790370660032">
                <text:p>0.000015079037066003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0000155234923874449">
                <text:p>0.000015523492387444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000015519906240028">
                <text:p>0.00001551990624002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0000156948956896521">
                <text:p>0.000015694895689652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0000157120073811396">
                <text:p>0.0000157120073811396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0000156474725242606">
                <text:p>0.0000156474725242606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0000156494215427209">
                <text:p>0.0000156494215427209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0000159832958330365">
                <text:p>0.000015983295833036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0000159749517854488">
                <text:p>0.000015974951785448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0000155393999305064">
                <text:p>0.000015539399930506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0000155014557900342">
                <text:p>0.000015501455790034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0000152526605837653">
                <text:p>0.000015252660583765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0000152738866724987">
                <text:p>0.000015273886672498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0000145783470843257">
                <text:p>0.000014578347084325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0000145066990087876">
                <text:p>0.000014506699008787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0000144552500355935">
                <text:p>0.000014455250035593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000014189605152774">
                <text:p>0.00001418960515277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000014230436428034">
                <text:p>0.00001423043642803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0000142447374167264">
                <text:p>0.0000142447374167264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0000142396437451401">
                <text:p>0.000014239643745140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0000141521385263941">
                <text:p>0.000014152138526394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0000145445237907322">
                <text:p>0.0000145445237907322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000145211447104254">
                <text:p>0.0000145211447104254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00014553889624178">
                <text:p>0.00001455388962417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000014680059640196">
                <text:p>0.00001468005964019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0000147038355259308">
                <text:p>0.000014703835525930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000014719396581472">
                <text:p>0.00001471939658147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000148121048290372">
                <text:p>0.000014812104829037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0000146630530126912">
                <text:p>0.0000146630530126912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0000150193382954556">
                <text:p>0.0000150193382954556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000015663668348285">
                <text:p>0.00001566366834828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00015271522010459">
                <text:p>0.00001527152201045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000154545198966588">
                <text:p>0.000015454519896658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0000152683433364714">
                <text:p>0.000015268343336471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0000153451829336512">
                <text:p>0.000015345182933651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0000153602516781624">
                <text:p>0.000015360251678162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0000155891326526251">
                <text:p>0.0000155891326526251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0000155407404025876">
                <text:p>0.000015540740402587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0000153775548251459">
                <text:p>0.000015377554825145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0000156891039922866">
                <text:p>0.000015689103992286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0000156917392178584">
                <text:p>0.0000156917392178584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0000160987587693393">
                <text:p>0.000016098758769339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0000152504069042077">
                <text:p>0.000015250406904207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0000146765122632197">
                <text:p>0.000014676512263219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0000147080594589602">
                <text:p>0.0000147080594589602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0000146649484660454">
                <text:p>0.0000146649484660454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0000147375807487835">
                <text:p>0.000014737580748783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0000146161849282271">
                <text:p>0.000014616184928227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0000146604305679371">
                <text:p>0.0000146604305679371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0000154038111894976">
                <text:p>0.000015403811189497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0000151738183437707">
                <text:p>0.000015173818343770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0000152391183552186">
                <text:p>0.000015239118355218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0000152367716020557">
                <text:p>0.000015236771602055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0000153527531348125">
                <text:p>0.000015352753134812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0000153548202522429">
                <text:p>0.0000153548202522429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0000152746150433099">
                <text:p>0.000015274615043309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0000153264247729595">
                <text:p>0.000015326424772959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0000154674031485144">
                <text:p>0.000015467403148514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0000148777873725566">
                <text:p>0.000014877787372556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0000148788848496748">
                <text:p>0.000014878884849674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000149741657937032">
                <text:p>0.0000149741657937032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0000145348469748591">
                <text:p>0.000014534846974859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0000144291663803652">
                <text:p>0.0000144291663803652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0000144148650795793">
                <text:p>0.000014414865079579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000142702939942429">
                <text:p>0.0000142702939942429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0000142377263398207">
                <text:p>0.000014237726339820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000014283647626963">
                <text:p>0.00001428364762696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0000144105003228556">
                <text:p>0.0000144105003228556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0000147838717640666">
                <text:p>0.0000147838717640666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0000151974899018749">
                <text:p>0.000015197489901874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0000149748371918193">
                <text:p>0.000014974837191819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000014772325945645">
                <text:p>0.00001477232594564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0000148219044164005">
                <text:p>0.000014821904416400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0000148727755648065">
                <text:p>0.000014872775564806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0000141119208418782">
                <text:p>0.000014111920841878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0000142048542216057">
                <text:p>0.000014204854221605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0000142134593495276">
                <text:p>0.000014213459349527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000014033011010611">
                <text:p>0.000014033011010611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0000141522152571644">
                <text:p>0.000014152215257164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0000134452811153897">
                <text:p>0.0000134452811153897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0000131455806321704">
                <text:p>0.000013145580632170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0000135046762686509">
                <text:p>0.0000135046762686509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0000135038700066375">
                <text:p>0.0000135038700066375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00001351961546756">
                <text:p>0.00001351961546756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0000135164277114446">
                <text:p>0.000013516427711444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0000134147397087986">
                <text:p>0.000013414739708798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0000131722786172983">
                <text:p>0.0000131722786172983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0000131582038462207">
                <text:p>0.0000131582038462207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0000136474641441942">
                <text:p>0.000013647464144194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0000136468041725081">
                <text:p>0.000013646804172508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0000136491187234711">
                <text:p>0.000013649118723471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0000140610331376862">
                <text:p>0.000014061033137686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0000141085325324269">
                <text:p>0.000014108532532426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0000139570346878578">
                <text:p>0.000013957034687857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0000139651930425168">
                <text:p>0.0000139651930425168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0000140699502666938">
                <text:p>0.0000140699502666938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000014135119728822">
                <text:p>0.00001413511972882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0000140648442732654">
                <text:p>0.000014064844273265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000013531405772288">
                <text:p>0.00001353140577228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000013621431278527">
                <text:p>0.000013621431278527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0000134507652126381">
                <text:p>0.000013450765212638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0000134457522394319">
                <text:p>0.000013445752239431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000013213966865049">
                <text:p>0.00001321396686504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0000134213078085463">
                <text:p>0.000013421307808546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0000136828670234402">
                <text:p>0.0000136828670234402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0000138325135727362">
                <text:p>0.000013832513572736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0000131723510963673">
                <text:p>0.000013172351096367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0000133207611710835">
                <text:p>0.000013320761171083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0000135442018385983">
                <text:p>0.0000135442018385983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000013653799606139">
                <text:p>0.00001365379960613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000013499026557685">
                <text:p>0.00001349902655768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000013733828694578">
                <text:p>0.00001373382869457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0000143347532216719">
                <text:p>0.000014334753221671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0000151019826874869">
                <text:p>0.000015101982687486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0000152080839188152">
                <text:p>0.0000152080839188152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0000147606364824009">
                <text:p>0.000014760636482400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0000145909611518248">
                <text:p>0.0000145909611518248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0000145383688898504">
                <text:p>0.000014538368889850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000014490988836058">
                <text:p>0.00001449098883605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0000144167574773772">
                <text:p>0.000014416757477377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0000144413017057979">
                <text:p>0.000014441301705797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0000145350597729357">
                <text:p>0.000014535059772935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0000148234871542222">
                <text:p>0.000014823487154222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0000145753225108651">
                <text:p>0.000014575322510865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0000145956761480912">
                <text:p>0.000014595676148091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0000148221805838149">
                <text:p>0.0000148221805838149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0000149605374206749">
                <text:p>0.0000149605374206749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0000151521516095916">
                <text:p>0.0000151521516095916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0000148138492435009">
                <text:p>0.000014813849243500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0000142689597044427">
                <text:p>0.000014268959704442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0000142567940412518">
                <text:p>0.000014256794041251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0000142520622974847">
                <text:p>0.0000142520622974847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0000142290271826369">
                <text:p>0.000014229027182636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0000141576431547982">
                <text:p>0.000014157643154798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0000141565264476091">
                <text:p>0.000014156526447609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0000140286960912945">
                <text:p>0.000014028696091294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0000139239615316425">
                <text:p>0.0000139239615316425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0000140892385347033">
                <text:p>0.000014089238534703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0000135888018980397">
                <text:p>0.000013588801898039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0000137590819908495">
                <text:p>0.0000137590819908495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0000135199105213141">
                <text:p>0.000013519910521314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0000135162809179291">
                <text:p>0.000013516280917929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000014124297590309">
                <text:p>0.00001412429759030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0000144236906564072">
                <text:p>0.0000144236906564072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0000144737318144991">
                <text:p>0.0000144737318144991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0000147037381465416">
                <text:p>0.000014703738146541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0000149216548687043">
                <text:p>0.000014921654868704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0000150239414204133">
                <text:p>0.000015023941420413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0000145510174376626">
                <text:p>0.000014551017437662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0000146195948680627">
                <text:p>0.000014619594868062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0000149092186827822">
                <text:p>0.000014909218682782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0000149227083970805">
                <text:p>0.0000149227083970805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0000147264960446924">
                <text:p>0.000014726496044692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0000147416797807215">
                <text:p>0.000014741679780721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0000150470295634659">
                <text:p>0.000015047029563465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0000148741801375852">
                <text:p>0.0000148741801375852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0000151992195198845">
                <text:p>0.000015199219519884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0000152424845942367">
                <text:p>0.000015242484594236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0000152812768075135">
                <text:p>0.000015281276807513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0000154109496521909">
                <text:p>0.000015410949652190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0000154023817064388">
                <text:p>0.000015402381706438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0000154017331173465">
                <text:p>0.0000154017331173465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0000155488628539388">
                <text:p>0.000015548862853938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0000155729020595175">
                <text:p>0.000015572902059517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0000155009114755844">
                <text:p>0.000015500911475584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0000156207425139157">
                <text:p>0.000015620742513915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000015580057386634">
                <text:p>0.000015580057386634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0000150454020695045">
                <text:p>0.000015045402069504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0000148088627422625">
                <text:p>0.0000148088627422625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0000150696357826383">
                <text:p>0.000015069635782638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0000151802013865156">
                <text:p>0.0000151802013865156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0000151604055439136">
                <text:p>0.000015160405543913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0000152888463582406">
                <text:p>0.000015288846358240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0000154164413652746">
                <text:p>0.000015416441365274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0000152778894638075">
                <text:p>0.000015277889463807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0000153179719530882">
                <text:p>0.000015317971953088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0000168923252228031">
                <text:p>0.000016892325222803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0000166522811159228">
                <text:p>0.000016652281115922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0000168478840645648">
                <text:p>0.000016847884064564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0000168589048717009">
                <text:p>0.000016858904871700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0000164598481002979">
                <text:p>0.0000164598481002979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0000167162192866574">
                <text:p>0.0000167162192866574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0000166517867529343">
                <text:p>0.000016651786752934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000016657736402918">
                <text:p>0.00001665773640291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0000167155015631977">
                <text:p>0.000016715501563197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0000171374778806274">
                <text:p>0.000017137477880627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0000173484012193791">
                <text:p>0.0000173484012193791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0000173152880549116">
                <text:p>0.0000173152880549116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0000172174599062761">
                <text:p>0.000017217459906276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0000173579979551894">
                <text:p>0.000017357997955189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0000170921329535569">
                <text:p>0.000017092132953556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0000170892805289306">
                <text:p>0.000017089280528930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0000169585378302974">
                <text:p>0.0000169585378302974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0000167688511068499">
                <text:p>0.0000167688511068499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0000167349930975753">
                <text:p>0.000016734993097575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0000166633704397676">
                <text:p>0.000016663370439767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0000167942678531716">
                <text:p>0.0000167942678531716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000017051970016001">
                <text:p>0.000017051970016001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0000169972458749417">
                <text:p>0.0000169972458749417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0000168860657510675">
                <text:p>0.000016886065751067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000017177957077371">
                <text:p>0.000017177957077371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000017115537947303">
                <text:p>0.000017115537947303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0000169968838063783">
                <text:p>0.000016996883806378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0000168099277675561">
                <text:p>0.000016809927767556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0000168429928721375">
                <text:p>0.000016842992872137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0000169640926676713">
                <text:p>0.0000169640926676713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0000168306052850907">
                <text:p>0.000016830605285090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0000172791171973005">
                <text:p>0.000017279117197300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0000172011693976682">
                <text:p>0.0000172011693976682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0000172152746944487">
                <text:p>0.0000172152746944487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0000169634657950948">
                <text:p>0.000016963465795094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0000164352370314087">
                <text:p>0.000016435237031408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000016026333077106">
                <text:p>0.00001602633307710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000015989214159885">
                <text:p>0.00001598921415988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0000160587898483718">
                <text:p>0.0000160587898483718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0000163030984147176">
                <text:p>0.0000163030984147176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0000163462344203531">
                <text:p>0.000016346234420353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0000168687021968591">
                <text:p>0.000016868702196859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0000169138943404632">
                <text:p>0.0000169138943404632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0000166142356629832">
                <text:p>0.000016614235662983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0000165156070513448">
                <text:p>0.0000165156070513448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0000163301341154895">
                <text:p>0.000016330134115489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0000163373345457299">
                <text:p>0.000016337334545729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0000163045392450649">
                <text:p>0.000016304539245064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0000161648326044827">
                <text:p>0.000016164832604482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0000160247356494653">
                <text:p>0.000016024735649465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0000159063015617362">
                <text:p>0.000015906301561736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0000156323014698591">
                <text:p>0.0000156323014698591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0000156381434380876">
                <text:p>0.0000156381434380876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000016331899493453">
                <text:p>0.00001633189949345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0000161477324603843">
                <text:p>0.000016147732460384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0000161904981924991">
                <text:p>0.000016190498192499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0000160518105849465">
                <text:p>0.000016051810584946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0000166734571723401">
                <text:p>0.0000166734571723401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0000168604006407689">
                <text:p>0.0000168604006407689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0000166129579978539">
                <text:p>0.0000166129579978539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0000165401255018308">
                <text:p>0.000016540125501830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0000164835308116801">
                <text:p>0.0000164835308116801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0000163370034040877">
                <text:p>0.0000163370034040877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0000163565961127789">
                <text:p>0.000016356596112778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0000163929711214327">
                <text:p>0.000016392971121432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0000157414759270631">
                <text:p>0.000015741475927063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0000151208054570807">
                <text:p>0.0000151208054570807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0000150759397521772">
                <text:p>0.0000150759397521772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0000147771948459417">
                <text:p>0.000014777194845941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0000142865812510032">
                <text:p>0.000014286581251003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0000140959191987688">
                <text:p>0.000014095919198768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0000139808856380887">
                <text:p>0.0000139808856380887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0000137468435075542">
                <text:p>0.000013746843507554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0000135988965149395">
                <text:p>0.000013598896514939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0000136025461688762">
                <text:p>0.000013602546168876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0000138936083703194">
                <text:p>0.000013893608370319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0000141643302067087">
                <text:p>0.000014164330206708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0000142164963827272">
                <text:p>0.000014216496382727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0000146823339842052">
                <text:p>0.000014682333984205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0000146130630866705">
                <text:p>0.000014613063086670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0000148335901890696">
                <text:p>0.0000148335901890696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0000147308796892108">
                <text:p>0.0000147308796892108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0000146708902239937">
                <text:p>0.0000146708902239937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0000150601545502372">
                <text:p>0.000015060154550237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0000150570511138639">
                <text:p>0.000015057051113863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0000148187604496789">
                <text:p>0.0000148187604496789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0000148139463470215">
                <text:p>0.0000148139463470215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0000147277749371144">
                <text:p>0.000014727774937114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0000147162805764375">
                <text:p>0.0000147162805764375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0000151215781563089">
                <text:p>0.0000151215781563089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0000151655906715398">
                <text:p>0.000015165590671539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0000153663833312733">
                <text:p>0.000015366383331273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000015179574207182">
                <text:p>0.00001517957420718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0000151531413113475">
                <text:p>0.000015153141311347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00001551369719076">
                <text:p>0.0000155136971907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0000154076449750017">
                <text:p>0.0000154076449750017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0000152311023692783">
                <text:p>0.000015231102369278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0000152086948870362">
                <text:p>0.0000152086948870362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0000152377227543436">
                <text:p>0.000015237722754343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000013883714154106">
                <text:p>0.000013883714154106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0000139439973905868">
                <text:p>0.0000139439973905868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0000138888074680984">
                <text:p>0.000013888807468098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000013932462746886">
                <text:p>0.000013932462746886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0000138770240543254">
                <text:p>0.0000138770240543254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0000135229570086635">
                <text:p>0.000013522957008663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0000135652434252593">
                <text:p>0.000013565243425259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0000135166602941819">
                <text:p>0.0000135166602941819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0000135057168605833">
                <text:p>0.000013505716860583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0000132232404853275">
                <text:p>0.0000132232404853275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0000129886436942056">
                <text:p>0.0000129886436942056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0000129922745008206">
                <text:p>0.000012992274500820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0000136823060621177">
                <text:p>0.0000136823060621177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0000134548587221135">
                <text:p>0.000013454858722113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0000134341190715168">
                <text:p>0.0000134341190715168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0000136689612068121">
                <text:p>0.000013668961206812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0000136883463589797">
                <text:p>0.0000136883463589797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0000138131332810453">
                <text:p>0.0000138131332810453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0000138070709524649">
                <text:p>0.0000138070709524649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0000137955104752227">
                <text:p>0.0000137955104752227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0000135990546379969">
                <text:p>0.0000135990546379969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0000135384360893245">
                <text:p>0.000013538436089324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0000135750800825502">
                <text:p>0.0000135750800825502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0000135764605819887">
                <text:p>0.0000135764605819887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0000136989305462951">
                <text:p>0.000013698930546295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000013706571251866">
                <text:p>0.00001370657125186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0000135578721637833">
                <text:p>0.000013557872163783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0000139582678164577">
                <text:p>0.0000139582678164577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0000137455334017662">
                <text:p>0.000013745533401766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0000136351079629369">
                <text:p>0.000013635107962936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0000136970360476183">
                <text:p>0.0000136970360476183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0000131635330976306">
                <text:p>0.0000131635330976306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0000131870660453835">
                <text:p>0.000013187066045383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0000135442932606737">
                <text:p>0.0000135442932606737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0000135760807629022">
                <text:p>0.000013576080762902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0000137901133336437">
                <text:p>0.000013790113333643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0000139408995326757">
                <text:p>0.0000139408995326757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0000138805606103249">
                <text:p>0.0000138805606103249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0000138080138329724">
                <text:p>0.0000138080138329724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0000135068989139401">
                <text:p>0.000013506898913940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0000136714298131655">
                <text:p>0.000013671429813165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0000135100258768103">
                <text:p>0.0000135100258768103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0000138452699662346">
                <text:p>0.0000138452699662346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0000138463358760274">
                <text:p>0.0000138463358760274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0000137676713789594">
                <text:p>0.000013767671378959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000013891355572455">
                <text:p>0.00001389135557245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0000141286028454916">
                <text:p>0.0000141286028454916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0000142551543634343">
                <text:p>0.000014255154363434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0000141049443920084">
                <text:p>0.000014104944392008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0000141214696961967">
                <text:p>0.0000141214696961967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0000141679288210764">
                <text:p>0.000014167928821076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0000140133675586143">
                <text:p>0.000014013367558614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0000141542131572565">
                <text:p>0.000014154213157256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0000138310289598189">
                <text:p>0.000013831028959818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0000138722697135587">
                <text:p>0.0000138722697135587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0000138350066316664">
                <text:p>0.000013835006631666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0000141430319044283">
                <text:p>0.000014143031904428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0000135309146684196">
                <text:p>0.0000135309146684196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0000132966259682248">
                <text:p>0.0000132966259682248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00001326997980136">
                <text:p>0.00001326997980136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0000134375693372248">
                <text:p>0.0000134375693372248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0000138037522735019">
                <text:p>0.0000138037522735019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0000136701424792712">
                <text:p>0.000013670142479271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000013699475582039">
                <text:p>0.000013699475582039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000013698387576854">
                <text:p>0.000013698387576854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0000138405395682063">
                <text:p>0.0000138405395682063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000013866914627904">
                <text:p>0.000013866914627904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0000140936808655539">
                <text:p>0.000014093680865553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0000140459767241975">
                <text:p>0.0000140459767241975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0000147040097921552">
                <text:p>0.000014704009792155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0000144564225492776">
                <text:p>0.0000144564225492776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00001440208400076">
                <text:p>0.00001440208400076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0000144078984307613">
                <text:p>0.0000144078984307613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0000142087042834251">
                <text:p>0.0000142087042834251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0000142086938361414">
                <text:p>0.0000142086938361414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0000140171089443784">
                <text:p>0.0000140171089443784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0000138293606493102">
                <text:p>0.000013829360649310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0000135785464240638">
                <text:p>0.0000135785464240638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0000131603704973274">
                <text:p>0.0000131603704973274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0000131709419597768">
                <text:p>0.0000131709419597768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0000129838582802147">
                <text:p>0.0000129838582802147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0000130010042663641">
                <text:p>0.0000130010042663641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0000128878093366638">
                <text:p>0.000012887809336663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0000135350486872756">
                <text:p>0.0000135350486872756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0000140261607576834">
                <text:p>0.000014026160757683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0000140295461837229">
                <text:p>0.000014029546183722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0000141964120189753">
                <text:p>0.000014196412018975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0000142175683250377">
                <text:p>0.0000142175683250377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000014105041826365">
                <text:p>0.000014105041826365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0000137804545123683">
                <text:p>0.0000137804545123683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000013821495199478">
                <text:p>0.00001382149519947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0000138356065108321">
                <text:p>0.0000138356065108321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0000143621828303048">
                <text:p>0.000014362182830304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0000144201387666248">
                <text:p>0.0000144201387666248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0000145029116242202">
                <text:p>0.0000145029116242202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0000146039853186959">
                <text:p>0.0000146039853186959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0000145193374332738">
                <text:p>0.000014519337433273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000014927951676084">
                <text:p>0.00001492795167608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0000151224346424584">
                <text:p>0.0000151224346424584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0000150926153218369">
                <text:p>0.0000150926153218369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0000153862217856463">
                <text:p>0.000015386221785646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0000153377008583888">
                <text:p>0.0000153377008583888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0000153081548847376">
                <text:p>0.0000153081548847376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0000153202033325184">
                <text:p>0.000015320203332518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0000153869611373997">
                <text:p>0.0000153869611373997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0000155239831307415">
                <text:p>0.000015523983130741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0000158256237237295">
                <text:p>0.000015825623723729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0000158621347265212">
                <text:p>0.0000158621347265212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0000159120046204524">
                <text:p>0.0000159120046204524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0000158867662610522">
                <text:p>0.0000158867662610522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0000156073692127158">
                <text:p>0.0000156073692127158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0000149086830565521">
                <text:p>0.0000149086830565521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0000149409190432631">
                <text:p>0.0000149409190432631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0000149444090263335">
                <text:p>0.000014944409026333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0000146165136791986">
                <text:p>0.000014616513679198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0000145892376688089">
                <text:p>0.000014589237668808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0000149800163620665">
                <text:p>0.000014980016362066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0000150363173260072">
                <text:p>0.0000150363173260072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0000150049209187718">
                <text:p>0.000015004920918771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0000150566331279705">
                <text:p>0.0000150566331279705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0000148821108241445">
                <text:p>0.0000148821108241445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000015260752029258">
                <text:p>0.000015260752029258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0000152491084536505">
                <text:p>0.000015249108453650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0000149146915833813">
                <text:p>0.0000149146915833813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0000148966902139961">
                <text:p>0.0000148966902139961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0000148770429070199">
                <text:p>0.0000148770429070199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000014379658491269">
                <text:p>0.000014379658491269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0000145216537140167">
                <text:p>0.0000145216537140167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0000145223353972622">
                <text:p>0.0000145223353972622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0000145999810511471">
                <text:p>0.000014599981051147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000014633034355883">
                <text:p>0.000014633034355883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0000146172159909352">
                <text:p>0.0000146172159909352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0000144196462367531">
                <text:p>0.0000144196462367531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0000144196890766981">
                <text:p>0.0000144196890766981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0000140974743605935">
                <text:p>0.000014097474360593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000013811134371985">
                <text:p>0.000013811134371985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0000140895490423571">
                <text:p>0.0000140895490423571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0000145851904087212">
                <text:p>0.0000145851904087212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0000148182271874935">
                <text:p>0.000014818227187493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0000146991953294662">
                <text:p>0.0000146991953294662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0000143285359716996">
                <text:p>0.0000143285359716996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00001395105328496">
                <text:p>0.00001395105328496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0000142184549054757">
                <text:p>0.0000142184549054757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0000141934307304708">
                <text:p>0.0000141934307304708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0000138651267646672">
                <text:p>0.0000138651267646672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0000137421755709732">
                <text:p>0.0000137421755709732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0000138594219671392">
                <text:p>0.0000138594219671392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0000138836008325561">
                <text:p>0.0000138836008325561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0000137882531296431">
                <text:p>0.000013788253129643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0000137925317156781">
                <text:p>0.0000137925317156781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0000141368890144302">
                <text:p>0.000014136889014430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0000142907447954552">
                <text:p>0.0000142907447954552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0000140502410045734">
                <text:p>0.000014050241004573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0000140006003425">
                <text:p>0.0000140006003425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00001426738585636">
                <text:p>0.00001426738585636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0000143442758702002">
                <text:p>0.0000143442758702002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0000146489126635742">
                <text:p>0.0000146489126635742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0000148042488690471">
                <text:p>0.0000148042488690471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000014927699428106">
                <text:p>0.000014927699428106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0000146347389729935">
                <text:p>0.000014634738972993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0000142868533048647">
                <text:p>0.0000142868533048647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000014901177200396">
                <text:p>0.00001490117720039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0000148720316908342">
                <text:p>0.0000148720316908342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0000148508555581751">
                <text:p>0.000014850855558175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0000146845210311215">
                <text:p>0.000014684521031121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0000150223411006667">
                <text:p>0.0000150223411006667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0000147377528294984">
                <text:p>0.000014737752829498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0000147394557697377">
                <text:p>0.0000147394557697377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0000141722520328572">
                <text:p>0.0000141722520328572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0000144604204273675">
                <text:p>0.0000144604204273675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0000144312902573506">
                <text:p>0.000014431290257350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0000144884209961389">
                <text:p>0.0000144884209961389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0000146039397728676">
                <text:p>0.0000146039397728676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0000146022878586573">
                <text:p>0.0000146022878586573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0000146073306779512">
                <text:p>0.0000146073306779512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0000150042167285542">
                <text:p>0.0000150042167285542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0000148866343687987">
                <text:p>0.0000148866343687987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0000148778242646105">
                <text:p>0.000014877824264610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0000147073192299386">
                <text:p>0.0000147073192299386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000014665025200941">
                <text:p>0.000014665025200941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0000152285546682741">
                <text:p>0.0000152285546682741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0000152006823832141">
                <text:p>0.0000152006823832141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0000142178093103007">
                <text:p>0.000014217809310300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0000140439604162524">
                <text:p>0.0000140439604162524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0000140036282167051">
                <text:p>0.0000140036282167051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0000138079093589015">
                <text:p>0.0000138079093589015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0000138701127631056">
                <text:p>0.0000138701127631056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0000139856339706448">
                <text:p>0.0000139856339706448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0000139484848496133">
                <text:p>0.0000139484848496133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0000139260332871686">
                <text:p>0.0000139260332871686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0000136505746376256">
                <text:p>0.0000136505746376256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0000134774145338801">
                <text:p>0.0000134774145338801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000013403331170973">
                <text:p>0.000013403331170973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0000130005657048814">
                <text:p>0.000013000565704881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0000131638227451979">
                <text:p>0.0000131638227451979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0000135355827498914">
                <text:p>0.0000135355827498914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0000132348145230279">
                <text:p>0.0000132348145230279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0000129757730762618">
                <text:p>0.000012975773076261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0000131010348786701">
                <text:p>0.0000131010348786701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0000128138425375703">
                <text:p>0.0000128138425375703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0000127837866905823">
                <text:p>0.0000127837866905823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000012953076103137">
                <text:p>0.000012953076103137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0000128879301423815">
                <text:p>0.0000128879301423815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0000135177161572465">
                <text:p>0.000013517716157246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0000139369614771859">
                <text:p>0.0000139369614771859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0000138163177542636">
                <text:p>0.0000138163177542636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0000137909147280076">
                <text:p>0.0000137909147280076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0000136926156288695">
                <text:p>0.000013692615628869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0000139821726124515">
                <text:p>0.0000139821726124515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0000140475959367855">
                <text:p>0.000014047595936785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0000143769189611243">
                <text:p>0.0000143769189611243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0000145757103168806">
                <text:p>0.000014575710316880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0000145702750864439">
                <text:p>0.0000145702750864439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0000145696473692799">
                <text:p>0.0000145696473692799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000014596133846378">
                <text:p>0.000014596133846378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0000141150793206388">
                <text:p>0.0000141150793206388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0000140426532093659">
                <text:p>0.000014042653209365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0000141889937273145">
                <text:p>0.000014188993727314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0000142747591065661">
                <text:p>0.000014274759106566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0000141947024496604">
                <text:p>0.0000141947024496604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0000138110493956895">
                <text:p>0.000013811049395689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0000138152215937039">
                <text:p>0.0000138152215937039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0000138745482517695">
                <text:p>0.000013874548251769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0000139874661818509">
                <text:p>0.0000139874661818509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000014041212181021">
                <text:p>0.000014041212181021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0000140470518266048">
                <text:p>0.0000140470518266048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0000142019494621415">
                <text:p>0.0000142019494621415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000014179859505174">
                <text:p>0.000014179859505174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0000140527813210888">
                <text:p>0.0000140527813210888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0000143707604971125">
                <text:p>0.000014370760497112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0000144274080854142">
                <text:p>0.0000144274080854142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0000143954102342975">
                <text:p>0.000014395410234297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0000143610920642005">
                <text:p>0.0000143610920642005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0000144051869370266">
                <text:p>0.0000144051869370266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0000145250257909429">
                <text:p>0.0000145250257909429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0000142253118600974">
                <text:p>0.0000142253118600974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0000138530177755774">
                <text:p>0.0000138530177755774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0000137574052325576">
                <text:p>0.0000137574052325576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0000136541870197394">
                <text:p>0.000013654187019739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0000136583868700679">
                <text:p>0.0000136583868700679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0000135621519572772">
                <text:p>0.000013562151957277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0000133226414034388">
                <text:p>0.000013322641403438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000013416258137196">
                <text:p>0.00001341625813719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0000134589968407662">
                <text:p>0.0000134589968407662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0000134176915647124">
                <text:p>0.0000134176915647124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0000133044696425034">
                <text:p>0.0000133044696425034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0000133106870809145">
                <text:p>0.000013310687080914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000013496934991327">
                <text:p>0.000013496934991327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0000135696234366756">
                <text:p>0.000013569623436675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0000131073553092222">
                <text:p>0.000013107355309222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0000129236191638838">
                <text:p>0.0000129236191638838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0000130090504537679">
                <text:p>0.0000130090504537679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0000132306196796057">
                <text:p>0.0000132306196796057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0000131727215480819">
                <text:p>0.0000131727215480819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0000127260394015805">
                <text:p>0.000012726039401580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0000123345385806503">
                <text:p>0.0000123345385806503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0000122798363328937">
                <text:p>0.0000122798363328937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0000124697859527708">
                <text:p>0.0000124697859527708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0000127007060388195">
                <text:p>0.000012700706038819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0000127249637616329">
                <text:p>0.0000127249637616329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0000119547772475221">
                <text:p>0.0000119547772475221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0000119785430958062">
                <text:p>0.0000119785430958062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0000120156036098769">
                <text:p>0.0000120156036098769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0000122929338653944">
                <text:p>0.0000122929338653944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0000119496050681573">
                <text:p>0.0000119496050681573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0000119518399315597">
                <text:p>0.000011951839931559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0000120762617884661">
                <text:p>0.0000120762617884661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0000122203040453897">
                <text:p>0.0000122203040453897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0000119322415894788">
                <text:p>0.000011932241589478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0000119440617482913">
                <text:p>0.0000119440617482913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0000120767165632048">
                <text:p>0.0000120767165632048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000013001955303345">
                <text:p>0.00001300195530334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0000131594515109973">
                <text:p>0.0000131594515109973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0000133598124900204">
                <text:p>0.0000133598124900204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0000132021328817207">
                <text:p>0.0000132021328817207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0000140170699995333">
                <text:p>0.0000140170699995333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0000140294672984232">
                <text:p>0.0000140294672984232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0000141521615863889">
                <text:p>0.0000141521615863889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0000141550877699363">
                <text:p>0.000014155087769936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0000134194252180572">
                <text:p>0.0000134194252180572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0000134051231058559">
                <text:p>0.0000134051231058559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0000137110593016193">
                <text:p>0.0000137110593016193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000013268643030906">
                <text:p>0.000013268643030906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0000133721941344101">
                <text:p>0.0000133721941344101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0000135666401764141">
                <text:p>0.0000135666401764141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0000135792669486607">
                <text:p>0.0000135792669486607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000013662036323442">
                <text:p>0.000013662036323442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0000146410997989532">
                <text:p>0.000014641099798953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0000145161023300701">
                <text:p>0.0000145161023300701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0000145836248811823">
                <text:p>0.000014583624881182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0000143420097589272">
                <text:p>0.000014342009758927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0000143702897854039">
                <text:p>0.000014370289785403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0000143679935300183">
                <text:p>0.0000143679935300183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0000141056156880716">
                <text:p>0.0000141056156880716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0000138427011742743">
                <text:p>0.0000138427011742743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0000135844290487782">
                <text:p>0.0000135844290487782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0000135768490254167">
                <text:p>0.0000135768490254167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0000135827246389237">
                <text:p>0.0000135827246389237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0000135712991200381">
                <text:p>0.0000135712991200381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0000137255246502449">
                <text:p>0.0000137255246502449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0000136053566741364">
                <text:p>0.0000136053566741364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000013812283969426">
                <text:p>0.000013812283969426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0000131814285548672">
                <text:p>0.0000131814285548672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0000127549809584478">
                <text:p>0.0000127549809584478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0000128897521928044">
                <text:p>0.0000128897521928044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0000128878016071929">
                <text:p>0.000012887801607192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0000132216003743688">
                <text:p>0.0000132216003743688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0000129414447353139">
                <text:p>0.0000129414447353139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0000128773770595639">
                <text:p>0.0000128773770595639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0000132443930111481">
                <text:p>0.0000132443930111481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0000130211507291016">
                <text:p>0.0000130211507291016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0000131125468261437">
                <text:p>0.0000131125468261437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0000131182592423514">
                <text:p>0.0000131182592423514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0000131674647247079">
                <text:p>0.0000131674647247079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0000132418009172265">
                <text:p>0.000013241800917226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00001323996696488">
                <text:p>0.00001323996696488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0000132575179168601">
                <text:p>0.0000132575179168601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0000132541707887743">
                <text:p>0.0000132541707887743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0000135523193370948">
                <text:p>0.000013552319337094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0000134905961350082">
                <text:p>0.0000134905961350082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000013522847477318">
                <text:p>0.000013522847477318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0000140740231303998">
                <text:p>0.0000140740231303998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0000142895758810375">
                <text:p>0.000014289575881037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0000144732539550488">
                <text:p>0.0000144732539550488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0000145767308391353">
                <text:p>0.0000145767308391353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0000146225141888213">
                <text:p>0.0000146225141888213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0000146985141170237">
                <text:p>0.0000146985141170237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0000148443242447825">
                <text:p>0.000014844324244782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0000145085564854584">
                <text:p>0.0000145085564854584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0000147619856987505">
                <text:p>0.0000147619856987505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0000146218138893969">
                <text:p>0.0000146218138893969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0000148225525102214">
                <text:p>0.0000148225525102214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0000152157133529398">
                <text:p>0.0000152157133529398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0000149621283809441">
                <text:p>0.0000149621283809441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0000151449178686851">
                <text:p>0.0000151449178686851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0000148607030105028">
                <text:p>0.0000148607030105028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000014826814844122">
                <text:p>0.000014826814844122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0000149740474550365">
                <text:p>0.0000149740474550365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0000152770459654891">
                <text:p>0.0000152770459654891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0000154918056075635">
                <text:p>0.000015491805607563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0000154666528469397">
                <text:p>0.0000154666528469397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0000155267092405525">
                <text:p>0.0000155267092405525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0000158174496048316">
                <text:p>0.000015817449604831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0000159274641916289">
                <text:p>0.0000159274641916289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0000158273677539868">
                <text:p>0.0000158273677539868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0000156601233591119">
                <text:p>0.0000156601233591119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0000155981628103572">
                <text:p>0.0000155981628103572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0000157815897239732">
                <text:p>0.0000157815897239732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0000160247414925728">
                <text:p>0.0000160247414925728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000016425379650381">
                <text:p>0.000016425379650381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0000163014643078127">
                <text:p>0.0000163014643078127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0000161484920856346">
                <text:p>0.000016148492085634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0000161355041452625">
                <text:p>0.000016135504145262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0000160892558837135">
                <text:p>0.0000160892558837135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0000163457044770184">
                <text:p>0.0000163457044770184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0000163589973853258">
                <text:p>0.000016358997385325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0000161391556144167">
                <text:p>0.0000161391556144167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0000159133985357312">
                <text:p>0.000015913398535731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0000158702353802763">
                <text:p>0.0000158702353802763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0000157896279779841">
                <text:p>0.0000157896279779841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0000164689165990438">
                <text:p>0.0000164689165990438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0000164770898396334">
                <text:p>0.000016477089839633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0000171476365230016">
                <text:p>0.0000171476365230016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0000170953607914447">
                <text:p>0.0000170953607914447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0000171134826260271">
                <text:p>0.0000171134826260271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0000172365418118794">
                <text:p>0.000017236541811879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0000170282384628225">
                <text:p>0.0000170282384628225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0000169445785362948">
                <text:p>0.0000169445785362948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0000170501772696963">
                <text:p>0.0000170501772696963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0000168139903650155">
                <text:p>0.000016813990365015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0000162195206480486">
                <text:p>0.0000162195206480486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0000160945605688456">
                <text:p>0.0000160945605688456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0000159478476355148">
                <text:p>0.0000159478476355148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0000158419784696988">
                <text:p>0.0000158419784696988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0000151889711296813">
                <text:p>0.0000151889711296813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0000156395011747237">
                <text:p>0.0000156395011747237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0000155027091185048">
                <text:p>0.0000155027091185048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0000171247484226949">
                <text:p>0.0000171247484226949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0000172370459389215">
                <text:p>0.0000172370459389215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000017228167151351">
                <text:p>0.000017228167151351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0000167983077141145">
                <text:p>0.0000167983077141145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0000169106172633189">
                <text:p>0.0000169106172633189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0000170042329327216">
                <text:p>0.000017004232932721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0000167373540600609">
                <text:p>0.0000167373540600609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0000167281103562534">
                <text:p>0.0000167281103562534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00001645366498819">
                <text:p>0.00001645366498819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0000159642316880582">
                <text:p>0.0000159642316880582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000015955370474347">
                <text:p>0.000015955370474347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0000159258163212583">
                <text:p>0.000015925816321258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0000158612568247322">
                <text:p>0.0000158612568247322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0000158536098121224">
                <text:p>0.0000158536098121224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0000158861949355656">
                <text:p>0.0000158861949355656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0000164217831094298">
                <text:p>0.0000164217831094298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0000167591139246432">
                <text:p>0.0000167591139246432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000016743643564458">
                <text:p>0.000016743643564458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0000171527605974573">
                <text:p>0.0000171527605974573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0000172126110443084">
                <text:p>0.0000172126110443084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0000172777471738459">
                <text:p>0.0000172777471738459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0000171628121929473">
                <text:p>0.0000171628121929473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0000180193374973784">
                <text:p>0.0000180193374973784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0000177067019036967">
                <text:p>0.0000177067019036967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0000174397232728371">
                <text:p>0.0000174397232728371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0000178643405283997">
                <text:p>0.0000178643405283997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0000183897724300393">
                <text:p>0.0000183897724300393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000018411556934835">
                <text:p>0.00001841155693483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0000181825762018491">
                <text:p>0.0000181825762018491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0000182876281849455">
                <text:p>0.0000182876281849455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0000189967753720203">
                <text:p>0.0000189967753720203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0000186760135460032">
                <text:p>0.000018676013546003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0000186778659185822">
                <text:p>0.0000186778659185822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0000186581470302723">
                <text:p>0.000018658147030272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0000186450032250644">
                <text:p>0.0000186450032250644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000018525623917056">
                <text:p>0.000018525623917056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0000184994710846369">
                <text:p>0.0000184994710846369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0000185040434786238">
                <text:p>0.0000185040434786238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0000186372845474846">
                <text:p>0.0000186372845474846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000018449315921845">
                <text:p>0.00001844931592184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000018311233603475">
                <text:p>0.000018311233603475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0000183053205991804">
                <text:p>0.0000183053205991804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0000182534293321861">
                <text:p>0.0000182534293321861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0000178227688140608">
                <text:p>0.0000178227688140608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0000176285459902369">
                <text:p>0.0000176285459902369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0000176375648356529">
                <text:p>0.0000176375648356529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.0000174131776615968">
                <text:p>0.0000174131776615968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.0000170291912500963">
                <text:p>0.0000170291912500963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.0000168197838324093">
                <text:p>0.0000168197838324093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.0000167418130048943">
                <text:p>0.0000167418130048943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.0000169591808310716">
                <text:p>0.0000169591808310716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.0000168133290717033">
                <text:p>0.000016813329071703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.0000168782897740865">
                <text:p>0.0000168782897740865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.0000165750207694935">
                <text:p>0.0000165750207694935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0000162840760356424">
                <text:p>0.0000162840760356424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0000163771531323538">
                <text:p>0.0000163771531323538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0000165316497694628">
                <text:p>0.0000165316497694628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0000167568470282724">
                <text:p>0.0000167568470282724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0000170274588335155">
                <text:p>0.0000170274588335155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0000170695697295131">
                <text:p>0.0000170695697295131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0000166682554346521">
                <text:p>0.0000166682554346521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0000164939739500319">
                <text:p>0.0000164939739500319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0000164349001581046">
                <text:p>0.0000164349001581046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0000166423977253988">
                <text:p>0.0000166423977253988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0000162101623641954">
                <text:p>0.0000162101623641954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0000160231268466882">
                <text:p>0.0000160231268466882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0000161167681402335">
                <text:p>0.0000161167681402335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000016165339661752">
                <text:p>0.000016165339661752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0000158742138898888">
                <text:p>0.0000158742138898888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0000156883505090457">
                <text:p>0.0000156883505090457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0000152837596516893">
                <text:p>0.0000152837596516893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0000150151988203457">
                <text:p>0.0000150151988203457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0000150365827661614">
                <text:p>0.0000150365827661614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0000152669752294489">
                <text:p>0.000015266975229448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0000152086204795836">
                <text:p>0.0000152086204795836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0000151168603726866">
                <text:p>0.0000151168603726866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0000147092041833218">
                <text:p>0.0000147092041833218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0000148073316486001">
                <text:p>0.0000148073316486001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0000149868507137538">
                <text:p>0.0000149868507137538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0000149653781018378">
                <text:p>0.0000149653781018378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0000148045365061175">
                <text:p>0.000014804536506117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0000148060236113239">
                <text:p>0.0000148060236113239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0000144970570866173">
                <text:p>0.0000144970570866173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0000144866626037116">
                <text:p>0.0000144866626037116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0000138805428544945">
                <text:p>0.0000138805428544945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0000139925837153848">
                <text:p>0.0000139925837153848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0000139658654630238">
                <text:p>0.0000139658654630238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0000135459338523132">
                <text:p>0.0000135459338523132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000013658159051334">
                <text:p>0.000013658159051334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0000136347716251603">
                <text:p>0.0000136347716251603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0000134616282077775">
                <text:p>0.0000134616282077775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0000138780482129397">
                <text:p>0.0000138780482129397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0000134627204654529">
                <text:p>0.0000134627204654529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0000132978461300522">
                <text:p>0.000013297846130052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0000135627101421561">
                <text:p>0.0000135627101421561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0000134747598857008">
                <text:p>0.0000134747598857008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000013876943375633">
                <text:p>0.000013876943375633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.0000136306697137321">
                <text:p>0.0000136306697137321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0000137265009332802">
                <text:p>0.000013726500933280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0000125548263030301">
                <text:p>0.0000125548263030301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0000123263232283681">
                <text:p>0.0000123263232283681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0000123260803358184">
                <text:p>0.0000123260803358184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0000123052143255459">
                <text:p>0.0000123052143255459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0000128287873229606">
                <text:p>0.0000128287873229606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.0000127519390119312">
                <text:p>0.0000127519390119312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0000128896929138833">
                <text:p>0.0000128896929138833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.0000128875794660787">
                <text:p>0.0000128875794660787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0000128794949760412">
                <text:p>0.0000128794949760412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0000128059594392482">
                <text:p>0.000012805959439248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0000127278398353188">
                <text:p>0.0000127278398353188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.0000126557422547473">
                <text:p>0.000012655742254747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.0000128601759678485">
                <text:p>0.0000128601759678485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.0000131823356399784">
                <text:p>0.0000131823356399784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.0000132929312622062">
                <text:p>0.000013292931262206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.0000129779391327272">
                <text:p>0.0000129779391327272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.0000127418829570888">
                <text:p>0.0000127418829570888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.0000128886049438866">
                <text:p>0.0000128886049438866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.0000126191360019238">
                <text:p>0.0000126191360019238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.0000132109617922842">
                <text:p>0.0000132109617922842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.0000130298881293662">
                <text:p>0.0000130298881293662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.0000135585904962621">
                <text:p>0.0000135585904962621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.0000129302415612654">
                <text:p>0.0000129302415612654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.0000129068020811186">
                <text:p>0.000012906802081118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.0000128669697792007">
                <text:p>0.000012866969779200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.0000126688900406846">
                <text:p>0.000012668890040684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.0000121283457503692">
                <text:p>0.000012128345750369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.0000122661142934197">
                <text:p>0.0000122661142934197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.0000123011393893095">
                <text:p>0.000012301139389309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.0000122861110129157">
                <text:p>0.0000122861110129157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.0000117599606509998">
                <text:p>0.0000117599606509998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.0000116601322000133">
                <text:p>0.0000116601322000133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.000011769770420593">
                <text:p>0.000011769770420593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.0000120298645047659">
                <text:p>0.0000120298645047659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.0000121176174775233">
                <text:p>0.0000121176174775233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.0000122254810129398">
                <text:p>0.0000122254810129398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.0000123444790240533">
                <text:p>0.0000123444790240533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.000012470052900794">
                <text:p>0.000012470052900794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.0000122430676212807">
                <text:p>0.0000122430676212807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.000012327296858538">
                <text:p>0.000012327296858538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.0000124209514765993">
                <text:p>0.0000124209514765993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.0000124800523376194">
                <text:p>0.0000124800523376194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.0000124501647321259">
                <text:p>0.0000124501647321259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.0000125834884013071">
                <text:p>0.0000125834884013071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.0000126761700326889">
                <text:p>0.0000126761700326889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.0000123966072694658">
                <text:p>0.0000123966072694658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.0000125385386686015">
                <text:p>0.0000125385386686015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.0000125491342736711">
                <text:p>0.0000125491342736711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.0000127000043538755">
                <text:p>0.0000127000043538755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.0000128546925876727">
                <text:p>0.0000128546925876727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.0000125458874343142">
                <text:p>0.0000125458874343142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.0000126252483910651">
                <text:p>0.0000126252483910651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.0000126922746120955">
                <text:p>0.0000126922746120955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.0000128071306636565">
                <text:p>0.0000128071306636565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.0000129699476451503">
                <text:p>0.0000129699476451503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.000012869884962424">
                <text:p>0.000012869884962424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.0000127173541710135">
                <text:p>0.000012717354171013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.0000125739653438184">
                <text:p>0.0000125739653438184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0000122976447072628">
                <text:p>0.0000122976447072628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.0000123212885533545">
                <text:p>0.0000123212885533545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.0000124544005639625">
                <text:p>0.0000124544005639625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.0000123737123787127">
                <text:p>0.0000123737123787127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.0000125494445541193">
                <text:p>0.0000125494445541193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.000012290108021712">
                <text:p>0.000012290108021712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.0000124505319381827">
                <text:p>0.0000124505319381827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.0000125998196128685">
                <text:p>0.0000125998196128685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.0000126824644210422">
                <text:p>0.0000126824644210422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.0000128142314178602">
                <text:p>0.0000128142314178602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.0000130164713051202">
                <text:p>0.0000130164713051202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.0000131664176127636">
                <text:p>0.0000131664176127636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.0000133718649072166">
                <text:p>0.0000133718649072166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.0000135708306963431">
                <text:p>0.0000135708306963431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.000013715990223268">
                <text:p>0.000013715990223268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.0000135234122814357">
                <text:p>0.0000135234122814357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.0000133054637268564">
                <text:p>0.0000133054637268564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.0000135417194638581">
                <text:p>0.0000135417194638581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.0000136653392938898">
                <text:p>0.0000136653392938898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.0000136980639262771">
                <text:p>0.0000136980639262771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.0000135976811071763">
                <text:p>0.0000135976811071763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.0000138579865702593">
                <text:p>0.0000138579865702593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.0000141293034502347">
                <text:p>0.0000141293034502347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.0000144091407302124">
                <text:p>0.0000144091407302124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.0000142856617938306">
                <text:p>0.0000142856617938306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.0000144686783593539">
                <text:p>0.0000144686783593539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.0000146213506249371">
                <text:p>0.0000146213506249371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.0000145236243203829">
                <text:p>0.0000145236243203829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.0000146665308113282">
                <text:p>0.0000146665308113282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.0000149943333225524">
                <text:p>0.0000149943333225524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.000015123889967465">
                <text:p>0.000015123889967465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.0000154251107897347">
                <text:p>0.0000154251107897347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.0000157118781631879">
                <text:p>0.0000157118781631879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.0000149959372920189">
                <text:p>0.0000149959372920189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.0000153792241871054">
                <text:p>0.0000153792241871054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.0000156760738234145">
                <text:p>0.0000156760738234145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.0000153451959158554">
                <text:p>0.0000153451959158554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.0000157702142520737">
                <text:p>0.0000157702142520737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.0000142414890610377">
                <text:p>0.0000142414890610377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.0000146593432792385">
                <text:p>0.0000146593432792385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.0000145915047084095">
                <text:p>0.0000145915047084095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.0000148748136605082">
                <text:p>0.0000148748136605082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.0000151668591020297">
                <text:p>0.0000151668591020297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.0000156699291024561">
                <text:p>0.0000156699291024561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.00001603182883802">
                <text:p>0.00001603182883802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.0000140396766669564">
                <text:p>0.0000140396766669564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.000014189400355566">
                <text:p>0.000014189400355566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.0000141200985006545">
                <text:p>0.0000141200985006545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.0000145622464564244">
                <text:p>0.0000145622464564244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.0000151007098939195">
                <text:p>0.0000151007098939195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.0000151113039694554">
                <text:p>0.0000151113039694554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.0000157937933675387">
                <text:p>0.0000157937933675387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.0000164028720221934">
                <text:p>0.0000164028720221934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.0000164439984322144">
                <text:p>0.0000164439984322144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.0000158008778969927">
                <text:p>0.0000158008778969927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.0000160812762033583">
                <text:p>0.0000160812762033583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.0000166935235232983">
                <text:p>0.0000166935235232983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.0000176969195430578">
                <text:p>0.0000176969195430578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.0000177609683416715">
                <text:p>0.000017760968341671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.0000187324767861824">
                <text:p>0.0000187324767861824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.0000156401559862905">
                <text:p>0.0000156401559862905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.0000169364498689556">
                <text:p>0.0000169364498689556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.0000112832740531295">
                <text:p>0.0000112832740531295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.0000114315114057025">
                <text:p>0.0000114315114057025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.0000125119546516199">
                <text:p>0.0000125119546516199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.000014005428976916">
                <text:p>0.000014005428976916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.0000145299975550689">
                <text:p>0.0000145299975550689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.0000161956256192295">
                <text:p>0.0000161956256192295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.0000132528499856046">
                <text:p>0.0000132528499856046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.000016550022803497">
                <text:p>0.000016550022803497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.0000198194118182957">
                <text:p>0.0000198194118182957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.0000221168771380097">
                <text:p>0.0000221168771380097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.00000307290986257187">
                <text:p>0.000003072909862571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817cm" svg:height="18.94cm" xlink:href=".." xlink:type="simple" chart:class="chart:line" chart:style-name="ch1">
        <chart:title svg:x="20.907cm" svg:y="0.514cm" chart:style-name="ch2">
          <text:p>PID Compute Time </text:p>
        </chart:title>
        <chart:plot-area chart:style-name="ch3" table:cell-range-address="Sheet1.B2:Sheet1.B2121" svg:x="1.927cm" svg:y="1.671cm" svg:width="42.974cm" svg:height="15.91cm">
          <chartooo:coordinate-region svg:x="2.839cm" svg:y="1.671cm" svg:width="42.062cm" svg:height="14.657cm"/>
          <chart:axis chart:dimension="x" chart:name="primary-x" chart:style-name="ch4">
            <chart:title svg:x="22.642cm" svg:y="17.959cm" chart:style-name="ch5">
              <text:p>Time Step</text:p>
            </chart:title>
          </chart:axis>
          <chart:axis chart:dimension="y" chart:name="primary-y" chart:style-name="ch4">
            <chart:title svg:x="0.451cm" svg:y="11.324cm" chart:style-name="ch6">
              <text:p>Commpute Time (secs)</text:p>
            </chart:title>
            <chart:grid chart:style-name="ch7" chart:class="major"/>
          </chart:axis>
          <chart:series chart:style-name="ch8" chart:values-cell-range-address="Sheet1.B2:Sheet1.B2121" chart:class="chart:line">
            <chart:data-point chart:repeated="2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12731266022">
                <text:p>0.0312731266022</text:p>
                <draw:g>
                  <svg:desc>Sheet1.B2:Sheet1.B2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6330947876">
                <text:p>0.0263309478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134967804">
                <text:p>0.0261349678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95300483704">
                <text:p>0.0295300483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77628898621">
                <text:p>0.02776288986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94020271301">
                <text:p>0.01940202713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65920162201">
                <text:p>0.0265920162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0238018036">
                <text:p>0.01702380180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81820392609">
                <text:p>0.01818203926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10220813751">
                <text:p>0.02102208137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96158885956">
                <text:p>0.01961588859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9210643768">
                <text:p>0.01992106437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98340320587">
                <text:p>0.02983403205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79550647736">
                <text:p>0.01795506477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95360183716">
                <text:p>0.01953601837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926399230957">
                <text:p>0.009263992309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94599533081">
                <text:p>0.02945995330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02839374542">
                <text:p>0.02028393745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55968570709">
                <text:p>0.02559685707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00631523132">
                <text:p>0.03006315231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69031524658">
                <text:p>0.02690315246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22039222717">
                <text:p>0.02220392227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21309566498">
                <text:p>0.03213095664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19640731812">
                <text:p>0.02196407318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18849182129">
                <text:p>0.02188491821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34370136261">
                <text:p>0.03343701362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05800533295">
                <text:p>0.02058005332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23660469055">
                <text:p>0.02236604690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16910839081">
                <text:p>0.02169108390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29349136353">
                <text:p>0.02293491363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9495010376">
                <text:p>0.0194950103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29690074921">
                <text:p>0.02296900749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22971439362">
                <text:p>0.02229714393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07810401917">
                <text:p>0.02078104019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1644115448">
                <text:p>0.0216441154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93099975586">
                <text:p>0.01930999755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82690525055">
                <text:p>0.02826905250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58400440216">
                <text:p>0.02584004402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10590362549">
                <text:p>0.0210590362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97288990021">
                <text:p>0.0197288990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06408500671">
                <text:p>0.02064085006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07850933075">
                <text:p>0.0207850933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59208679199">
                <text:p>0.02592086791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56400108337">
                <text:p>0.02564001083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0003080368">
                <text:p>0.0200030803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03549861908">
                <text:p>0.02035498619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39689350128">
                <text:p>0.02396893501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80492305756">
                <text:p>0.02804923057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93560123444">
                <text:p>0.01935601234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32379436493">
                <text:p>0.02323794364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01959609985">
                <text:p>0.02019596099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98359489441">
                <text:p>0.01983594894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89030170441">
                <text:p>0.01890301704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20508575439">
                <text:p>0.02205085754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11069583893">
                <text:p>0.02110695838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206859111786">
                <text:p>0.02068591117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222668647766">
                <text:p>0.02226686477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39269733429">
                <text:p>0.02392697334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29601860046">
                <text:p>0.02296018600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211248397827">
                <text:p>0.02112483978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1332025528">
                <text:p>0.0213320255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64630317688">
                <text:p>0.02646303176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14290618896">
                <text:p>0.02142906188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99029445648">
                <text:p>0.01990294456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16159820557">
                <text:p>0.02161598205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11749076843">
                <text:p>0.02117490768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95090770721">
                <text:p>0.01950907707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43999958038">
                <text:p>0.02439999580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1183013916">
                <text:p>0.0211830139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39050388336">
                <text:p>0.02390503883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33290195465">
                <text:p>0.02332901954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07149982452">
                <text:p>0.02071499824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0623922348">
                <text:p>0.0206239223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65109539032">
                <text:p>0.02651095390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20035982132">
                <text:p>0.0200359821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03502178192">
                <text:p>0.0203502178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31411457062">
                <text:p>0.02314114570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208008289337">
                <text:p>0.02080082893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04291343689">
                <text:p>0.02042913436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024102211">
                <text:p>0.020241022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210239887238">
                <text:p>0.02102398872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236859321594">
                <text:p>0.02368593215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281460285187">
                <text:p>0.02814602851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96528434753">
                <text:p>0.01965284347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12190151215">
                <text:p>0.02121901512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209519863129">
                <text:p>0.02095198631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246500968933">
                <text:p>0.02465009689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207378864288">
                <text:p>0.02073788642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245981216431">
                <text:p>0.02459812164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207080841064">
                <text:p>0.02070808410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213389396667">
                <text:p>0.021338939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294790267944">
                <text:p>0.02947902679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24390029907">
                <text:p>0.02243900299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298759937286">
                <text:p>0.02987599372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95820331573">
                <text:p>0.01958203315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02901363373">
                <text:p>0.02029013633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21419334412">
                <text:p>0.02214193344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09791660309">
                <text:p>0.02097916603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48808860779">
                <text:p>0.02488088607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21418094635">
                <text:p>0.0214180946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99680328369">
                <text:p>0.01996803283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228490829468">
                <text:p>0.02284908294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55289077759">
                <text:p>0.02552890777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237209796906">
                <text:p>0.02372097969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05750465393">
                <text:p>0.02057504653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218207836151">
                <text:p>0.02182078361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220329761505">
                <text:p>0.02203297615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292680263519">
                <text:p>0.02926802635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20122051239">
                <text:p>0.0201220512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209980010986">
                <text:p>0.02099800109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232019424438">
                <text:p>0.02320194244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241811275482">
                <text:p>0.02418112754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98740959167">
                <text:p>0.01987409591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226640701294">
                <text:p>0.02266407012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222480297089">
                <text:p>0.02224802970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243270397186">
                <text:p>0.02432703971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55100727081">
                <text:p>0.02551007270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211870670319">
                <text:p>0.02118706703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9210100174">
                <text:p>0.0192101001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230588912964">
                <text:p>0.02305889129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297389030457">
                <text:p>0.02973890304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8361082077">
                <text:p>0.0283610820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20122051239">
                <text:p>0.0201220512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203409194946">
                <text:p>0.02034091949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2099609375">
                <text:p>0.020996093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239119529724">
                <text:p>0.02391195297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292329788208">
                <text:p>0.02923297882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90439224243">
                <text:p>0.01904392242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280179977417">
                <text:p>0.02801799774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89509391785">
                <text:p>0.01895093917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96139812469">
                <text:p>0.01961398124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277490615845">
                <text:p>0.02774906158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319368839264">
                <text:p>0.03193688392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215079784393">
                <text:p>0.02150797843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200600624084">
                <text:p>0.02006006240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519070625305">
                <text:p>0.05190706253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295472145081">
                <text:p>0.02954721450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263137817383">
                <text:p>0.02631378173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13899517059">
                <text:p>0.03138995170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263481140137">
                <text:p>0.02634811401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260031223297">
                <text:p>0.02600312232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05359363556">
                <text:p>0.03053593635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2084941864">
                <text:p>0.0320849418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276539325714">
                <text:p>0.02765393257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98340415955">
                <text:p>0.01983404159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227930545807">
                <text:p>0.02279305458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233449935913">
                <text:p>0.02334499359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251359939575">
                <text:p>0.02513599395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255680084229">
                <text:p>0.02556800842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327241420746">
                <text:p>0.03272414207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64098644257">
                <text:p>0.02640986442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70140171051">
                <text:p>0.02701401710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84459590912">
                <text:p>0.02844595909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16941833496">
                <text:p>0.02169418334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57279872894">
                <text:p>0.02572798728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0644903183">
                <text:p>0.02064490318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59070396423">
                <text:p>0.02590703964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330801010132">
                <text:p>0.03308010101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86099910736">
                <text:p>0.02860999107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59280204773">
                <text:p>0.02592802047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37889289856">
                <text:p>0.02378892898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346620082855">
                <text:p>0.03466200828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92379951477">
                <text:p>0.01923799514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66079902649">
                <text:p>0.02660799026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302810668945">
                <text:p>0.03028106689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41107940674">
                <text:p>0.02411079406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41389274597">
                <text:p>0.02413892745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8450012207">
                <text:p>0.0284500122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60319709778">
                <text:p>0.02603197097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07359790802">
                <text:p>0.02073597908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82881259918">
                <text:p>0.02828812599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16908454895">
                <text:p>0.02169084548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14309597015">
                <text:p>0.03143095970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41270065308">
                <text:p>0.02412700653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32613992691">
                <text:p>0.0326139926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73149013519">
                <text:p>0.02731490135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37679481506">
                <text:p>0.02376794815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34858989716">
                <text:p>0.02348589897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2851228714">
                <text:p>0.0228512287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17161178589">
                <text:p>0.02171611785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0318031311">
                <text:p>0.0203180313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323700904846">
                <text:p>0.03237009048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55360603333">
                <text:p>0.0255360603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77628898621">
                <text:p>0.02776288986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48990058899">
                <text:p>0.02489900588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20170021057">
                <text:p>0.02201700210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38630771637">
                <text:p>0.02386307716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46729850769">
                <text:p>0.02467298507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62141227722">
                <text:p>0.02621412277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698802948">
                <text:p>0.026988029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13971138">
                <text:p>0.02139711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76339054108">
                <text:p>0.02763390541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02858448029">
                <text:p>0.02028584480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351760387421">
                <text:p>0.03517603874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47418880463">
                <text:p>0.02474188804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91290283203">
                <text:p>0.02912902832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373430252075">
                <text:p>0.03734302520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37400531769">
                <text:p>0.02374005317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40111351013">
                <text:p>0.02401113510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41978168488">
                <text:p>0.02419781684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65889167786">
                <text:p>0.02658891677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8923034668">
                <text:p>0.0289230346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52039432526">
                <text:p>0.02520394325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66418457031">
                <text:p>0.02664184570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58440971375">
                <text:p>0.02584409713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80051231384">
                <text:p>0.02800512313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62680053711">
                <text:p>0.02626800537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48818397522">
                <text:p>0.02488183975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6918888092">
                <text:p>0.0269188880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84049510956">
                <text:p>0.02840495109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23913860321">
                <text:p>0.0239138603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307679176331">
                <text:p>0.03076791763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5908946991">
                <text:p>0.0259089469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258190631866">
                <text:p>0.02581906318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60889530182">
                <text:p>0.02608895301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8881072998">
                <text:p>0.0288810729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4829864502">
                <text:p>0.0248298645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256588459015">
                <text:p>0.02565884590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204710960388">
                <text:p>0.02047109603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43561267853">
                <text:p>0.02435612678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255529880524">
                <text:p>0.02555298805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68311500549">
                <text:p>0.02683115005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258779525757">
                <text:p>0.02587795257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57251262665">
                <text:p>0.02572512626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238018035889">
                <text:p>0.02380180358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7364025116">
                <text:p>0.0173640251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03738212585">
                <text:p>0.02037382125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8611907959">
                <text:p>0.0186119079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5120973587">
                <text:p>0.0251209735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53028869629">
                <text:p>0.02530288696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24847984314">
                <text:p>0.0248479843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2794008255">
                <text:p>0.0227940082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22461223602">
                <text:p>0.02224612236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33714056015">
                <text:p>0.0337140560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215930938721">
                <text:p>0.02159309387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233540534973">
                <text:p>0.02335405349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11050510406">
                <text:p>0.02110505104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54158973694">
                <text:p>0.02541589736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27174949646">
                <text:p>0.0271749496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277090072632">
                <text:p>0.02770900726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269110202789">
                <text:p>0.02691102027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251100063324">
                <text:p>0.02511000633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229458808899">
                <text:p>0.02294588088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275502204895">
                <text:p>0.02755022048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307459831238">
                <text:p>0.03074598312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243399143219">
                <text:p>0.02433991432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72419452667">
                <text:p>0.02724194526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257041454315">
                <text:p>0.02570414543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292291641235">
                <text:p>0.02922916412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64668464661">
                <text:p>0.02646684646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262160301208">
                <text:p>0.02621603012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306370258331">
                <text:p>0.030637025833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27939081192">
                <text:p>0.0279390811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335540771484">
                <text:p>0.03355407714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211100578308">
                <text:p>0.02111005783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264158248901">
                <text:p>0.02641582489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195219516754">
                <text:p>0.01952195167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248849391937">
                <text:p>0.02488493919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209138393402">
                <text:p>0.02091383934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320870876312">
                <text:p>0.03208708763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229649543762">
                <text:p>0.02296495437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329661369324">
                <text:p>0.03296613693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227959156036">
                <text:p>0.02279591560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188870429993">
                <text:p>0.01888704299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229687690735">
                <text:p>0.02296876907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25857925415">
                <text:p>0.0258579254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239131450653">
                <text:p>0.02391314506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220489501953">
                <text:p>0.02204895019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390498638153">
                <text:p>0.03904986381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48899459839">
                <text:p>0.024889945983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3040599823">
                <text:p>0.030405998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226759910583">
                <text:p>0.02267599105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260322093964">
                <text:p>0.02603220939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274829864502">
                <text:p>0.02748298645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287771224976">
                <text:p>0.02877712249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24022102356">
                <text:p>0.0240221023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23980140686">
                <text:p>0.02398014068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247640609741">
                <text:p>0.024764060974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305619239807">
                <text:p>0.03056192398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64241695404">
                <text:p>0.02642416954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15020179749">
                <text:p>0.021502017974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346479415894">
                <text:p>0.03464794158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32212972641">
                <text:p>0.0322129726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252180099487">
                <text:p>0.02521800994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291228294373">
                <text:p>0.02912282943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86588668823">
                <text:p>0.028658866882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342569351196">
                <text:p>0.03425693511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253281593323">
                <text:p>0.02532815933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333290100098">
                <text:p>0.03332901000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8263092041">
                <text:p>0.02826309204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238080024719">
                <text:p>0.02380800247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265130996704">
                <text:p>0.026513099670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22728252411">
                <text:p>0.02227282524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352790355682">
                <text:p>0.035279035568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65018939972">
                <text:p>0.026501893997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242118835449">
                <text:p>0.02421188354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311179161072">
                <text:p>0.031117916107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36709117889">
                <text:p>0.02367091178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202589035034">
                <text:p>0.020258903503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38208770752">
                <text:p>0.02382087707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282330513">
                <text:p>0.02823305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205209255219">
                <text:p>0.020520925521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292000770569">
                <text:p>0.02920007705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290768146515">
                <text:p>0.02907681465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231170654297">
                <text:p>0.023117065429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194561481476">
                <text:p>0.01945614814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236628055573">
                <text:p>0.023662805557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20357131958">
                <text:p>0.0203571319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217318534851">
                <text:p>0.021731853485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20161151886">
                <text:p>0.0201611518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253880023956">
                <text:p>0.02538800239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230050086975">
                <text:p>0.02300500869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207540988922">
                <text:p>0.02075409889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251741409302">
                <text:p>0.02517414093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206868648529">
                <text:p>0.020686864852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06639766693">
                <text:p>0.02066397666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278191566467">
                <text:p>0.02781915664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292620658875">
                <text:p>0.02926206588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249719619751">
                <text:p>0.02497196197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242640972137">
                <text:p>0.024264097213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187458992004">
                <text:p>0.018745899200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239748954773">
                <text:p>0.02397489547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239069461823">
                <text:p>0.023906946182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62370109558">
                <text:p>0.02623701095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284788608551">
                <text:p>0.028478860855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289549827576">
                <text:p>0.028954982757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201301574707">
                <text:p>0.020130157470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286860466003">
                <text:p>0.02868604660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211408138275">
                <text:p>0.02114081382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34649181366">
                <text:p>0.023464918136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23414850235">
                <text:p>0.0234148502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266830921173">
                <text:p>0.026683092117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23078918457">
                <text:p>0.0230789184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270318984985">
                <text:p>0.02703189849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333969593048">
                <text:p>0.03339695930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242259502411">
                <text:p>0.02422595024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288112163544">
                <text:p>0.028811216354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229489803314">
                <text:p>0.02294898033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318758487701">
                <text:p>0.03187584877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25181055069">
                <text:p>0.02518105506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276250839233">
                <text:p>0.02762508392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364139080048">
                <text:p>0.036413908004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214819908142">
                <text:p>0.02148199081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300080776215">
                <text:p>0.03000807762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274398326874">
                <text:p>0.02743983268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220439434052">
                <text:p>0.022043943405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299530029297">
                <text:p>0.029953002929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265488624573">
                <text:p>0.026548862457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209288597107">
                <text:p>0.020928859710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262489318848">
                <text:p>0.02624893188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223779678345">
                <text:p>0.02237796783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322260856628">
                <text:p>0.032226085662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274930000305">
                <text:p>0.02749300003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247578620911">
                <text:p>0.02475786209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192120075226">
                <text:p>0.01921200752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261368751526">
                <text:p>0.02613687515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337309837341">
                <text:p>0.033730983734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213811397552">
                <text:p>0.02138113975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232598781586">
                <text:p>0.02325987815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269498825073">
                <text:p>0.026949882507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31082868576">
                <text:p>0.03108286857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273239612579">
                <text:p>0.027323961257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205790996552">
                <text:p>0.02057909965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254728794098">
                <text:p>0.02547287940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246689319611">
                <text:p>0.024668931961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208280086517">
                <text:p>0.020828008651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218999385834">
                <text:p>0.021899938583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277419090271">
                <text:p>0.027741909027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26515007019">
                <text:p>0.0265150070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193338394165">
                <text:p>0.019333839416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269429683685">
                <text:p>0.026942968368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239939689636">
                <text:p>0.02399396896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288319587708">
                <text:p>0.02883195877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255439281464">
                <text:p>0.025543928146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259091854095">
                <text:p>0.02590918540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249228477478">
                <text:p>0.02492284774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240499973297">
                <text:p>0.024049997329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278489589691">
                <text:p>0.02784895896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239670276642">
                <text:p>0.023967027664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269680023193">
                <text:p>0.026968002319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26330947876">
                <text:p>0.02633094787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249412059784">
                <text:p>0.024941205978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240619182587">
                <text:p>0.024061918258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227570533752">
                <text:p>0.02275705337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309300422668">
                <text:p>0.03093004226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275800228119">
                <text:p>0.027580022811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209169387817">
                <text:p>0.02091693878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335359573364">
                <text:p>0.033535957336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252680778503">
                <text:p>0.02526807785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34646987915">
                <text:p>0.0346469879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233521461487">
                <text:p>0.023352146148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269029140472">
                <text:p>0.026902914047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323882102966">
                <text:p>0.03238821029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314540863037">
                <text:p>0.031454086303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222251415253">
                <text:p>0.022225141525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24435043335">
                <text:p>0.02443504333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245630741119">
                <text:p>0.02456307411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266461372375">
                <text:p>0.02664613723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225601196289">
                <text:p>0.022560119628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235960483551">
                <text:p>0.023596048355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213389396667">
                <text:p>0.021338939666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268630981445">
                <text:p>0.026863098144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299711227417">
                <text:p>0.029971122741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302329063416">
                <text:p>0.03023290634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286037921906">
                <text:p>0.028603792190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333468914032">
                <text:p>0.03334689140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260210037231">
                <text:p>0.02602100372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288741588593">
                <text:p>0.028874158859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288949012756">
                <text:p>0.028894901275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322008132935">
                <text:p>0.032200813293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213029384613">
                <text:p>0.021302938461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249488353729">
                <text:p>0.024948835372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228481292725">
                <text:p>0.02284812927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279629230499">
                <text:p>0.027962923049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227360725403">
                <text:p>0.022736072540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303201675415">
                <text:p>0.03032016754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316829681396">
                <text:p>0.031682968139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245127677917">
                <text:p>0.02451276779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312609672546">
                <text:p>0.031260967254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267441272736">
                <text:p>0.02674412727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254549980164">
                <text:p>0.02545499801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28254032135">
                <text:p>0.0282540321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234429836273">
                <text:p>0.023442983627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265200138092">
                <text:p>0.026520013809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230340957642">
                <text:p>0.023034095764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22469997406">
                <text:p>0.02246999740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335850715637">
                <text:p>0.033585071563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243549346924">
                <text:p>0.02435493469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288438796997">
                <text:p>0.028843879699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227808952332">
                <text:p>0.022780895233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228180885315">
                <text:p>0.022818088531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256509780884">
                <text:p>0.02565097808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276989936829">
                <text:p>0.027698993682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228488445282">
                <text:p>0.022848844528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24512052536">
                <text:p>0.0245120525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20035982132">
                <text:p>0.02003598213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207159519196">
                <text:p>0.020715951919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244138240814">
                <text:p>0.02441382408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238661766052">
                <text:p>0.023866176605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329818725586">
                <text:p>0.032981872558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280599594116">
                <text:p>0.02805995941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302758216858">
                <text:p>0.030275821685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295491218567">
                <text:p>0.02954912185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313839912415">
                <text:p>0.03138399124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312271118164">
                <text:p>0.031227111816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300869941711">
                <text:p>0.030086994171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3062915802">
                <text:p>0.0306291580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336148738861">
                <text:p>0.033614873886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240230560303">
                <text:p>0.02402305603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223331451416">
                <text:p>0.02233314514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198550224304">
                <text:p>0.019855022430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238809585571">
                <text:p>0.023880958557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278120040894">
                <text:p>0.027812004089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203580856323">
                <text:p>0.020358085632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244641304016">
                <text:p>0.02446413040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291700363159">
                <text:p>0.029170036315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2312707901">
                <text:p>0.0231270790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31848192215">
                <text:p>0.0318481922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270819664001">
                <text:p>0.027081966400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251321792603">
                <text:p>0.025132179260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194501876831">
                <text:p>0.019450187683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232529640198">
                <text:p>0.023252964019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326449871063">
                <text:p>0.03264498710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274128913879">
                <text:p>0.027412891387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332939624786">
                <text:p>0.033293962478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298399925232">
                <text:p>0.029839992523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24827003479">
                <text:p>0.02482700347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245900154114">
                <text:p>0.024590015411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253460407257">
                <text:p>0.025346040725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257399082184">
                <text:p>0.025739908218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24267911911">
                <text:p>0.0242679119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35444021225">
                <text:p>0.0354440212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232348442078">
                <text:p>0.023234844207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283689498901">
                <text:p>0.028368949890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223948955536">
                <text:p>0.022394895553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209999084473">
                <text:p>0.020999908447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28244972229">
                <text:p>0.02824497222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195460319519">
                <text:p>0.019546031951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312438011169">
                <text:p>0.031243801116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320880413055">
                <text:p>0.03208804130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355501174927">
                <text:p>0.035550117492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279629230499">
                <text:p>0.027962923049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277760028839">
                <text:p>0.027776002883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235810279846">
                <text:p>0.023581027984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237739086151">
                <text:p>0.023773908615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265688896179">
                <text:p>0.026568889617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210518836975">
                <text:p>0.02105188369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224590301514">
                <text:p>0.02245903015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257530212402">
                <text:p>0.025753021240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247588157654">
                <text:p>0.024758815765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246469974518">
                <text:p>0.024646997451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312979221344">
                <text:p>0.031297922134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255029201508">
                <text:p>0.025502920150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240170955658">
                <text:p>0.024017095565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247130393982">
                <text:p>0.024713039398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269589424133">
                <text:p>0.02695894241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299890041351">
                <text:p>0.029989004135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257370471954">
                <text:p>0.025737047195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20584821701">
                <text:p>0.02058482170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219769477844">
                <text:p>0.021976947784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221569538116">
                <text:p>0.022156953811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210909843445">
                <text:p>0.021090984344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253360271454">
                <text:p>0.025336027145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219819545746">
                <text:p>0.021981954574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300309658051">
                <text:p>0.030030965805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223460197449">
                <text:p>0.022346019744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234401226044">
                <text:p>0.023440122604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231149196625">
                <text:p>0.02311491966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243990421295">
                <text:p>0.024399042129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19690990448">
                <text:p>0.01969099044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281009674072">
                <text:p>0.028100967407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314779281616">
                <text:p>0.031477928161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197751522064">
                <text:p>0.019775152206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238959789276">
                <text:p>0.023895978927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186779499054">
                <text:p>0.018677949905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22488117218">
                <text:p>0.02248811721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265069007874">
                <text:p>0.026506900787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281150341034">
                <text:p>0.028115034103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234358310699">
                <text:p>0.023435831069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25386095047">
                <text:p>0.02538609504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254299640656">
                <text:p>0.025429964065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337519645691">
                <text:p>0.033751964569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256719589233">
                <text:p>0.025671958923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243799686432">
                <text:p>0.024379968643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233809947968">
                <text:p>0.023380994796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256409645081">
                <text:p>0.025640964508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293900966644">
                <text:p>0.029390096664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312929153442">
                <text:p>0.031292915344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287511348724">
                <text:p>0.028751134872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257208347321">
                <text:p>0.025720834732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26162147522">
                <text:p>0.02616214752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235958099365">
                <text:p>0.023595809936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251529216766">
                <text:p>0.025152921676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215320587158">
                <text:p>0.021532058715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223410129547">
                <text:p>0.022341012954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265200138092">
                <text:p>0.026520013809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272469520569">
                <text:p>0.027246952056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251228809357">
                <text:p>0.025122880935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232129096985">
                <text:p>0.023212909698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240578651428">
                <text:p>0.024057865142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294840335846">
                <text:p>0.029484033584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324101448059">
                <text:p>0.032410144805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198650360107">
                <text:p>0.019865036010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237381458282">
                <text:p>0.023738145828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20653963089">
                <text:p>0.02065396308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249710083008">
                <text:p>0.024971008300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265421867371">
                <text:p>0.026542186737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272269248962">
                <text:p>0.027226924896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185039043427">
                <text:p>0.018503904342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248000621796">
                <text:p>0.024800062179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198309421539">
                <text:p>0.019830942153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18205165863">
                <text:p>0.0182051658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229938030243">
                <text:p>0.022993803024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218551158905">
                <text:p>0.02185511589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258159637451">
                <text:p>0.025815963745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269911289215">
                <text:p>0.02699112892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268940925598">
                <text:p>0.026894092559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269300937653">
                <text:p>0.026930093765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288801193237">
                <text:p>0.028880119323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260660648346">
                <text:p>0.02606606483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26645898819">
                <text:p>0.02664589881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218548774719">
                <text:p>0.021854877471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257558822632">
                <text:p>0.025755882263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219180583954">
                <text:p>0.021918058395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212509632111">
                <text:p>0.021250963211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272879600525">
                <text:p>0.027287960052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3165102005">
                <text:p>0.0316510200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218548774719">
                <text:p>0.021854877471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234661102295">
                <text:p>0.023466110229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265500545502">
                <text:p>0.026550054550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252859592438">
                <text:p>0.025285959243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314619541168">
                <text:p>0.031461954116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220561027527">
                <text:p>0.022056102752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245740413666">
                <text:p>0.024574041366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231840610504">
                <text:p>0.023184061050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303540229797">
                <text:p>0.030354022979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285980701447">
                <text:p>0.028598070144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299608707428">
                <text:p>0.029960870742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226340293884">
                <text:p>0.022634029388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219988822937">
                <text:p>0.021998882293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211770534515">
                <text:p>0.021177053451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273160934448">
                <text:p>0.027316093444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29855966568">
                <text:p>0.02985596656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227839946747">
                <text:p>0.022783994674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239698886871">
                <text:p>0.023969888687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263071060181">
                <text:p>0.026307106018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219910144806">
                <text:p>0.021991014480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290379524231">
                <text:p>0.029037952423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285248756409">
                <text:p>0.028524875640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267350673676">
                <text:p>0.026735067367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229721069336">
                <text:p>0.022972106933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234191417694">
                <text:p>0.023419141769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321819782257">
                <text:p>0.032181978225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213310718536">
                <text:p>0.021331071853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296659469604">
                <text:p>0.029665946960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255899429321">
                <text:p>0.025589942932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247650146484">
                <text:p>0.024765014648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231719017029">
                <text:p>0.023171901702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312051773071">
                <text:p>0.031205177307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306370258331">
                <text:p>0.030637025833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283448696136">
                <text:p>0.028344869613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205678939819">
                <text:p>0.020567893981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22488117218">
                <text:p>0.02248811721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240380764008">
                <text:p>0.024038076400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21607875824">
                <text:p>0.02160787582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228469371796">
                <text:p>0.022846937179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272579193115">
                <text:p>0.027257919311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289249420166">
                <text:p>0.028924942016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244901180267">
                <text:p>0.024490118026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286390781403">
                <text:p>0.028639078140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275359153748">
                <text:p>0.027535915374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27624130249">
                <text:p>0.02762413024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232789516449">
                <text:p>0.023278951644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280699729919">
                <text:p>0.028069972991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20565032959">
                <text:p>0.02056503295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201940536499">
                <text:p>0.020194053649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304260253906">
                <text:p>0.030426025390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196750164032">
                <text:p>0.019675016403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264949798584">
                <text:p>0.026494979858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25918006897">
                <text:p>0.02591800689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244328975677">
                <text:p>0.024432897567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255241394043">
                <text:p>0.025524139404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225310325623">
                <text:p>0.022531032562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231449604034">
                <text:p>0.023144960403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278029441833">
                <text:p>0.027802944183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19275188446">
                <text:p>0.01927518844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295269489288">
                <text:p>0.029526948928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286519527435">
                <text:p>0.028651952743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342628955841">
                <text:p>0.034262895584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216879844666">
                <text:p>0.021687984466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27272939682">
                <text:p>0.02727293968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294899940491">
                <text:p>0.02948999404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216629505157">
                <text:p>0.021662950515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221209526062">
                <text:p>0.022120952606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327179431915">
                <text:p>0.032717943191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224211215973">
                <text:p>0.022421121597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182127952576">
                <text:p>0.018212795257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191111564636">
                <text:p>0.019111156463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302860736847">
                <text:p>0.030286073684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230519771576">
                <text:p>0.023051977157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232701301575">
                <text:p>0.023270130157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263960361481">
                <text:p>0.026396036148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257520675659">
                <text:p>0.025752067565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237848758698">
                <text:p>0.023784875869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265510082245">
                <text:p>0.026551008224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193490982056">
                <text:p>0.019349098205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270438194275">
                <text:p>0.027043819427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249881744385">
                <text:p>0.024988174438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247759819031">
                <text:p>0.024775981903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252239704132">
                <text:p>0.025223970413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190141201019">
                <text:p>0.019014120101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287311077118">
                <text:p>0.028731107711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22616147995">
                <text:p>0.02261614799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214490890503">
                <text:p>0.021449089050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212090015411">
                <text:p>0.021209001541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330541133881">
                <text:p>0.033054113388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218851566315">
                <text:p>0.021885156631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249600410461">
                <text:p>0.024960041046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342390537262">
                <text:p>0.034239053726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194149017334">
                <text:p>0.019414901733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28795003891">
                <text:p>0.02879500389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276479721069">
                <text:p>0.027647972106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228650569916">
                <text:p>0.022865056991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235290527344">
                <text:p>0.023529052734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255839824677">
                <text:p>0.025583982467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205779075623">
                <text:p>0.020577907562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189759731293">
                <text:p>0.018975973129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220861434937">
                <text:p>0.022086143493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345530509949">
                <text:p>0.034553050994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192668437958">
                <text:p>0.019266843795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229070186615">
                <text:p>0.02290701866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320780277252">
                <text:p>0.032078027725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193719863892">
                <text:p>0.019371986389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181801319122">
                <text:p>0.018180131912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286331176758">
                <text:p>0.028633117675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244860649109">
                <text:p>0.024486064910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213279724121">
                <text:p>0.021327972412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304629802704">
                <text:p>0.030462980270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264401435852">
                <text:p>0.026440143585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246620178223">
                <text:p>0.024662017822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272150039673">
                <text:p>0.027215003967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30993938446">
                <text:p>0.03099393844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196731090546">
                <text:p>0.019673109054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27596950531">
                <text:p>0.02759695053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218100547791">
                <text:p>0.021810054779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233759880066">
                <text:p>0.023375988006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252139568329">
                <text:p>0.025213956832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269179344177">
                <text:p>0.026917934417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275940895081">
                <text:p>0.027594089508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234050750732">
                <text:p>0.023405075073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233538150787">
                <text:p>0.023353815078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229139328003">
                <text:p>0.022913932800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187261104584">
                <text:p>0.018726110458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258691310883">
                <text:p>0.025869131088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204410552979">
                <text:p>0.020441055297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218279361725">
                <text:p>0.021827936172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322289466858">
                <text:p>0.032228946685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218811035156">
                <text:p>0.021881103515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278310775757">
                <text:p>0.027831077575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245099067688">
                <text:p>0.024509906768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26960849762">
                <text:p>0.02696084976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246999263763">
                <text:p>0.024699926376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319130420685">
                <text:p>0.031913042068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30445098877">
                <text:p>0.03044509887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233471393585">
                <text:p>0.023347139358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263180732727">
                <text:p>0.026318073272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292069911957">
                <text:p>0.029206991195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245299339294">
                <text:p>0.024529933929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300250053406">
                <text:p>0.030025005340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241670608521">
                <text:p>0.024167060852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240571498871">
                <text:p>0.024057149887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22803068161">
                <text:p>0.02280306816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204150676727">
                <text:p>0.020415067672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314128398895">
                <text:p>0.031412839889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27498960495">
                <text:p>0.02749896049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21791934967">
                <text:p>0.02179193496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281889438629">
                <text:p>0.028188943862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209600925446">
                <text:p>0.020960092544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240712165833">
                <text:p>0.024071216583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254678726196">
                <text:p>0.025467872619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202188491821">
                <text:p>0.020218849182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222771167755">
                <text:p>0.022277116775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234920978546">
                <text:p>0.023492097854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249590873718">
                <text:p>0.024959087371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246160030365">
                <text:p>0.024616003036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244369506836">
                <text:p>0.024436950683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181519985199">
                <text:p>0.018151998519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219299793243">
                <text:p>0.021929979324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255827903748">
                <text:p>0.025582790374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229060649872">
                <text:p>0.022906064987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263090133667">
                <text:p>0.026309013366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307788848877">
                <text:p>0.030778884887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204310417175">
                <text:p>0.020431041717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288000106812">
                <text:p>0.028800010681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326709747314">
                <text:p>0.032670974731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28204202652">
                <text:p>0.02820420265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344898700714">
                <text:p>0.034489870071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248258113861">
                <text:p>0.024825811386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240359306335">
                <text:p>0.024035930633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2303814888">
                <text:p>0.0230381488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237882137299">
                <text:p>0.023788213729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279037952423">
                <text:p>0.027903795242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219249725342">
                <text:p>0.021924972534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240550041199">
                <text:p>0.024055004119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249378681183">
                <text:p>0.024937868118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301420688629">
                <text:p>0.0301420688629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266261100769">
                <text:p>0.026626110076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220880508423">
                <text:p>0.022088050842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328140258789">
                <text:p>0.032814025878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285310745239">
                <text:p>0.028531074523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283620357513">
                <text:p>0.028362035751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29021024704">
                <text:p>0.02902102470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282080173492">
                <text:p>0.028208017349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217509269714">
                <text:p>0.021750926971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24040222168">
                <text:p>0.02404022216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204939842224">
                <text:p>0.020493984222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202560424805">
                <text:p>0.020256042480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255620479584">
                <text:p>0.025562047958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264990329742">
                <text:p>0.026499032974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260779857635">
                <text:p>0.026077985763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227508544922">
                <text:p>0.022750854492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275530815125">
                <text:p>0.027553081512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304369926453">
                <text:p>0.030436992645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193569660187">
                <text:p>0.019356966018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292248725891">
                <text:p>0.029224872589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242290496826">
                <text:p>0.024229049682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209619998932">
                <text:p>0.020961999893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187880992889">
                <text:p>0.018788099288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222430229187">
                <text:p>0.022243022918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198020935059">
                <text:p>0.019802093505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251979827881">
                <text:p>0.025197982788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238389968872">
                <text:p>0.023838996887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285000801086">
                <text:p>0.028500080108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25848865509">
                <text:p>0.02584886550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2623295784">
                <text:p>0.0262329578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261950492859">
                <text:p>0.026195049285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254678726196">
                <text:p>0.025467872619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312368869781">
                <text:p>0.031236886978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234189033508">
                <text:p>0.023418903350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277969837189">
                <text:p>0.027796983718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217480659485">
                <text:p>0.021748065948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231540203094">
                <text:p>0.023154020309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211899280548">
                <text:p>0.021189928054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233509540558">
                <text:p>0.023350954055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261681079865">
                <text:p>0.026168107986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263781547546">
                <text:p>0.026378154754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276319980621">
                <text:p>0.027631998062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272071361542">
                <text:p>0.027207136154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193710327148">
                <text:p>0.019371032714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317950248718">
                <text:p>0.031795024871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262851715088">
                <text:p>0.026285171508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243649482727">
                <text:p>0.024364948272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240910053253">
                <text:p>0.024091005325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189499855042">
                <text:p>0.018949985504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237021446228">
                <text:p>0.023702144622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295450687408">
                <text:p>0.029545068740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186710357666">
                <text:p>0.018671035766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299139022827">
                <text:p>0.029913902282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2827501297">
                <text:p>0.0282750129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199890136719">
                <text:p>0.019989013671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320770740509">
                <text:p>0.032077074050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266001224518">
                <text:p>0.026600122451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193300247192">
                <text:p>0.019330024719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368740558624">
                <text:p>0.036874055862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289700031281">
                <text:p>0.028970003128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206079483032">
                <text:p>0.020607948303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213191509247">
                <text:p>0.021319150924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254061222076">
                <text:p>0.025406122207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189900398254">
                <text:p>0.018990039825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215220451355">
                <text:p>0.021522045135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279660224915">
                <text:p>0.027966022491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233271121979">
                <text:p>0.023327112197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266621112823">
                <text:p>0.026662111282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213620662689">
                <text:p>0.021362066268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245580673218">
                <text:p>0.024558067321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280740261078">
                <text:p>0.028074026107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239748954773">
                <text:p>0.023974895477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266349315643">
                <text:p>0.026634931564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34462928772">
                <text:p>0.03446292877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213940143585">
                <text:p>0.021394014358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229458808899">
                <text:p>0.022945880889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364530086517">
                <text:p>0.036453008651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210990905762">
                <text:p>0.021099090576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212891101837">
                <text:p>0.021289110183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267820358276">
                <text:p>0.026782035827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284979343414">
                <text:p>0.028497934341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317919254303">
                <text:p>0.031791925430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316030979156">
                <text:p>0.031603097915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198030471802">
                <text:p>0.019803047180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279340744019">
                <text:p>0.027934074401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337998867035">
                <text:p>0.033799886703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206868648529">
                <text:p>0.020686864852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284659862518">
                <text:p>0.028465986251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262129306793">
                <text:p>0.026212930679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223469734192">
                <text:p>0.022346973419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260050296783">
                <text:p>0.026005029678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30827999115">
                <text:p>0.03082799911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237619876862">
                <text:p>0.023761987686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323138237">
                <text:p>0.032313823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299310684204">
                <text:p>0.029931068420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28470993042">
                <text:p>0.02847099304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236501693726">
                <text:p>0.023650169372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270431041718">
                <text:p>0.027043104171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259552001953">
                <text:p>0.025955200195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246551036835">
                <text:p>0.024655103683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251951217651">
                <text:p>0.025195121765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207269191742">
                <text:p>0.020726919174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235168933868">
                <text:p>0.023516893386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258800983429">
                <text:p>0.025880098342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272178649902">
                <text:p>0.027217864990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310809612274">
                <text:p>0.031080961227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269079208374">
                <text:p>0.026907920837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310781002045">
                <text:p>0.031078100204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243799686432">
                <text:p>0.024379968643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188050270081">
                <text:p>0.018805027008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24994134903">
                <text:p>0.02499413490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229649543762">
                <text:p>0.022964954376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328779220581">
                <text:p>0.032877922058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33262014389">
                <text:p>0.03326201438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260558128357">
                <text:p>0.026055812835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284221172333">
                <text:p>0.028422117233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341889858246">
                <text:p>0.034188985824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211799144745">
                <text:p>0.021179914474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281941890717">
                <text:p>0.028194189071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236611366272">
                <text:p>0.023661136627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258028507233">
                <text:p>0.025802850723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232329368591">
                <text:p>0.023232936859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272161960602">
                <text:p>0.027216196060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2698802948">
                <text:p>0.0269880294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216751098633">
                <text:p>0.021675109863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212860107422">
                <text:p>0.021286010742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190138816833">
                <text:p>0.019013881683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219089984894">
                <text:p>0.021908998489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20831823349">
                <text:p>0.02083182334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32644033432">
                <text:p>0.03264403343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210058689117">
                <text:p>0.021005868911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353760719299">
                <text:p>0.035376071929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256650447845">
                <text:p>0.025665044784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23628950119">
                <text:p>0.02362895011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254440307617">
                <text:p>0.025444030761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2996301651">
                <text:p>0.0299630165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272438526154">
                <text:p>0.027243852615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261218547821">
                <text:p>0.026121854782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253670215607">
                <text:p>0.025367021560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232040882111">
                <text:p>0.023204088211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201749801636">
                <text:p>0.020174980163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295569896698">
                <text:p>0.029556989669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232560634613">
                <text:p>0.023256063461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35505771637">
                <text:p>0.03550577163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221569538116">
                <text:p>0.022156953811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319321155548">
                <text:p>0.031932115554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240800380707">
                <text:p>0.024080038070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214719772339">
                <text:p>0.021471977233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215559005737">
                <text:p>0.021555900573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252280235291">
                <text:p>0.025228023529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293259620667">
                <text:p>0.029325962066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19553899765">
                <text:p>0.01955389976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2911901474">
                <text:p>0.0291190147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281949043274">
                <text:p>0.028194904327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274541378021">
                <text:p>0.027454137802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225079059601">
                <text:p>0.022507905960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248229503632">
                <text:p>0.024822950363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179550647736">
                <text:p>0.017955064773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242269039154">
                <text:p>0.024226903915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218238830566">
                <text:p>0.021823883056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219597816467">
                <text:p>0.021959781646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232789516449">
                <text:p>0.023278951644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239219665527">
                <text:p>0.023921966552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249991416931">
                <text:p>0.024999141693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240209102631">
                <text:p>0.024020910263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236508846283">
                <text:p>0.023650884628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293459892273">
                <text:p>0.029345989227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290060043335">
                <text:p>0.029006004333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224270820618">
                <text:p>0.022427082061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228509902954">
                <text:p>0.022850990295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230538845062">
                <text:p>0.023053884506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268399715424">
                <text:p>0.026839971542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216801166534">
                <text:p>0.021680116653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213248729706">
                <text:p>0.021324872970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249500274658">
                <text:p>0.024950027465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259408950806">
                <text:p>0.025940895080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243020057678">
                <text:p>0.024302005767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332689285278">
                <text:p>0.033268928527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200130939484">
                <text:p>0.020013093948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218350887299">
                <text:p>0.021835088729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201549530029">
                <text:p>0.020154953002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310561656952">
                <text:p>0.031056165695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212321281433">
                <text:p>0.021232128143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279910564423">
                <text:p>0.027991056442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217790603638">
                <text:p>0.021779060363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327739715576">
                <text:p>0.032773971557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280389785767">
                <text:p>0.028038978576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173001289368">
                <text:p>0.017300128936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27223110199">
                <text:p>0.02722311019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270159244537">
                <text:p>0.027015924453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212051868439">
                <text:p>0.021205186843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228459835052">
                <text:p>0.022845983505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202021598816">
                <text:p>0.020202159881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255908966064">
                <text:p>0.025590896606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25768995285">
                <text:p>0.02576899528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192501544952">
                <text:p>0.019250154495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20486831665">
                <text:p>0.02048683166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200879573822">
                <text:p>0.020087957382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229938030243">
                <text:p>0.022993803024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249791145325">
                <text:p>0.024979114532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253939628601">
                <text:p>0.025393962860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220899581909">
                <text:p>0.022089958190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224709510803">
                <text:p>0.022470951080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260500907898">
                <text:p>0.026050090789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260810852051">
                <text:p>0.026081085205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268130302429">
                <text:p>0.026813030242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295000076294">
                <text:p>0.029500007629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220248699188">
                <text:p>0.022024869918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318598747253">
                <text:p>0.031859874725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288829803467">
                <text:p>0.028882980346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225398540497">
                <text:p>0.022539854049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203371047974">
                <text:p>0.020337104797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27153968811">
                <text:p>0.02715396881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230839252472">
                <text:p>0.023083925247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232880115509">
                <text:p>0.023288011550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218579769135">
                <text:p>0.021857976913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222070217133">
                <text:p>0.022207021713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224480628967">
                <text:p>0.022448062896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197122097015">
                <text:p>0.019712209701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221350193024">
                <text:p>0.022135019302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242619514465">
                <text:p>0.024261951446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286478996277">
                <text:p>0.028647899627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244450569153">
                <text:p>0.024445056915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240950584412">
                <text:p>0.024095058441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348970890045">
                <text:p>0.034897089004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290858745575">
                <text:p>0.029085874557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210452079773">
                <text:p>0.021045207977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222539901733">
                <text:p>0.022253990173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230140686035">
                <text:p>0.023014068603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322508811951">
                <text:p>0.032250881195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246570110321">
                <text:p>0.024657011032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224359035492">
                <text:p>0.022435903549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281021595001">
                <text:p>0.028102159500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24090051651">
                <text:p>0.02409005165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215358734131">
                <text:p>0.021535873413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318818092346">
                <text:p>0.031881809234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233111381531">
                <text:p>0.023311138153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231750011444">
                <text:p>0.023175001144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258121490479">
                <text:p>0.025812149047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189249515533">
                <text:p>0.018924951553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252969264984">
                <text:p>0.025296926498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254938602448">
                <text:p>0.025493860244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212972164154">
                <text:p>0.021297216415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233390331268">
                <text:p>0.023339033126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257430076599">
                <text:p>0.025743007659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249378681183">
                <text:p>0.024937868118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178980827332">
                <text:p>0.017898082733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19996881485">
                <text:p>0.01999688148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251488685608">
                <text:p>0.025148868560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277628898621">
                <text:p>0.027762889862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216181278229">
                <text:p>0.021618127822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292098522186">
                <text:p>0.029209852218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320179462433">
                <text:p>0.032017946243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260629653931">
                <text:p>0.026062965393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262670516968">
                <text:p>0.026267051696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239090919495">
                <text:p>0.023909091949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252559185028">
                <text:p>0.025255918502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286509990692">
                <text:p>0.028650999069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232050418854">
                <text:p>0.023205041885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230529308319">
                <text:p>0.023052930831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254361629486">
                <text:p>0.025436162948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250639915466">
                <text:p>0.025063991546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196900367737">
                <text:p>0.019690036773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212061405182">
                <text:p>0.021206140518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225069522858">
                <text:p>0.022506952285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26636838913">
                <text:p>0.02663683891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207889080048">
                <text:p>0.020788908004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220990180969">
                <text:p>0.022099018096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233638286591">
                <text:p>0.023363828659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187740325928">
                <text:p>0.018774032592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216147899628">
                <text:p>0.021614789962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183141231537">
                <text:p>0.018314123153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207581520081">
                <text:p>0.020758152008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268759727478">
                <text:p>0.026875972747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400009155273">
                <text:p>0.040000915527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196361541748">
                <text:p>0.019636154174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241949558258">
                <text:p>0.024194955825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191411972046">
                <text:p>0.019141197204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176069736481">
                <text:p>0.017606973648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302500724792">
                <text:p>0.030250072479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246260166168">
                <text:p>0.024626016616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316350460052">
                <text:p>0.031635046005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320999622345">
                <text:p>0.032099962234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292949676514">
                <text:p>0.029294967651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203678607941">
                <text:p>0.020367860794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279021263123">
                <text:p>0.027902126312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178120136261">
                <text:p>0.017812013626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224828720093">
                <text:p>0.022482872009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257880687714">
                <text:p>0.025788068771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302350521088">
                <text:p>0.030235052108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210421085358">
                <text:p>0.021042108535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257940292358">
                <text:p>0.025794029235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25288105011">
                <text:p>0.02528810501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329689979553">
                <text:p>0.032968997955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275318622589">
                <text:p>0.027531862258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215780735016">
                <text:p>0.021578073501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231490135193">
                <text:p>0.023149013519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253610610962">
                <text:p>0.025361061096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208849906921">
                <text:p>0.020884990692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226800441742">
                <text:p>0.022680044174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279359817505">
                <text:p>0.027935981750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227770805359">
                <text:p>0.0227770805359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255529880524">
                <text:p>0.025552988052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230960845947">
                <text:p>0.023096084594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190670490265">
                <text:p>0.019067049026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214960575104">
                <text:p>0.0214960575104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231690406799">
                <text:p>0.023169040679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268220901489">
                <text:p>0.026822090148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20693063736">
                <text:p>0.02069306373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242240428925">
                <text:p>0.0242240428925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300281047821">
                <text:p>0.030028104782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316939353943">
                <text:p>0.031693935394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292780399323">
                <text:p>0.029278039932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199348926544">
                <text:p>0.019934892654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268638134003">
                <text:p>0.026863813400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258591175079">
                <text:p>0.025859117507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251860618591">
                <text:p>0.025186061859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236520767212">
                <text:p>0.023652076721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282390117645">
                <text:p>0.028239011764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27184009552">
                <text:p>0.02718400955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223240852356">
                <text:p>0.022324085235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221199989319">
                <text:p>0.022119998931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225739479065">
                <text:p>0.022573947906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254089832306">
                <text:p>0.025408983230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285849571228">
                <text:p>0.028584957122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271189212799">
                <text:p>0.027118921279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335209369659">
                <text:p>0.0335209369659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251450538635">
                <text:p>0.025145053863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241088867188">
                <text:p>0.024108886718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256390571594">
                <text:p>0.025639057159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326390266418">
                <text:p>0.032639026641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286540985107">
                <text:p>0.028654098510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247030258179">
                <text:p>0.024703025817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271389484406">
                <text:p>0.027138948440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194549560547">
                <text:p>0.019454956054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28883934021">
                <text:p>0.02888393402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28501033783">
                <text:p>0.02850103378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235860347748">
                <text:p>0.023586034774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235240459442">
                <text:p>0.023524045944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221838951111">
                <text:p>0.022183895111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221118927002">
                <text:p>0.022111892700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276260375977">
                <text:p>0.027626037597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287489891052">
                <text:p>0.0287489891052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26547908783">
                <text:p>0.02654790878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273408889771">
                <text:p>0.027340888977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20082950592">
                <text:p>0.02008295059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254127979279">
                <text:p>0.0254127979279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333781242371">
                <text:p>0.033378124237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290880203247">
                <text:p>0.029088020324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273571014404">
                <text:p>0.027357101440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240819454193">
                <text:p>0.024081945419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308861732483">
                <text:p>0.030886173248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257060527802">
                <text:p>0.025706052780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256450176239">
                <text:p>0.025645017623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301518440247">
                <text:p>0.030151844024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307419300079">
                <text:p>0.030741930007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35637140274">
                <text:p>0.03563714027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211379528046">
                <text:p>0.021137952804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215759277344">
                <text:p>0.021575927734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222969055176">
                <text:p>0.022296905517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283598899841">
                <text:p>0.028359889984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183298587799">
                <text:p>0.018329858779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260410308838">
                <text:p>0.0260410308838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209581851959">
                <text:p>0.020958185195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248889923096">
                <text:p>0.024888992309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19317150116">
                <text:p>0.01931715011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211470127106">
                <text:p>0.021147012710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18700838089">
                <text:p>0.01870083808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287320613861">
                <text:p>0.028732061386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294671058655">
                <text:p>0.029467105865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285921096802">
                <text:p>0.028592109680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25603055954">
                <text:p>0.02560305595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266070365906">
                <text:p>0.026607036590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304088592529">
                <text:p>0.030408859252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226809978485">
                <text:p>0.022680997848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275740623474">
                <text:p>0.027574062347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27813911438">
                <text:p>0.02781391143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209548473358">
                <text:p>0.020954847335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259170532227">
                <text:p>0.025917053222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299611091614">
                <text:p>0.029961109161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210409164429">
                <text:p>0.021040916442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231409072876">
                <text:p>0.023140907287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300710201263">
                <text:p>0.030071020126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291469097137">
                <text:p>0.029146909713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318450927734">
                <text:p>0.031845092773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314831733704">
                <text:p>0.031483173370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232439041138">
                <text:p>0.023243904113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217628479004">
                <text:p>0.0217628479004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283279418945">
                <text:p>0.028327941894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272700786591">
                <text:p>0.027270078659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222580432892">
                <text:p>0.0222580432892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280349254608">
                <text:p>0.028034925460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232789516449">
                <text:p>0.023278951644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223798751831">
                <text:p>0.022379875183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252530574799">
                <text:p>0.025253057479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266749858856">
                <text:p>0.0266749858856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195019245148">
                <text:p>0.019501924514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277512073517">
                <text:p>0.0277512073517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198910236359">
                <text:p>0.019891023635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179150104523">
                <text:p>0.017915010452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273790359497">
                <text:p>0.027379035949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225160121918">
                <text:p>0.022516012191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317659378052">
                <text:p>0.031765937805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296149253845">
                <text:p>0.0296149253845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246498584747">
                <text:p>0.024649858474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235419273376">
                <text:p>0.023541927337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286111831665">
                <text:p>0.028611183166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321550369263">
                <text:p>0.032155036926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229501724243">
                <text:p>0.022950172424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250551700592">
                <text:p>0.025055170059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272259712219">
                <text:p>0.027225971221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172100067139">
                <text:p>0.017210006713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244159698486">
                <text:p>0.024415969848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232770442963">
                <text:p>0.023277044296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254881381989">
                <text:p>0.025488138198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197689533234">
                <text:p>0.019768953323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18651008606">
                <text:p>0.01865100860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25682926178">
                <text:p>0.02568292617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223381519318">
                <text:p>0.022338151931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217809677124">
                <text:p>0.021780967712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231890678406">
                <text:p>0.023189067840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195000171661">
                <text:p>0.019500017166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236430168152">
                <text:p>0.023643016815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241811275482">
                <text:p>0.024181127548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241141319275">
                <text:p>0.024114131927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229201316833">
                <text:p>0.022920131683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209610462189">
                <text:p>0.020961046218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208790302277">
                <text:p>0.020879030227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203268527985">
                <text:p>0.020326852798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300178527832">
                <text:p>0.030017852783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272419452667">
                <text:p>0.027241945266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269560813904">
                <text:p>0.026956081390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25417804718">
                <text:p>0.02541780471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203139781952">
                <text:p>0.020313978195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239589214325">
                <text:p>0.023958921432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269911289215">
                <text:p>0.026991128921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363020896912">
                <text:p>0.036302089691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212881565094">
                <text:p>0.0212881565094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214149951935">
                <text:p>0.021414995193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22677898407">
                <text:p>0.02267789840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194499492645">
                <text:p>0.019449949264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235981941223">
                <text:p>0.023598194122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278561115265">
                <text:p>0.027856111526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256600379944">
                <text:p>0.025660037994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222671031952">
                <text:p>0.022267103195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0205929279327">
                <text:p>0.020592927932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0208451747894">
                <text:p>0.020845174789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035973072052">
                <text:p>0.035973072052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0309031009674">
                <text:p>0.030903100967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0325419902802">
                <text:p>0.0325419902802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251672267914">
                <text:p>0.025167226791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0219099521637">
                <text:p>0.0219099521637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0253078937531">
                <text:p>0.025307893753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0268189907074">
                <text:p>0.026818990707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235159397125">
                <text:p>0.023515939712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0266032218933">
                <text:p>0.026603221893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0267012119293">
                <text:p>0.026701211929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0338850021362">
                <text:p>0.033885002136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230660438538">
                <text:p>0.023066043853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0229909420013">
                <text:p>0.022990942001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0268800258636">
                <text:p>0.026880025863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0205569267273">
                <text:p>0.020556926727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0211300849915">
                <text:p>0.021130084991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0242681503296">
                <text:p>0.024268150329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0255460739136">
                <text:p>0.0255460739136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0259549617767">
                <text:p>0.025954961776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0261211395264">
                <text:p>0.026121139526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0203008651733">
                <text:p>0.020300865173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0279259681702">
                <text:p>0.027925968170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0273780822754">
                <text:p>0.027378082275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0296578407288">
                <text:p>0.029657840728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0250010490417">
                <text:p>0.025001049041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0283069610596">
                <text:p>0.028306961059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0298700332642">
                <text:p>0.0298700332642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0337269306183">
                <text:p>0.033726930618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0256960391998">
                <text:p>0.025696039199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0203030109406">
                <text:p>0.0203030109406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0272791385651">
                <text:p>0.027279138565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0265510082245">
                <text:p>0.026551008224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0307350158691">
                <text:p>0.030735015869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0258560180664">
                <text:p>0.025856018066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0246410369873">
                <text:p>0.024641036987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0283660888672">
                <text:p>0.028366088867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279140472412">
                <text:p>0.0279140472412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0300800800323">
                <text:p>0.030080080032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026673078537">
                <text:p>0.026673078537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026673078537">
                <text:p>0.02667307853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278458595276">
                <text:p>0.0278458595276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0329279899597">
                <text:p>0.0329279899597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0279088020325">
                <text:p>0.027908802032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0295331478119">
                <text:p>0.0295331478119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203020572662">
                <text:p>0.0203020572662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0231039524078">
                <text:p>0.0231039524078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0248169898987">
                <text:p>0.024816989898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0263431072235">
                <text:p>0.026343107223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0280768871307">
                <text:p>0.028076887130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0236189365387">
                <text:p>0.0236189365387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0303258895874">
                <text:p>0.030325889587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0261070728302">
                <text:p>0.026107072830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0208110809326">
                <text:p>0.020811080932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0269689559937">
                <text:p>0.026968955993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0192742347717">
                <text:p>0.019274234771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0223309993744">
                <text:p>0.022330999374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0189077854156">
                <text:p>0.018907785415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0244920253754">
                <text:p>0.024492025375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0174169540405">
                <text:p>0.0174169540405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0231029987335">
                <text:p>0.023102998733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0234768390656">
                <text:p>0.0234768390656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0180060863495">
                <text:p>0.018006086349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0309329032898">
                <text:p>0.030932903289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0268540382385">
                <text:p>0.0268540382385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0284411907196">
                <text:p>0.0284411907196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0224890708923">
                <text:p>0.0224890708923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0277891159058">
                <text:p>0.027789115905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0237159729004">
                <text:p>0.023715972900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237510204315">
                <text:p>0.0237510204315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243539810181">
                <text:p>0.024353981018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0242137908936">
                <text:p>0.024213790893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0223970413208">
                <text:p>0.022397041320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0255250930786">
                <text:p>0.025525093078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220491886139">
                <text:p>0.022049188613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0306658744812">
                <text:p>0.0306658744812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0230009555817">
                <text:p>0.0230009555817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0327889919281">
                <text:p>0.032788991928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291910171509">
                <text:p>0.0291910171509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215258598328">
                <text:p>0.021525859832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0237231254578">
                <text:p>0.0237231254578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0256979465485">
                <text:p>0.025697946548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0284979343414">
                <text:p>0.028497934341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0207979679108">
                <text:p>0.020797967910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0207998752594">
                <text:p>0.020799875259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0292959213257">
                <text:p>0.029295921325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023218870163">
                <text:p>0.02321887016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0273468494415">
                <text:p>0.027346849441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0351300239563">
                <text:p>0.035130023956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0334129333496">
                <text:p>0.0334129333496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0231719017029">
                <text:p>0.023171901702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0283749103546">
                <text:p>0.028374910354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0245630741119">
                <text:p>0.024563074111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0300579071045">
                <text:p>0.030057907104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0244529247284">
                <text:p>0.024452924728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028284072876">
                <text:p>0.02828407287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0319459438324">
                <text:p>0.0319459438324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0258798599243">
                <text:p>0.025879859924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0276730060577">
                <text:p>0.0276730060577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0265789031982">
                <text:p>0.026578903198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0256700515747">
                <text:p>0.025670051574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0203969478607">
                <text:p>0.020396947860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0226259231567">
                <text:p>0.022625923156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0272161960602">
                <text:p>0.0272161960602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0333030223846">
                <text:p>0.0333030223846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0257179737091">
                <text:p>0.025717973709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0207548141479">
                <text:p>0.020754814147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323119163513">
                <text:p>0.032311916351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0222980976105">
                <text:p>0.022298097610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0241100788116">
                <text:p>0.024110078811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0298869609833">
                <text:p>0.029886960983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226321220398">
                <text:p>0.022632122039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0248508453369">
                <text:p>0.0248508453369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0240881443024">
                <text:p>0.0240881443024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0256750583649">
                <text:p>0.025675058364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021518945694">
                <text:p>0.02151894569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0303020477295">
                <text:p>0.030302047729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0211460590363">
                <text:p>0.0211460590363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0266990661621">
                <text:p>0.026699066162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0241429805756">
                <text:p>0.024142980575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0343470573425">
                <text:p>0.0343470573425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0252768993378">
                <text:p>0.0252768993378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0246210098267">
                <text:p>0.024621009826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0202300548553">
                <text:p>0.020230054855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0279810428619">
                <text:p>0.027981042861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033891916275">
                <text:p>0.033891916275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031131029129">
                <text:p>0.03113102912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0249691009521">
                <text:p>0.024969100952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0240728855133">
                <text:p>0.0240728855133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0242371559143">
                <text:p>0.024237155914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0296518802643">
                <text:p>0.029651880264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0285878181458">
                <text:p>0.028587818145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0204310417175">
                <text:p>0.020431041717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0242488384247">
                <text:p>0.0242488384247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0233981609344">
                <text:p>0.0233981609344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0214359760284">
                <text:p>0.0214359760284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0248069763184">
                <text:p>0.0248069763184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0249130725861">
                <text:p>0.0249130725861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0238440036774">
                <text:p>0.023844003677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0205979347229">
                <text:p>0.0205979347229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0289940834045">
                <text:p>0.028994083404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0267720222473">
                <text:p>0.026772022247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0240318775177">
                <text:p>0.0240318775177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0280730724335">
                <text:p>0.028073072433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0328149795532">
                <text:p>0.032814979553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0262370109558">
                <text:p>0.026237010955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0323250293732">
                <text:p>0.032325029373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0259389877319">
                <text:p>0.025938987731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030483007431">
                <text:p>0.03048300743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0282471179962">
                <text:p>0.0282471179962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0218889713287">
                <text:p>0.021888971328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0250771045685">
                <text:p>0.025077104568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0332951545715">
                <text:p>0.033295154571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0250489711761">
                <text:p>0.025048971176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0254559516907">
                <text:p>0.0254559516907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0229060649872">
                <text:p>0.022906064987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0209639072418">
                <text:p>0.020963907241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023875951767">
                <text:p>0.023875951767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023943901062">
                <text:p>0.02394390106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0249190330505">
                <text:p>0.0249190330505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0248990058899">
                <text:p>0.0248990058899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0322449207306">
                <text:p>0.032244920730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0207931995392">
                <text:p>0.020793199539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0274648666382">
                <text:p>0.0274648666382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0283360481262">
                <text:p>0.028336048126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0280549526215">
                <text:p>0.028054952621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0195829868317">
                <text:p>0.0195829868317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0277287960052">
                <text:p>0.027728796005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0231301784515">
                <text:p>0.023130178451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0299541950226">
                <text:p>0.029954195022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023668050766">
                <text:p>0.02366805076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0221951007843">
                <text:p>0.0221951007843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0229971408844">
                <text:p>0.022997140884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0248448848724">
                <text:p>0.024844884872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0335628986359">
                <text:p>0.0335628986359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0175549983978">
                <text:p>0.0175549983978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0232307910919">
                <text:p>0.0232307910919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0205490589142">
                <text:p>0.020549058914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0267879962921">
                <text:p>0.026787996292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0294778347015">
                <text:p>0.0294778347015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0272312164307">
                <text:p>0.027231216430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0205731391907">
                <text:p>0.020573139190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030641078949">
                <text:p>0.03064107894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0226650238037">
                <text:p>0.022665023803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0324559211731">
                <text:p>0.0324559211731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0290060043335">
                <text:p>0.029006004333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0196390151978">
                <text:p>0.019639015197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0253930091858">
                <text:p>0.025393009185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0262229442596">
                <text:p>0.0262229442596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0291469097137">
                <text:p>0.0291469097137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0272579193115">
                <text:p>0.027257919311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022922039032">
                <text:p>0.022922039032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028226852417">
                <text:p>0.028226852417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0284430980682">
                <text:p>0.028443098068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0169970989227">
                <text:p>0.016997098922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0217931270599">
                <text:p>0.021793127059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0282549858093">
                <text:p>0.028254985809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0238120555878">
                <text:p>0.0238120555878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0291888713837">
                <text:p>0.029188871383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0252649784088">
                <text:p>0.0252649784088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0211951732635">
                <text:p>0.021195173263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029618024826">
                <text:p>0.029618024826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0217771530151">
                <text:p>0.021777153015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0255529880524">
                <text:p>0.025552988052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025995016098">
                <text:p>0.02599501609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019880771637">
                <text:p>0.01988077163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0269029140472">
                <text:p>0.0269029140472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024817943573">
                <text:p>0.02481794357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0266048908234">
                <text:p>0.026604890823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0236079692841">
                <text:p>0.023607969284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0280029773712">
                <text:p>0.028002977371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0233728885651">
                <text:p>0.023372888565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0217728614807">
                <text:p>0.021772861480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0316829681396">
                <text:p>0.0316829681396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018059015274">
                <text:p>0.01805901527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0260720252991">
                <text:p>0.026072025299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0253610610962">
                <text:p>0.0253610610962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0231530666351">
                <text:p>0.023153066635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0229279994965">
                <text:p>0.022927999496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0272510051727">
                <text:p>0.027251005172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0285539627075">
                <text:p>0.028553962707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0242409706116">
                <text:p>0.024240970611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022292137146">
                <text:p>0.02229213714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0297520160675">
                <text:p>0.029752016067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0262439250946">
                <text:p>0.026243925094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0238029956818">
                <text:p>0.023802995681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0314109325409">
                <text:p>0.031410932540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0241010189056">
                <text:p>0.024101018905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0272829532623">
                <text:p>0.027282953262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0213460922241">
                <text:p>0.021346092224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0251688957214">
                <text:p>0.0251688957214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0265638828278">
                <text:p>0.026563882827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0258209705353">
                <text:p>0.025820970535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0182318687439">
                <text:p>0.018231868743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0214440822601">
                <text:p>0.021444082260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0262260437012">
                <text:p>0.0262260437012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0190408229828">
                <text:p>0.019040822982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0227310657501">
                <text:p>0.022731065750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0282981395721">
                <text:p>0.028298139572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0291051864624">
                <text:p>0.0291051864624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0219531059265">
                <text:p>0.021953105926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0283107757568">
                <text:p>0.0283107757568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025132894516">
                <text:p>0.02513289451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0235970020294">
                <text:p>0.0235970020294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0221898555756">
                <text:p>0.022189855575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0194048881531">
                <text:p>0.019404888153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0247769355774">
                <text:p>0.0247769355774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0275719165802">
                <text:p>0.027571916580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0195510387421">
                <text:p>0.019551038742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0190620422363">
                <text:p>0.019062042236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0211441516876">
                <text:p>0.021144151687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0272419452667">
                <text:p>0.027241945266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0210561752319">
                <text:p>0.0210561752319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0201051235199">
                <text:p>0.020105123519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0286281108856">
                <text:p>0.028628110885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0252821445465">
                <text:p>0.0252821445465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0298428535461">
                <text:p>0.029842853546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0327529907227">
                <text:p>0.0327529907227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0337679386139">
                <text:p>0.0337679386139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0218920707703">
                <text:p>0.021892070770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027804851532">
                <text:p>0.027804851532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0237588882446">
                <text:p>0.0237588882446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0243439674377">
                <text:p>0.024343967437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0225310325623">
                <text:p>0.022531032562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0264389514923">
                <text:p>0.026438951492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0193648338318">
                <text:p>0.019364833831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0290760993958">
                <text:p>0.029076099395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0193510055542">
                <text:p>0.0193510055542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0239758491516">
                <text:p>0.0239758491516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0230250358582">
                <text:p>0.0230250358582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0303862094879">
                <text:p>0.030386209487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0292041301727">
                <text:p>0.029204130172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0206818580627">
                <text:p>0.0206818580627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0184779167175">
                <text:p>0.018477916717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0254628658295">
                <text:p>0.025462865829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0262560844421">
                <text:p>0.0262560844421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0206019878387">
                <text:p>0.020601987838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026006937027">
                <text:p>0.026006937027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0211780071259">
                <text:p>0.021178007125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022472858429">
                <text:p>0.022472858429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0224680900574">
                <text:p>0.022468090057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0198748111725">
                <text:p>0.019874811172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0201981067657">
                <text:p>0.020198106765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0280599594116">
                <text:p>0.028059959411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0306260585785">
                <text:p>0.0306260585785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0262060165405">
                <text:p>0.026206016540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0244588851929">
                <text:p>0.024458885192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0168120861053">
                <text:p>0.0168120861053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0174899101257">
                <text:p>0.017489910125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0280418395996">
                <text:p>0.0280418395996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0195028781891">
                <text:p>0.0195028781891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0184688568115">
                <text:p>0.0184688568115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019168138504">
                <text:p>0.019168138504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0216178894043">
                <text:p>0.021617889404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0207059383392">
                <text:p>0.020705938339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0309548377991">
                <text:p>0.0309548377991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0256500244141">
                <text:p>0.025650024414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0263731479645">
                <text:p>0.0263731479645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0258769989014">
                <text:p>0.025876998901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0307500362396">
                <text:p>0.0307500362396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0275790691376">
                <text:p>0.0275790691376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0307371616364">
                <text:p>0.030737161636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026829957962">
                <text:p>0.02682995796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0220718383789">
                <text:p>0.022071838378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0304269790649">
                <text:p>0.0304269790649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0224499702454">
                <text:p>0.022449970245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0244948863983">
                <text:p>0.024494886398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0201940536499">
                <text:p>0.0201940536499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0262830257416">
                <text:p>0.026283025741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0221891403198">
                <text:p>0.0221891403198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0208559036255">
                <text:p>0.0208559036255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026251077652">
                <text:p>0.02625107765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0242660045624">
                <text:p>0.024266004562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0286741256714">
                <text:p>0.0286741256714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0298159122467">
                <text:p>0.029815912246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0279500484467">
                <text:p>0.0279500484467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0242640972137">
                <text:p>0.0242640972137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0206639766693">
                <text:p>0.020663976669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0200650691986">
                <text:p>0.0200650691986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0226831436157">
                <text:p>0.0226831436157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0264358520508">
                <text:p>0.026435852050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0371508598328">
                <text:p>0.0371508598328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0227429866791">
                <text:p>0.0227429866791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0292439460754">
                <text:p>0.0292439460754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0258691310883">
                <text:p>0.025869131088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0216798782349">
                <text:p>0.021679878234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019437789917">
                <text:p>0.01943778991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0230429172516">
                <text:p>0.023042917251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0276041030884">
                <text:p>0.0276041030884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0269491672516">
                <text:p>0.0269491672516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0312550067902">
                <text:p>0.031255006790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019758939743">
                <text:p>0.01975893974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0305578708649">
                <text:p>0.0305578708649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023983001709">
                <text:p>0.02398300170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0205280780792">
                <text:p>0.0205280780792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0267879962921">
                <text:p>0.0267879962921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022805929184">
                <text:p>0.022805929184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023736000061">
                <text:p>0.02373600006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02596783638">
                <text:p>0.02596783638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0264749526978">
                <text:p>0.026474952697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0271990299225">
                <text:p>0.027199029922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0209460258484">
                <text:p>0.0209460258484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0194180011749">
                <text:p>0.0194180011749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0242738723755">
                <text:p>0.024273872375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0285549163818">
                <text:p>0.028554916381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0299978256226">
                <text:p>0.0299978256226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0230989456177">
                <text:p>0.0230989456177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0208640098572">
                <text:p>0.020864009857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0283420085907">
                <text:p>0.0283420085907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0207180976868">
                <text:p>0.0207180976868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0289978981018">
                <text:p>0.0289978981018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0256268978119">
                <text:p>0.0256268978119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0330200195312">
                <text:p>0.033020019531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0273921489716">
                <text:p>0.0273921489716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0236709117889">
                <text:p>0.0236709117889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0246720314026">
                <text:p>0.024672031402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0281589031219">
                <text:p>0.0281589031219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031158208847">
                <text:p>0.03115820884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0226128101349">
                <text:p>0.022612810134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0287771224976">
                <text:p>0.0287771224976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0197730064392">
                <text:p>0.019773006439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026859998703">
                <text:p>0.026859998703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032338142395">
                <text:p>0.03233814239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022216796875">
                <text:p>0.022216796875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0239779949188">
                <text:p>0.0239779949188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0219669342041">
                <text:p>0.021966934204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0213968753815">
                <text:p>0.021396875381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0260398387909">
                <text:p>0.0260398387909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0244889259338">
                <text:p>0.0244889259338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0206451416016">
                <text:p>0.0206451416016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0222179889679">
                <text:p>0.0222179889679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0269010066986">
                <text:p>0.0269010066986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021201133728">
                <text:p>0.02120113372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0258009433746">
                <text:p>0.0258009433746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033191204071">
                <text:p>0.03319120407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0244069099426">
                <text:p>0.0244069099426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0272281169891">
                <text:p>0.0272281169891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0242631435394">
                <text:p>0.024263143539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0331950187683">
                <text:p>0.033195018768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0301029682159">
                <text:p>0.030102968215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0270819664001">
                <text:p>0.027081966400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0295250415802">
                <text:p>0.0295250415802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026752948761">
                <text:p>0.026752948761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0290551185608">
                <text:p>0.0290551185608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0235648155212">
                <text:p>0.0235648155212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0231900215149">
                <text:p>0.0231900215149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0225350856781">
                <text:p>0.022535085678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0260620117188">
                <text:p>0.026062011718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0236489772797">
                <text:p>0.0236489772797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0276160240173">
                <text:p>0.0276160240173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0261981487274">
                <text:p>0.0261981487274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0302181243896">
                <text:p>0.0302181243896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0278141498566">
                <text:p>0.0278141498566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0243489742279">
                <text:p>0.024348974227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0293278694153">
                <text:p>0.0293278694153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0250759124756">
                <text:p>0.025075912475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0202498435974">
                <text:p>0.0202498435974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0204229354858">
                <text:p>0.020422935485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0312209129333">
                <text:p>0.0312209129333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0184478759766">
                <text:p>0.0184478759766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0207781791687">
                <text:p>0.0207781791687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0204508304596">
                <text:p>0.020450830459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0260281562805">
                <text:p>0.026028156280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0298120975494">
                <text:p>0.0298120975494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0185070037842">
                <text:p>0.018507003784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0258939266205">
                <text:p>0.025893926620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0271289348602">
                <text:p>0.027128934860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0247750282288">
                <text:p>0.024775028228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0240700244904">
                <text:p>0.024070024490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0209820270538">
                <text:p>0.020982027053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0189819335938">
                <text:p>0.0189819335938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0276620388031">
                <text:p>0.027662038803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0308961868286">
                <text:p>0.0308961868286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0240230560303">
                <text:p>0.0240230560303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0231628417969">
                <text:p>0.0231628417969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0313308238983">
                <text:p>0.0313308238983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0219531059265">
                <text:p>0.0219531059265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0287141799927">
                <text:p>0.028714179992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0278069972992">
                <text:p>0.0278069972992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0274238586426">
                <text:p>0.027423858642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0232329368591">
                <text:p>0.0232329368591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0289769172668">
                <text:p>0.028976917266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0223000049591">
                <text:p>0.0223000049591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0274868011475">
                <text:p>0.0274868011475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0225098133087">
                <text:p>0.0225098133087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024491071701">
                <text:p>0.024491071701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0222902297974">
                <text:p>0.022290229797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0251140594482">
                <text:p>0.0251140594482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0241930484772">
                <text:p>0.0241930484772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0225698947906">
                <text:p>0.0225698947906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0225338935852">
                <text:p>0.0225338935852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0199069976807">
                <text:p>0.0199069976807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0335631370544">
                <text:p>0.0335631370544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0245380401611">
                <text:p>0.0245380401611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0256469249725">
                <text:p>0.025646924972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0307970046997">
                <text:p>0.0307970046997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0232391357422">
                <text:p>0.023239135742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0218291282654">
                <text:p>0.021829128265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0261681079865">
                <text:p>0.0261681079865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0268619060516">
                <text:p>0.0268619060516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0248188972473">
                <text:p>0.0248188972473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0199379920959">
                <text:p>0.0199379920959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0276191234589">
                <text:p>0.0276191234589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0222129821777">
                <text:p>0.0222129821777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0194799900055">
                <text:p>0.019479990005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0229318141937">
                <text:p>0.0229318141937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0230741500854">
                <text:p>0.0230741500854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0322618484497">
                <text:p>0.0322618484497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026083946228">
                <text:p>0.02608394622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0269129276276">
                <text:p>0.0269129276276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0228550434113">
                <text:p>0.0228550434113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0224750041962">
                <text:p>0.0224750041962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0278699398041">
                <text:p>0.027869939804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0313851833344">
                <text:p>0.0313851833344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023421049118">
                <text:p>0.02342104911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0306980609894">
                <text:p>0.030698060989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0181930065155">
                <text:p>0.0181930065155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0243389606476">
                <text:p>0.0243389606476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0275888442993">
                <text:p>0.0275888442993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0255320072174">
                <text:p>0.0255320072174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0295808315277">
                <text:p>0.0295808315277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0311141014099">
                <text:p>0.031114101409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0318191051483">
                <text:p>0.031819105148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0267989635468">
                <text:p>0.0267989635468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0233869552612">
                <text:p>0.0233869552612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0307860374451">
                <text:p>0.0307860374451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0206100940704">
                <text:p>0.0206100940704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0217809677124">
                <text:p>0.0217809677124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022577047348">
                <text:p>0.022577047348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0219750404358">
                <text:p>0.0219750404358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022803068161">
                <text:p>0.02280306816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0270352363586">
                <text:p>0.0270352363586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0216908454895">
                <text:p>0.021690845489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0198581218719">
                <text:p>0.0198581218719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0274789333344">
                <text:p>0.0274789333344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0256009101868">
                <text:p>0.0256009101868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0196769237518">
                <text:p>0.0196769237518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0231528282166">
                <text:p>0.023152828216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0264921188354">
                <text:p>0.026492118835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0239088535309">
                <text:p>0.0239088535309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0310940742493">
                <text:p>0.031094074249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0188140869141">
                <text:p>0.0188140869141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0230848789215">
                <text:p>0.0230848789215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0271580219269">
                <text:p>0.0271580219269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0232200622559">
                <text:p>0.0232200622559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0294961929321">
                <text:p>0.029496192932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0231277942657">
                <text:p>0.0231277942657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0200979709625">
                <text:p>0.020097970962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0234270095825">
                <text:p>0.0234270095825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0330998897552">
                <text:p>0.0330998897552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0267331600189">
                <text:p>0.0267331600189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0232639312744">
                <text:p>0.0232639312744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0239770412445">
                <text:p>0.0239770412445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0246739387512">
                <text:p>0.024673938751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0246829986572">
                <text:p>0.0246829986572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0266189575195">
                <text:p>0.026618957519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0234899520874">
                <text:p>0.0234899520874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0287840366364">
                <text:p>0.0287840366364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0237078666687">
                <text:p>0.0237078666687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0294289588928">
                <text:p>0.0294289588928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0232861042023">
                <text:p>0.0232861042023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0235109329224">
                <text:p>0.023510932922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0284399986267">
                <text:p>0.0284399986267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035542011261">
                <text:p>0.035542011261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0182390213013">
                <text:p>0.0182390213013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0230910778046">
                <text:p>0.023091077804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0210540294647">
                <text:p>0.0210540294647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0268819332123">
                <text:p>0.026881933212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0276830196381">
                <text:p>0.027683019638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0225718021393">
                <text:p>0.0225718021393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028382062912">
                <text:p>0.028382062912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0193328857422">
                <text:p>0.019332885742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0178229808807">
                <text:p>0.0178229808807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0220091342926">
                <text:p>0.0220091342926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0319459438324">
                <text:p>0.0319459438324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0295269489288">
                <text:p>0.029526948928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0272719860077">
                <text:p>0.0272719860077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0181629657745">
                <text:p>0.018162965774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0199689865112">
                <text:p>0.0199689865112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025062084198">
                <text:p>0.02506208419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0316650867462">
                <text:p>0.0316650867462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0234160423279">
                <text:p>0.0234160423279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0231201648712">
                <text:p>0.0231201648712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0276708602905">
                <text:p>0.0276708602905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0223851203918">
                <text:p>0.0223851203918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020430803299">
                <text:p>0.020430803299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0304272174835">
                <text:p>0.030427217483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0270988941193">
                <text:p>0.0270988941193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0284152030945">
                <text:p>0.028415203094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0271899700165">
                <text:p>0.027189970016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0245690345764">
                <text:p>0.0245690345764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0266089439392">
                <text:p>0.0266089439392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0270171165466">
                <text:p>0.0270171165466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0259189605713">
                <text:p>0.0259189605713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0252230167389">
                <text:p>0.0252230167389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0260300636292">
                <text:p>0.0260300636292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0181050300598">
                <text:p>0.0181050300598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0276789665222">
                <text:p>0.0276789665222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025289773941">
                <text:p>0.025289773941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0273711681366">
                <text:p>0.0273711681366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0219938755035">
                <text:p>0.0219938755035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0317270755768">
                <text:p>0.0317270755768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0224120616913">
                <text:p>0.0224120616913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025032043457">
                <text:p>0.025032043457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0271651744843">
                <text:p>0.0271651744843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0235650539398">
                <text:p>0.0235650539398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0258898735046">
                <text:p>0.0258898735046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0213601589203">
                <text:p>0.0213601589203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0269320011139">
                <text:p>0.026932001113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0288228988647">
                <text:p>0.0288228988647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0219390392303">
                <text:p>0.0219390392303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0228397846222">
                <text:p>0.0228397846222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020663022995">
                <text:p>0.02066302299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0267479419708">
                <text:p>0.0267479419708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0253159999847">
                <text:p>0.0253159999847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0206909179688">
                <text:p>0.0206909179688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0303809642792">
                <text:p>0.0303809642792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0325388908386">
                <text:p>0.0325388908386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0203628540039">
                <text:p>0.0203628540039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0279881954193">
                <text:p>0.0279881954193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0248501300812">
                <text:p>0.0248501300812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0280439853668">
                <text:p>0.0280439853668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0304470062256">
                <text:p>0.0304470062256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0244801044464">
                <text:p>0.0244801044464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0240280628204">
                <text:p>0.0240280628204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0223119258881">
                <text:p>0.0223119258881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0297591686249">
                <text:p>0.029759168624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0280890464783">
                <text:p>0.0280890464783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0242719650269">
                <text:p>0.0242719650269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0227160453796">
                <text:p>0.0227160453796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0312850475311">
                <text:p>0.0312850475311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0199670791626">
                <text:p>0.0199670791626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027538061142">
                <text:p>0.027538061142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0250060558319">
                <text:p>0.0250060558319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0200910568237">
                <text:p>0.0200910568237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0314629077911">
                <text:p>0.0314629077911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0312399864197">
                <text:p>0.0312399864197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0213041305542">
                <text:p>0.021304130554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0215709209442">
                <text:p>0.0215709209442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0230038166046">
                <text:p>0.0230038166046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0280590057373">
                <text:p>0.0280590057373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0334708690643">
                <text:p>0.0334708690643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0258078575134">
                <text:p>0.0258078575134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023756980896">
                <text:p>0.023756980896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0247058868408">
                <text:p>0.0247058868408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0316112041473">
                <text:p>0.031611204147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0244300365448">
                <text:p>0.0244300365448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027664899826">
                <text:p>0.027664899826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0240378379822">
                <text:p>0.024037837982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03093791008">
                <text:p>0.03093791008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0240340232849">
                <text:p>0.0240340232849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0226860046387">
                <text:p>0.022686004638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0220201015472">
                <text:p>0.0220201015472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0247941017151">
                <text:p>0.0247941017151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0240950584412">
                <text:p>0.024095058441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0188908576965">
                <text:p>0.0188908576965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0250861644745">
                <text:p>0.025086164474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0239939689636">
                <text:p>0.0239939689636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025395154953">
                <text:p>0.025395154953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0251500606537">
                <text:p>0.0251500606537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0330522060394">
                <text:p>0.0330522060394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0228650569916">
                <text:p>0.0228650569916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022430896759">
                <text:p>0.022430896759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0310549736023">
                <text:p>0.0310549736023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0265560150146">
                <text:p>0.0265560150146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0254640579224">
                <text:p>0.0254640579224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0225720405579">
                <text:p>0.0225720405579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0213029384613">
                <text:p>0.0213029384613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0233299732208">
                <text:p>0.0233299732208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0279939174652">
                <text:p>0.027993917465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0222988128662">
                <text:p>0.0222988128662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01904296875">
                <text:p>0.0190429687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0233409404755">
                <text:p>0.0233409404755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023402929306">
                <text:p>0.023402929306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0194289684296">
                <text:p>0.019428968429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018786907196">
                <text:p>0.018786907196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0296552181244">
                <text:p>0.0296552181244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0236268043518">
                <text:p>0.0236268043518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0217599868774">
                <text:p>0.0217599868774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0215101242065">
                <text:p>0.021510124206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0254759788513">
                <text:p>0.0254759788513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0206038951874">
                <text:p>0.0206038951874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0253579616547">
                <text:p>0.0253579616547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0335168838501">
                <text:p>0.033516883850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0172181129456">
                <text:p>0.0172181129456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0211601257324">
                <text:p>0.0211601257324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0263240337372">
                <text:p>0.0263240337372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0238521099091">
                <text:p>0.0238521099091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0192611217499">
                <text:p>0.0192611217499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0275568962097">
                <text:p>0.0275568962097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0309240818024">
                <text:p>0.0309240818024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0201671123505">
                <text:p>0.020167112350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0255720615387">
                <text:p>0.0255720615387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0249629020691">
                <text:p>0.024962902069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0230231285095">
                <text:p>0.023023128509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024708032608">
                <text:p>0.024708032608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0253000259399">
                <text:p>0.0253000259399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0211639404297">
                <text:p>0.0211639404297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0211110115051">
                <text:p>0.0211110115051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02414894104">
                <text:p>0.02414894104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0279228687286">
                <text:p>0.0279228687286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0223300457001">
                <text:p>0.0223300457001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0224320888519">
                <text:p>0.0224320888519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0289011001587">
                <text:p>0.0289011001587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0275168418884">
                <text:p>0.0275168418884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0261449813843">
                <text:p>0.0261449813843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019632101059">
                <text:p>0.019632101059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0263118743896">
                <text:p>0.0263118743896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0230059623718">
                <text:p>0.0230059623718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0311620235443">
                <text:p>0.0311620235443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0217709541321">
                <text:p>0.0217709541321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0210509300232">
                <text:p>0.0210509300232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02459192276">
                <text:p>0.02459192276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0227391719818">
                <text:p>0.0227391719818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0194602012634">
                <text:p>0.0194602012634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0260698795319">
                <text:p>0.0260698795319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0197877883911">
                <text:p>0.0197877883911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0216379165649">
                <text:p>0.0216379165649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0256180763245">
                <text:p>0.0256180763245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025328874588">
                <text:p>0.025328874588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0260920524597">
                <text:p>0.0260920524597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0213160514832">
                <text:p>0.0213160514832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0275959968567">
                <text:p>0.0275959968567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0267188549042">
                <text:p>0.0267188549042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0257699489594">
                <text:p>0.0257699489594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0285279750824">
                <text:p>0.0285279750824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0210158824921">
                <text:p>0.0210158824921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0202589035034">
                <text:p>0.0202589035034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0212950706482">
                <text:p>0.0212950706482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0233640670776">
                <text:p>0.0233640670776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0259160995483">
                <text:p>0.0259160995483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0286929607391">
                <text:p>0.0286929607391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0292031764984">
                <text:p>0.0292031764984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020781993866">
                <text:p>0.02078199386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0223300457001">
                <text:p>0.0223300457001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02725481987">
                <text:p>0.02725481987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0265550613403">
                <text:p>0.0265550613403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0297269821167">
                <text:p>0.0297269821167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0195350646973">
                <text:p>0.0195350646973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0283799171448">
                <text:p>0.0283799171448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0220668315887">
                <text:p>0.0220668315887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0264780521393">
                <text:p>0.0264780521393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0264408588409">
                <text:p>0.0264408588409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0296800136566">
                <text:p>0.0296800136566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0201921463013">
                <text:p>0.0201921463013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0238959789276">
                <text:p>0.0238959789276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0291719436646">
                <text:p>0.0291719436646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0205919742584">
                <text:p>0.020591974258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0282571315765">
                <text:p>0.0282571315765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0254409313202">
                <text:p>0.025440931320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0203621387482">
                <text:p>0.0203621387482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0341789722443">
                <text:p>0.0341789722443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0204629898071">
                <text:p>0.0204629898071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0288550853729">
                <text:p>0.0288550853729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0284650325775">
                <text:p>0.028465032577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033527135849">
                <text:p>0.033527135849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0233500003815">
                <text:p>0.0233500003815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0210301876068">
                <text:p>0.021030187606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0237648487091">
                <text:p>0.0237648487091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0235340595245">
                <text:p>0.0235340595245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0233910083771">
                <text:p>0.0233910083771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0186100006104">
                <text:p>0.0186100006104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0253889560699">
                <text:p>0.0253889560699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0204539299011">
                <text:p>0.0204539299011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0197529792786">
                <text:p>0.019752979278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0262939929962">
                <text:p>0.0262939929962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0201599597931">
                <text:p>0.0201599597931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0341749191284">
                <text:p>0.0341749191284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0233838558197">
                <text:p>0.0233838558197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0276629924774">
                <text:p>0.0276629924774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0221500396729">
                <text:p>0.0221500396729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0264320373535">
                <text:p>0.0264320373535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0254130363464">
                <text:p>0.0254130363464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0245130062103">
                <text:p>0.0245130062103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0273368358612">
                <text:p>0.0273368358612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0239369869232">
                <text:p>0.0239369869232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0242071151733">
                <text:p>0.0242071151733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0275180339813">
                <text:p>0.0275180339813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0276038646698">
                <text:p>0.0276038646698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0206820964813">
                <text:p>0.0206820964813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026829957962">
                <text:p>0.026829957962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0201117992401">
                <text:p>0.0201117992401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0203149318695">
                <text:p>0.0203149318695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0280478000641">
                <text:p>0.0280478000641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0297060012817">
                <text:p>0.0297060012817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0262639522552">
                <text:p>0.0262639522552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0305240154266">
                <text:p>0.0305240154266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0266258716583">
                <text:p>0.0266258716583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0258960723877">
                <text:p>0.0258960723877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0333831310272">
                <text:p>0.0333831310272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0254521369934">
                <text:p>0.0254521369934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0218169689178">
                <text:p>0.0218169689178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0241091251373">
                <text:p>0.024109125137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0219950675964">
                <text:p>0.0219950675964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0275671482086">
                <text:p>0.0275671482086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0248610973358">
                <text:p>0.0248610973358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020938873291">
                <text:p>0.020938873291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0211548805237">
                <text:p>0.0211548805237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0303609371185">
                <text:p>0.030360937118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0231711864471">
                <text:p>0.0231711864471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021772146225">
                <text:p>0.021772146225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0326960086823">
                <text:p>0.0326960086823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03102684021">
                <text:p>0.03102684021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0200188159943">
                <text:p>0.0200188159943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0214900970459">
                <text:p>0.0214900970459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.01922082901">
                <text:p>0.01922082901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.021763086319">
                <text:p>0.021763086319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.0290758609772">
                <text:p>0.0290758609772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.0222139358521">
                <text:p>0.0222139358521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.0307068824768">
                <text:p>0.0307068824768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.0260281562805">
                <text:p>0.0260281562805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.020476102829">
                <text:p>0.020476102829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.0315358638763">
                <text:p>0.0315358638763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0225739479065">
                <text:p>0.0225739479065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0293960571289">
                <text:p>0.0293960571289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0255541801453">
                <text:p>0.0255541801453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0281481742859">
                <text:p>0.0281481742859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0290198326111">
                <text:p>0.0290198326111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0197360515594">
                <text:p>0.0197360515594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0204429626465">
                <text:p>0.0204429626465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0286240577698">
                <text:p>0.0286240577698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0286040306091">
                <text:p>0.0286040306091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0195860862732">
                <text:p>0.0195860862732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0217409133911">
                <text:p>0.021740913391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02654504776">
                <text:p>0.02654504776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0253691673279">
                <text:p>0.0253691673279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0209329128265">
                <text:p>0.020932912826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0308840274811">
                <text:p>0.0308840274811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0199739933014">
                <text:p>0.0199739933014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0315020084381">
                <text:p>0.0315020084381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0250420570374">
                <text:p>0.0250420570374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0239939689636">
                <text:p>0.0239939689636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0209307670593">
                <text:p>0.0209307670593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0233061313629">
                <text:p>0.0233061313629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0196521282196">
                <text:p>0.0196521282196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0269429683685">
                <text:p>0.0269429683685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024432182312">
                <text:p>0.024432182312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0279610157013">
                <text:p>0.0279610157013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0224850177765">
                <text:p>0.0224850177765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0261061191559">
                <text:p>0.0261061191559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0333909988403">
                <text:p>0.0333909988403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023561000824">
                <text:p>0.023561000824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0344359874725">
                <text:p>0.0344359874725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0297129154205">
                <text:p>0.0297129154205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0233550071716">
                <text:p>0.0233550071716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0199549198151">
                <text:p>0.0199549198151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0260989665985">
                <text:p>0.0260989665985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0241520404816">
                <text:p>0.0241520404816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0219390392303">
                <text:p>0.0219390392303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0250978469849">
                <text:p>0.0250978469849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0202620029449">
                <text:p>0.0202620029449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0220761299133">
                <text:p>0.0220761299133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0247709751129">
                <text:p>0.0247709751129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023754119873">
                <text:p>0.023754119873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021763086319">
                <text:p>0.021763086319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0317330360413">
                <text:p>0.0317330360413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.0235271453857">
                <text:p>0.0235271453857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0377190113068">
                <text:p>0.0377190113068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0214350223541">
                <text:p>0.0214350223541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026556968689">
                <text:p>0.026556968689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024304151535">
                <text:p>0.02430415153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0218420028687">
                <text:p>0.0218420028687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0308330059052">
                <text:p>0.0308330059052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.0274219512939">
                <text:p>0.0274219512939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0251469612122">
                <text:p>0.0251469612122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.0253701210022">
                <text:p>0.025370121002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030816078186">
                <text:p>0.030816078186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0236201286316">
                <text:p>0.023620128631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0237119197845">
                <text:p>0.0237119197845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.0272672176361">
                <text:p>0.0272672176361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.0259988307953">
                <text:p>0.0259988307953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.027144908905">
                <text:p>0.02714490890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.0327069759369">
                <text:p>0.032706975936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.0315148830414">
                <text:p>0.0315148830414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.0264720916748">
                <text:p>0.0264720916748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.0320298671722">
                <text:p>0.0320298671722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.0286898612976">
                <text:p>0.0286898612976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.0223438739777">
                <text:p>0.0223438739777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.0220198631287">
                <text:p>0.0220198631287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.0348510742188">
                <text:p>0.034851074218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.0251269340515">
                <text:p>0.025126934051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.0239779949188">
                <text:p>0.0239779949188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.0326039791107">
                <text:p>0.0326039791107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.0339720249176">
                <text:p>0.033972024917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.0242869853973">
                <text:p>0.0242869853973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.0259869098663">
                <text:p>0.0259869098663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.0224092006683">
                <text:p>0.0224092006683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.0340960025787">
                <text:p>0.0340960025787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.0309119224548">
                <text:p>0.0309119224548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.025239944458">
                <text:p>0.025239944458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.0295569896698">
                <text:p>0.0295569896698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.0245289802551">
                <text:p>0.0245289802551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.0277349948883">
                <text:p>0.0277349948883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.0254459381104">
                <text:p>0.0254459381104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.0271418094635">
                <text:p>0.0271418094635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.0321669578552">
                <text:p>0.0321669578552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.028450012207">
                <text:p>0.028450012207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.0282588005066">
                <text:p>0.0282588005066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.0289480686188">
                <text:p>0.0289480686188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.0223989486694">
                <text:p>0.0223989486694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.027153968811">
                <text:p>0.027153968811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.0284161567688">
                <text:p>0.0284161567688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.0323030948639">
                <text:p>0.0323030948639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.0267820358276">
                <text:p>0.0267820358276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.0228090286255">
                <text:p>0.0228090286255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.0260789394379">
                <text:p>0.0260789394379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.0261199474335">
                <text:p>0.0261199474335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.0201289653778">
                <text:p>0.0201289653778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.023845911026">
                <text:p>0.023845911026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.0236599445343">
                <text:p>0.0236599445343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.0244641304016">
                <text:p>0.0244641304016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.0258920192719">
                <text:p>0.0258920192719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.0309219360352">
                <text:p>0.0309219360352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.0312550067902">
                <text:p>0.0312550067902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.0214941501617">
                <text:p>0.0214941501617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.020672082901">
                <text:p>0.020672082901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0296659469604">
                <text:p>0.0296659469604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.0247061252594">
                <text:p>0.0247061252594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.0221869945526">
                <text:p>0.0221869945526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.025976896286">
                <text:p>0.025976896286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.0210239887238">
                <text:p>0.0210239887238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.0253250598907">
                <text:p>0.0253250598907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.0249760150909">
                <text:p>0.0249760150909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.0292680263519">
                <text:p>0.0292680263519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.0286049842834">
                <text:p>0.0286049842834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.0267961025238">
                <text:p>0.0267961025238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.024610042572">
                <text:p>0.024610042572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.0257639884949">
                <text:p>0.0257639884949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.0253789424896">
                <text:p>0.0253789424896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.0243670940399">
                <text:p>0.0243670940399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.0315699577332">
                <text:p>0.0315699577332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.021488904953">
                <text:p>0.021488904953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.0268981456757">
                <text:p>0.0268981456757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.0240478515625">
                <text:p>0.0240478515625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.0232491493225">
                <text:p>0.0232491493225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.0310509204865">
                <text:p>0.0310509204865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.0268959999084">
                <text:p>0.0268959999084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.0265021324158">
                <text:p>0.0265021324158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.0270149707794">
                <text:p>0.0270149707794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.0221619606018">
                <text:p>0.0221619606018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.0290520191193">
                <text:p>0.0290520191193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.0240099430084">
                <text:p>0.0240099430084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.0310649871826">
                <text:p>0.0310649871826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.0238320827484">
                <text:p>0.0238320827484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.0262198448181">
                <text:p>0.0262198448181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.0297539234161">
                <text:p>0.0297539234161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.0282039642334">
                <text:p>0.0282039642334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.0285060405731">
                <text:p>0.0285060405731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.0331480503082">
                <text:p>0.0331480503082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.0261919498444">
                <text:p>0.0261919498444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.0244140625">
                <text:p>0.024414062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.0212488174438">
                <text:p>0.0212488174438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.0268099308014">
                <text:p>0.0268099308014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.0348060131073">
                <text:p>0.0348060131073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.0265510082245">
                <text:p>0.0265510082245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.0223112106323">
                <text:p>0.0223112106323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.0241661071777">
                <text:p>0.0241661071777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.0289280414581">
                <text:p>0.0289280414581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.0267469882965">
                <text:p>0.0267469882965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.0287070274353">
                <text:p>0.0287070274353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.0180628299713">
                <text:p>0.0180628299713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.0235750675201">
                <text:p>0.0235750675201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.0228660106659">
                <text:p>0.0228660106659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.0252199172974">
                <text:p>0.0252199172974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.0257489681244">
                <text:p>0.0257489681244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.0232779979706">
                <text:p>0.0232779979706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.0275161266327">
                <text:p>0.0275161266327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.0255038738251">
                <text:p>0.0255038738251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.0311322212219">
                <text:p>0.0311322212219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.0323169231415">
                <text:p>0.0323169231415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.0300271511078">
                <text:p>0.0300271511078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.0289809703827">
                <text:p>0.0289809703827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.0273108482361">
                <text:p>0.0273108482361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.0304570198059">
                <text:p>0.0304570198059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.028214931488">
                <text:p>0.028214931488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.0186920166016">
                <text:p>0.0186920166016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.0263578891754">
                <text:p>0.0263578891754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.0352058410645">
                <text:p>0.0352058410645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.0289449691772">
                <text:p>0.0289449691772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.0269210338593">
                <text:p>0.0269210338593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.0248379707336">
                <text:p>0.0248379707336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.0225989818573">
                <text:p>0.0225989818573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.028000831604">
                <text:p>0.028000831604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.0308711528778">
                <text:p>0.0308711528778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.0246348381042">
                <text:p>0.0246348381042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.0225899219513">
                <text:p>0.0225899219513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.028872013092">
                <text:p>0.028872013092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.0296049118042">
                <text:p>0.0296049118042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.0229868888855">
                <text:p>0.02298688888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